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1307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4.2035in"/>
    </style:style>
    <style:style style:name="co6" style:family="table-column">
      <style:table-column-properties fo:break-before="auto" style:column-width="5.4783in"/>
    </style:style>
    <style:style style:name="co7" style:family="table-column">
      <style:table-column-properties fo:break-before="auto" style:column-width="5.5508in"/>
    </style:style>
    <style:style style:name="co8" style:family="table-column">
      <style:table-column-properties fo:break-before="auto" style:column-width="6.1in"/>
    </style:style>
    <style:style style:name="co9" style:family="table-column">
      <style:table-column-properties fo:break-before="auto" style:column-width="6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lt;1" style:apply-style-name="Bad" style:base-cell-address="Sheet1.C1"/>
      <style:map style:condition="cell-content()&gt;=1" style:apply-style-name="Good" style:base-cell-address="Sheet1.C1"/>
    </style:style>
    <style:style style:name="ce3" style:family="table-cell" style:parent-style-name="Default">
      <style:map style:condition="cell-content()&lt;1" style:apply-style-name="Bad" style:base-cell-address="Sheet1.G3"/>
      <style:map style:condition="cell-content()&gt;=1" style:apply-style-name="Good" style:base-cell-address="Sheet1.G3"/>
    </style:style>
    <style:style style:name="ce4" style:family="table-cell" style:parent-style-name="Default">
      <style:map style:condition="cell-content()&lt;1" style:apply-style-name="Bad" style:base-cell-address="Sheet6.D3"/>
      <style:map style:condition="cell-content()&gt;=1" style:apply-style-name="Good" style:base-cell-address="Sheet6.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6.22.0</text:p>
          </table:table-cell>
          <table:table-cell table:style-name="ce1" office:value-type="string" calcext:value-type="string">
            <text:p>master-with-2377-without-ancestor-not</text:p>
          </table:table-cell>
          <table:table-cell table:style-name="ce1" office:value-type="string" calcext:value-type="string">
            <text:p>faster/slower</text:p>
          </table:table-cell>
          <table:table-cell/>
          <table:table-cell table:style-name="ce1" office:value-type="string" calcext:value-type="string">
            <text:p>master-with-2377-without-ancestor-not-optimized</text:p>
          </table:table-cell>
          <table:table-cell table:style-name="Default"/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table:formula="of:=([$'baseline-6.22.0-data'.B3]+[$'baseline-6.22.0b-data'.B3])/2" office:value-type="float" office:value="0.3969" calcext:value-type="float">
            <text:p>0.3969</text:p>
          </table:table-cell>
          <table:table-cell table:formula="of:=([$'master-with-2377-without-ancestor-not-data'.B3]+[$'master-with-2377-without-ancestor-not2-data'.B3])/2" office:value-type="float" office:value="2.40855" calcext:value-type="float">
            <text:p>2.40855</text:p>
          </table:table-cell>
          <table:table-cell table:formula="of:=[.B3]/[.C3]" office:value-type="float" office:value="0.164787942953229" calcext:value-type="float">
            <text:p>0.164787942953229</text:p>
          </table:table-cell>
          <table:table-cell/>
          <table:table-cell table:formula="of:=([$'master-with-2377-without-ancestor-not-optimized-data'.B3]+[$'master-with-2377-without-ancestor-not-optimized2-data'.B3])/2" office:value-type="float" office:value="1.1304" calcext:value-type="float">
            <text:p>1.1304</text:p>
          </table:table-cell>
          <table:table-cell table:formula="of:=[.B3]/[.F3]" office:value-type="float" office:value="0.351114649681529" calcext:value-type="float">
            <text:p>0.351114649681529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table:formula="of:=([$'baseline-6.22.0-data'.B4]+[$'baseline-6.22.0b-data'.B4])/2" office:value-type="float" office:value="0.6742" calcext:value-type="float">
            <text:p>0.6742</text:p>
          </table:table-cell>
          <table:table-cell table:formula="of:=([$'master-with-2377-without-ancestor-not-data'.B4]+[$'master-with-2377-without-ancestor-not2-data'.B4])/2" office:value-type="float" office:value="0.04265" calcext:value-type="float">
            <text:p>0.04265</text:p>
          </table:table-cell>
          <table:table-cell table:formula="of:=[.B4]/[.C4]" office:value-type="float" office:value="15.8077373974209" calcext:value-type="float">
            <text:p>15.8077373974209</text:p>
          </table:table-cell>
          <table:table-cell/>
          <table:table-cell table:formula="of:=([$'master-with-2377-without-ancestor-not-optimized-data'.B4]+[$'master-with-2377-without-ancestor-not-optimized2-data'.B4])/2" office:value-type="float" office:value="0.043" calcext:value-type="float">
            <text:p>0.043</text:p>
          </table:table-cell>
          <table:table-cell table:formula="of:=[.B4]/[.F4]" office:value-type="float" office:value="15.6790697674419" calcext:value-type="float">
            <text:p>15.6790697674419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table:formula="of:=([$'baseline-6.22.0-data'.B5]+[$'baseline-6.22.0b-data'.B5])/2" office:value-type="float" office:value="0.0342" calcext:value-type="float">
            <text:p>0.0342</text:p>
          </table:table-cell>
          <table:table-cell table:formula="of:=([$'master-with-2377-without-ancestor-not-data'.B5]+[$'master-with-2377-without-ancestor-not2-data'.B5])/2" office:value-type="float" office:value="0.0402" calcext:value-type="float">
            <text:p>0.0402</text:p>
          </table:table-cell>
          <table:table-cell table:formula="of:=[.B5]/[.C5]" office:value-type="float" office:value="0.850746268656716" calcext:value-type="float">
            <text:p>0.850746268656716</text:p>
          </table:table-cell>
          <table:table-cell/>
          <table:table-cell table:formula="of:=([$'master-with-2377-without-ancestor-not-optimized-data'.B5]+[$'master-with-2377-without-ancestor-not-optimized2-data'.B5])/2" office:value-type="float" office:value="0.04125" calcext:value-type="float">
            <text:p>0.04125</text:p>
          </table:table-cell>
          <table:table-cell table:formula="of:=[.B5]/[.F5]" office:value-type="float" office:value="0.829090909090909" calcext:value-type="float">
            <text:p>0.829090909090909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table:formula="of:=([$'baseline-6.22.0-data'.B6]+[$'baseline-6.22.0b-data'.B6])/2" office:value-type="float" office:value="0.24275" calcext:value-type="float">
            <text:p>0.24275</text:p>
          </table:table-cell>
          <table:table-cell table:formula="of:=([$'master-with-2377-without-ancestor-not-data'.B6]+[$'master-with-2377-without-ancestor-not2-data'.B6])/2" office:value-type="float" office:value="0.23395" calcext:value-type="float">
            <text:p>0.23395</text:p>
          </table:table-cell>
          <table:table-cell table:formula="of:=[.B6]/[.C6]" office:value-type="float" office:value="1.03761487497329" calcext:value-type="float">
            <text:p>1.03761487497329</text:p>
          </table:table-cell>
          <table:table-cell/>
          <table:table-cell table:formula="of:=([$'master-with-2377-without-ancestor-not-optimized-data'.B6]+[$'master-with-2377-without-ancestor-not-optimized2-data'.B6])/2" office:value-type="float" office:value="0.24085" calcext:value-type="float">
            <text:p>0.24085</text:p>
          </table:table-cell>
          <table:table-cell table:formula="of:=[.B6]/[.F6]" office:value-type="float" office:value="1.00788872742371" calcext:value-type="float">
            <text:p>1.00788872742371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table:formula="of:=([$'baseline-6.22.0-data'.B7]+[$'baseline-6.22.0b-data'.B7])/2" office:value-type="float" office:value="0.3827" calcext:value-type="float">
            <text:p>0.3827</text:p>
          </table:table-cell>
          <table:table-cell table:formula="of:=([$'master-with-2377-without-ancestor-not-data'.B7]+[$'master-with-2377-without-ancestor-not2-data'.B7])/2" office:value-type="float" office:value="0.4071" calcext:value-type="float">
            <text:p>0.4071</text:p>
          </table:table-cell>
          <table:table-cell table:formula="of:=[.B7]/[.C7]" office:value-type="float" office:value="0.940063866371899" calcext:value-type="float">
            <text:p>0.940063866371899</text:p>
          </table:table-cell>
          <table:table-cell/>
          <table:table-cell table:formula="of:=([$'master-with-2377-without-ancestor-not-optimized-data'.B7]+[$'master-with-2377-without-ancestor-not-optimized2-data'.B7])/2" office:value-type="float" office:value="0.41125" calcext:value-type="float">
            <text:p>0.41125</text:p>
          </table:table-cell>
          <table:table-cell table:formula="of:=[.B7]/[.F7]" office:value-type="float" office:value="0.930577507598784" calcext:value-type="float">
            <text:p>0.930577507598784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table:formula="of:=([$'baseline-6.22.0-data'.B8]+[$'baseline-6.22.0b-data'.B8])/2" office:value-type="float" office:value="0.28015" calcext:value-type="float">
            <text:p>0.28015</text:p>
          </table:table-cell>
          <table:table-cell table:formula="of:=([$'master-with-2377-without-ancestor-not-data'.B8]+[$'master-with-2377-without-ancestor-not2-data'.B8])/2" office:value-type="float" office:value="0.27455" calcext:value-type="float">
            <text:p>0.27455</text:p>
          </table:table-cell>
          <table:table-cell table:formula="of:=[.B8]/[.C8]" office:value-type="float" office:value="1.02039701329448" calcext:value-type="float">
            <text:p>1.02039701329448</text:p>
          </table:table-cell>
          <table:table-cell/>
          <table:table-cell table:formula="of:=([$'master-with-2377-without-ancestor-not-optimized-data'.B8]+[$'master-with-2377-without-ancestor-not-optimized2-data'.B8])/2" office:value-type="float" office:value="0.30165" calcext:value-type="float">
            <text:p>0.30165</text:p>
          </table:table-cell>
          <table:table-cell table:formula="of:=[.B8]/[.F8]" office:value-type="float" office:value="0.928725343941654" calcext:value-type="float">
            <text:p>0.928725343941654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table:formula="of:=([$'baseline-6.22.0-data'.B9]+[$'baseline-6.22.0b-data'.B9])/2" office:value-type="float" office:value="0.233" calcext:value-type="float">
            <text:p>0.233</text:p>
          </table:table-cell>
          <table:table-cell table:formula="of:=([$'master-with-2377-without-ancestor-not-data'.B9]+[$'master-with-2377-without-ancestor-not2-data'.B9])/2" office:value-type="float" office:value="0.24805" calcext:value-type="float">
            <text:p>0.24805</text:p>
          </table:table-cell>
          <table:table-cell table:formula="of:=[.B9]/[.C9]" office:value-type="float" office:value="0.939326748639387" calcext:value-type="float">
            <text:p>0.939326748639387</text:p>
          </table:table-cell>
          <table:table-cell/>
          <table:table-cell table:formula="of:=([$'master-with-2377-without-ancestor-not-optimized-data'.B9]+[$'master-with-2377-without-ancestor-not-optimized2-data'.B9])/2" office:value-type="float" office:value="0.24455" calcext:value-type="float">
            <text:p>0.24455</text:p>
          </table:table-cell>
          <table:table-cell table:formula="of:=[.B9]/[.F9]" office:value-type="float" office:value="0.952770394602331" calcext:value-type="float">
            <text:p>0.952770394602331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table:formula="of:=([$'baseline-6.22.0-data'.B10]+[$'baseline-6.22.0b-data'.B10])/2" office:value-type="float" office:value="0.6181" calcext:value-type="float">
            <text:p>0.6181</text:p>
          </table:table-cell>
          <table:table-cell table:formula="of:=([$'master-with-2377-without-ancestor-not-data'.B10]+[$'master-with-2377-without-ancestor-not2-data'.B10])/2" office:value-type="float" office:value="0.52455" calcext:value-type="float">
            <text:p>0.52455</text:p>
          </table:table-cell>
          <table:table-cell table:formula="of:=[.B10]/[.C10]" office:value-type="float" office:value="1.17834334191212" calcext:value-type="float">
            <text:p>1.17834334191212</text:p>
          </table:table-cell>
          <table:table-cell/>
          <table:table-cell table:formula="of:=([$'master-with-2377-without-ancestor-not-optimized-data'.B10]+[$'master-with-2377-without-ancestor-not-optimized2-data'.B10])/2" office:value-type="float" office:value="0.52745" calcext:value-type="float">
            <text:p>0.52745</text:p>
          </table:table-cell>
          <table:table-cell table:formula="of:=[.B10]/[.F10]" office:value-type="float" office:value="1.17186463171865" calcext:value-type="float">
            <text:p>1.17186463171865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table:formula="of:=([$'baseline-6.22.0-data'.B11]+[$'baseline-6.22.0b-data'.B11])/2" office:value-type="float" office:value="2.25075" calcext:value-type="float">
            <text:p>2.25075</text:p>
          </table:table-cell>
          <table:table-cell table:formula="of:=([$'master-with-2377-without-ancestor-not-data'.B11]+[$'master-with-2377-without-ancestor-not2-data'.B11])/2" office:value-type="float" office:value="2.6532" calcext:value-type="float">
            <text:p>2.6532</text:p>
          </table:table-cell>
          <table:table-cell table:formula="of:=[.B11]/[.C11]" office:value-type="float" office:value="0.848315241971958" calcext:value-type="float">
            <text:p>0.848315241971958</text:p>
          </table:table-cell>
          <table:table-cell/>
          <table:table-cell table:formula="of:=([$'master-with-2377-without-ancestor-not-optimized-data'.B11]+[$'master-with-2377-without-ancestor-not-optimized2-data'.B11])/2" office:value-type="float" office:value="2.6721" calcext:value-type="float">
            <text:p>2.6721</text:p>
          </table:table-cell>
          <table:table-cell table:formula="of:=[.B11]/[.F11]" office:value-type="float" office:value="0.842315033120018" calcext:value-type="float">
            <text:p>0.842315033120018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table:formula="of:=([$'baseline-6.22.0-data'.B12]+[$'baseline-6.22.0b-data'.B12])/2" office:value-type="float" office:value="0.221" calcext:value-type="float">
            <text:p>0.221</text:p>
          </table:table-cell>
          <table:table-cell table:formula="of:=([$'master-with-2377-without-ancestor-not-data'.B12]+[$'master-with-2377-without-ancestor-not2-data'.B12])/2" office:value-type="float" office:value="0.30745" calcext:value-type="float">
            <text:p>0.30745</text:p>
          </table:table-cell>
          <table:table-cell table:formula="of:=[.B12]/[.C12]" office:value-type="float" office:value="0.718816067653277" calcext:value-type="float">
            <text:p>0.718816067653277</text:p>
          </table:table-cell>
          <table:table-cell/>
          <table:table-cell table:formula="of:=([$'master-with-2377-without-ancestor-not-optimized-data'.B12]+[$'master-with-2377-without-ancestor-not-optimized2-data'.B12])/2" office:value-type="float" office:value="0.3146" calcext:value-type="float">
            <text:p>0.3146</text:p>
          </table:table-cell>
          <table:table-cell table:formula="of:=[.B12]/[.F12]" office:value-type="float" office:value="0.702479338842975" calcext:value-type="float">
            <text:p>0.702479338842975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table:formula="of:=([$'baseline-6.22.0-data'.B13]+[$'baseline-6.22.0b-data'.B13])/2" office:value-type="float" office:value="0.22185" calcext:value-type="float">
            <text:p>0.22185</text:p>
          </table:table-cell>
          <table:table-cell table:formula="of:=([$'master-with-2377-without-ancestor-not-data'.B13]+[$'master-with-2377-without-ancestor-not2-data'.B13])/2" office:value-type="float" office:value="0.277" calcext:value-type="float">
            <text:p>0.277</text:p>
          </table:table-cell>
          <table:table-cell table:formula="of:=[.B13]/[.C13]" office:value-type="float" office:value="0.800902527075812" calcext:value-type="float">
            <text:p>0.800902527075812</text:p>
          </table:table-cell>
          <table:table-cell/>
          <table:table-cell table:formula="of:=([$'master-with-2377-without-ancestor-not-optimized-data'.B13]+[$'master-with-2377-without-ancestor-not-optimized2-data'.B13])/2" office:value-type="float" office:value="0.29205" calcext:value-type="float">
            <text:p>0.29205</text:p>
          </table:table-cell>
          <table:table-cell table:formula="of:=[.B13]/[.F13]" office:value-type="float" office:value="0.759630200308166" calcext:value-type="float">
            <text:p>0.75963020030816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table:formula="of:=([$'baseline-6.22.0-data'.B14]+[$'baseline-6.22.0b-data'.B14])/2" office:value-type="float" office:value="0.01595" calcext:value-type="float">
            <text:p>0.01595</text:p>
          </table:table-cell>
          <table:table-cell table:formula="of:=([$'master-with-2377-without-ancestor-not-data'.B14]+[$'master-with-2377-without-ancestor-not2-data'.B14])/2" office:value-type="float" office:value="0.0138" calcext:value-type="float">
            <text:p>0.0138</text:p>
          </table:table-cell>
          <table:table-cell table:formula="of:=[.B14]/[.C14]" office:value-type="float" office:value="1.15579710144928" calcext:value-type="float">
            <text:p>1.15579710144928</text:p>
          </table:table-cell>
          <table:table-cell/>
          <table:table-cell table:formula="of:=([$'master-with-2377-without-ancestor-not-optimized-data'.B14]+[$'master-with-2377-without-ancestor-not-optimized2-data'.B14])/2" office:value-type="float" office:value="0.0141" calcext:value-type="float">
            <text:p>0.0141</text:p>
          </table:table-cell>
          <table:table-cell table:formula="of:=[.B14]/[.F14]" office:value-type="float" office:value="1.13120567375887" calcext:value-type="float">
            <text:p>1.13120567375887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table:formula="of:=([$'baseline-6.22.0-data'.B15]+[$'baseline-6.22.0b-data'.B15])/2" office:value-type="float" office:value="0.2939" calcext:value-type="float">
            <text:p>0.2939</text:p>
          </table:table-cell>
          <table:table-cell table:formula="of:=([$'master-with-2377-without-ancestor-not-data'.B15]+[$'master-with-2377-without-ancestor-not2-data'.B15])/2" office:value-type="float" office:value="0.3386" calcext:value-type="float">
            <text:p>0.3386</text:p>
          </table:table-cell>
          <table:table-cell table:formula="of:=[.B15]/[.C15]" office:value-type="float" office:value="0.867985823981099" calcext:value-type="float">
            <text:p>0.867985823981099</text:p>
          </table:table-cell>
          <table:table-cell/>
          <table:table-cell table:formula="of:=([$'master-with-2377-without-ancestor-not-optimized-data'.B15]+[$'master-with-2377-without-ancestor-not-optimized2-data'.B15])/2" office:value-type="float" office:value="0.35105" calcext:value-type="float">
            <text:p>0.35105</text:p>
          </table:table-cell>
          <table:table-cell table:formula="of:=[.B15]/[.F15]" office:value-type="float" office:value="0.837202677681242" calcext:value-type="float">
            <text:p>0.837202677681242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table:formula="of:=([$'baseline-6.22.0-data'.B16]+[$'baseline-6.22.0b-data'.B16])/2" office:value-type="float" office:value="0.04555" calcext:value-type="float">
            <text:p>0.04555</text:p>
          </table:table-cell>
          <table:table-cell table:formula="of:=([$'master-with-2377-without-ancestor-not-data'.B16]+[$'master-with-2377-without-ancestor-not2-data'.B16])/2" office:value-type="float" office:value="0.0242" calcext:value-type="float">
            <text:p>0.0242</text:p>
          </table:table-cell>
          <table:table-cell table:formula="of:=[.B16]/[.C16]" office:value-type="float" office:value="1.88223140495868" calcext:value-type="float">
            <text:p>1.88223140495868</text:p>
          </table:table-cell>
          <table:table-cell/>
          <table:table-cell table:formula="of:=([$'master-with-2377-without-ancestor-not-optimized-data'.B16]+[$'master-with-2377-without-ancestor-not-optimized2-data'.B16])/2" office:value-type="float" office:value="0.0249" calcext:value-type="float">
            <text:p>0.0249</text:p>
          </table:table-cell>
          <table:table-cell table:formula="of:=[.B16]/[.F16]" office:value-type="float" office:value="1.82931726907631" calcext:value-type="float">
            <text:p>1.82931726907631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table:formula="of:=([$'baseline-6.22.0-data'.B17]+[$'baseline-6.22.0b-data'.B17])/2" office:value-type="float" office:value="0.01225" calcext:value-type="float">
            <text:p>0.01225</text:p>
          </table:table-cell>
          <table:table-cell table:formula="of:=([$'master-with-2377-without-ancestor-not-data'.B17]+[$'master-with-2377-without-ancestor-not2-data'.B17])/2" office:value-type="float" office:value="0.0142" calcext:value-type="float">
            <text:p>0.0142</text:p>
          </table:table-cell>
          <table:table-cell table:formula="of:=[.B17]/[.C17]" office:value-type="float" office:value="0.862676056338028" calcext:value-type="float">
            <text:p>0.862676056338028</text:p>
          </table:table-cell>
          <table:table-cell/>
          <table:table-cell table:formula="of:=([$'master-with-2377-without-ancestor-not-optimized-data'.B17]+[$'master-with-2377-without-ancestor-not-optimized2-data'.B17])/2" office:value-type="float" office:value="0.0142" calcext:value-type="float">
            <text:p>0.0142</text:p>
          </table:table-cell>
          <table:table-cell table:formula="of:=[.B17]/[.F17]" office:value-type="float" office:value="0.862676056338028" calcext:value-type="float">
            <text:p>0.862676056338028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table:formula="of:=([$'baseline-6.22.0-data'.B18]+[$'baseline-6.22.0b-data'.B18])/2" office:value-type="float" office:value="0.2357" calcext:value-type="float">
            <text:p>0.2357</text:p>
          </table:table-cell>
          <table:table-cell table:formula="of:=([$'master-with-2377-without-ancestor-not-data'.B18]+[$'master-with-2377-without-ancestor-not2-data'.B18])/2" office:value-type="float" office:value="0.2418" calcext:value-type="float">
            <text:p>0.2418</text:p>
          </table:table-cell>
          <table:table-cell table:formula="of:=[.B18]/[.C18]" office:value-type="float" office:value="0.974772539288668" calcext:value-type="float">
            <text:p>0.974772539288668</text:p>
          </table:table-cell>
          <table:table-cell/>
          <table:table-cell table:formula="of:=([$'master-with-2377-without-ancestor-not-optimized-data'.B18]+[$'master-with-2377-without-ancestor-not-optimized2-data'.B18])/2" office:value-type="float" office:value="0.2532" calcext:value-type="float">
            <text:p>0.2532</text:p>
          </table:table-cell>
          <table:table-cell table:formula="of:=[.B18]/[.F18]" office:value-type="float" office:value="0.93088467614534" calcext:value-type="float">
            <text:p>0.93088467614534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table:formula="of:=([$'baseline-6.22.0-data'.B19]+[$'baseline-6.22.0b-data'.B19])/2" office:value-type="float" office:value="0.0614" calcext:value-type="float">
            <text:p>0.0614</text:p>
          </table:table-cell>
          <table:table-cell table:formula="of:=([$'master-with-2377-without-ancestor-not-data'.B19]+[$'master-with-2377-without-ancestor-not2-data'.B19])/2" office:value-type="float" office:value="0.32855" calcext:value-type="float">
            <text:p>0.32855</text:p>
          </table:table-cell>
          <table:table-cell table:formula="of:=[.B19]/[.C19]" office:value-type="float" office:value="0.186881753157815" calcext:value-type="float">
            <text:p>0.186881753157815</text:p>
          </table:table-cell>
          <table:table-cell/>
          <table:table-cell table:formula="of:=([$'master-with-2377-without-ancestor-not-optimized-data'.B19]+[$'master-with-2377-without-ancestor-not-optimized2-data'.B19])/2" office:value-type="float" office:value="0.27995" calcext:value-type="float">
            <text:p>0.27995</text:p>
          </table:table-cell>
          <table:table-cell table:formula="of:=[.B19]/[.F19]" office:value-type="float" office:value="0.219324879442758" calcext:value-type="float">
            <text:p>0.219324879442758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table:formula="of:=([$'baseline-6.22.0-data'.B20]+[$'baseline-6.22.0b-data'.B20])/2" office:value-type="float" office:value="0.24745" calcext:value-type="float">
            <text:p>0.24745</text:p>
          </table:table-cell>
          <table:table-cell table:formula="of:=([$'master-with-2377-without-ancestor-not-data'.B20]+[$'master-with-2377-without-ancestor-not2-data'.B20])/2" office:value-type="float" office:value="0.222" calcext:value-type="float">
            <text:p>0.222</text:p>
          </table:table-cell>
          <table:table-cell table:formula="of:=[.B20]/[.C20]" office:value-type="float" office:value="1.11463963963964" calcext:value-type="float">
            <text:p>1.11463963963964</text:p>
          </table:table-cell>
          <table:table-cell/>
          <table:table-cell table:formula="of:=([$'master-with-2377-without-ancestor-not-optimized-data'.B20]+[$'master-with-2377-without-ancestor-not-optimized2-data'.B20])/2" office:value-type="float" office:value="0.2437" calcext:value-type="float">
            <text:p>0.2437</text:p>
          </table:table-cell>
          <table:table-cell table:formula="of:=[.B20]/[.F20]" office:value-type="float" office:value="1.01538777185064" calcext:value-type="float">
            <text:p>1.01538777185064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table:formula="of:=([$'baseline-6.22.0-data'.B21]+[$'baseline-6.22.0b-data'.B21])/2" office:value-type="float" office:value="0.2915" calcext:value-type="float">
            <text:p>0.2915</text:p>
          </table:table-cell>
          <table:table-cell table:formula="of:=([$'master-with-2377-without-ancestor-not-data'.B21]+[$'master-with-2377-without-ancestor-not2-data'.B21])/2" office:value-type="float" office:value="0.25525" calcext:value-type="float">
            <text:p>0.25525</text:p>
          </table:table-cell>
          <table:table-cell table:formula="of:=[.B21]/[.C21]" office:value-type="float" office:value="1.14201762977473" calcext:value-type="float">
            <text:p>1.14201762977473</text:p>
          </table:table-cell>
          <table:table-cell/>
          <table:table-cell table:formula="of:=([$'master-with-2377-without-ancestor-not-optimized-data'.B21]+[$'master-with-2377-without-ancestor-not-optimized2-data'.B21])/2" office:value-type="float" office:value="0.2461" calcext:value-type="float">
            <text:p>0.2461</text:p>
          </table:table-cell>
          <table:table-cell table:formula="of:=[.B21]/[.F21]" office:value-type="float" office:value="1.18447785453068" calcext:value-type="float">
            <text:p>1.18447785453068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table:formula="of:=([$'baseline-6.22.0-data'.B22]+[$'baseline-6.22.0b-data'.B22])/2" office:value-type="float" office:value="0.33595" calcext:value-type="float">
            <text:p>0.33595</text:p>
          </table:table-cell>
          <table:table-cell table:formula="of:=([$'master-with-2377-without-ancestor-not-data'.B22]+[$'master-with-2377-without-ancestor-not2-data'.B22])/2" office:value-type="float" office:value="0.3715" calcext:value-type="float">
            <text:p>0.3715</text:p>
          </table:table-cell>
          <table:table-cell table:formula="of:=[.B22]/[.C22]" office:value-type="float" office:value="0.904306864064603" calcext:value-type="float">
            <text:p>0.904306864064603</text:p>
          </table:table-cell>
          <table:table-cell/>
          <table:table-cell table:formula="of:=([$'master-with-2377-without-ancestor-not-optimized-data'.B22]+[$'master-with-2377-without-ancestor-not-optimized2-data'.B22])/2" office:value-type="float" office:value="0.3696" calcext:value-type="float">
            <text:p>0.3696</text:p>
          </table:table-cell>
          <table:table-cell table:formula="of:=[.B22]/[.F22]" office:value-type="float" office:value="0.908955627705628" calcext:value-type="float">
            <text:p>0.908955627705628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table:formula="of:=([$'baseline-6.22.0-data'.B23]+[$'baseline-6.22.0b-data'.B23])/2" office:value-type="float" office:value="0.2106" calcext:value-type="float">
            <text:p>0.2106</text:p>
          </table:table-cell>
          <table:table-cell table:formula="of:=([$'master-with-2377-without-ancestor-not-data'.B23]+[$'master-with-2377-without-ancestor-not2-data'.B23])/2" office:value-type="float" office:value="0.27285" calcext:value-type="float">
            <text:p>0.27285</text:p>
          </table:table-cell>
          <table:table-cell table:formula="of:=[.B23]/[.C23]" office:value-type="float" office:value="0.771852666300165" calcext:value-type="float">
            <text:p>0.771852666300165</text:p>
          </table:table-cell>
          <table:table-cell/>
          <table:table-cell table:formula="of:=([$'master-with-2377-without-ancestor-not-optimized-data'.B23]+[$'master-with-2377-without-ancestor-not-optimized2-data'.B23])/2" office:value-type="float" office:value="0.2744" calcext:value-type="float">
            <text:p>0.2744</text:p>
          </table:table-cell>
          <table:table-cell table:formula="of:=[.B23]/[.F23]" office:value-type="float" office:value="0.767492711370263" calcext:value-type="float">
            <text:p>0.767492711370263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table:formula="of:=([$'baseline-6.22.0-data'.B24]+[$'baseline-6.22.0b-data'.B24])/2" office:value-type="float" office:value="0.26275" calcext:value-type="float">
            <text:p>0.26275</text:p>
          </table:table-cell>
          <table:table-cell table:formula="of:=([$'master-with-2377-without-ancestor-not-data'.B24]+[$'master-with-2377-without-ancestor-not2-data'.B24])/2" office:value-type="float" office:value="0.26725" calcext:value-type="float">
            <text:p>0.26725</text:p>
          </table:table-cell>
          <table:table-cell table:formula="of:=[.B24]/[.C24]" office:value-type="float" office:value="0.983161833489242" calcext:value-type="float">
            <text:p>0.983161833489242</text:p>
          </table:table-cell>
          <table:table-cell/>
          <table:table-cell table:formula="of:=([$'master-with-2377-without-ancestor-not-optimized-data'.B24]+[$'master-with-2377-without-ancestor-not-optimized2-data'.B24])/2" office:value-type="float" office:value="0.2792" calcext:value-type="float">
            <text:p>0.2792</text:p>
          </table:table-cell>
          <table:table-cell table:formula="of:=[.B24]/[.F24]" office:value-type="float" office:value="0.941081661891118" calcext:value-type="float">
            <text:p>0.941081661891118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table:formula="of:=([$'baseline-6.22.0-data'.B25]+[$'baseline-6.22.0b-data'.B25])/2" office:value-type="float" office:value="0.232" calcext:value-type="float">
            <text:p>0.232</text:p>
          </table:table-cell>
          <table:table-cell table:formula="of:=([$'master-with-2377-without-ancestor-not-data'.B25]+[$'master-with-2377-without-ancestor-not2-data'.B25])/2" office:value-type="float" office:value="0.2197" calcext:value-type="float">
            <text:p>0.2197</text:p>
          </table:table-cell>
          <table:table-cell table:formula="of:=[.B25]/[.C25]" office:value-type="float" office:value="1.05598543468366" calcext:value-type="float">
            <text:p>1.05598543468366</text:p>
          </table:table-cell>
          <table:table-cell/>
          <table:table-cell table:formula="of:=([$'master-with-2377-without-ancestor-not-optimized-data'.B25]+[$'master-with-2377-without-ancestor-not-optimized2-data'.B25])/2" office:value-type="float" office:value="0.25335" calcext:value-type="float">
            <text:p>0.25335</text:p>
          </table:table-cell>
          <table:table-cell table:formula="of:=[.B25]/[.F25]" office:value-type="float" office:value="0.915729228340241" calcext:value-type="float">
            <text:p>0.915729228340241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table:formula="of:=([$'baseline-6.22.0-data'.B26]+[$'baseline-6.22.0b-data'.B26])/2" office:value-type="float" office:value="0.32765" calcext:value-type="float">
            <text:p>0.32765</text:p>
          </table:table-cell>
          <table:table-cell table:formula="of:=([$'master-with-2377-without-ancestor-not-data'.B26]+[$'master-with-2377-without-ancestor-not2-data'.B26])/2" office:value-type="float" office:value="0.85205" calcext:value-type="float">
            <text:p>0.85205</text:p>
          </table:table-cell>
          <table:table-cell table:formula="of:=[.B26]/[.C26]" office:value-type="float" office:value="0.38454316061264" calcext:value-type="float">
            <text:p>0.38454316061264</text:p>
          </table:table-cell>
          <table:table-cell/>
          <table:table-cell table:formula="of:=([$'master-with-2377-without-ancestor-not-optimized-data'.B26]+[$'master-with-2377-without-ancestor-not-optimized2-data'.B26])/2" office:value-type="float" office:value="0.89025" calcext:value-type="float">
            <text:p>0.89025</text:p>
          </table:table-cell>
          <table:table-cell table:formula="of:=[.B26]/[.F26]" office:value-type="float" office:value="0.368042684639146" calcext:value-type="float">
            <text:p>0.368042684639146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table:formula="of:=([$'baseline-6.22.0-data'.B27]+[$'baseline-6.22.0b-data'.B27])/2" office:value-type="float" office:value="0.02855" calcext:value-type="float">
            <text:p>0.02855</text:p>
          </table:table-cell>
          <table:table-cell table:formula="of:=([$'master-with-2377-without-ancestor-not-data'.B27]+[$'master-with-2377-without-ancestor-not2-data'.B27])/2" office:value-type="float" office:value="0.0232" calcext:value-type="float">
            <text:p>0.0232</text:p>
          </table:table-cell>
          <table:table-cell table:formula="of:=[.B27]/[.C27]" office:value-type="float" office:value="1.23060344827586" calcext:value-type="float">
            <text:p>1.23060344827586</text:p>
          </table:table-cell>
          <table:table-cell/>
          <table:table-cell table:formula="of:=([$'master-with-2377-without-ancestor-not-optimized-data'.B27]+[$'master-with-2377-without-ancestor-not-optimized2-data'.B27])/2" office:value-type="float" office:value="0.0229" calcext:value-type="float">
            <text:p>0.0229</text:p>
          </table:table-cell>
          <table:table-cell table:formula="of:=[.B27]/[.F27]" office:value-type="float" office:value="1.24672489082969" calcext:value-type="float">
            <text:p>1.24672489082969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table:formula="of:=([$'baseline-6.22.0-data'.B28]+[$'baseline-6.22.0b-data'.B28])/2" office:value-type="float" office:value="0.235" calcext:value-type="float">
            <text:p>0.235</text:p>
          </table:table-cell>
          <table:table-cell table:formula="of:=([$'master-with-2377-without-ancestor-not-data'.B28]+[$'master-with-2377-without-ancestor-not2-data'.B28])/2" office:value-type="float" office:value="0.2158" calcext:value-type="float">
            <text:p>0.2158</text:p>
          </table:table-cell>
          <table:table-cell table:formula="of:=[.B28]/[.C28]" office:value-type="float" office:value="1.08897126969416" calcext:value-type="float">
            <text:p>1.08897126969416</text:p>
          </table:table-cell>
          <table:table-cell/>
          <table:table-cell table:formula="of:=([$'master-with-2377-without-ancestor-not-optimized-data'.B28]+[$'master-with-2377-without-ancestor-not-optimized2-data'.B28])/2" office:value-type="float" office:value="0.224" calcext:value-type="float">
            <text:p>0.224</text:p>
          </table:table-cell>
          <table:table-cell table:formula="of:=[.B28]/[.F28]" office:value-type="float" office:value="1.04910714285714" calcext:value-type="float">
            <text:p>1.04910714285714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table:formula="of:=([$'baseline-6.22.0-data'.B29]+[$'baseline-6.22.0b-data'.B29])/2" office:value-type="float" office:value="0.97315" calcext:value-type="float">
            <text:p>0.97315</text:p>
          </table:table-cell>
          <table:table-cell table:formula="of:=([$'master-with-2377-without-ancestor-not-data'.B29]+[$'master-with-2377-without-ancestor-not2-data'.B29])/2" office:value-type="float" office:value="0.16095" calcext:value-type="float">
            <text:p>0.16095</text:p>
          </table:table-cell>
          <table:table-cell table:formula="of:=[.B29]/[.C29]" office:value-type="float" office:value="6.04628766697732" calcext:value-type="float">
            <text:p>6.04628766697732</text:p>
          </table:table-cell>
          <table:table-cell/>
          <table:table-cell table:formula="of:=([$'master-with-2377-without-ancestor-not-optimized-data'.B29]+[$'master-with-2377-without-ancestor-not-optimized2-data'.B29])/2" office:value-type="float" office:value="0.16115" calcext:value-type="float">
            <text:p>0.16115</text:p>
          </table:table-cell>
          <table:table-cell table:formula="of:=[.B29]/[.F29]" office:value-type="float" office:value="6.03878374185541" calcext:value-type="float">
            <text:p>6.03878374185541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table:formula="of:=([$'baseline-6.22.0-data'.B30]+[$'baseline-6.22.0b-data'.B30])/2" office:value-type="float" office:value="0.03825" calcext:value-type="float">
            <text:p>0.03825</text:p>
          </table:table-cell>
          <table:table-cell table:formula="of:=([$'master-with-2377-without-ancestor-not-data'.B30]+[$'master-with-2377-without-ancestor-not2-data'.B30])/2" office:value-type="float" office:value="0.04265" calcext:value-type="float">
            <text:p>0.04265</text:p>
          </table:table-cell>
          <table:table-cell table:formula="of:=[.B30]/[.C30]" office:value-type="float" office:value="0.8968347010551" calcext:value-type="float">
            <text:p>0.8968347010551</text:p>
          </table:table-cell>
          <table:table-cell/>
          <table:table-cell table:formula="of:=([$'master-with-2377-without-ancestor-not-optimized-data'.B30]+[$'master-with-2377-without-ancestor-not-optimized2-data'.B30])/2" office:value-type="float" office:value="0.06145" calcext:value-type="float">
            <text:p>0.06145</text:p>
          </table:table-cell>
          <table:table-cell table:formula="of:=[.B30]/[.F30]" office:value-type="float" office:value="0.622457282343369" calcext:value-type="float">
            <text:p>0.622457282343369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table:formula="of:=([$'baseline-6.22.0-data'.B31]+[$'baseline-6.22.0b-data'.B31])/2" office:value-type="float" office:value="2.1279" calcext:value-type="float">
            <text:p>2.1279</text:p>
          </table:table-cell>
          <table:table-cell table:formula="of:=([$'master-with-2377-without-ancestor-not-data'.B31]+[$'master-with-2377-without-ancestor-not2-data'.B31])/2" office:value-type="float" office:value="0.09115" calcext:value-type="float">
            <text:p>0.09115</text:p>
          </table:table-cell>
          <table:table-cell table:formula="of:=[.B31]/[.C31]" office:value-type="float" office:value="23.3450356555129" calcext:value-type="float">
            <text:p>23.3450356555129</text:p>
          </table:table-cell>
          <table:table-cell/>
          <table:table-cell table:formula="of:=([$'master-with-2377-without-ancestor-not-optimized-data'.B31]+[$'master-with-2377-without-ancestor-not-optimized2-data'.B31])/2" office:value-type="float" office:value="0.08135" calcext:value-type="float">
            <text:p>0.08135</text:p>
          </table:table-cell>
          <table:table-cell table:formula="of:=[.B31]/[.F31]" office:value-type="float" office:value="26.1573448063921" calcext:value-type="float">
            <text:p>26.1573448063921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table:formula="of:=([$'baseline-6.22.0-data'.B32]+[$'baseline-6.22.0b-data'.B32])/2" office:value-type="float" office:value="0.008" calcext:value-type="float">
            <text:p>0.008</text:p>
          </table:table-cell>
          <table:table-cell table:formula="of:=([$'master-with-2377-without-ancestor-not-data'.B32]+[$'master-with-2377-without-ancestor-not2-data'.B32])/2" office:value-type="float" office:value="0.00745" calcext:value-type="float">
            <text:p>0.00745</text:p>
          </table:table-cell>
          <table:table-cell table:formula="of:=[.B32]/[.C32]" office:value-type="float" office:value="1.0738255033557" calcext:value-type="float">
            <text:p>1.0738255033557</text:p>
          </table:table-cell>
          <table:table-cell/>
          <table:table-cell table:formula="of:=([$'master-with-2377-without-ancestor-not-optimized-data'.B32]+[$'master-with-2377-without-ancestor-not-optimized2-data'.B32])/2" office:value-type="float" office:value="0.00795" calcext:value-type="float">
            <text:p>0.00795</text:p>
          </table:table-cell>
          <table:table-cell table:formula="of:=[.B32]/[.F32]" office:value-type="float" office:value="1.0062893081761" calcext:value-type="float">
            <text:p>1.0062893081761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table:formula="of:=([$'baseline-6.22.0-data'.B33]+[$'baseline-6.22.0b-data'.B33])/2" office:value-type="float" office:value="0.8561" calcext:value-type="float">
            <text:p>0.8561</text:p>
          </table:table-cell>
          <table:table-cell table:formula="of:=([$'master-with-2377-without-ancestor-not-data'.B33]+[$'master-with-2377-without-ancestor-not2-data'.B33])/2" office:value-type="float" office:value="0.99015" calcext:value-type="float">
            <text:p>0.99015</text:p>
          </table:table-cell>
          <table:table-cell table:formula="of:=[.B33]/[.C33]" office:value-type="float" office:value="0.864616472251679" calcext:value-type="float">
            <text:p>0.864616472251679</text:p>
          </table:table-cell>
          <table:table-cell/>
          <table:table-cell table:formula="of:=([$'master-with-2377-without-ancestor-not-optimized-data'.B33]+[$'master-with-2377-without-ancestor-not-optimized2-data'.B33])/2" office:value-type="float" office:value="1.019" calcext:value-type="float">
            <text:p>1.019</text:p>
          </table:table-cell>
          <table:table-cell table:formula="of:=[.B33]/[.F33]" office:value-type="float" office:value="0.840137389597645" calcext:value-type="float">
            <text:p>0.840137389597645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table:formula="of:=([$'baseline-6.22.0-data'.B34]+[$'baseline-6.22.0b-data'.B34])/2" office:value-type="float" office:value="0.04395" calcext:value-type="float">
            <text:p>0.04395</text:p>
          </table:table-cell>
          <table:table-cell table:formula="of:=([$'master-with-2377-without-ancestor-not-data'.B34]+[$'master-with-2377-without-ancestor-not2-data'.B34])/2" office:value-type="float" office:value="0.0604" calcext:value-type="float">
            <text:p>0.0604</text:p>
          </table:table-cell>
          <table:table-cell table:formula="of:=[.B34]/[.C34]" office:value-type="float" office:value="0.727649006622517" calcext:value-type="float">
            <text:p>0.727649006622517</text:p>
          </table:table-cell>
          <table:table-cell/>
          <table:table-cell table:formula="of:=([$'master-with-2377-without-ancestor-not-optimized-data'.B34]+[$'master-with-2377-without-ancestor-not-optimized2-data'.B34])/2" office:value-type="float" office:value="0.0524" calcext:value-type="float">
            <text:p>0.0524</text:p>
          </table:table-cell>
          <table:table-cell table:formula="of:=[.B34]/[.F34]" office:value-type="float" office:value="0.838740458015267" calcext:value-type="float">
            <text:p>0.838740458015267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table:formula="of:=([$'baseline-6.22.0-data'.B35]+[$'baseline-6.22.0b-data'.B35])/2" office:value-type="float" office:value="0.04775" calcext:value-type="float">
            <text:p>0.04775</text:p>
          </table:table-cell>
          <table:table-cell table:formula="of:=([$'master-with-2377-without-ancestor-not-data'.B35]+[$'master-with-2377-without-ancestor-not2-data'.B35])/2" office:value-type="float" office:value="0.04045" calcext:value-type="float">
            <text:p>0.04045</text:p>
          </table:table-cell>
          <table:table-cell table:formula="of:=[.B35]/[.C35]" office:value-type="float" office:value="1.18046971569839" calcext:value-type="float">
            <text:p>1.18046971569839</text:p>
          </table:table-cell>
          <table:table-cell/>
          <table:table-cell table:formula="of:=([$'master-with-2377-without-ancestor-not-optimized-data'.B35]+[$'master-with-2377-without-ancestor-not-optimized2-data'.B35])/2" office:value-type="float" office:value="0.04065" calcext:value-type="float">
            <text:p>0.04065</text:p>
          </table:table-cell>
          <table:table-cell table:formula="of:=[.B35]/[.F35]" office:value-type="float" office:value="1.17466174661747" calcext:value-type="float">
            <text:p>1.17466174661747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table:formula="of:=([$'baseline-6.22.0-data'.B36]+[$'baseline-6.22.0b-data'.B36])/2" office:value-type="float" office:value="0.1304" calcext:value-type="float">
            <text:p>0.1304</text:p>
          </table:table-cell>
          <table:table-cell table:formula="of:=([$'master-with-2377-without-ancestor-not-data'.B36]+[$'master-with-2377-without-ancestor-not2-data'.B36])/2" office:value-type="float" office:value="0.10065" calcext:value-type="float">
            <text:p>0.10065</text:p>
          </table:table-cell>
          <table:table-cell table:formula="of:=[.B36]/[.C36]" office:value-type="float" office:value="1.29557873820169" calcext:value-type="float">
            <text:p>1.29557873820169</text:p>
          </table:table-cell>
          <table:table-cell/>
          <table:table-cell table:formula="of:=([$'master-with-2377-without-ancestor-not-optimized-data'.B36]+[$'master-with-2377-without-ancestor-not-optimized2-data'.B36])/2" office:value-type="float" office:value="0.10445" calcext:value-type="float">
            <text:p>0.10445</text:p>
          </table:table-cell>
          <table:table-cell table:formula="of:=[.B36]/[.F36]" office:value-type="float" office:value="1.2484442316898" calcext:value-type="float">
            <text:p>1.2484442316898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table:formula="of:=([$'baseline-6.22.0-data'.B37]+[$'baseline-6.22.0b-data'.B37])/2" office:value-type="float" office:value="0.37015" calcext:value-type="float">
            <text:p>0.37015</text:p>
          </table:table-cell>
          <table:table-cell table:formula="of:=([$'master-with-2377-without-ancestor-not-data'.B37]+[$'master-with-2377-without-ancestor-not2-data'.B37])/2" office:value-type="float" office:value="0.3626" calcext:value-type="float">
            <text:p>0.3626</text:p>
          </table:table-cell>
          <table:table-cell table:formula="of:=[.B37]/[.C37]" office:value-type="float" office:value="1.02082184225041" calcext:value-type="float">
            <text:p>1.02082184225041</text:p>
          </table:table-cell>
          <table:table-cell/>
          <table:table-cell table:formula="of:=([$'master-with-2377-without-ancestor-not-optimized-data'.B37]+[$'master-with-2377-without-ancestor-not-optimized2-data'.B37])/2" office:value-type="float" office:value="0.4004" calcext:value-type="float">
            <text:p>0.4004</text:p>
          </table:table-cell>
          <table:table-cell table:formula="of:=[.B37]/[.F37]" office:value-type="float" office:value="0.924450549450549" calcext:value-type="float">
            <text:p>0.924450549450549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table:formula="of:=([$'baseline-6.22.0-data'.B38]+[$'baseline-6.22.0b-data'.B38])/2" office:value-type="float" office:value="0.0159" calcext:value-type="float">
            <text:p>0.0159</text:p>
          </table:table-cell>
          <table:table-cell table:formula="of:=([$'master-with-2377-without-ancestor-not-data'.B38]+[$'master-with-2377-without-ancestor-not2-data'.B38])/2" office:value-type="float" office:value="0.0144" calcext:value-type="float">
            <text:p>0.0144</text:p>
          </table:table-cell>
          <table:table-cell table:formula="of:=[.B38]/[.C38]" office:value-type="float" office:value="1.10416666666667" calcext:value-type="float">
            <text:p>1.10416666666667</text:p>
          </table:table-cell>
          <table:table-cell/>
          <table:table-cell table:formula="of:=([$'master-with-2377-without-ancestor-not-optimized-data'.B38]+[$'master-with-2377-without-ancestor-not-optimized2-data'.B38])/2" office:value-type="float" office:value="0.0142" calcext:value-type="float">
            <text:p>0.0142</text:p>
          </table:table-cell>
          <table:table-cell table:formula="of:=[.B38]/[.F38]" office:value-type="float" office:value="1.11971830985916" calcext:value-type="float">
            <text:p>1.11971830985916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table:formula="of:=([$'baseline-6.22.0-data'.B39]+[$'baseline-6.22.0b-data'.B39])/2" office:value-type="float" office:value="0.05535" calcext:value-type="float">
            <text:p>0.05535</text:p>
          </table:table-cell>
          <table:table-cell table:formula="of:=([$'master-with-2377-without-ancestor-not-data'.B39]+[$'master-with-2377-without-ancestor-not2-data'.B39])/2" office:value-type="float" office:value="0.06365" calcext:value-type="float">
            <text:p>0.06365</text:p>
          </table:table-cell>
          <table:table-cell table:formula="of:=[.B39]/[.C39]" office:value-type="float" office:value="0.869599371563237" calcext:value-type="float">
            <text:p>0.869599371563237</text:p>
          </table:table-cell>
          <table:table-cell/>
          <table:table-cell table:formula="of:=([$'master-with-2377-without-ancestor-not-optimized-data'.B39]+[$'master-with-2377-without-ancestor-not-optimized2-data'.B39])/2" office:value-type="float" office:value="0.064" calcext:value-type="float">
            <text:p>0.064</text:p>
          </table:table-cell>
          <table:table-cell table:formula="of:=[.B39]/[.F39]" office:value-type="float" office:value="0.86484375" calcext:value-type="float">
            <text:p>0.86484375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table:formula="of:=([$'baseline-6.22.0-data'.B40]+[$'baseline-6.22.0b-data'.B40])/2" office:value-type="float" office:value="0.12395" calcext:value-type="float">
            <text:p>0.12395</text:p>
          </table:table-cell>
          <table:table-cell table:formula="of:=([$'master-with-2377-without-ancestor-not-data'.B40]+[$'master-with-2377-without-ancestor-not2-data'.B40])/2" office:value-type="float" office:value="0.15255" calcext:value-type="float">
            <text:p>0.15255</text:p>
          </table:table-cell>
          <table:table-cell table:formula="of:=[.B40]/[.C40]" office:value-type="float" office:value="0.812520485086857" calcext:value-type="float">
            <text:p>0.812520485086857</text:p>
          </table:table-cell>
          <table:table-cell/>
          <table:table-cell table:formula="of:=([$'master-with-2377-without-ancestor-not-optimized-data'.B40]+[$'master-with-2377-without-ancestor-not-optimized2-data'.B40])/2" office:value-type="float" office:value="0.19415" calcext:value-type="float">
            <text:p>0.19415</text:p>
          </table:table-cell>
          <table:table-cell table:formula="of:=[.B40]/[.F40]" office:value-type="float" office:value="0.638423899047129" calcext:value-type="float">
            <text:p>0.638423899047129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table:formula="of:=([$'baseline-6.22.0-data'.B41]+[$'baseline-6.22.0b-data'.B41])/2" office:value-type="float" office:value="0.41885" calcext:value-type="float">
            <text:p>0.41885</text:p>
          </table:table-cell>
          <table:table-cell table:formula="of:=([$'master-with-2377-without-ancestor-not-data'.B41]+[$'master-with-2377-without-ancestor-not2-data'.B41])/2" office:value-type="float" office:value="0.6848" calcext:value-type="float">
            <text:p>0.6848</text:p>
          </table:table-cell>
          <table:table-cell table:formula="of:=[.B41]/[.C41]" office:value-type="float" office:value="0.611638434579439" calcext:value-type="float">
            <text:p>0.611638434579439</text:p>
          </table:table-cell>
          <table:table-cell/>
          <table:table-cell table:formula="of:=([$'master-with-2377-without-ancestor-not-optimized-data'.B41]+[$'master-with-2377-without-ancestor-not-optimized2-data'.B41])/2" office:value-type="float" office:value="0.68605" calcext:value-type="float">
            <text:p>0.68605</text:p>
          </table:table-cell>
          <table:table-cell table:formula="of:=[.B41]/[.F41]" office:value-type="float" office:value="0.610524014284673" calcext:value-type="float">
            <text:p>0.610524014284673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table:formula="of:=([$'baseline-6.22.0-data'.B42]+[$'baseline-6.22.0b-data'.B42])/2" office:value-type="float" office:value="0.01405" calcext:value-type="float">
            <text:p>0.01405</text:p>
          </table:table-cell>
          <table:table-cell table:formula="of:=([$'master-with-2377-without-ancestor-not-data'.B42]+[$'master-with-2377-without-ancestor-not2-data'.B42])/2" office:value-type="float" office:value="0.01545" calcext:value-type="float">
            <text:p>0.01545</text:p>
          </table:table-cell>
          <table:table-cell table:formula="of:=[.B42]/[.C42]" office:value-type="float" office:value="0.909385113268608" calcext:value-type="float">
            <text:p>0.909385113268608</text:p>
          </table:table-cell>
          <table:table-cell/>
          <table:table-cell table:formula="of:=([$'master-with-2377-without-ancestor-not-optimized-data'.B42]+[$'master-with-2377-without-ancestor-not-optimized2-data'.B42])/2" office:value-type="float" office:value="0.0158" calcext:value-type="float">
            <text:p>0.0158</text:p>
          </table:table-cell>
          <table:table-cell table:formula="of:=[.B42]/[.F42]" office:value-type="float" office:value="0.889240506329114" calcext:value-type="float">
            <text:p>0.889240506329114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table:formula="of:=([$'baseline-6.22.0-data'.B43]+[$'baseline-6.22.0b-data'.B43])/2" office:value-type="float" office:value="0.0609" calcext:value-type="float">
            <text:p>0.0609</text:p>
          </table:table-cell>
          <table:table-cell table:formula="of:=([$'master-with-2377-without-ancestor-not-data'.B43]+[$'master-with-2377-without-ancestor-not2-data'.B43])/2" office:value-type="float" office:value="0.0896" calcext:value-type="float">
            <text:p>0.0896</text:p>
          </table:table-cell>
          <table:table-cell table:formula="of:=[.B43]/[.C43]" office:value-type="float" office:value="0.6796875" calcext:value-type="float">
            <text:p>0.6796875</text:p>
          </table:table-cell>
          <table:table-cell/>
          <table:table-cell table:formula="of:=([$'master-with-2377-without-ancestor-not-optimized-data'.B43]+[$'master-with-2377-without-ancestor-not-optimized2-data'.B43])/2" office:value-type="float" office:value="0.09085" calcext:value-type="float">
            <text:p>0.09085</text:p>
          </table:table-cell>
          <table:table-cell table:formula="of:=[.B43]/[.F43]" office:value-type="float" office:value="0.670335718216841" calcext:value-type="float">
            <text:p>0.670335718216841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table:formula="of:=([$'baseline-6.22.0-data'.B44]+[$'baseline-6.22.0b-data'.B44])/2" office:value-type="float" office:value="0.0421" calcext:value-type="float">
            <text:p>0.0421</text:p>
          </table:table-cell>
          <table:table-cell table:formula="of:=([$'master-with-2377-without-ancestor-not-data'.B44]+[$'master-with-2377-without-ancestor-not2-data'.B44])/2" office:value-type="float" office:value="0.05025" calcext:value-type="float">
            <text:p>0.05025</text:p>
          </table:table-cell>
          <table:table-cell table:formula="of:=[.B44]/[.C44]" office:value-type="float" office:value="0.837810945273632" calcext:value-type="float">
            <text:p>0.837810945273632</text:p>
          </table:table-cell>
          <table:table-cell/>
          <table:table-cell table:formula="of:=([$'master-with-2377-without-ancestor-not-optimized-data'.B44]+[$'master-with-2377-without-ancestor-not-optimized2-data'.B44])/2" office:value-type="float" office:value="0.0528" calcext:value-type="float">
            <text:p>0.0528</text:p>
          </table:table-cell>
          <table:table-cell table:formula="of:=[.B44]/[.F44]" office:value-type="float" office:value="0.797348484848485" calcext:value-type="float">
            <text:p>0.797348484848485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table:formula="of:=([$'baseline-6.22.0-data'.B45]+[$'baseline-6.22.0b-data'.B45])/2" office:value-type="float" office:value="0.0825" calcext:value-type="float">
            <text:p>0.0825</text:p>
          </table:table-cell>
          <table:table-cell table:formula="of:=([$'master-with-2377-without-ancestor-not-data'.B45]+[$'master-with-2377-without-ancestor-not2-data'.B45])/2" office:value-type="float" office:value="0.11265" calcext:value-type="float">
            <text:p>0.11265</text:p>
          </table:table-cell>
          <table:table-cell table:formula="of:=[.B45]/[.C45]" office:value-type="float" office:value="0.732356857523302" calcext:value-type="float">
            <text:p>0.732356857523302</text:p>
          </table:table-cell>
          <table:table-cell/>
          <table:table-cell table:formula="of:=([$'master-with-2377-without-ancestor-not-optimized-data'.B45]+[$'master-with-2377-without-ancestor-not-optimized2-data'.B45])/2" office:value-type="float" office:value="0.116" calcext:value-type="float">
            <text:p>0.116</text:p>
          </table:table-cell>
          <table:table-cell table:formula="of:=[.B45]/[.F45]" office:value-type="float" office:value="0.711206896551724" calcext:value-type="float">
            <text:p>0.711206896551724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table:formula="of:=([$'baseline-6.22.0-data'.B46]+[$'baseline-6.22.0b-data'.B46])/2" office:value-type="float" office:value="0.0499" calcext:value-type="float">
            <text:p>0.0499</text:p>
          </table:table-cell>
          <table:table-cell table:formula="of:=([$'master-with-2377-without-ancestor-not-data'.B46]+[$'master-with-2377-without-ancestor-not2-data'.B46])/2" office:value-type="float" office:value="0.0532" calcext:value-type="float">
            <text:p>0.0532</text:p>
          </table:table-cell>
          <table:table-cell table:formula="of:=[.B46]/[.C46]" office:value-type="float" office:value="0.93796992481203" calcext:value-type="float">
            <text:p>0.93796992481203</text:p>
          </table:table-cell>
          <table:table-cell/>
          <table:table-cell table:formula="of:=([$'master-with-2377-without-ancestor-not-optimized-data'.B46]+[$'master-with-2377-without-ancestor-not-optimized2-data'.B46])/2" office:value-type="float" office:value="0.0534" calcext:value-type="float">
            <text:p>0.0534</text:p>
          </table:table-cell>
          <table:table-cell table:formula="of:=[.B46]/[.F46]" office:value-type="float" office:value="0.934456928838951" calcext:value-type="float">
            <text:p>0.934456928838951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table:formula="of:=([$'baseline-6.22.0-data'.B47]+[$'baseline-6.22.0b-data'.B47])/2" office:value-type="float" office:value="0.51005" calcext:value-type="float">
            <text:p>0.51005</text:p>
          </table:table-cell>
          <table:table-cell table:formula="of:=([$'master-with-2377-without-ancestor-not-data'.B47]+[$'master-with-2377-without-ancestor-not2-data'.B47])/2" office:value-type="float" office:value="0.88345" calcext:value-type="float">
            <text:p>0.88345</text:p>
          </table:table-cell>
          <table:table-cell table:formula="of:=[.B47]/[.C47]" office:value-type="float" office:value="0.577338842039731" calcext:value-type="float">
            <text:p>0.577338842039731</text:p>
          </table:table-cell>
          <table:table-cell/>
          <table:table-cell table:formula="of:=([$'master-with-2377-without-ancestor-not-optimized-data'.B47]+[$'master-with-2377-without-ancestor-not-optimized2-data'.B47])/2" office:value-type="float" office:value="0.8554" calcext:value-type="float">
            <text:p>0.8554</text:p>
          </table:table-cell>
          <table:table-cell table:formula="of:=[.B47]/[.F47]" office:value-type="float" office:value="0.59627075052607" calcext:value-type="float">
            <text:p>0.59627075052607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table:formula="of:=([$'baseline-6.22.0-data'.B48]+[$'baseline-6.22.0b-data'.B48])/2" office:value-type="float" office:value="0.26395" calcext:value-type="float">
            <text:p>0.26395</text:p>
          </table:table-cell>
          <table:table-cell table:formula="of:=([$'master-with-2377-without-ancestor-not-data'.B48]+[$'master-with-2377-without-ancestor-not2-data'.B48])/2" office:value-type="float" office:value="0.24315" calcext:value-type="float">
            <text:p>0.24315</text:p>
          </table:table-cell>
          <table:table-cell table:formula="of:=[.B48]/[.C48]" office:value-type="float" office:value="1.08554390294057" calcext:value-type="float">
            <text:p>1.08554390294057</text:p>
          </table:table-cell>
          <table:table-cell/>
          <table:table-cell table:formula="of:=([$'master-with-2377-without-ancestor-not-optimized-data'.B48]+[$'master-with-2377-without-ancestor-not-optimized2-data'.B48])/2" office:value-type="float" office:value="0.255" calcext:value-type="float">
            <text:p>0.255</text:p>
          </table:table-cell>
          <table:table-cell table:formula="of:=[.B48]/[.F48]" office:value-type="float" office:value="1.03509803921569" calcext:value-type="float">
            <text:p>1.03509803921569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table:formula="of:=([$'baseline-6.22.0-data'.B49]+[$'baseline-6.22.0b-data'.B49])/2" office:value-type="float" office:value="0.31495" calcext:value-type="float">
            <text:p>0.31495</text:p>
          </table:table-cell>
          <table:table-cell table:formula="of:=([$'master-with-2377-without-ancestor-not-data'.B49]+[$'master-with-2377-without-ancestor-not2-data'.B49])/2" office:value-type="float" office:value="0.3833" calcext:value-type="float">
            <text:p>0.3833</text:p>
          </table:table-cell>
          <table:table-cell table:formula="of:=[.B49]/[.C49]" office:value-type="float" office:value="0.821680146099661" calcext:value-type="float">
            <text:p>0.821680146099661</text:p>
          </table:table-cell>
          <table:table-cell/>
          <table:table-cell table:formula="of:=([$'master-with-2377-without-ancestor-not-optimized-data'.B49]+[$'master-with-2377-without-ancestor-not-optimized2-data'.B49])/2" office:value-type="float" office:value="0.3532" calcext:value-type="float">
            <text:p>0.3532</text:p>
          </table:table-cell>
          <table:table-cell table:formula="of:=[.B49]/[.F49]" office:value-type="float" office:value="0.891704416761042" calcext:value-type="float">
            <text:p>0.891704416761042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table:formula="of:=([$'baseline-6.22.0-data'.B50]+[$'baseline-6.22.0b-data'.B50])/2" office:value-type="float" office:value="0.0473" calcext:value-type="float">
            <text:p>0.0473</text:p>
          </table:table-cell>
          <table:table-cell table:formula="of:=([$'master-with-2377-without-ancestor-not-data'.B50]+[$'master-with-2377-without-ancestor-not2-data'.B50])/2" office:value-type="float" office:value="0.055" calcext:value-type="float">
            <text:p>0.055</text:p>
          </table:table-cell>
          <table:table-cell table:formula="of:=[.B50]/[.C50]" office:value-type="float" office:value="0.86" calcext:value-type="float">
            <text:p>0.86</text:p>
          </table:table-cell>
          <table:table-cell/>
          <table:table-cell table:formula="of:=([$'master-with-2377-without-ancestor-not-optimized-data'.B50]+[$'master-with-2377-without-ancestor-not-optimized2-data'.B50])/2" office:value-type="float" office:value="0.05695" calcext:value-type="float">
            <text:p>0.05695</text:p>
          </table:table-cell>
          <table:table-cell table:formula="of:=[.B50]/[.F50]" office:value-type="float" office:value="0.830553116769096" calcext:value-type="float">
            <text:p>0.830553116769096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table:formula="of:=([$'baseline-6.22.0-data'.B51]+[$'baseline-6.22.0b-data'.B51])/2" office:value-type="float" office:value="0.05185" calcext:value-type="float">
            <text:p>0.05185</text:p>
          </table:table-cell>
          <table:table-cell table:formula="of:=([$'master-with-2377-without-ancestor-not-data'.B51]+[$'master-with-2377-without-ancestor-not2-data'.B51])/2" office:value-type="float" office:value="0.06595" calcext:value-type="float">
            <text:p>0.06595</text:p>
          </table:table-cell>
          <table:table-cell table:formula="of:=[.B51]/[.C51]" office:value-type="float" office:value="0.78620166793025" calcext:value-type="float">
            <text:p>0.78620166793025</text:p>
          </table:table-cell>
          <table:table-cell/>
          <table:table-cell table:formula="of:=([$'master-with-2377-without-ancestor-not-optimized-data'.B51]+[$'master-with-2377-without-ancestor-not-optimized2-data'.B51])/2" office:value-type="float" office:value="0.04975" calcext:value-type="float">
            <text:p>0.04975</text:p>
          </table:table-cell>
          <table:table-cell table:formula="of:=[.B51]/[.F51]" office:value-type="float" office:value="1.04221105527638" calcext:value-type="float">
            <text:p>1.04221105527638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table:formula="of:=([$'baseline-6.22.0-data'.B52]+[$'baseline-6.22.0b-data'.B52])/2" office:value-type="float" office:value="1.2739" calcext:value-type="float">
            <text:p>1.2739</text:p>
          </table:table-cell>
          <table:table-cell table:formula="of:=([$'master-with-2377-without-ancestor-not-data'.B52]+[$'master-with-2377-without-ancestor-not2-data'.B52])/2" office:value-type="float" office:value="0.35855" calcext:value-type="float">
            <text:p>0.35855</text:p>
          </table:table-cell>
          <table:table-cell table:formula="of:=[.B52]/[.C52]" office:value-type="float" office:value="3.55292148933203" calcext:value-type="float">
            <text:p>3.55292148933203</text:p>
          </table:table-cell>
          <table:table-cell/>
          <table:table-cell table:formula="of:=([$'master-with-2377-without-ancestor-not-optimized-data'.B52]+[$'master-with-2377-without-ancestor-not-optimized2-data'.B52])/2" office:value-type="float" office:value="0.39685" calcext:value-type="float">
            <text:p>0.39685</text:p>
          </table:table-cell>
          <table:table-cell table:formula="of:=[.B52]/[.F52]" office:value-type="float" office:value="3.21002897820335" calcext:value-type="float">
            <text:p>3.21002897820335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table:formula="of:=([$'baseline-6.22.0-data'.B53]+[$'baseline-6.22.0b-data'.B53])/2" office:value-type="float" office:value="0.2502" calcext:value-type="float">
            <text:p>0.2502</text:p>
          </table:table-cell>
          <table:table-cell table:formula="of:=([$'master-with-2377-without-ancestor-not-data'.B53]+[$'master-with-2377-without-ancestor-not2-data'.B53])/2" office:value-type="float" office:value="0.238" calcext:value-type="float">
            <text:p>0.238</text:p>
          </table:table-cell>
          <table:table-cell table:formula="of:=[.B53]/[.C53]" office:value-type="float" office:value="1.05126050420168" calcext:value-type="float">
            <text:p>1.05126050420168</text:p>
          </table:table-cell>
          <table:table-cell/>
          <table:table-cell table:formula="of:=([$'master-with-2377-without-ancestor-not-optimized-data'.B53]+[$'master-with-2377-without-ancestor-not-optimized2-data'.B53])/2" office:value-type="float" office:value="0.2445" calcext:value-type="float">
            <text:p>0.2445</text:p>
          </table:table-cell>
          <table:table-cell table:formula="of:=[.B53]/[.F53]" office:value-type="float" office:value="1.02331288343558" calcext:value-type="float">
            <text:p>1.02331288343558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table:formula="of:=([$'baseline-6.22.0-data'.B54]+[$'baseline-6.22.0b-data'.B54])/2" office:value-type="float" office:value="0.18405" calcext:value-type="float">
            <text:p>0.18405</text:p>
          </table:table-cell>
          <table:table-cell table:formula="of:=([$'master-with-2377-without-ancestor-not-data'.B54]+[$'master-with-2377-without-ancestor-not2-data'.B54])/2" office:value-type="float" office:value="0.15755" calcext:value-type="float">
            <text:p>0.15755</text:p>
          </table:table-cell>
          <table:table-cell table:formula="of:=[.B54]/[.C54]" office:value-type="float" office:value="1.16820057124722" calcext:value-type="float">
            <text:p>1.16820057124722</text:p>
          </table:table-cell>
          <table:table-cell/>
          <table:table-cell table:formula="of:=([$'master-with-2377-without-ancestor-not-optimized-data'.B54]+[$'master-with-2377-without-ancestor-not-optimized2-data'.B54])/2" office:value-type="float" office:value="0.14665" calcext:value-type="float">
            <text:p>0.14665</text:p>
          </table:table-cell>
          <table:table-cell table:formula="of:=[.B54]/[.F54]" office:value-type="float" office:value="1.25502898056597" calcext:value-type="float">
            <text:p>1.25502898056597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table:formula="of:=([$'baseline-6.22.0-data'.B55]+[$'baseline-6.22.0b-data'.B55])/2" office:value-type="float" office:value="0.2542" calcext:value-type="float">
            <text:p>0.2542</text:p>
          </table:table-cell>
          <table:table-cell table:formula="of:=([$'master-with-2377-without-ancestor-not-data'.B55]+[$'master-with-2377-without-ancestor-not2-data'.B55])/2" office:value-type="float" office:value="0.27795" calcext:value-type="float">
            <text:p>0.27795</text:p>
          </table:table-cell>
          <table:table-cell table:formula="of:=[.B55]/[.C55]" office:value-type="float" office:value="0.914552977154164" calcext:value-type="float">
            <text:p>0.914552977154164</text:p>
          </table:table-cell>
          <table:table-cell/>
          <table:table-cell table:formula="of:=([$'master-with-2377-without-ancestor-not-optimized-data'.B55]+[$'master-with-2377-without-ancestor-not-optimized2-data'.B55])/2" office:value-type="float" office:value="0.2873" calcext:value-type="float">
            <text:p>0.2873</text:p>
          </table:table-cell>
          <table:table-cell table:formula="of:=[.B55]/[.F55]" office:value-type="float" office:value="0.88478941872607" calcext:value-type="float">
            <text:p>0.88478941872607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table:formula="of:=([$'baseline-6.22.0-data'.B56]+[$'baseline-6.22.0b-data'.B56])/2" office:value-type="float" office:value="0.26645" calcext:value-type="float">
            <text:p>0.26645</text:p>
          </table:table-cell>
          <table:table-cell table:formula="of:=([$'master-with-2377-without-ancestor-not-data'.B56]+[$'master-with-2377-without-ancestor-not2-data'.B56])/2" office:value-type="float" office:value="0.2466" calcext:value-type="float">
            <text:p>0.2466</text:p>
          </table:table-cell>
          <table:table-cell table:formula="of:=[.B56]/[.C56]" office:value-type="float" office:value="1.08049472830495" calcext:value-type="float">
            <text:p>1.08049472830495</text:p>
          </table:table-cell>
          <table:table-cell/>
          <table:table-cell table:formula="of:=([$'master-with-2377-without-ancestor-not-optimized-data'.B56]+[$'master-with-2377-without-ancestor-not-optimized2-data'.B56])/2" office:value-type="float" office:value="0.26955" calcext:value-type="float">
            <text:p>0.26955</text:p>
          </table:table-cell>
          <table:table-cell table:formula="of:=[.B56]/[.F56]" office:value-type="float" office:value="0.988499350769802" calcext:value-type="float">
            <text:p>0.988499350769802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table:formula="of:=([$'baseline-6.22.0-data'.B57]+[$'baseline-6.22.0b-data'.B57])/2" office:value-type="float" office:value="0.0515" calcext:value-type="float">
            <text:p>0.0515</text:p>
          </table:table-cell>
          <table:table-cell table:formula="of:=([$'master-with-2377-without-ancestor-not-data'.B57]+[$'master-with-2377-without-ancestor-not2-data'.B57])/2" office:value-type="float" office:value="0.0891" calcext:value-type="float">
            <text:p>0.0891</text:p>
          </table:table-cell>
          <table:table-cell table:formula="of:=[.B57]/[.C57]" office:value-type="float" office:value="0.578002244668911" calcext:value-type="float">
            <text:p>0.578002244668911</text:p>
          </table:table-cell>
          <table:table-cell/>
          <table:table-cell table:formula="of:=([$'master-with-2377-without-ancestor-not-optimized-data'.B57]+[$'master-with-2377-without-ancestor-not-optimized2-data'.B57])/2" office:value-type="float" office:value="0.08515" calcext:value-type="float">
            <text:p>0.08515</text:p>
          </table:table-cell>
          <table:table-cell table:formula="of:=[.B57]/[.F57]" office:value-type="float" office:value="0.604815032295948" calcext:value-type="float">
            <text:p>0.604815032295948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table:formula="of:=([$'baseline-6.22.0-data'.B58]+[$'baseline-6.22.0b-data'.B58])/2" office:value-type="float" office:value="0.84275" calcext:value-type="float">
            <text:p>0.84275</text:p>
          </table:table-cell>
          <table:table-cell table:formula="of:=([$'master-with-2377-without-ancestor-not-data'.B58]+[$'master-with-2377-without-ancestor-not2-data'.B58])/2" office:value-type="float" office:value="0.8813" calcext:value-type="float">
            <text:p>0.8813</text:p>
          </table:table-cell>
          <table:table-cell table:formula="of:=[.B58]/[.C58]" office:value-type="float" office:value="0.956257800975831" calcext:value-type="float">
            <text:p>0.956257800975831</text:p>
          </table:table-cell>
          <table:table-cell/>
          <table:table-cell table:formula="of:=([$'master-with-2377-without-ancestor-not-optimized-data'.B58]+[$'master-with-2377-without-ancestor-not-optimized2-data'.B58])/2" office:value-type="float" office:value="0.8594" calcext:value-type="float">
            <text:p>0.8594</text:p>
          </table:table-cell>
          <table:table-cell table:formula="of:=[.B58]/[.F58]" office:value-type="float" office:value="0.980626018152199" calcext:value-type="float">
            <text:p>0.980626018152199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table:formula="of:=([$'baseline-6.22.0-data'.B59]+[$'baseline-6.22.0b-data'.B59])/2" office:value-type="float" office:value="0.10435" calcext:value-type="float">
            <text:p>0.10435</text:p>
          </table:table-cell>
          <table:table-cell table:formula="of:=([$'master-with-2377-without-ancestor-not-data'.B59]+[$'master-with-2377-without-ancestor-not2-data'.B59])/2" office:value-type="float" office:value="0.04095" calcext:value-type="float">
            <text:p>0.04095</text:p>
          </table:table-cell>
          <table:table-cell table:formula="of:=[.B59]/[.C59]" office:value-type="float" office:value="2.54822954822955" calcext:value-type="float">
            <text:p>2.54822954822955</text:p>
          </table:table-cell>
          <table:table-cell/>
          <table:table-cell table:formula="of:=([$'master-with-2377-without-ancestor-not-optimized-data'.B59]+[$'master-with-2377-without-ancestor-not-optimized2-data'.B59])/2" office:value-type="float" office:value="0.04195" calcext:value-type="float">
            <text:p>0.04195</text:p>
          </table:table-cell>
          <table:table-cell table:formula="of:=[.B59]/[.F59]" office:value-type="float" office:value="2.48748510131108" calcext:value-type="float">
            <text:p>2.48748510131108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table:formula="of:=([$'baseline-6.22.0-data'.B60]+[$'baseline-6.22.0b-data'.B60])/2" office:value-type="float" office:value="0.63975" calcext:value-type="float">
            <text:p>0.63975</text:p>
          </table:table-cell>
          <table:table-cell table:formula="of:=([$'master-with-2377-without-ancestor-not-data'.B60]+[$'master-with-2377-without-ancestor-not2-data'.B60])/2" office:value-type="float" office:value="0.6365" calcext:value-type="float">
            <text:p>0.6365</text:p>
          </table:table-cell>
          <table:table-cell table:formula="of:=[.B60]/[.C60]" office:value-type="float" office:value="1.00510604870385" calcext:value-type="float">
            <text:p>1.00510604870385</text:p>
          </table:table-cell>
          <table:table-cell/>
          <table:table-cell table:formula="of:=([$'master-with-2377-without-ancestor-not-optimized-data'.B60]+[$'master-with-2377-without-ancestor-not-optimized2-data'.B60])/2" office:value-type="float" office:value="0.66085" calcext:value-type="float">
            <text:p>0.66085</text:p>
          </table:table-cell>
          <table:table-cell table:formula="of:=[.B60]/[.F60]" office:value-type="float" office:value="0.968071423167133" calcext:value-type="float">
            <text:p>0.968071423167133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table:formula="of:=([$'baseline-6.22.0-data'.B61]+[$'baseline-6.22.0b-data'.B61])/2" office:value-type="float" office:value="0.29445" calcext:value-type="float">
            <text:p>0.29445</text:p>
          </table:table-cell>
          <table:table-cell table:formula="of:=([$'master-with-2377-without-ancestor-not-data'.B61]+[$'master-with-2377-without-ancestor-not2-data'.B61])/2" office:value-type="float" office:value="0.29185" calcext:value-type="float">
            <text:p>0.29185</text:p>
          </table:table-cell>
          <table:table-cell table:formula="of:=[.B61]/[.C61]" office:value-type="float" office:value="1.00890868596882" calcext:value-type="float">
            <text:p>1.00890868596882</text:p>
          </table:table-cell>
          <table:table-cell/>
          <table:table-cell table:formula="of:=([$'master-with-2377-without-ancestor-not-optimized-data'.B61]+[$'master-with-2377-without-ancestor-not-optimized2-data'.B61])/2" office:value-type="float" office:value="0.3325" calcext:value-type="float">
            <text:p>0.3325</text:p>
          </table:table-cell>
          <table:table-cell table:formula="of:=[.B61]/[.F61]" office:value-type="float" office:value="0.885563909774436" calcext:value-type="float">
            <text:p>0.885563909774436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table:formula="of:=([$'baseline-6.22.0-data'.B62]+[$'baseline-6.22.0b-data'.B62])/2" office:value-type="float" office:value="0.2529" calcext:value-type="float">
            <text:p>0.2529</text:p>
          </table:table-cell>
          <table:table-cell table:formula="of:=([$'master-with-2377-without-ancestor-not-data'.B62]+[$'master-with-2377-without-ancestor-not2-data'.B62])/2" office:value-type="float" office:value="0.2484" calcext:value-type="float">
            <text:p>0.2484</text:p>
          </table:table-cell>
          <table:table-cell table:formula="of:=[.B62]/[.C62]" office:value-type="float" office:value="1.01811594202899" calcext:value-type="float">
            <text:p>1.01811594202899</text:p>
          </table:table-cell>
          <table:table-cell/>
          <table:table-cell table:formula="of:=([$'master-with-2377-without-ancestor-not-optimized-data'.B62]+[$'master-with-2377-without-ancestor-not-optimized2-data'.B62])/2" office:value-type="float" office:value="0.2542" calcext:value-type="float">
            <text:p>0.2542</text:p>
          </table:table-cell>
          <table:table-cell table:formula="of:=[.B62]/[.F62]" office:value-type="float" office:value="0.994885916601101" calcext:value-type="float">
            <text:p>0.994885916601101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table:formula="of:=([$'baseline-6.22.0-data'.B63]+[$'baseline-6.22.0b-data'.B63])/2" office:value-type="float" office:value="0.03225" calcext:value-type="float">
            <text:p>0.03225</text:p>
          </table:table-cell>
          <table:table-cell table:formula="of:=([$'master-with-2377-without-ancestor-not-data'.B63]+[$'master-with-2377-without-ancestor-not2-data'.B63])/2" office:value-type="float" office:value="0.0382" calcext:value-type="float">
            <text:p>0.0382</text:p>
          </table:table-cell>
          <table:table-cell table:formula="of:=[.B63]/[.C63]" office:value-type="float" office:value="0.844240837696335" calcext:value-type="float">
            <text:p>0.844240837696335</text:p>
          </table:table-cell>
          <table:table-cell/>
          <table:table-cell table:formula="of:=([$'master-with-2377-without-ancestor-not-optimized-data'.B63]+[$'master-with-2377-without-ancestor-not-optimized2-data'.B63])/2" office:value-type="float" office:value="0.03955" calcext:value-type="float">
            <text:p>0.03955</text:p>
          </table:table-cell>
          <table:table-cell table:formula="of:=[.B63]/[.F63]" office:value-type="float" office:value="0.815423514538559" calcext:value-type="float">
            <text:p>0.815423514538559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table:formula="of:=([$'baseline-6.22.0-data'.B64]+[$'baseline-6.22.0b-data'.B64])/2" office:value-type="float" office:value="0.0556" calcext:value-type="float">
            <text:p>0.0556</text:p>
          </table:table-cell>
          <table:table-cell table:formula="of:=([$'master-with-2377-without-ancestor-not-data'.B64]+[$'master-with-2377-without-ancestor-not2-data'.B64])/2" office:value-type="float" office:value="0.0548" calcext:value-type="float">
            <text:p>0.0548</text:p>
          </table:table-cell>
          <table:table-cell table:formula="of:=[.B64]/[.C64]" office:value-type="float" office:value="1.01459854014599" calcext:value-type="float">
            <text:p>1.01459854014599</text:p>
          </table:table-cell>
          <table:table-cell/>
          <table:table-cell table:formula="of:=([$'master-with-2377-without-ancestor-not-optimized-data'.B64]+[$'master-with-2377-without-ancestor-not-optimized2-data'.B64])/2" office:value-type="float" office:value="0.05605" calcext:value-type="float">
            <text:p>0.05605</text:p>
          </table:table-cell>
          <table:table-cell table:formula="of:=[.B64]/[.F64]" office:value-type="float" office:value="0.991971454058876" calcext:value-type="float">
            <text:p>0.991971454058876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table:formula="of:=([$'baseline-6.22.0-data'.B65]+[$'baseline-6.22.0b-data'.B65])/2" office:value-type="float" office:value="0.11355" calcext:value-type="float">
            <text:p>0.11355</text:p>
          </table:table-cell>
          <table:table-cell table:formula="of:=([$'master-with-2377-without-ancestor-not-data'.B65]+[$'master-with-2377-without-ancestor-not2-data'.B65])/2" office:value-type="float" office:value="0.0762" calcext:value-type="float">
            <text:p>0.0762</text:p>
          </table:table-cell>
          <table:table-cell table:formula="of:=[.B65]/[.C65]" office:value-type="float" office:value="1.49015748031496" calcext:value-type="float">
            <text:p>1.49015748031496</text:p>
          </table:table-cell>
          <table:table-cell/>
          <table:table-cell table:formula="of:=([$'master-with-2377-without-ancestor-not-optimized-data'.B65]+[$'master-with-2377-without-ancestor-not-optimized2-data'.B65])/2" office:value-type="float" office:value="0.10835" calcext:value-type="float">
            <text:p>0.10835</text:p>
          </table:table-cell>
          <table:table-cell table:formula="of:=[.B65]/[.F65]" office:value-type="float" office:value="1.04799261652054" calcext:value-type="float">
            <text:p>1.04799261652054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table:formula="of:=([$'baseline-6.22.0-data'.B66]+[$'baseline-6.22.0b-data'.B66])/2" office:value-type="float" office:value="0.1557" calcext:value-type="float">
            <text:p>0.1557</text:p>
          </table:table-cell>
          <table:table-cell table:formula="of:=([$'master-with-2377-without-ancestor-not-data'.B66]+[$'master-with-2377-without-ancestor-not2-data'.B66])/2" office:value-type="float" office:value="0.20065" calcext:value-type="float">
            <text:p>0.20065</text:p>
          </table:table-cell>
          <table:table-cell table:formula="of:=[.B66]/[.C66]" office:value-type="float" office:value="0.775978071268378" calcext:value-type="float">
            <text:p>0.775978071268378</text:p>
          </table:table-cell>
          <table:table-cell/>
          <table:table-cell table:formula="of:=([$'master-with-2377-without-ancestor-not-optimized-data'.B66]+[$'master-with-2377-without-ancestor-not-optimized2-data'.B66])/2" office:value-type="float" office:value="0.2227" calcext:value-type="float">
            <text:p>0.2227</text:p>
          </table:table-cell>
          <table:table-cell table:formula="of:=[.B66]/[.F66]" office:value-type="float" office:value="0.699146834306242" calcext:value-type="float">
            <text:p>0.699146834306242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table:formula="of:=([$'baseline-6.22.0-data'.B67]+[$'baseline-6.22.0b-data'.B67])/2" office:value-type="float" office:value="0.0524" calcext:value-type="float">
            <text:p>0.0524</text:p>
          </table:table-cell>
          <table:table-cell table:formula="of:=([$'master-with-2377-without-ancestor-not-data'.B67]+[$'master-with-2377-without-ancestor-not2-data'.B67])/2" office:value-type="float" office:value="0.0541" calcext:value-type="float">
            <text:p>0.0541</text:p>
          </table:table-cell>
          <table:table-cell table:formula="of:=[.B67]/[.C67]" office:value-type="float" office:value="0.968576709796673" calcext:value-type="float">
            <text:p>0.968576709796673</text:p>
          </table:table-cell>
          <table:table-cell/>
          <table:table-cell table:formula="of:=([$'master-with-2377-without-ancestor-not-optimized-data'.B67]+[$'master-with-2377-without-ancestor-not-optimized2-data'.B67])/2" office:value-type="float" office:value="0.0538" calcext:value-type="float">
            <text:p>0.0538</text:p>
          </table:table-cell>
          <table:table-cell table:formula="of:=[.B67]/[.F67]" office:value-type="float" office:value="0.973977695167286" calcext:value-type="float">
            <text:p>0.973977695167286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table:formula="of:=([$'baseline-6.22.0-data'.B68]+[$'baseline-6.22.0b-data'.B68])/2" office:value-type="float" office:value="0.1416" calcext:value-type="float">
            <text:p>0.1416</text:p>
          </table:table-cell>
          <table:table-cell table:formula="of:=([$'master-with-2377-without-ancestor-not-data'.B68]+[$'master-with-2377-without-ancestor-not2-data'.B68])/2" office:value-type="float" office:value="0.1492" calcext:value-type="float">
            <text:p>0.1492</text:p>
          </table:table-cell>
          <table:table-cell table:formula="of:=[.B68]/[.C68]" office:value-type="float" office:value="0.949061662198391" calcext:value-type="float">
            <text:p>0.949061662198391</text:p>
          </table:table-cell>
          <table:table-cell/>
          <table:table-cell table:formula="of:=([$'master-with-2377-without-ancestor-not-optimized-data'.B68]+[$'master-with-2377-without-ancestor-not-optimized2-data'.B68])/2" office:value-type="float" office:value="0.1814" calcext:value-type="float">
            <text:p>0.1814</text:p>
          </table:table-cell>
          <table:table-cell table:formula="of:=[.B68]/[.F68]" office:value-type="float" office:value="0.780595369349504" calcext:value-type="float">
            <text:p>0.780595369349504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table:formula="of:=([$'baseline-6.22.0-data'.B69]+[$'baseline-6.22.0b-data'.B69])/2" office:value-type="float" office:value="0.1242" calcext:value-type="float">
            <text:p>0.1242</text:p>
          </table:table-cell>
          <table:table-cell table:formula="of:=([$'master-with-2377-without-ancestor-not-data'.B69]+[$'master-with-2377-without-ancestor-not2-data'.B69])/2" office:value-type="float" office:value="0.2596" calcext:value-type="float">
            <text:p>0.2596</text:p>
          </table:table-cell>
          <table:table-cell table:formula="of:=[.B69]/[.C69]" office:value-type="float" office:value="0.478428351309707" calcext:value-type="float">
            <text:p>0.478428351309707</text:p>
          </table:table-cell>
          <table:table-cell/>
          <table:table-cell table:formula="of:=([$'master-with-2377-without-ancestor-not-optimized-data'.B69]+[$'master-with-2377-without-ancestor-not-optimized2-data'.B69])/2" office:value-type="float" office:value="0.2481" calcext:value-type="float">
            <text:p>0.2481</text:p>
          </table:table-cell>
          <table:table-cell table:formula="of:=[.B69]/[.F69]" office:value-type="float" office:value="0.500604594921403" calcext:value-type="float">
            <text:p>0.500604594921403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table:formula="of:=([$'baseline-6.22.0-data'.B70]+[$'baseline-6.22.0b-data'.B70])/2" office:value-type="float" office:value="0.63685" calcext:value-type="float">
            <text:p>0.63685</text:p>
          </table:table-cell>
          <table:table-cell table:formula="of:=([$'master-with-2377-without-ancestor-not-data'.B70]+[$'master-with-2377-without-ancestor-not2-data'.B70])/2" office:value-type="float" office:value="0.7316" calcext:value-type="float">
            <text:p>0.7316</text:p>
          </table:table-cell>
          <table:table-cell table:formula="of:=[.B70]/[.C70]" office:value-type="float" office:value="0.870489338436304" calcext:value-type="float">
            <text:p>0.870489338436304</text:p>
          </table:table-cell>
          <table:table-cell/>
          <table:table-cell table:formula="of:=([$'master-with-2377-without-ancestor-not-optimized-data'.B70]+[$'master-with-2377-without-ancestor-not-optimized2-data'.B70])/2" office:value-type="float" office:value="0.7636" calcext:value-type="float">
            <text:p>0.7636</text:p>
          </table:table-cell>
          <table:table-cell table:formula="of:=[.B70]/[.F70]" office:value-type="float" office:value="0.834009952854898" calcext:value-type="float">
            <text:p>0.834009952854898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table:formula="of:=([$'baseline-6.22.0-data'.B71]+[$'baseline-6.22.0b-data'.B71])/2" office:value-type="float" office:value="0.1001" calcext:value-type="float">
            <text:p>0.1001</text:p>
          </table:table-cell>
          <table:table-cell table:formula="of:=([$'master-with-2377-without-ancestor-not-data'.B71]+[$'master-with-2377-without-ancestor-not2-data'.B71])/2" office:value-type="float" office:value="0.07585" calcext:value-type="float">
            <text:p>0.07585</text:p>
          </table:table-cell>
          <table:table-cell table:formula="of:=[.B71]/[.C71]" office:value-type="float" office:value="1.3197099538563" calcext:value-type="float">
            <text:p>1.3197099538563</text:p>
          </table:table-cell>
          <table:table-cell/>
          <table:table-cell table:formula="of:=([$'master-with-2377-without-ancestor-not-optimized-data'.B71]+[$'master-with-2377-without-ancestor-not-optimized2-data'.B71])/2" office:value-type="float" office:value="0.0774" calcext:value-type="float">
            <text:p>0.0774</text:p>
          </table:table-cell>
          <table:table-cell table:formula="of:=[.B71]/[.F71]" office:value-type="float" office:value="1.29328165374677" calcext:value-type="float">
            <text:p>1.29328165374677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table:formula="of:=([$'baseline-6.22.0-data'.B72]+[$'baseline-6.22.0b-data'.B72])/2" office:value-type="float" office:value="1.67245" calcext:value-type="float">
            <text:p>1.67245</text:p>
          </table:table-cell>
          <table:table-cell table:formula="of:=([$'master-with-2377-without-ancestor-not-data'.B72]+[$'master-with-2377-without-ancestor-not2-data'.B72])/2" office:value-type="float" office:value="1.68755" calcext:value-type="float">
            <text:p>1.68755</text:p>
          </table:table-cell>
          <table:table-cell table:formula="of:=[.B72]/[.C72]" office:value-type="float" office:value="0.991052116974312" calcext:value-type="float">
            <text:p>0.991052116974312</text:p>
          </table:table-cell>
          <table:table-cell/>
          <table:table-cell table:formula="of:=([$'master-with-2377-without-ancestor-not-optimized-data'.B72]+[$'master-with-2377-without-ancestor-not-optimized2-data'.B72])/2" office:value-type="float" office:value="1.7199" calcext:value-type="float">
            <text:p>1.7199</text:p>
          </table:table-cell>
          <table:table-cell table:formula="of:=[.B72]/[.F72]" office:value-type="float" office:value="0.972411186696901" calcext:value-type="float">
            <text:p>0.97241118669690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table:formula="of:=([$'baseline-6.22.0-data'.B73]+[$'baseline-6.22.0b-data'.B73])/2" office:value-type="float" office:value="0.37495" calcext:value-type="float">
            <text:p>0.37495</text:p>
          </table:table-cell>
          <table:table-cell table:formula="of:=([$'master-with-2377-without-ancestor-not-data'.B73]+[$'master-with-2377-without-ancestor-not2-data'.B73])/2" office:value-type="float" office:value="0.3497" calcext:value-type="float">
            <text:p>0.3497</text:p>
          </table:table-cell>
          <table:table-cell table:formula="of:=[.B73]/[.C73]" office:value-type="float" office:value="1.07220474692594" calcext:value-type="float">
            <text:p>1.07220474692594</text:p>
          </table:table-cell>
          <table:table-cell/>
          <table:table-cell table:formula="of:=([$'master-with-2377-without-ancestor-not-optimized-data'.B73]+[$'master-with-2377-without-ancestor-not-optimized2-data'.B73])/2" office:value-type="float" office:value="0.35315" calcext:value-type="float">
            <text:p>0.35315</text:p>
          </table:table-cell>
          <table:table-cell table:formula="of:=[.B73]/[.F73]" office:value-type="float" office:value="1.06173014299873" calcext:value-type="float">
            <text:p>1.06173014299873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table:formula="of:=([$'baseline-6.22.0-data'.B74]+[$'baseline-6.22.0b-data'.B74])/2" office:value-type="float" office:value="2.29005" calcext:value-type="float">
            <text:p>2.29005</text:p>
          </table:table-cell>
          <table:table-cell table:formula="of:=([$'master-with-2377-without-ancestor-not-data'.B74]+[$'master-with-2377-without-ancestor-not2-data'.B74])/2" office:value-type="float" office:value="2.29115" calcext:value-type="float">
            <text:p>2.29115</text:p>
          </table:table-cell>
          <table:table-cell table:formula="of:=[.B74]/[.C74]" office:value-type="float" office:value="0.999519891757414" calcext:value-type="float">
            <text:p>0.999519891757414</text:p>
          </table:table-cell>
          <table:table-cell/>
          <table:table-cell table:formula="of:=([$'master-with-2377-without-ancestor-not-optimized-data'.B74]+[$'master-with-2377-without-ancestor-not-optimized2-data'.B74])/2" office:value-type="float" office:value="2.43025" calcext:value-type="float">
            <text:p>2.43025</text:p>
          </table:table-cell>
          <table:table-cell table:formula="of:=[.B74]/[.F74]" office:value-type="float" office:value="0.942310461886637" calcext:value-type="float">
            <text:p>0.942310461886637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table:formula="of:=([$'baseline-6.22.0-data'.B75]+[$'baseline-6.22.0b-data'.B75])/2" office:value-type="float" office:value="0.4541" calcext:value-type="float">
            <text:p>0.4541</text:p>
          </table:table-cell>
          <table:table-cell table:formula="of:=([$'master-with-2377-without-ancestor-not-data'.B75]+[$'master-with-2377-without-ancestor-not2-data'.B75])/2" office:value-type="float" office:value="0.48745" calcext:value-type="float">
            <text:p>0.48745</text:p>
          </table:table-cell>
          <table:table-cell table:formula="of:=[.B75]/[.C75]" office:value-type="float" office:value="0.93158272643348" calcext:value-type="float">
            <text:p>0.93158272643348</text:p>
          </table:table-cell>
          <table:table-cell/>
          <table:table-cell table:formula="of:=([$'master-with-2377-without-ancestor-not-optimized-data'.B75]+[$'master-with-2377-without-ancestor-not-optimized2-data'.B75])/2" office:value-type="float" office:value="0.5009" calcext:value-type="float">
            <text:p>0.5009</text:p>
          </table:table-cell>
          <table:table-cell table:formula="of:=[.B75]/[.F75]" office:value-type="float" office:value="0.906568177280894" calcext:value-type="float">
            <text:p>0.906568177280894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table:formula="of:=([$'baseline-6.22.0-data'.B76]+[$'baseline-6.22.0b-data'.B76])/2" office:value-type="float" office:value="0.23305" calcext:value-type="float">
            <text:p>0.23305</text:p>
          </table:table-cell>
          <table:table-cell table:formula="of:=([$'master-with-2377-without-ancestor-not-data'.B76]+[$'master-with-2377-without-ancestor-not2-data'.B76])/2" office:value-type="float" office:value="0.2314" calcext:value-type="float">
            <text:p>0.2314</text:p>
          </table:table-cell>
          <table:table-cell table:formula="of:=[.B76]/[.C76]" office:value-type="float" office:value="1.0071305099395" calcext:value-type="float">
            <text:p>1.0071305099395</text:p>
          </table:table-cell>
          <table:table-cell/>
          <table:table-cell table:formula="of:=([$'master-with-2377-without-ancestor-not-optimized-data'.B76]+[$'master-with-2377-without-ancestor-not-optimized2-data'.B76])/2" office:value-type="float" office:value="0.26165" calcext:value-type="float">
            <text:p>0.26165</text:p>
          </table:table-cell>
          <table:table-cell table:formula="of:=[.B76]/[.F76]" office:value-type="float" office:value="0.890693674756354" calcext:value-type="float">
            <text:p>0.890693674756354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table:formula="of:=([$'baseline-6.22.0-data'.B77]+[$'baseline-6.22.0b-data'.B77])/2" office:value-type="float" office:value="0.244" calcext:value-type="float">
            <text:p>0.244</text:p>
          </table:table-cell>
          <table:table-cell table:formula="of:=([$'master-with-2377-without-ancestor-not-data'.B77]+[$'master-with-2377-without-ancestor-not2-data'.B77])/2" office:value-type="float" office:value="0.2598" calcext:value-type="float">
            <text:p>0.2598</text:p>
          </table:table-cell>
          <table:table-cell table:formula="of:=[.B77]/[.C77]" office:value-type="float" office:value="0.939183987682833" calcext:value-type="float">
            <text:p>0.939183987682833</text:p>
          </table:table-cell>
          <table:table-cell/>
          <table:table-cell table:formula="of:=([$'master-with-2377-without-ancestor-not-optimized-data'.B77]+[$'master-with-2377-without-ancestor-not-optimized2-data'.B77])/2" office:value-type="float" office:value="0.25485" calcext:value-type="float">
            <text:p>0.25485</text:p>
          </table:table-cell>
          <table:table-cell table:formula="of:=[.B77]/[.F77]" office:value-type="float" office:value="0.957425936825583" calcext:value-type="float">
            <text:p>0.957425936825583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table:formula="of:=([$'baseline-6.22.0-data'.B78]+[$'baseline-6.22.0b-data'.B78])/2" office:value-type="float" office:value="0.31415" calcext:value-type="float">
            <text:p>0.31415</text:p>
          </table:table-cell>
          <table:table-cell table:formula="of:=([$'master-with-2377-without-ancestor-not-data'.B78]+[$'master-with-2377-without-ancestor-not2-data'.B78])/2" office:value-type="float" office:value="0.35435" calcext:value-type="float">
            <text:p>0.35435</text:p>
          </table:table-cell>
          <table:table-cell table:formula="of:=[.B78]/[.C78]" office:value-type="float" office:value="0.886552843234091" calcext:value-type="float">
            <text:p>0.886552843234091</text:p>
          </table:table-cell>
          <table:table-cell/>
          <table:table-cell table:formula="of:=([$'master-with-2377-without-ancestor-not-optimized-data'.B78]+[$'master-with-2377-without-ancestor-not-optimized2-data'.B78])/2" office:value-type="float" office:value="0.3307" calcext:value-type="float">
            <text:p>0.3307</text:p>
          </table:table-cell>
          <table:table-cell table:formula="of:=[.B78]/[.F78]" office:value-type="float" office:value="0.949954641669187" calcext:value-type="float">
            <text:p>0.949954641669187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table:formula="of:=([$'baseline-6.22.0-data'.B79]+[$'baseline-6.22.0b-data'.B79])/2" office:value-type="float" office:value="0.2536" calcext:value-type="float">
            <text:p>0.2536</text:p>
          </table:table-cell>
          <table:table-cell table:formula="of:=([$'master-with-2377-without-ancestor-not-data'.B79]+[$'master-with-2377-without-ancestor-not2-data'.B79])/2" office:value-type="float" office:value="0.25725" calcext:value-type="float">
            <text:p>0.25725</text:p>
          </table:table-cell>
          <table:table-cell table:formula="of:=[.B79]/[.C79]" office:value-type="float" office:value="0.985811467444121" calcext:value-type="float">
            <text:p>0.985811467444121</text:p>
          </table:table-cell>
          <table:table-cell/>
          <table:table-cell table:formula="of:=([$'master-with-2377-without-ancestor-not-optimized-data'.B79]+[$'master-with-2377-without-ancestor-not-optimized2-data'.B79])/2" office:value-type="float" office:value="0.28695" calcext:value-type="float">
            <text:p>0.28695</text:p>
          </table:table-cell>
          <table:table-cell table:formula="of:=[.B79]/[.F79]" office:value-type="float" office:value="0.883777661613522" calcext:value-type="float">
            <text:p>0.883777661613522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table:formula="of:=([$'baseline-6.22.0-data'.B80]+[$'baseline-6.22.0b-data'.B80])/2" office:value-type="float" office:value="0.0715" calcext:value-type="float">
            <text:p>0.0715</text:p>
          </table:table-cell>
          <table:table-cell table:formula="of:=([$'master-with-2377-without-ancestor-not-data'.B80]+[$'master-with-2377-without-ancestor-not2-data'.B80])/2" office:value-type="float" office:value="0.12205" calcext:value-type="float">
            <text:p>0.12205</text:p>
          </table:table-cell>
          <table:table-cell table:formula="of:=[.B80]/[.C80]" office:value-type="float" office:value="0.585825481360098" calcext:value-type="float">
            <text:p>0.585825481360098</text:p>
          </table:table-cell>
          <table:table-cell/>
          <table:table-cell table:formula="of:=([$'master-with-2377-without-ancestor-not-optimized-data'.B80]+[$'master-with-2377-without-ancestor-not-optimized2-data'.B80])/2" office:value-type="float" office:value="0.1297" calcext:value-type="float">
            <text:p>0.1297</text:p>
          </table:table-cell>
          <table:table-cell table:formula="of:=[.B80]/[.F80]" office:value-type="float" office:value="0.551272166538165" calcext:value-type="float">
            <text:p>0.551272166538165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table:formula="of:=([$'baseline-6.22.0-data'.B81]+[$'baseline-6.22.0b-data'.B81])/2" office:value-type="float" office:value="0.64525" calcext:value-type="float">
            <text:p>0.64525</text:p>
          </table:table-cell>
          <table:table-cell table:formula="of:=([$'master-with-2377-without-ancestor-not-data'.B81]+[$'master-with-2377-without-ancestor-not2-data'.B81])/2" office:value-type="float" office:value="0.64355" calcext:value-type="float">
            <text:p>0.64355</text:p>
          </table:table-cell>
          <table:table-cell table:formula="of:=[.B81]/[.C81]" office:value-type="float" office:value="1.00264159738948" calcext:value-type="float">
            <text:p>1.00264159738948</text:p>
          </table:table-cell>
          <table:table-cell/>
          <table:table-cell table:formula="of:=([$'master-with-2377-without-ancestor-not-optimized-data'.B81]+[$'master-with-2377-without-ancestor-not-optimized2-data'.B81])/2" office:value-type="float" office:value="0.6735" calcext:value-type="float">
            <text:p>0.6735</text:p>
          </table:table-cell>
          <table:table-cell table:formula="of:=[.B81]/[.F81]" office:value-type="float" office:value="0.958054936896808" calcext:value-type="float">
            <text:p>0.958054936896808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table:formula="of:=([$'baseline-6.22.0-data'.B82]+[$'baseline-6.22.0b-data'.B82])/2" office:value-type="float" office:value="3.89885" calcext:value-type="float">
            <text:p>3.89885</text:p>
          </table:table-cell>
          <table:table-cell table:formula="of:=([$'master-with-2377-without-ancestor-not-data'.B82]+[$'master-with-2377-without-ancestor-not2-data'.B82])/2" office:value-type="float" office:value="0.75605" calcext:value-type="float">
            <text:p>0.75605</text:p>
          </table:table-cell>
          <table:table-cell table:formula="of:=[.B82]/[.C82]" office:value-type="float" office:value="5.15686793201508" calcext:value-type="float">
            <text:p>5.15686793201508</text:p>
          </table:table-cell>
          <table:table-cell/>
          <table:table-cell table:formula="of:=([$'master-with-2377-without-ancestor-not-optimized-data'.B82]+[$'master-with-2377-without-ancestor-not-optimized2-data'.B82])/2" office:value-type="float" office:value="0.79905" calcext:value-type="float">
            <text:p>0.79905</text:p>
          </table:table-cell>
          <table:table-cell table:formula="of:=[.B82]/[.F82]" office:value-type="float" office:value="4.87935673612415" calcext:value-type="float">
            <text:p>4.87935673612415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table:formula="of:=([$'baseline-6.22.0-data'.B83]+[$'baseline-6.22.0b-data'.B83])/2" office:value-type="float" office:value="0.3409" calcext:value-type="float">
            <text:p>0.3409</text:p>
          </table:table-cell>
          <table:table-cell table:formula="of:=([$'master-with-2377-without-ancestor-not-data'.B83]+[$'master-with-2377-without-ancestor-not2-data'.B83])/2" office:value-type="float" office:value="0.33015" calcext:value-type="float">
            <text:p>0.33015</text:p>
          </table:table-cell>
          <table:table-cell table:formula="of:=[.B83]/[.C83]" office:value-type="float" office:value="1.03256095714069" calcext:value-type="float">
            <text:p>1.03256095714069</text:p>
          </table:table-cell>
          <table:table-cell/>
          <table:table-cell table:formula="of:=([$'master-with-2377-without-ancestor-not-optimized-data'.B83]+[$'master-with-2377-without-ancestor-not-optimized2-data'.B83])/2" office:value-type="float" office:value="0.34245" calcext:value-type="float">
            <text:p>0.34245</text:p>
          </table:table-cell>
          <table:table-cell table:formula="of:=[.B83]/[.F83]" office:value-type="float" office:value="0.995473791794422" calcext:value-type="float">
            <text:p>0.995473791794422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table:formula="of:=([$'baseline-6.22.0-data'.B84]+[$'baseline-6.22.0b-data'.B84])/2" office:value-type="float" office:value="0.43475" calcext:value-type="float">
            <text:p>0.43475</text:p>
          </table:table-cell>
          <table:table-cell table:formula="of:=([$'master-with-2377-without-ancestor-not-data'.B84]+[$'master-with-2377-without-ancestor-not2-data'.B84])/2" office:value-type="float" office:value="0.43345" calcext:value-type="float">
            <text:p>0.43345</text:p>
          </table:table-cell>
          <table:table-cell table:formula="of:=[.B84]/[.C84]" office:value-type="float" office:value="1.00299919252509" calcext:value-type="float">
            <text:p>1.00299919252509</text:p>
          </table:table-cell>
          <table:table-cell/>
          <table:table-cell table:formula="of:=([$'master-with-2377-without-ancestor-not-optimized-data'.B84]+[$'master-with-2377-without-ancestor-not-optimized2-data'.B84])/2" office:value-type="float" office:value="0.44805" calcext:value-type="float">
            <text:p>0.44805</text:p>
          </table:table-cell>
          <table:table-cell table:formula="of:=[.B84]/[.F84]" office:value-type="float" office:value="0.970315812967303" calcext:value-type="float">
            <text:p>0.970315812967303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table:formula="of:=([$'baseline-6.22.0-data'.B85]+[$'baseline-6.22.0b-data'.B85])/2" office:value-type="float" office:value="0.5766" calcext:value-type="float">
            <text:p>0.5766</text:p>
          </table:table-cell>
          <table:table-cell table:formula="of:=([$'master-with-2377-without-ancestor-not-data'.B85]+[$'master-with-2377-without-ancestor-not2-data'.B85])/2" office:value-type="float" office:value="0.6257" calcext:value-type="float">
            <text:p>0.6257</text:p>
          </table:table-cell>
          <table:table-cell table:formula="of:=[.B85]/[.C85]" office:value-type="float" office:value="0.921527888764584" calcext:value-type="float">
            <text:p>0.921527888764584</text:p>
          </table:table-cell>
          <table:table-cell/>
          <table:table-cell table:formula="of:=([$'master-with-2377-without-ancestor-not-optimized-data'.B85]+[$'master-with-2377-without-ancestor-not-optimized2-data'.B85])/2" office:value-type="float" office:value="0.62675" calcext:value-type="float">
            <text:p>0.62675</text:p>
          </table:table-cell>
          <table:table-cell table:formula="of:=[.B85]/[.F85]" office:value-type="float" office:value="0.91998404467491" calcext:value-type="float">
            <text:p>0.91998404467491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table:formula="of:=([$'baseline-6.22.0-data'.B86]+[$'baseline-6.22.0b-data'.B86])/2" office:value-type="float" office:value="1.6541" calcext:value-type="float">
            <text:p>1.6541</text:p>
          </table:table-cell>
          <table:table-cell table:formula="of:=([$'master-with-2377-without-ancestor-not-data'.B86]+[$'master-with-2377-without-ancestor-not2-data'.B86])/2" office:value-type="float" office:value="1.6779" calcext:value-type="float">
            <text:p>1.6779</text:p>
          </table:table-cell>
          <table:table-cell table:formula="of:=[.B86]/[.C86]" office:value-type="float" office:value="0.985815602836879" calcext:value-type="float">
            <text:p>0.985815602836879</text:p>
          </table:table-cell>
          <table:table-cell/>
          <table:table-cell table:formula="of:=([$'master-with-2377-without-ancestor-not-optimized-data'.B86]+[$'master-with-2377-without-ancestor-not-optimized2-data'.B86])/2" office:value-type="float" office:value="1.7567" calcext:value-type="float">
            <text:p>1.7567</text:p>
          </table:table-cell>
          <table:table-cell table:formula="of:=[.B86]/[.F86]" office:value-type="float" office:value="0.941595036147322" calcext:value-type="float">
            <text:p>0.941595036147322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table:formula="of:=([$'baseline-6.22.0-data'.B87]+[$'baseline-6.22.0b-data'.B87])/2" office:value-type="float" office:value="0.0054" calcext:value-type="float">
            <text:p>0.0054</text:p>
          </table:table-cell>
          <table:table-cell table:formula="of:=([$'master-with-2377-without-ancestor-not-data'.B87]+[$'master-with-2377-without-ancestor-not2-data'.B87])/2" office:value-type="float" office:value="0.00515" calcext:value-type="float">
            <text:p>0.00515</text:p>
          </table:table-cell>
          <table:table-cell table:formula="of:=[.B87]/[.C87]" office:value-type="float" office:value="1.04854368932039" calcext:value-type="float">
            <text:p>1.04854368932039</text:p>
          </table:table-cell>
          <table:table-cell/>
          <table:table-cell table:formula="of:=([$'master-with-2377-without-ancestor-not-optimized-data'.B87]+[$'master-with-2377-without-ancestor-not-optimized2-data'.B87])/2" office:value-type="float" office:value="0.0059" calcext:value-type="float">
            <text:p>0.0059</text:p>
          </table:table-cell>
          <table:table-cell table:formula="of:=[.B87]/[.F87]" office:value-type="float" office:value="0.915254237288135" calcext:value-type="float">
            <text:p>0.915254237288135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table:formula="of:=([$'baseline-6.22.0-data'.B88]+[$'baseline-6.22.0b-data'.B88])/2" office:value-type="float" office:value="0.3426" calcext:value-type="float">
            <text:p>0.3426</text:p>
          </table:table-cell>
          <table:table-cell table:formula="of:=([$'master-with-2377-without-ancestor-not-data'.B88]+[$'master-with-2377-without-ancestor-not2-data'.B88])/2" office:value-type="float" office:value="0.29195" calcext:value-type="float">
            <text:p>0.29195</text:p>
          </table:table-cell>
          <table:table-cell table:formula="of:=[.B88]/[.C88]" office:value-type="float" office:value="1.17348861106354" calcext:value-type="float">
            <text:p>1.17348861106354</text:p>
          </table:table-cell>
          <table:table-cell/>
          <table:table-cell table:formula="of:=([$'master-with-2377-without-ancestor-not-optimized-data'.B88]+[$'master-with-2377-without-ancestor-not-optimized2-data'.B88])/2" office:value-type="float" office:value="0.27915" calcext:value-type="float">
            <text:p>0.27915</text:p>
          </table:table-cell>
          <table:table-cell table:formula="of:=[.B88]/[.F88]" office:value-type="float" office:value="1.22729715206878" calcext:value-type="float">
            <text:p>1.22729715206878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table:formula="of:=([$'baseline-6.22.0-data'.B89]+[$'baseline-6.22.0b-data'.B89])/2" office:value-type="float" office:value="2.05785" calcext:value-type="float">
            <text:p>2.05785</text:p>
          </table:table-cell>
          <table:table-cell table:formula="of:=([$'master-with-2377-without-ancestor-not-data'.B89]+[$'master-with-2377-without-ancestor-not2-data'.B89])/2" office:value-type="float" office:value="0.29685" calcext:value-type="float">
            <text:p>0.29685</text:p>
          </table:table-cell>
          <table:table-cell table:formula="of:=[.B89]/[.C89]" office:value-type="float" office:value="6.9322890348661" calcext:value-type="float">
            <text:p>6.9322890348661</text:p>
          </table:table-cell>
          <table:table-cell/>
          <table:table-cell table:formula="of:=([$'master-with-2377-without-ancestor-not-optimized-data'.B89]+[$'master-with-2377-without-ancestor-not-optimized2-data'.B89])/2" office:value-type="float" office:value="0.30765" calcext:value-type="float">
            <text:p>0.30765</text:p>
          </table:table-cell>
          <table:table-cell table:formula="of:=[.B89]/[.F89]" office:value-type="float" office:value="6.68893222818138" calcext:value-type="float">
            <text:p>6.68893222818138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table:formula="of:=([$'baseline-6.22.0-data'.B90]+[$'baseline-6.22.0b-data'.B90])/2" office:value-type="float" office:value="0.87525" calcext:value-type="float">
            <text:p>0.87525</text:p>
          </table:table-cell>
          <table:table-cell table:formula="of:=([$'master-with-2377-without-ancestor-not-data'.B90]+[$'master-with-2377-without-ancestor-not2-data'.B90])/2" office:value-type="float" office:value="1.16565" calcext:value-type="float">
            <text:p>1.16565</text:p>
          </table:table-cell>
          <table:table-cell table:formula="of:=[.B90]/[.C90]" office:value-type="float" office:value="0.750868614077982" calcext:value-type="float">
            <text:p>0.750868614077982</text:p>
          </table:table-cell>
          <table:table-cell/>
          <table:table-cell table:formula="of:=([$'master-with-2377-without-ancestor-not-optimized-data'.B90]+[$'master-with-2377-without-ancestor-not-optimized2-data'.B90])/2" office:value-type="float" office:value="1.2198" calcext:value-type="float">
            <text:p>1.2198</text:p>
          </table:table-cell>
          <table:table-cell table:formula="of:=[.B90]/[.F90]" office:value-type="float" office:value="0.717535661583866" calcext:value-type="float">
            <text:p>0.717535661583866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table:formula="of:=([$'baseline-6.22.0-data'.B91]+[$'baseline-6.22.0b-data'.B91])/2" office:value-type="float" office:value="0.8548" calcext:value-type="float">
            <text:p>0.8548</text:p>
          </table:table-cell>
          <table:table-cell table:formula="of:=([$'master-with-2377-without-ancestor-not-data'.B91]+[$'master-with-2377-without-ancestor-not2-data'.B91])/2" office:value-type="float" office:value="1.121" calcext:value-type="float">
            <text:p>1.121</text:p>
          </table:table-cell>
          <table:table-cell table:formula="of:=[.B91]/[.C91]" office:value-type="float" office:value="0.762533452274755" calcext:value-type="float">
            <text:p>0.762533452274755</text:p>
          </table:table-cell>
          <table:table-cell/>
          <table:table-cell table:formula="of:=([$'master-with-2377-without-ancestor-not-optimized-data'.B91]+[$'master-with-2377-without-ancestor-not-optimized2-data'.B91])/2" office:value-type="float" office:value="1.11295" calcext:value-type="float">
            <text:p>1.11295</text:p>
          </table:table-cell>
          <table:table-cell table:formula="of:=[.B91]/[.F91]" office:value-type="float" office:value="0.768048879105081" calcext:value-type="float">
            <text:p>0.768048879105081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table:formula="of:=([$'baseline-6.22.0-data'.B92]+[$'baseline-6.22.0b-data'.B92])/2" office:value-type="float" office:value="0.0162" calcext:value-type="float">
            <text:p>0.0162</text:p>
          </table:table-cell>
          <table:table-cell table:formula="of:=([$'master-with-2377-without-ancestor-not-data'.B92]+[$'master-with-2377-without-ancestor-not2-data'.B92])/2" office:value-type="float" office:value="0.0254" calcext:value-type="float">
            <text:p>0.0254</text:p>
          </table:table-cell>
          <table:table-cell table:formula="of:=[.B92]/[.C92]" office:value-type="float" office:value="0.637795275590551" calcext:value-type="float">
            <text:p>0.637795275590551</text:p>
          </table:table-cell>
          <table:table-cell/>
          <table:table-cell table:formula="of:=([$'master-with-2377-without-ancestor-not-optimized-data'.B92]+[$'master-with-2377-without-ancestor-not-optimized2-data'.B92])/2" office:value-type="float" office:value="0.0252" calcext:value-type="float">
            <text:p>0.0252</text:p>
          </table:table-cell>
          <table:table-cell table:formula="of:=[.B92]/[.F92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table:formula="of:=([$'baseline-6.22.0-data'.B93]+[$'baseline-6.22.0b-data'.B93])/2" office:value-type="float" office:value="0.02285" calcext:value-type="float">
            <text:p>0.02285</text:p>
          </table:table-cell>
          <table:table-cell table:formula="of:=([$'master-with-2377-without-ancestor-not-data'.B93]+[$'master-with-2377-without-ancestor-not2-data'.B93])/2" office:value-type="float" office:value="0.0302" calcext:value-type="float">
            <text:p>0.0302</text:p>
          </table:table-cell>
          <table:table-cell table:formula="of:=[.B93]/[.C93]" office:value-type="float" office:value="0.756622516556291" calcext:value-type="float">
            <text:p>0.756622516556291</text:p>
          </table:table-cell>
          <table:table-cell/>
          <table:table-cell table:formula="of:=([$'master-with-2377-without-ancestor-not-optimized-data'.B93]+[$'master-with-2377-without-ancestor-not-optimized2-data'.B93])/2" office:value-type="float" office:value="0.03025" calcext:value-type="float">
            <text:p>0.03025</text:p>
          </table:table-cell>
          <table:table-cell table:formula="of:=[.B93]/[.F93]" office:value-type="float" office:value="0.755371900826446" calcext:value-type="float">
            <text:p>0.75537190082644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table:formula="of:=([$'baseline-6.22.0-data'.B94]+[$'baseline-6.22.0b-data'.B94])/2" office:value-type="float" office:value="0.23905" calcext:value-type="float">
            <text:p>0.23905</text:p>
          </table:table-cell>
          <table:table-cell table:formula="of:=([$'master-with-2377-without-ancestor-not-data'.B94]+[$'master-with-2377-without-ancestor-not2-data'.B94])/2" office:value-type="float" office:value="0.37645" calcext:value-type="float">
            <text:p>0.37645</text:p>
          </table:table-cell>
          <table:table-cell table:formula="of:=[.B94]/[.C94]" office:value-type="float" office:value="0.635011289679904" calcext:value-type="float">
            <text:p>0.635011289679904</text:p>
          </table:table-cell>
          <table:table-cell/>
          <table:table-cell table:formula="of:=([$'master-with-2377-without-ancestor-not-optimized-data'.B94]+[$'master-with-2377-without-ancestor-not-optimized2-data'.B94])/2" office:value-type="float" office:value="0.36665" calcext:value-type="float">
            <text:p>0.36665</text:p>
          </table:table-cell>
          <table:table-cell table:formula="of:=[.B94]/[.F94]" office:value-type="float" office:value="0.651984181099141" calcext:value-type="float">
            <text:p>0.651984181099141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table:formula="of:=([$'baseline-6.22.0-data'.B95]+[$'baseline-6.22.0b-data'.B95])/2" office:value-type="float" office:value="0.0052" calcext:value-type="float">
            <text:p>0.0052</text:p>
          </table:table-cell>
          <table:table-cell table:formula="of:=([$'master-with-2377-without-ancestor-not-data'.B95]+[$'master-with-2377-without-ancestor-not2-data'.B95])/2" office:value-type="float" office:value="0.0045" calcext:value-type="float">
            <text:p>0.0045</text:p>
          </table:table-cell>
          <table:table-cell table:formula="of:=[.B95]/[.C95]" office:value-type="float" office:value="1.15555555555556" calcext:value-type="float">
            <text:p>1.15555555555556</text:p>
          </table:table-cell>
          <table:table-cell/>
          <table:table-cell table:formula="of:=([$'master-with-2377-without-ancestor-not-optimized-data'.B95]+[$'master-with-2377-without-ancestor-not-optimized2-data'.B95])/2" office:value-type="float" office:value="0.00475" calcext:value-type="float">
            <text:p>0.00475</text:p>
          </table:table-cell>
          <table:table-cell table:formula="of:=[.B95]/[.F95]" office:value-type="float" office:value="1.09473684210526" calcext:value-type="float">
            <text:p>1.09473684210526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table:formula="of:=([$'baseline-6.22.0-data'.B96]+[$'baseline-6.22.0b-data'.B96])/2" office:value-type="float" office:value="0.48515" calcext:value-type="float">
            <text:p>0.48515</text:p>
          </table:table-cell>
          <table:table-cell table:formula="of:=([$'master-with-2377-without-ancestor-not-data'.B96]+[$'master-with-2377-without-ancestor-not2-data'.B96])/2" office:value-type="float" office:value="0.89565" calcext:value-type="float">
            <text:p>0.89565</text:p>
          </table:table-cell>
          <table:table-cell table:formula="of:=[.B96]/[.C96]" office:value-type="float" office:value="0.541673644838944" calcext:value-type="float">
            <text:p>0.541673644838944</text:p>
          </table:table-cell>
          <table:table-cell/>
          <table:table-cell table:formula="of:=([$'master-with-2377-without-ancestor-not-optimized-data'.B96]+[$'master-with-2377-without-ancestor-not-optimized2-data'.B96])/2" office:value-type="float" office:value="0.95795" calcext:value-type="float">
            <text:p>0.95795</text:p>
          </table:table-cell>
          <table:table-cell table:formula="of:=[.B96]/[.F96]" office:value-type="float" office:value="0.506446056683543" calcext:value-type="float">
            <text:p>0.506446056683543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table:formula="of:=([$'baseline-6.22.0-data'.B97]+[$'baseline-6.22.0b-data'.B97])/2" office:value-type="float" office:value="0.4019" calcext:value-type="float">
            <text:p>0.4019</text:p>
          </table:table-cell>
          <table:table-cell table:formula="of:=([$'master-with-2377-without-ancestor-not-data'.B97]+[$'master-with-2377-without-ancestor-not2-data'.B97])/2" office:value-type="float" office:value="0.24835" calcext:value-type="float">
            <text:p>0.24835</text:p>
          </table:table-cell>
          <table:table-cell table:formula="of:=[.B97]/[.C97]" office:value-type="float" office:value="1.61828065230521" calcext:value-type="float">
            <text:p>1.61828065230521</text:p>
          </table:table-cell>
          <table:table-cell/>
          <table:table-cell table:formula="of:=([$'master-with-2377-without-ancestor-not-optimized-data'.B97]+[$'master-with-2377-without-ancestor-not-optimized2-data'.B97])/2" office:value-type="float" office:value="0.2137" calcext:value-type="float">
            <text:p>0.2137</text:p>
          </table:table-cell>
          <table:table-cell table:formula="of:=[.B97]/[.F97]" office:value-type="float" office:value="1.88067384183435" calcext:value-type="float">
            <text:p>1.88067384183435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table:formula="of:=([$'baseline-6.22.0-data'.B98]+[$'baseline-6.22.0b-data'.B98])/2" office:value-type="float" office:value="0.26" calcext:value-type="float">
            <text:p>0.26</text:p>
          </table:table-cell>
          <table:table-cell table:formula="of:=([$'master-with-2377-without-ancestor-not-data'.B98]+[$'master-with-2377-without-ancestor-not2-data'.B98])/2" office:value-type="float" office:value="0.21745" calcext:value-type="float">
            <text:p>0.21745</text:p>
          </table:table-cell>
          <table:table-cell table:formula="of:=[.B98]/[.C98]" office:value-type="float" office:value="1.19567716716487" calcext:value-type="float">
            <text:p>1.19567716716487</text:p>
          </table:table-cell>
          <table:table-cell/>
          <table:table-cell table:formula="of:=([$'master-with-2377-without-ancestor-not-optimized-data'.B98]+[$'master-with-2377-without-ancestor-not-optimized2-data'.B98])/2" office:value-type="float" office:value="0.227" calcext:value-type="float">
            <text:p>0.227</text:p>
          </table:table-cell>
          <table:table-cell table:formula="of:=[.B98]/[.F98]" office:value-type="float" office:value="1.14537444933921" calcext:value-type="float">
            <text:p>1.14537444933921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table:formula="of:=([$'baseline-6.22.0-data'.B99]+[$'baseline-6.22.0b-data'.B99])/2" office:value-type="float" office:value="0.2641" calcext:value-type="float">
            <text:p>0.2641</text:p>
          </table:table-cell>
          <table:table-cell table:formula="of:=([$'master-with-2377-without-ancestor-not-data'.B99]+[$'master-with-2377-without-ancestor-not2-data'.B99])/2" office:value-type="float" office:value="0.2454" calcext:value-type="float">
            <text:p>0.2454</text:p>
          </table:table-cell>
          <table:table-cell table:formula="of:=[.B99]/[.C99]" office:value-type="float" office:value="1.07620211898941" calcext:value-type="float">
            <text:p>1.07620211898941</text:p>
          </table:table-cell>
          <table:table-cell/>
          <table:table-cell table:formula="of:=([$'master-with-2377-without-ancestor-not-optimized-data'.B99]+[$'master-with-2377-without-ancestor-not-optimized2-data'.B99])/2" office:value-type="float" office:value="0.24825" calcext:value-type="float">
            <text:p>0.24825</text:p>
          </table:table-cell>
          <table:table-cell table:formula="of:=[.B99]/[.F99]" office:value-type="float" office:value="1.0638469284995" calcext:value-type="float">
            <text:p>1.0638469284995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table:formula="of:=([$'baseline-6.22.0-data'.B100]+[$'baseline-6.22.0b-data'.B100])/2" office:value-type="float" office:value="0.00765" calcext:value-type="float">
            <text:p>0.00765</text:p>
          </table:table-cell>
          <table:table-cell table:formula="of:=([$'master-with-2377-without-ancestor-not-data'.B100]+[$'master-with-2377-without-ancestor-not2-data'.B100])/2" office:value-type="float" office:value="0.01035" calcext:value-type="float">
            <text:p>0.01035</text:p>
          </table:table-cell>
          <table:table-cell table:formula="of:=[.B100]/[.C100]" office:value-type="float" office:value="0.739130434782609" calcext:value-type="float">
            <text:p>0.739130434782609</text:p>
          </table:table-cell>
          <table:table-cell/>
          <table:table-cell table:formula="of:=([$'master-with-2377-without-ancestor-not-optimized-data'.B100]+[$'master-with-2377-without-ancestor-not-optimized2-data'.B100])/2" office:value-type="float" office:value="0.0108" calcext:value-type="float">
            <text:p>0.0108</text:p>
          </table:table-cell>
          <table:table-cell table:formula="of:=[.B100]/[.F100]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table:formula="of:=([$'baseline-6.22.0-data'.B101]+[$'baseline-6.22.0b-data'.B101])/2" office:value-type="float" office:value="0.82935" calcext:value-type="float">
            <text:p>0.82935</text:p>
          </table:table-cell>
          <table:table-cell table:formula="of:=([$'master-with-2377-without-ancestor-not-data'.B101]+[$'master-with-2377-without-ancestor-not2-data'.B101])/2" office:value-type="float" office:value="0.0783" calcext:value-type="float">
            <text:p>0.0783</text:p>
          </table:table-cell>
          <table:table-cell table:formula="of:=[.B101]/[.C101]" office:value-type="float" office:value="10.5919540229885" calcext:value-type="float">
            <text:p>10.5919540229885</text:p>
          </table:table-cell>
          <table:table-cell/>
          <table:table-cell table:formula="of:=([$'master-with-2377-without-ancestor-not-optimized-data'.B101]+[$'master-with-2377-without-ancestor-not-optimized2-data'.B101])/2" office:value-type="float" office:value="0.0658" calcext:value-type="float">
            <text:p>0.0658</text:p>
          </table:table-cell>
          <table:table-cell table:formula="of:=[.B101]/[.F101]" office:value-type="float" office:value="12.604103343465" calcext:value-type="float">
            <text:p>12.604103343465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table:formula="of:=([$'baseline-6.22.0-data'.B102]+[$'baseline-6.22.0b-data'.B102])/2" office:value-type="float" office:value="0.3308" calcext:value-type="float">
            <text:p>0.3308</text:p>
          </table:table-cell>
          <table:table-cell table:formula="of:=([$'master-with-2377-without-ancestor-not-data'.B102]+[$'master-with-2377-without-ancestor-not2-data'.B102])/2" office:value-type="float" office:value="0.33955" calcext:value-type="float">
            <text:p>0.33955</text:p>
          </table:table-cell>
          <table:table-cell table:formula="of:=[.B102]/[.C102]" office:value-type="float" office:value="0.974230599322633" calcext:value-type="float">
            <text:p>0.974230599322633</text:p>
          </table:table-cell>
          <table:table-cell/>
          <table:table-cell table:formula="of:=([$'master-with-2377-without-ancestor-not-optimized-data'.B102]+[$'master-with-2377-without-ancestor-not-optimized2-data'.B102])/2" office:value-type="float" office:value="0.34915" calcext:value-type="float">
            <text:p>0.34915</text:p>
          </table:table-cell>
          <table:table-cell table:formula="of:=[.B102]/[.F102]" office:value-type="float" office:value="0.947443792066447" calcext:value-type="float">
            <text:p>0.947443792066447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table:formula="of:=([$'baseline-6.22.0-data'.B103]+[$'baseline-6.22.0b-data'.B103])/2" office:value-type="float" office:value="0.2463" calcext:value-type="float">
            <text:p>0.2463</text:p>
          </table:table-cell>
          <table:table-cell table:formula="of:=([$'master-with-2377-without-ancestor-not-data'.B103]+[$'master-with-2377-without-ancestor-not2-data'.B103])/2" office:value-type="float" office:value="0.24395" calcext:value-type="float">
            <text:p>0.24395</text:p>
          </table:table-cell>
          <table:table-cell table:formula="of:=[.B103]/[.C103]" office:value-type="float" office:value="1.0096331215413" calcext:value-type="float">
            <text:p>1.0096331215413</text:p>
          </table:table-cell>
          <table:table-cell/>
          <table:table-cell table:formula="of:=([$'master-with-2377-without-ancestor-not-optimized-data'.B103]+[$'master-with-2377-without-ancestor-not-optimized2-data'.B103])/2" office:value-type="float" office:value="0.25635" calcext:value-type="float">
            <text:p>0.25635</text:p>
          </table:table-cell>
          <table:table-cell table:formula="of:=[.B103]/[.F103]" office:value-type="float" office:value="0.960795787009947" calcext:value-type="float">
            <text:p>0.960795787009947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table:formula="of:=([$'baseline-6.22.0-data'.B104]+[$'baseline-6.22.0b-data'.B104])/2" office:value-type="float" office:value="0.01885" calcext:value-type="float">
            <text:p>0.01885</text:p>
          </table:table-cell>
          <table:table-cell table:formula="of:=([$'master-with-2377-without-ancestor-not-data'.B104]+[$'master-with-2377-without-ancestor-not2-data'.B104])/2" office:value-type="float" office:value="0.0527" calcext:value-type="float">
            <text:p>0.0527</text:p>
          </table:table-cell>
          <table:table-cell table:formula="of:=[.B104]/[.C104]" office:value-type="float" office:value="0.357685009487666" calcext:value-type="float">
            <text:p>0.357685009487666</text:p>
          </table:table-cell>
          <table:table-cell/>
          <table:table-cell table:formula="of:=([$'master-with-2377-without-ancestor-not-optimized-data'.B104]+[$'master-with-2377-without-ancestor-not-optimized2-data'.B104])/2" office:value-type="float" office:value="0.05425" calcext:value-type="float">
            <text:p>0.05425</text:p>
          </table:table-cell>
          <table:table-cell table:formula="of:=[.B104]/[.F104]" office:value-type="float" office:value="0.347465437788018" calcext:value-type="float">
            <text:p>0.347465437788018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table:formula="of:=([$'baseline-6.22.0-data'.B105]+[$'baseline-6.22.0b-data'.B105])/2" office:value-type="float" office:value="0.14195" calcext:value-type="float">
            <text:p>0.14195</text:p>
          </table:table-cell>
          <table:table-cell table:formula="of:=([$'master-with-2377-without-ancestor-not-data'.B105]+[$'master-with-2377-without-ancestor-not2-data'.B105])/2" office:value-type="float" office:value="0.2079" calcext:value-type="float">
            <text:p>0.2079</text:p>
          </table:table-cell>
          <table:table-cell table:formula="of:=[.B105]/[.C105]" office:value-type="float" office:value="0.682780182780183" calcext:value-type="float">
            <text:p>0.682780182780183</text:p>
          </table:table-cell>
          <table:table-cell/>
          <table:table-cell table:formula="of:=([$'master-with-2377-without-ancestor-not-optimized-data'.B105]+[$'master-with-2377-without-ancestor-not-optimized2-data'.B105])/2" office:value-type="float" office:value="0.2124" calcext:value-type="float">
            <text:p>0.2124</text:p>
          </table:table-cell>
          <table:table-cell table:formula="of:=[.B105]/[.F105]" office:value-type="float" office:value="0.66831450094162" calcext:value-type="float">
            <text:p>0.66831450094162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table:formula="of:=([$'baseline-6.22.0-data'.B106]+[$'baseline-6.22.0b-data'.B106])/2" office:value-type="float" office:value="0.00285" calcext:value-type="float">
            <text:p>0.00285</text:p>
          </table:table-cell>
          <table:table-cell table:formula="of:=([$'master-with-2377-without-ancestor-not-data'.B106]+[$'master-with-2377-without-ancestor-not2-data'.B106])/2" office:value-type="float" office:value="0.003" calcext:value-type="float">
            <text:p>0.003</text:p>
          </table:table-cell>
          <table:table-cell table:formula="of:=[.B106]/[.C106]" office:value-type="float" office:value="0.95" calcext:value-type="float">
            <text:p>0.95</text:p>
          </table:table-cell>
          <table:table-cell/>
          <table:table-cell table:formula="of:=([$'master-with-2377-without-ancestor-not-optimized-data'.B106]+[$'master-with-2377-without-ancestor-not-optimized2-data'.B106])/2" office:value-type="float" office:value="0.0029" calcext:value-type="float">
            <text:p>0.0029</text:p>
          </table:table-cell>
          <table:table-cell table:formula="of:=[.B106]/[.F106]" office:value-type="float" office:value="0.982758620689655" calcext:value-type="float">
            <text:p>0.982758620689655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table:formula="of:=([$'baseline-6.22.0-data'.B107]+[$'baseline-6.22.0b-data'.B107])/2" office:value-type="float" office:value="0.03785" calcext:value-type="float">
            <text:p>0.03785</text:p>
          </table:table-cell>
          <table:table-cell table:formula="of:=([$'master-with-2377-without-ancestor-not-data'.B107]+[$'master-with-2377-without-ancestor-not2-data'.B107])/2" office:value-type="float" office:value="0.0409" calcext:value-type="float">
            <text:p>0.0409</text:p>
          </table:table-cell>
          <table:table-cell table:formula="of:=[.B107]/[.C107]" office:value-type="float" office:value="0.925427872860636" calcext:value-type="float">
            <text:p>0.925427872860636</text:p>
          </table:table-cell>
          <table:table-cell/>
          <table:table-cell table:formula="of:=([$'master-with-2377-without-ancestor-not-optimized-data'.B107]+[$'master-with-2377-without-ancestor-not-optimized2-data'.B107])/2" office:value-type="float" office:value="0.0415" calcext:value-type="float">
            <text:p>0.0415</text:p>
          </table:table-cell>
          <table:table-cell table:formula="of:=[.B107]/[.F107]" office:value-type="float" office:value="0.912048192771084" calcext:value-type="float">
            <text:p>0.912048192771084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table:formula="of:=([$'baseline-6.22.0-data'.B108]+[$'baseline-6.22.0b-data'.B108])/2" office:value-type="float" office:value="0.00285" calcext:value-type="float">
            <text:p>0.00285</text:p>
          </table:table-cell>
          <table:table-cell table:formula="of:=([$'master-with-2377-without-ancestor-not-data'.B108]+[$'master-with-2377-without-ancestor-not2-data'.B108])/2" office:value-type="float" office:value="0.003" calcext:value-type="float">
            <text:p>0.003</text:p>
          </table:table-cell>
          <table:table-cell table:formula="of:=[.B108]/[.C108]" office:value-type="float" office:value="0.95" calcext:value-type="float">
            <text:p>0.95</text:p>
          </table:table-cell>
          <table:table-cell/>
          <table:table-cell table:formula="of:=([$'master-with-2377-without-ancestor-not-optimized-data'.B108]+[$'master-with-2377-without-ancestor-not-optimized2-data'.B108])/2" office:value-type="float" office:value="0.00245" calcext:value-type="float">
            <text:p>0.00245</text:p>
          </table:table-cell>
          <table:table-cell table:formula="of:=[.B108]/[.F108]" office:value-type="float" office:value="1.16326530612245" calcext:value-type="float">
            <text:p>1.16326530612245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table:formula="of:=([$'baseline-6.22.0-data'.B109]+[$'baseline-6.22.0b-data'.B109])/2" office:value-type="float" office:value="0.13825" calcext:value-type="float">
            <text:p>0.13825</text:p>
          </table:table-cell>
          <table:table-cell table:formula="of:=([$'master-with-2377-without-ancestor-not-data'.B109]+[$'master-with-2377-without-ancestor-not2-data'.B109])/2" office:value-type="float" office:value="0.109" calcext:value-type="float">
            <text:p>0.109</text:p>
          </table:table-cell>
          <table:table-cell table:formula="of:=[.B109]/[.C109]" office:value-type="float" office:value="1.26834862385321" calcext:value-type="float">
            <text:p>1.26834862385321</text:p>
          </table:table-cell>
          <table:table-cell/>
          <table:table-cell table:formula="of:=([$'master-with-2377-without-ancestor-not-optimized-data'.B109]+[$'master-with-2377-without-ancestor-not-optimized2-data'.B109])/2" office:value-type="float" office:value="0.0936" calcext:value-type="float">
            <text:p>0.0936</text:p>
          </table:table-cell>
          <table:table-cell table:formula="of:=[.B109]/[.F109]" office:value-type="float" office:value="1.47702991452991" calcext:value-type="float">
            <text:p>1.47702991452991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table:formula="of:=([$'baseline-6.22.0-data'.B110]+[$'baseline-6.22.0b-data'.B110])/2" office:value-type="float" office:value="0.13305" calcext:value-type="float">
            <text:p>0.13305</text:p>
          </table:table-cell>
          <table:table-cell table:formula="of:=([$'master-with-2377-without-ancestor-not-data'.B110]+[$'master-with-2377-without-ancestor-not2-data'.B110])/2" office:value-type="float" office:value="0.2867" calcext:value-type="float">
            <text:p>0.2867</text:p>
          </table:table-cell>
          <table:table-cell table:formula="of:=[.B110]/[.C110]" office:value-type="float" office:value="0.464073944890129" calcext:value-type="float">
            <text:p>0.464073944890129</text:p>
          </table:table-cell>
          <table:table-cell/>
          <table:table-cell table:formula="of:=([$'master-with-2377-without-ancestor-not-optimized-data'.B110]+[$'master-with-2377-without-ancestor-not-optimized2-data'.B110])/2" office:value-type="float" office:value="0.283" calcext:value-type="float">
            <text:p>0.283</text:p>
          </table:table-cell>
          <table:table-cell table:formula="of:=[.B110]/[.F110]" office:value-type="float" office:value="0.470141342756184" calcext:value-type="float">
            <text:p>0.470141342756184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table:formula="of:=([$'baseline-6.22.0-data'.B111]+[$'baseline-6.22.0b-data'.B111])/2" office:value-type="float" office:value="0.00245" calcext:value-type="float">
            <text:p>0.00245</text:p>
          </table:table-cell>
          <table:table-cell table:formula="of:=([$'master-with-2377-without-ancestor-not-data'.B111]+[$'master-with-2377-without-ancestor-not2-data'.B111])/2" office:value-type="float" office:value="0.0024" calcext:value-type="float">
            <text:p>0.0024</text:p>
          </table:table-cell>
          <table:table-cell table:formula="of:=[.B111]/[.C111]" office:value-type="float" office:value="1.02083333333333" calcext:value-type="float">
            <text:p>1.02083333333333</text:p>
          </table:table-cell>
          <table:table-cell/>
          <table:table-cell table:formula="of:=([$'master-with-2377-without-ancestor-not-optimized-data'.B111]+[$'master-with-2377-without-ancestor-not-optimized2-data'.B111])/2" office:value-type="float" office:value="0.0022" calcext:value-type="float">
            <text:p>0.0022</text:p>
          </table:table-cell>
          <table:table-cell table:formula="of:=[.B111]/[.F111]" office:value-type="float" office:value="1.11363636363636" calcext:value-type="float">
            <text:p>1.11363636363636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table:formula="of:=([$'baseline-6.22.0-data'.B112]+[$'baseline-6.22.0b-data'.B112])/2" office:value-type="float" office:value="0.00255" calcext:value-type="float">
            <text:p>0.00255</text:p>
          </table:table-cell>
          <table:table-cell table:formula="of:=([$'master-with-2377-without-ancestor-not-data'.B112]+[$'master-with-2377-without-ancestor-not2-data'.B112])/2" office:value-type="float" office:value="0.00245" calcext:value-type="float">
            <text:p>0.00245</text:p>
          </table:table-cell>
          <table:table-cell table:formula="of:=[.B112]/[.C112]" office:value-type="float" office:value="1.04081632653061" calcext:value-type="float">
            <text:p>1.04081632653061</text:p>
          </table:table-cell>
          <table:table-cell/>
          <table:table-cell table:formula="of:=([$'master-with-2377-without-ancestor-not-optimized-data'.B112]+[$'master-with-2377-without-ancestor-not-optimized2-data'.B112])/2" office:value-type="float" office:value="0.0022" calcext:value-type="float">
            <text:p>0.0022</text:p>
          </table:table-cell>
          <table:table-cell table:formula="of:=[.B112]/[.F112]" office:value-type="float" office:value="1.15909090909091" calcext:value-type="float">
            <text:p>1.15909090909091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table:formula="of:=([$'baseline-6.22.0-data'.B113]+[$'baseline-6.22.0b-data'.B113])/2" office:value-type="float" office:value="0.0028" calcext:value-type="float">
            <text:p>0.0028</text:p>
          </table:table-cell>
          <table:table-cell table:formula="of:=([$'master-with-2377-without-ancestor-not-data'.B113]+[$'master-with-2377-without-ancestor-not2-data'.B113])/2" office:value-type="float" office:value="0.00265" calcext:value-type="float">
            <text:p>0.00265</text:p>
          </table:table-cell>
          <table:table-cell table:formula="of:=[.B113]/[.C113]" office:value-type="float" office:value="1.05660377358491" calcext:value-type="float">
            <text:p>1.05660377358491</text:p>
          </table:table-cell>
          <table:table-cell/>
          <table:table-cell table:formula="of:=([$'master-with-2377-without-ancestor-not-optimized-data'.B113]+[$'master-with-2377-without-ancestor-not-optimized2-data'.B113])/2" office:value-type="float" office:value="0.003" calcext:value-type="float">
            <text:p>0.003</text:p>
          </table:table-cell>
          <table:table-cell table:formula="of:=[.B113]/[.F113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table:formula="of:=([$'baseline-6.22.0-data'.B114]+[$'baseline-6.22.0b-data'.B114])/2" office:value-type="float" office:value="0.0088" calcext:value-type="float">
            <text:p>0.0088</text:p>
          </table:table-cell>
          <table:table-cell table:formula="of:=([$'master-with-2377-without-ancestor-not-data'.B114]+[$'master-with-2377-without-ancestor-not2-data'.B114])/2" office:value-type="float" office:value="0.00925" calcext:value-type="float">
            <text:p>0.00925</text:p>
          </table:table-cell>
          <table:table-cell table:formula="of:=[.B114]/[.C114]" office:value-type="float" office:value="0.951351351351351" calcext:value-type="float">
            <text:p>0.951351351351351</text:p>
          </table:table-cell>
          <table:table-cell/>
          <table:table-cell table:formula="of:=([$'master-with-2377-without-ancestor-not-optimized-data'.B114]+[$'master-with-2377-without-ancestor-not-optimized2-data'.B114])/2" office:value-type="float" office:value="0.0092" calcext:value-type="float">
            <text:p>0.0092</text:p>
          </table:table-cell>
          <table:table-cell table:formula="of:=[.B114]/[.F114]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table:formula="of:=([$'baseline-6.22.0-data'.B115]+[$'baseline-6.22.0b-data'.B115])/2" office:value-type="float" office:value="0.003" calcext:value-type="float">
            <text:p>0.003</text:p>
          </table:table-cell>
          <table:table-cell table:formula="of:=([$'master-with-2377-without-ancestor-not-data'.B115]+[$'master-with-2377-without-ancestor-not2-data'.B115])/2" office:value-type="float" office:value="0.0021" calcext:value-type="float">
            <text:p>0.0021</text:p>
          </table:table-cell>
          <table:table-cell table:formula="of:=[.B115]/[.C115]" office:value-type="float" office:value="1.42857142857143" calcext:value-type="float">
            <text:p>1.42857142857143</text:p>
          </table:table-cell>
          <table:table-cell/>
          <table:table-cell table:formula="of:=([$'master-with-2377-without-ancestor-not-optimized-data'.B115]+[$'master-with-2377-without-ancestor-not-optimized2-data'.B115])/2" office:value-type="float" office:value="0.0028" calcext:value-type="float">
            <text:p>0.0028</text:p>
          </table:table-cell>
          <table:table-cell table:formula="of:=[.B115]/[.F115]" office:value-type="float" office:value="1.07142857142857" calcext:value-type="float">
            <text:p>1.07142857142857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table:formula="of:=([$'baseline-6.22.0-data'.B116]+[$'baseline-6.22.0b-data'.B116])/2" office:value-type="float" office:value="1.216" calcext:value-type="float">
            <text:p>1.216</text:p>
          </table:table-cell>
          <table:table-cell table:formula="of:=([$'master-with-2377-without-ancestor-not-data'.B116]+[$'master-with-2377-without-ancestor-not2-data'.B116])/2" office:value-type="float" office:value="1.5107" calcext:value-type="float">
            <text:p>1.5107</text:p>
          </table:table-cell>
          <table:table-cell table:formula="of:=[.B116]/[.C116]" office:value-type="float" office:value="0.804924869265903" calcext:value-type="float">
            <text:p>0.804924869265903</text:p>
          </table:table-cell>
          <table:table-cell/>
          <table:table-cell table:formula="of:=([$'master-with-2377-without-ancestor-not-optimized-data'.B116]+[$'master-with-2377-without-ancestor-not-optimized2-data'.B116])/2" office:value-type="float" office:value="1.54565" calcext:value-type="float">
            <text:p>1.54565</text:p>
          </table:table-cell>
          <table:table-cell table:formula="of:=[.B116]/[.F116]" office:value-type="float" office:value="0.786724031960664" calcext:value-type="float">
            <text:p>0.786724031960664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table:formula="of:=([$'baseline-6.22.0-data'.B117]+[$'baseline-6.22.0b-data'.B117])/2" office:value-type="float" office:value="0.22575" calcext:value-type="float">
            <text:p>0.22575</text:p>
          </table:table-cell>
          <table:table-cell table:formula="of:=([$'master-with-2377-without-ancestor-not-data'.B117]+[$'master-with-2377-without-ancestor-not2-data'.B117])/2" office:value-type="float" office:value="0.2265" calcext:value-type="float">
            <text:p>0.2265</text:p>
          </table:table-cell>
          <table:table-cell table:formula="of:=[.B117]/[.C117]" office:value-type="float" office:value="0.996688741721854" calcext:value-type="float">
            <text:p>0.996688741721854</text:p>
          </table:table-cell>
          <table:table-cell/>
          <table:table-cell table:formula="of:=([$'master-with-2377-without-ancestor-not-optimized-data'.B117]+[$'master-with-2377-without-ancestor-not-optimized2-data'.B117])/2" office:value-type="float" office:value="0.2386" calcext:value-type="float">
            <text:p>0.2386</text:p>
          </table:table-cell>
          <table:table-cell table:formula="of:=[.B117]/[.F117]" office:value-type="float" office:value="0.946144174350377" calcext:value-type="float">
            <text:p>0.946144174350377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table:formula="of:=([$'baseline-6.22.0-data'.B118]+[$'baseline-6.22.0b-data'.B118])/2" office:value-type="float" office:value="0.4145" calcext:value-type="float">
            <text:p>0.4145</text:p>
          </table:table-cell>
          <table:table-cell table:formula="of:=([$'master-with-2377-without-ancestor-not-data'.B118]+[$'master-with-2377-without-ancestor-not2-data'.B118])/2" office:value-type="float" office:value="0.40385" calcext:value-type="float">
            <text:p>0.40385</text:p>
          </table:table-cell>
          <table:table-cell table:formula="of:=[.B118]/[.C118]" office:value-type="float" office:value="1.02637117741736" calcext:value-type="float">
            <text:p>1.02637117741736</text:p>
          </table:table-cell>
          <table:table-cell/>
          <table:table-cell table:formula="of:=([$'master-with-2377-without-ancestor-not-optimized-data'.B118]+[$'master-with-2377-without-ancestor-not-optimized2-data'.B118])/2" office:value-type="float" office:value="0.41695" calcext:value-type="float">
            <text:p>0.41695</text:p>
          </table:table-cell>
          <table:table-cell table:formula="of:=[.B118]/[.F118]" office:value-type="float" office:value="0.994123995682936" calcext:value-type="float">
            <text:p>0.994123995682936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table:formula="of:=([$'baseline-6.22.0-data'.B119]+[$'baseline-6.22.0b-data'.B119])/2" office:value-type="float" office:value="0.27075" calcext:value-type="float">
            <text:p>0.27075</text:p>
          </table:table-cell>
          <table:table-cell table:formula="of:=([$'master-with-2377-without-ancestor-not-data'.B119]+[$'master-with-2377-without-ancestor-not2-data'.B119])/2" office:value-type="float" office:value="0.2754" calcext:value-type="float">
            <text:p>0.2754</text:p>
          </table:table-cell>
          <table:table-cell table:formula="of:=[.B119]/[.C119]" office:value-type="float" office:value="0.983115468409586" calcext:value-type="float">
            <text:p>0.983115468409586</text:p>
          </table:table-cell>
          <table:table-cell/>
          <table:table-cell table:formula="of:=([$'master-with-2377-without-ancestor-not-optimized-data'.B119]+[$'master-with-2377-without-ancestor-not-optimized2-data'.B119])/2" office:value-type="float" office:value="0.284" calcext:value-type="float">
            <text:p>0.284</text:p>
          </table:table-cell>
          <table:table-cell table:formula="of:=[.B119]/[.F119]" office:value-type="float" office:value="0.953345070422535" calcext:value-type="float">
            <text:p>0.953345070422535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table:formula="of:=([$'baseline-6.22.0-data'.B120]+[$'baseline-6.22.0b-data'.B120])/2" office:value-type="float" office:value="0.366" calcext:value-type="float">
            <text:p>0.366</text:p>
          </table:table-cell>
          <table:table-cell table:formula="of:=([$'master-with-2377-without-ancestor-not-data'.B120]+[$'master-with-2377-without-ancestor-not2-data'.B120])/2" office:value-type="float" office:value="0.36875" calcext:value-type="float">
            <text:p>0.36875</text:p>
          </table:table-cell>
          <table:table-cell table:formula="of:=[.B120]/[.C120]" office:value-type="float" office:value="0.992542372881356" calcext:value-type="float">
            <text:p>0.992542372881356</text:p>
          </table:table-cell>
          <table:table-cell/>
          <table:table-cell table:formula="of:=([$'master-with-2377-without-ancestor-not-optimized-data'.B120]+[$'master-with-2377-without-ancestor-not-optimized2-data'.B120])/2" office:value-type="float" office:value="0.37965" calcext:value-type="float">
            <text:p>0.37965</text:p>
          </table:table-cell>
          <table:table-cell table:formula="of:=[.B120]/[.F120]" office:value-type="float" office:value="0.96404583168708" calcext:value-type="float">
            <text:p>0.96404583168708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table:formula="of:=([$'baseline-6.22.0-data'.B121]+[$'baseline-6.22.0b-data'.B121])/2" office:value-type="float" office:value="0.24365" calcext:value-type="float">
            <text:p>0.24365</text:p>
          </table:table-cell>
          <table:table-cell table:formula="of:=([$'master-with-2377-without-ancestor-not-data'.B121]+[$'master-with-2377-without-ancestor-not2-data'.B121])/2" office:value-type="float" office:value="0.2472" calcext:value-type="float">
            <text:p>0.2472</text:p>
          </table:table-cell>
          <table:table-cell table:formula="of:=[.B121]/[.C121]" office:value-type="float" office:value="0.985639158576052" calcext:value-type="float">
            <text:p>0.985639158576052</text:p>
          </table:table-cell>
          <table:table-cell/>
          <table:table-cell table:formula="of:=([$'master-with-2377-without-ancestor-not-optimized-data'.B121]+[$'master-with-2377-without-ancestor-not-optimized2-data'.B121])/2" office:value-type="float" office:value="0.2548" calcext:value-type="float">
            <text:p>0.2548</text:p>
          </table:table-cell>
          <table:table-cell table:formula="of:=[.B121]/[.F121]" office:value-type="float" office:value="0.956240188383045" calcext:value-type="float">
            <text:p>0.956240188383045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table:formula="of:=([$'baseline-6.22.0-data'.B122]+[$'baseline-6.22.0b-data'.B122])/2" office:value-type="float" office:value="0.22445" calcext:value-type="float">
            <text:p>0.22445</text:p>
          </table:table-cell>
          <table:table-cell table:formula="of:=([$'master-with-2377-without-ancestor-not-data'.B122]+[$'master-with-2377-without-ancestor-not2-data'.B122])/2" office:value-type="float" office:value="0.2268" calcext:value-type="float">
            <text:p>0.2268</text:p>
          </table:table-cell>
          <table:table-cell table:formula="of:=[.B122]/[.C122]" office:value-type="float" office:value="0.989638447971781" calcext:value-type="float">
            <text:p>0.989638447971781</text:p>
          </table:table-cell>
          <table:table-cell/>
          <table:table-cell table:formula="of:=([$'master-with-2377-without-ancestor-not-optimized-data'.B122]+[$'master-with-2377-without-ancestor-not-optimized2-data'.B122])/2" office:value-type="float" office:value="0.23335" calcext:value-type="float">
            <text:p>0.23335</text:p>
          </table:table-cell>
          <table:table-cell table:formula="of:=[.B122]/[.F122]" office:value-type="float" office:value="0.961859867152346" calcext:value-type="float">
            <text:p>0.961859867152346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table:formula="of:=([$'baseline-6.22.0-data'.B123]+[$'baseline-6.22.0b-data'.B123])/2" office:value-type="float" office:value="0.01495" calcext:value-type="float">
            <text:p>0.01495</text:p>
          </table:table-cell>
          <table:table-cell table:formula="of:=([$'master-with-2377-without-ancestor-not-data'.B123]+[$'master-with-2377-without-ancestor-not2-data'.B123])/2" office:value-type="float" office:value="0.0173" calcext:value-type="float">
            <text:p>0.0173</text:p>
          </table:table-cell>
          <table:table-cell table:formula="of:=[.B123]/[.C123]" office:value-type="float" office:value="0.864161849710983" calcext:value-type="float">
            <text:p>0.864161849710983</text:p>
          </table:table-cell>
          <table:table-cell/>
          <table:table-cell table:formula="of:=([$'master-with-2377-without-ancestor-not-optimized-data'.B123]+[$'master-with-2377-without-ancestor-not-optimized2-data'.B123])/2" office:value-type="float" office:value="0.03135" calcext:value-type="float">
            <text:p>0.03135</text:p>
          </table:table-cell>
          <table:table-cell table:formula="of:=[.B123]/[.F123]" office:value-type="float" office:value="0.476874003189793" calcext:value-type="float">
            <text:p>0.476874003189793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table:formula="of:=([$'baseline-6.22.0-data'.B124]+[$'baseline-6.22.0b-data'.B124])/2" office:value-type="float" office:value="0.21805" calcext:value-type="float">
            <text:p>0.21805</text:p>
          </table:table-cell>
          <table:table-cell table:formula="of:=([$'master-with-2377-without-ancestor-not-data'.B124]+[$'master-with-2377-without-ancestor-not2-data'.B124])/2" office:value-type="float" office:value="0.23715" calcext:value-type="float">
            <text:p>0.23715</text:p>
          </table:table-cell>
          <table:table-cell table:formula="of:=[.B124]/[.C124]" office:value-type="float" office:value="0.919460257221168" calcext:value-type="float">
            <text:p>0.919460257221168</text:p>
          </table:table-cell>
          <table:table-cell/>
          <table:table-cell table:formula="of:=([$'master-with-2377-without-ancestor-not-optimized-data'.B124]+[$'master-with-2377-without-ancestor-not-optimized2-data'.B124])/2" office:value-type="float" office:value="0.24725" calcext:value-type="float">
            <text:p>0.24725</text:p>
          </table:table-cell>
          <table:table-cell table:formula="of:=[.B124]/[.F124]" office:value-type="float" office:value="0.881900910010111" calcext:value-type="float">
            <text:p>0.881900910010111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table:formula="of:=([$'baseline-6.22.0-data'.B125]+[$'baseline-6.22.0b-data'.B125])/2" office:value-type="float" office:value="0.041" calcext:value-type="float">
            <text:p>0.041</text:p>
          </table:table-cell>
          <table:table-cell table:formula="of:=([$'master-with-2377-without-ancestor-not-data'.B125]+[$'master-with-2377-without-ancestor-not2-data'.B125])/2" office:value-type="float" office:value="0.04375" calcext:value-type="float">
            <text:p>0.04375</text:p>
          </table:table-cell>
          <table:table-cell table:formula="of:=[.B125]/[.C125]" office:value-type="float" office:value="0.937142857142857" calcext:value-type="float">
            <text:p>0.937142857142857</text:p>
          </table:table-cell>
          <table:table-cell/>
          <table:table-cell table:formula="of:=([$'master-with-2377-without-ancestor-not-optimized-data'.B125]+[$'master-with-2377-without-ancestor-not-optimized2-data'.B125])/2" office:value-type="float" office:value="0.04225" calcext:value-type="float">
            <text:p>0.04225</text:p>
          </table:table-cell>
          <table:table-cell table:formula="of:=[.B125]/[.F125]" office:value-type="float" office:value="0.970414201183432" calcext:value-type="float">
            <text:p>0.970414201183432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table:formula="of:=([$'baseline-6.22.0-data'.B126]+[$'baseline-6.22.0b-data'.B126])/2" office:value-type="float" office:value="0.0709" calcext:value-type="float">
            <text:p>0.0709</text:p>
          </table:table-cell>
          <table:table-cell table:formula="of:=([$'master-with-2377-without-ancestor-not-data'.B126]+[$'master-with-2377-without-ancestor-not2-data'.B126])/2" office:value-type="float" office:value="0.06495" calcext:value-type="float">
            <text:p>0.06495</text:p>
          </table:table-cell>
          <table:table-cell table:formula="of:=[.B126]/[.C126]" office:value-type="float" office:value="1.09160892994611" calcext:value-type="float">
            <text:p>1.09160892994611</text:p>
          </table:table-cell>
          <table:table-cell/>
          <table:table-cell table:formula="of:=([$'master-with-2377-without-ancestor-not-optimized-data'.B126]+[$'master-with-2377-without-ancestor-not-optimized2-data'.B126])/2" office:value-type="float" office:value="0.0655" calcext:value-type="float">
            <text:p>0.0655</text:p>
          </table:table-cell>
          <table:table-cell table:formula="of:=[.B126]/[.F126]" office:value-type="float" office:value="1.0824427480916" calcext:value-type="float">
            <text:p>1.0824427480916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table:formula="of:=([$'baseline-6.22.0-data'.B127]+[$'baseline-6.22.0b-data'.B127])/2" office:value-type="float" office:value="0.1411" calcext:value-type="float">
            <text:p>0.1411</text:p>
          </table:table-cell>
          <table:table-cell table:formula="of:=([$'master-with-2377-without-ancestor-not-data'.B127]+[$'master-with-2377-without-ancestor-not2-data'.B127])/2" office:value-type="float" office:value="0.22235" calcext:value-type="float">
            <text:p>0.22235</text:p>
          </table:table-cell>
          <table:table-cell table:formula="of:=[.B127]/[.C127]" office:value-type="float" office:value="0.634585113559703" calcext:value-type="float">
            <text:p>0.634585113559703</text:p>
          </table:table-cell>
          <table:table-cell/>
          <table:table-cell table:formula="of:=([$'master-with-2377-without-ancestor-not-optimized-data'.B127]+[$'master-with-2377-without-ancestor-not-optimized2-data'.B127])/2" office:value-type="float" office:value="0.207" calcext:value-type="float">
            <text:p>0.207</text:p>
          </table:table-cell>
          <table:table-cell table:formula="of:=[.B127]/[.F127]" office:value-type="float" office:value="0.681642512077295" calcext:value-type="float">
            <text:p>0.681642512077295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table:formula="of:=([$'baseline-6.22.0-data'.B128]+[$'baseline-6.22.0b-data'.B128])/2" office:value-type="float" office:value="0.1236" calcext:value-type="float">
            <text:p>0.1236</text:p>
          </table:table-cell>
          <table:table-cell table:formula="of:=([$'master-with-2377-without-ancestor-not-data'.B128]+[$'master-with-2377-without-ancestor-not2-data'.B128])/2" office:value-type="float" office:value="0.19035" calcext:value-type="float">
            <text:p>0.19035</text:p>
          </table:table-cell>
          <table:table-cell table:formula="of:=[.B128]/[.C128]" office:value-type="float" office:value="0.649330181245075" calcext:value-type="float">
            <text:p>0.649330181245075</text:p>
          </table:table-cell>
          <table:table-cell/>
          <table:table-cell table:formula="of:=([$'master-with-2377-without-ancestor-not-optimized-data'.B128]+[$'master-with-2377-without-ancestor-not-optimized2-data'.B128])/2" office:value-type="float" office:value="0.20795" calcext:value-type="float">
            <text:p>0.20795</text:p>
          </table:table-cell>
          <table:table-cell table:formula="of:=[.B128]/[.F128]" office:value-type="float" office:value="0.594373647511421" calcext:value-type="float">
            <text:p>0.594373647511421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table:formula="of:=([$'baseline-6.22.0-data'.B129]+[$'baseline-6.22.0b-data'.B129])/2" office:value-type="float" office:value="0.1339" calcext:value-type="float">
            <text:p>0.1339</text:p>
          </table:table-cell>
          <table:table-cell table:formula="of:=([$'master-with-2377-without-ancestor-not-data'.B129]+[$'master-with-2377-without-ancestor-not2-data'.B129])/2" office:value-type="float" office:value="0.1816" calcext:value-type="float">
            <text:p>0.1816</text:p>
          </table:table-cell>
          <table:table-cell table:formula="of:=[.B129]/[.C129]" office:value-type="float" office:value="0.737334801762114" calcext:value-type="float">
            <text:p>0.737334801762114</text:p>
          </table:table-cell>
          <table:table-cell/>
          <table:table-cell table:formula="of:=([$'master-with-2377-without-ancestor-not-optimized-data'.B129]+[$'master-with-2377-without-ancestor-not-optimized2-data'.B129])/2" office:value-type="float" office:value="0.18585" calcext:value-type="float">
            <text:p>0.18585</text:p>
          </table:table-cell>
          <table:table-cell table:formula="of:=[.B129]/[.F129]" office:value-type="float" office:value="0.720473500134517" calcext:value-type="float">
            <text:p>0.720473500134517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table:formula="of:=([$'baseline-6.22.0-data'.B130]+[$'baseline-6.22.0b-data'.B130])/2" office:value-type="float" office:value="0.2206" calcext:value-type="float">
            <text:p>0.2206</text:p>
          </table:table-cell>
          <table:table-cell table:formula="of:=([$'master-with-2377-without-ancestor-not-data'.B130]+[$'master-with-2377-without-ancestor-not2-data'.B130])/2" office:value-type="float" office:value="0.22505" calcext:value-type="float">
            <text:p>0.22505</text:p>
          </table:table-cell>
          <table:table-cell table:formula="of:=[.B130]/[.C130]" office:value-type="float" office:value="0.980226616307487" calcext:value-type="float">
            <text:p>0.980226616307487</text:p>
          </table:table-cell>
          <table:table-cell/>
          <table:table-cell table:formula="of:=([$'master-with-2377-without-ancestor-not-optimized-data'.B130]+[$'master-with-2377-without-ancestor-not-optimized2-data'.B130])/2" office:value-type="float" office:value="0.2165" calcext:value-type="float">
            <text:p>0.2165</text:p>
          </table:table-cell>
          <table:table-cell table:formula="of:=[.B130]/[.F130]" office:value-type="float" office:value="1.0189376443418" calcext:value-type="float">
            <text:p>1.0189376443418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table:formula="of:=([$'baseline-6.22.0-data'.B131]+[$'baseline-6.22.0b-data'.B131])/2" office:value-type="float" office:value="0.12355" calcext:value-type="float">
            <text:p>0.12355</text:p>
          </table:table-cell>
          <table:table-cell table:formula="of:=([$'master-with-2377-without-ancestor-not-data'.B131]+[$'master-with-2377-without-ancestor-not2-data'.B131])/2" office:value-type="float" office:value="0.25195" calcext:value-type="float">
            <text:p>0.25195</text:p>
          </table:table-cell>
          <table:table-cell table:formula="of:=[.B131]/[.C131]" office:value-type="float" office:value="0.490375074419528" calcext:value-type="float">
            <text:p>0.490375074419528</text:p>
          </table:table-cell>
          <table:table-cell/>
          <table:table-cell table:formula="of:=([$'master-with-2377-without-ancestor-not-optimized-data'.B131]+[$'master-with-2377-without-ancestor-not-optimized2-data'.B131])/2" office:value-type="float" office:value="0.2553" calcext:value-type="float">
            <text:p>0.2553</text:p>
          </table:table-cell>
          <table:table-cell table:formula="of:=[.B131]/[.F131]" office:value-type="float" office:value="0.483940462201332" calcext:value-type="float">
            <text:p>0.483940462201332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table:formula="of:=([$'baseline-6.22.0-data'.B132]+[$'baseline-6.22.0b-data'.B132])/2" office:value-type="float" office:value="0.0076" calcext:value-type="float">
            <text:p>0.0076</text:p>
          </table:table-cell>
          <table:table-cell table:formula="of:=([$'master-with-2377-without-ancestor-not-data'.B132]+[$'master-with-2377-without-ancestor-not2-data'.B132])/2" office:value-type="float" office:value="0.0096" calcext:value-type="float">
            <text:p>0.0096</text:p>
          </table:table-cell>
          <table:table-cell table:formula="of:=[.B132]/[.C132]" office:value-type="float" office:value="0.791666666666667" calcext:value-type="float">
            <text:p>0.791666666666667</text:p>
          </table:table-cell>
          <table:table-cell/>
          <table:table-cell table:formula="of:=([$'master-with-2377-without-ancestor-not-optimized-data'.B132]+[$'master-with-2377-without-ancestor-not-optimized2-data'.B132])/2" office:value-type="float" office:value="0.00995" calcext:value-type="float">
            <text:p>0.00995</text:p>
          </table:table-cell>
          <table:table-cell table:formula="of:=[.B132]/[.F132]" office:value-type="float" office:value="0.763819095477387" calcext:value-type="float">
            <text:p>0.763819095477387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table:formula="of:=([$'baseline-6.22.0-data'.B133]+[$'baseline-6.22.0b-data'.B133])/2" office:value-type="float" office:value="0.0047" calcext:value-type="float">
            <text:p>0.0047</text:p>
          </table:table-cell>
          <table:table-cell table:formula="of:=([$'master-with-2377-without-ancestor-not-data'.B133]+[$'master-with-2377-without-ancestor-not2-data'.B133])/2" office:value-type="float" office:value="0.01055" calcext:value-type="float">
            <text:p>0.01055</text:p>
          </table:table-cell>
          <table:table-cell table:formula="of:=[.B133]/[.C133]" office:value-type="float" office:value="0.445497630331754" calcext:value-type="float">
            <text:p>0.445497630331754</text:p>
          </table:table-cell>
          <table:table-cell/>
          <table:table-cell table:formula="of:=([$'master-with-2377-without-ancestor-not-optimized-data'.B133]+[$'master-with-2377-without-ancestor-not-optimized2-data'.B133])/2" office:value-type="float" office:value="0.0112" calcext:value-type="float">
            <text:p>0.0112</text:p>
          </table:table-cell>
          <table:table-cell table:formula="of:=[.B133]/[.F133]" office:value-type="float" office:value="0.419642857142857" calcext:value-type="float">
            <text:p>0.419642857142857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table:formula="of:=([$'baseline-6.22.0-data'.B134]+[$'baseline-6.22.0b-data'.B134])/2" office:value-type="float" office:value="0.04475" calcext:value-type="float">
            <text:p>0.04475</text:p>
          </table:table-cell>
          <table:table-cell table:formula="of:=([$'master-with-2377-without-ancestor-not-data'.B134]+[$'master-with-2377-without-ancestor-not2-data'.B134])/2" office:value-type="float" office:value="0.045" calcext:value-type="float">
            <text:p>0.045</text:p>
          </table:table-cell>
          <table:table-cell table:formula="of:=[.B134]/[.C134]" office:value-type="float" office:value="0.994444444444444" calcext:value-type="float">
            <text:p>0.994444444444444</text:p>
          </table:table-cell>
          <table:table-cell/>
          <table:table-cell table:formula="of:=([$'master-with-2377-without-ancestor-not-optimized-data'.B134]+[$'master-with-2377-without-ancestor-not-optimized2-data'.B134])/2" office:value-type="float" office:value="0.0464" calcext:value-type="float">
            <text:p>0.0464</text:p>
          </table:table-cell>
          <table:table-cell table:formula="of:=[.B134]/[.F134]" office:value-type="float" office:value="0.964439655172414" calcext:value-type="float">
            <text:p>0.964439655172414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table:formula="of:=([$'baseline-6.22.0-data'.B135]+[$'baseline-6.22.0b-data'.B135])/2" office:value-type="float" office:value="0.01635" calcext:value-type="float">
            <text:p>0.01635</text:p>
          </table:table-cell>
          <table:table-cell table:formula="of:=([$'master-with-2377-without-ancestor-not-data'.B135]+[$'master-with-2377-without-ancestor-not2-data'.B135])/2" office:value-type="float" office:value="0.0208" calcext:value-type="float">
            <text:p>0.0208</text:p>
          </table:table-cell>
          <table:table-cell table:formula="of:=[.B135]/[.C135]" office:value-type="float" office:value="0.786057692307692" calcext:value-type="float">
            <text:p>0.786057692307692</text:p>
          </table:table-cell>
          <table:table-cell/>
          <table:table-cell table:formula="of:=([$'master-with-2377-without-ancestor-not-optimized-data'.B135]+[$'master-with-2377-without-ancestor-not-optimized2-data'.B135])/2" office:value-type="float" office:value="0.0211" calcext:value-type="float">
            <text:p>0.0211</text:p>
          </table:table-cell>
          <table:table-cell table:formula="of:=[.B135]/[.F135]" office:value-type="float" office:value="0.774881516587678" calcext:value-type="float">
            <text:p>0.774881516587678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table:formula="of:=([$'baseline-6.22.0-data'.B136]+[$'baseline-6.22.0b-data'.B136])/2" office:value-type="float" office:value="1.2214" calcext:value-type="float">
            <text:p>1.2214</text:p>
          </table:table-cell>
          <table:table-cell table:formula="of:=([$'master-with-2377-without-ancestor-not-data'.B136]+[$'master-with-2377-without-ancestor-not2-data'.B136])/2" office:value-type="float" office:value="1.247" calcext:value-type="float">
            <text:p>1.247</text:p>
          </table:table-cell>
          <table:table-cell table:formula="of:=[.B136]/[.C136]" office:value-type="float" office:value="0.979470729751403" calcext:value-type="float">
            <text:p>0.979470729751403</text:p>
          </table:table-cell>
          <table:table-cell/>
          <table:table-cell table:formula="of:=([$'master-with-2377-without-ancestor-not-optimized-data'.B136]+[$'master-with-2377-without-ancestor-not-optimized2-data'.B136])/2" office:value-type="float" office:value="1.26605" calcext:value-type="float">
            <text:p>1.26605</text:p>
          </table:table-cell>
          <table:table-cell table:formula="of:=[.B136]/[.F136]" office:value-type="float" office:value="0.964732830456933" calcext:value-type="float">
            <text:p>0.964732830456933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table:formula="of:=([$'baseline-6.22.0-data'.B137]+[$'baseline-6.22.0b-data'.B137])/2" office:value-type="float" office:value="0.2771" calcext:value-type="float">
            <text:p>0.2771</text:p>
          </table:table-cell>
          <table:table-cell table:formula="of:=([$'master-with-2377-without-ancestor-not-data'.B137]+[$'master-with-2377-without-ancestor-not2-data'.B137])/2" office:value-type="float" office:value="0.26915" calcext:value-type="float">
            <text:p>0.26915</text:p>
          </table:table-cell>
          <table:table-cell table:formula="of:=[.B137]/[.C137]" office:value-type="float" office:value="1.02953743265837" calcext:value-type="float">
            <text:p>1.02953743265837</text:p>
          </table:table-cell>
          <table:table-cell/>
          <table:table-cell table:formula="of:=([$'master-with-2377-without-ancestor-not-optimized-data'.B137]+[$'master-with-2377-without-ancestor-not-optimized2-data'.B137])/2" office:value-type="float" office:value="0.26345" calcext:value-type="float">
            <text:p>0.26345</text:p>
          </table:table-cell>
          <table:table-cell table:formula="of:=[.B137]/[.F137]" office:value-type="float" office:value="1.05181248813817" calcext:value-type="float">
            <text:p>1.05181248813817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table:formula="of:=([$'baseline-6.22.0-data'.B138]+[$'baseline-6.22.0b-data'.B138])/2" office:value-type="float" office:value="0.0118" calcext:value-type="float">
            <text:p>0.0118</text:p>
          </table:table-cell>
          <table:table-cell table:formula="of:=([$'master-with-2377-without-ancestor-not-data'.B138]+[$'master-with-2377-without-ancestor-not2-data'.B138])/2" office:value-type="float" office:value="0.0118" calcext:value-type="float">
            <text:p>0.0118</text:p>
          </table:table-cell>
          <table:table-cell table:formula="of:=[.B138]/[.C138]" office:value-type="float" office:value="1" calcext:value-type="float">
            <text:p>1</text:p>
          </table:table-cell>
          <table:table-cell/>
          <table:table-cell table:formula="of:=([$'master-with-2377-without-ancestor-not-optimized-data'.B138]+[$'master-with-2377-without-ancestor-not-optimized2-data'.B138])/2" office:value-type="float" office:value="0.01245" calcext:value-type="float">
            <text:p>0.01245</text:p>
          </table:table-cell>
          <table:table-cell table:formula="of:=[.B138]/[.F138]" office:value-type="float" office:value="0.947791164658634" calcext:value-type="float">
            <text:p>0.947791164658634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table:formula="of:=([$'baseline-6.22.0-data'.B139]+[$'baseline-6.22.0b-data'.B139])/2" office:value-type="float" office:value="0.23595" calcext:value-type="float">
            <text:p>0.23595</text:p>
          </table:table-cell>
          <table:table-cell table:formula="of:=([$'master-with-2377-without-ancestor-not-data'.B139]+[$'master-with-2377-without-ancestor-not2-data'.B139])/2" office:value-type="float" office:value="0.23155" calcext:value-type="float">
            <text:p>0.23155</text:p>
          </table:table-cell>
          <table:table-cell table:formula="of:=[.B139]/[.C139]" office:value-type="float" office:value="1.01900237529691" calcext:value-type="float">
            <text:p>1.01900237529691</text:p>
          </table:table-cell>
          <table:table-cell/>
          <table:table-cell table:formula="of:=([$'master-with-2377-without-ancestor-not-optimized-data'.B139]+[$'master-with-2377-without-ancestor-not-optimized2-data'.B139])/2" office:value-type="float" office:value="0.23835" calcext:value-type="float">
            <text:p>0.23835</text:p>
          </table:table-cell>
          <table:table-cell table:formula="of:=[.B139]/[.F139]" office:value-type="float" office:value="0.989930774071743" calcext:value-type="float">
            <text:p>0.989930774071743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table:formula="of:=([$'baseline-6.22.0-data'.B140]+[$'baseline-6.22.0b-data'.B140])/2" office:value-type="float" office:value="0.2283" calcext:value-type="float">
            <text:p>0.2283</text:p>
          </table:table-cell>
          <table:table-cell table:formula="of:=([$'master-with-2377-without-ancestor-not-data'.B140]+[$'master-with-2377-without-ancestor-not2-data'.B140])/2" office:value-type="float" office:value="0.23855" calcext:value-type="float">
            <text:p>0.23855</text:p>
          </table:table-cell>
          <table:table-cell table:formula="of:=[.B140]/[.C140]" office:value-type="float" office:value="0.95703206874869" calcext:value-type="float">
            <text:p>0.95703206874869</text:p>
          </table:table-cell>
          <table:table-cell/>
          <table:table-cell table:formula="of:=([$'master-with-2377-without-ancestor-not-optimized-data'.B140]+[$'master-with-2377-without-ancestor-not-optimized2-data'.B140])/2" office:value-type="float" office:value="0.23065" calcext:value-type="float">
            <text:p>0.23065</text:p>
          </table:table-cell>
          <table:table-cell table:formula="of:=[.B140]/[.F140]" office:value-type="float" office:value="0.989811402557988" calcext:value-type="float">
            <text:p>0.989811402557988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table:formula="of:=([$'baseline-6.22.0-data'.B141]+[$'baseline-6.22.0b-data'.B141])/2" office:value-type="float" office:value="1.56745" calcext:value-type="float">
            <text:p>1.56745</text:p>
          </table:table-cell>
          <table:table-cell table:formula="of:=([$'master-with-2377-without-ancestor-not-data'.B141]+[$'master-with-2377-without-ancestor-not2-data'.B141])/2" office:value-type="float" office:value="0.6419" calcext:value-type="float">
            <text:p>0.6419</text:p>
          </table:table-cell>
          <table:table-cell table:formula="of:=[.B141]/[.C141]" office:value-type="float" office:value="2.44189126032092" calcext:value-type="float">
            <text:p>2.44189126032092</text:p>
          </table:table-cell>
          <table:table-cell/>
          <table:table-cell table:formula="of:=([$'master-with-2377-without-ancestor-not-optimized-data'.B141]+[$'master-with-2377-without-ancestor-not-optimized2-data'.B141])/2" office:value-type="float" office:value="0.68985" calcext:value-type="float">
            <text:p>0.68985</text:p>
          </table:table-cell>
          <table:table-cell table:formula="of:=[.B141]/[.F141]" office:value-type="float" office:value="2.27216061462637" calcext:value-type="float">
            <text:p>2.27216061462637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table:formula="of:=([$'baseline-6.22.0-data'.B142]+[$'baseline-6.22.0b-data'.B142])/2" office:value-type="float" office:value="0.24825" calcext:value-type="float">
            <text:p>0.24825</text:p>
          </table:table-cell>
          <table:table-cell table:formula="of:=([$'master-with-2377-without-ancestor-not-data'.B142]+[$'master-with-2377-without-ancestor-not2-data'.B142])/2" office:value-type="float" office:value="0.2259" calcext:value-type="float">
            <text:p>0.2259</text:p>
          </table:table-cell>
          <table:table-cell table:formula="of:=[.B142]/[.C142]" office:value-type="float" office:value="1.09893758300133" calcext:value-type="float">
            <text:p>1.09893758300133</text:p>
          </table:table-cell>
          <table:table-cell/>
          <table:table-cell table:formula="of:=([$'master-with-2377-without-ancestor-not-optimized-data'.B142]+[$'master-with-2377-without-ancestor-not-optimized2-data'.B142])/2" office:value-type="float" office:value="0.242" calcext:value-type="float">
            <text:p>0.242</text:p>
          </table:table-cell>
          <table:table-cell table:formula="of:=[.B142]/[.F142]" office:value-type="float" office:value="1.02582644628099" calcext:value-type="float">
            <text:p>1.02582644628099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table:formula="of:=([$'baseline-6.22.0-data'.B143]+[$'baseline-6.22.0b-data'.B143])/2" office:value-type="float" office:value="0.1675" calcext:value-type="float">
            <text:p>0.1675</text:p>
          </table:table-cell>
          <table:table-cell table:formula="of:=([$'master-with-2377-without-ancestor-not-data'.B143]+[$'master-with-2377-without-ancestor-not2-data'.B143])/2" office:value-type="float" office:value="0.18445" calcext:value-type="float">
            <text:p>0.18445</text:p>
          </table:table-cell>
          <table:table-cell table:formula="of:=[.B143]/[.C143]" office:value-type="float" office:value="0.908105177554893" calcext:value-type="float">
            <text:p>0.908105177554893</text:p>
          </table:table-cell>
          <table:table-cell/>
          <table:table-cell table:formula="of:=([$'master-with-2377-without-ancestor-not-optimized-data'.B143]+[$'master-with-2377-without-ancestor-not-optimized2-data'.B143])/2" office:value-type="float" office:value="0.1718" calcext:value-type="float">
            <text:p>0.1718</text:p>
          </table:table-cell>
          <table:table-cell table:formula="of:=[.B143]/[.F143]" office:value-type="float" office:value="0.974970896391153" calcext:value-type="float">
            <text:p>0.974970896391153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table:formula="of:=([$'baseline-6.22.0-data'.B144]+[$'baseline-6.22.0b-data'.B144])/2" office:value-type="float" office:value="0.2356" calcext:value-type="float">
            <text:p>0.2356</text:p>
          </table:table-cell>
          <table:table-cell table:formula="of:=([$'master-with-2377-without-ancestor-not-data'.B144]+[$'master-with-2377-without-ancestor-not2-data'.B144])/2" office:value-type="float" office:value="0.23685" calcext:value-type="float">
            <text:p>0.23685</text:p>
          </table:table-cell>
          <table:table-cell table:formula="of:=[.B144]/[.C144]" office:value-type="float" office:value="0.994722398142284" calcext:value-type="float">
            <text:p>0.994722398142284</text:p>
          </table:table-cell>
          <table:table-cell/>
          <table:table-cell table:formula="of:=([$'master-with-2377-without-ancestor-not-optimized-data'.B144]+[$'master-with-2377-without-ancestor-not-optimized2-data'.B144])/2" office:value-type="float" office:value="0.2474" calcext:value-type="float">
            <text:p>0.2474</text:p>
          </table:table-cell>
          <table:table-cell table:formula="of:=[.B144]/[.F144]" office:value-type="float" office:value="0.952303961196443" calcext:value-type="float">
            <text:p>0.952303961196443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table:formula="of:=([$'baseline-6.22.0-data'.B145]+[$'baseline-6.22.0b-data'.B145])/2" office:value-type="float" office:value="0.0094" calcext:value-type="float">
            <text:p>0.0094</text:p>
          </table:table-cell>
          <table:table-cell table:formula="of:=([$'master-with-2377-without-ancestor-not-data'.B145]+[$'master-with-2377-without-ancestor-not2-data'.B145])/2" office:value-type="float" office:value="0.0097" calcext:value-type="float">
            <text:p>0.0097</text:p>
          </table:table-cell>
          <table:table-cell table:formula="of:=[.B145]/[.C145]" office:value-type="float" office:value="0.969072164948454" calcext:value-type="float">
            <text:p>0.969072164948454</text:p>
          </table:table-cell>
          <table:table-cell/>
          <table:table-cell table:formula="of:=([$'master-with-2377-without-ancestor-not-optimized-data'.B145]+[$'master-with-2377-without-ancestor-not-optimized2-data'.B145])/2" office:value-type="float" office:value="0.01" calcext:value-type="float">
            <text:p>0.01</text:p>
          </table:table-cell>
          <table:table-cell table:formula="of:=[.B145]/[.F145]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table:formula="of:=([$'baseline-6.22.0-data'.B146]+[$'baseline-6.22.0b-data'.B146])/2" office:value-type="float" office:value="0.3929" calcext:value-type="float">
            <text:p>0.3929</text:p>
          </table:table-cell>
          <table:table-cell table:formula="of:=([$'master-with-2377-without-ancestor-not-data'.B146]+[$'master-with-2377-without-ancestor-not2-data'.B146])/2" office:value-type="float" office:value="0.49805" calcext:value-type="float">
            <text:p>0.49805</text:p>
          </table:table-cell>
          <table:table-cell table:formula="of:=[.B146]/[.C146]" office:value-type="float" office:value="0.788876618813372" calcext:value-type="float">
            <text:p>0.788876618813372</text:p>
          </table:table-cell>
          <table:table-cell/>
          <table:table-cell table:formula="of:=([$'master-with-2377-without-ancestor-not-optimized-data'.B146]+[$'master-with-2377-without-ancestor-not-optimized2-data'.B146])/2" office:value-type="float" office:value="0.55085" calcext:value-type="float">
            <text:p>0.55085</text:p>
          </table:table-cell>
          <table:table-cell table:formula="of:=[.B146]/[.F146]" office:value-type="float" office:value="0.713261323409277" calcext:value-type="float">
            <text:p>0.713261323409277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table:formula="of:=([$'baseline-6.22.0-data'.B147]+[$'baseline-6.22.0b-data'.B147])/2" office:value-type="float" office:value="0.3114" calcext:value-type="float">
            <text:p>0.3114</text:p>
          </table:table-cell>
          <table:table-cell table:formula="of:=([$'master-with-2377-without-ancestor-not-data'.B147]+[$'master-with-2377-without-ancestor-not2-data'.B147])/2" office:value-type="float" office:value="0.30125" calcext:value-type="float">
            <text:p>0.30125</text:p>
          </table:table-cell>
          <table:table-cell table:formula="of:=[.B147]/[.C147]" office:value-type="float" office:value="1.03369294605809" calcext:value-type="float">
            <text:p>1.03369294605809</text:p>
          </table:table-cell>
          <table:table-cell/>
          <table:table-cell table:formula="of:=([$'master-with-2377-without-ancestor-not-optimized-data'.B147]+[$'master-with-2377-without-ancestor-not-optimized2-data'.B147])/2" office:value-type="float" office:value="0.3064" calcext:value-type="float">
            <text:p>0.3064</text:p>
          </table:table-cell>
          <table:table-cell table:formula="of:=[.B147]/[.F147]" office:value-type="float" office:value="1.01631853785901" calcext:value-type="float">
            <text:p>1.01631853785901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table:formula="of:=([$'baseline-6.22.0-data'.B148]+[$'baseline-6.22.0b-data'.B148])/2" office:value-type="float" office:value="0.046" calcext:value-type="float">
            <text:p>0.046</text:p>
          </table:table-cell>
          <table:table-cell table:formula="of:=([$'master-with-2377-without-ancestor-not-data'.B148]+[$'master-with-2377-without-ancestor-not2-data'.B148])/2" office:value-type="float" office:value="0.07465" calcext:value-type="float">
            <text:p>0.07465</text:p>
          </table:table-cell>
          <table:table-cell table:formula="of:=[.B148]/[.C148]" office:value-type="float" office:value="0.616208975217683" calcext:value-type="float">
            <text:p>0.616208975217683</text:p>
          </table:table-cell>
          <table:table-cell/>
          <table:table-cell table:formula="of:=([$'master-with-2377-without-ancestor-not-optimized-data'.B148]+[$'master-with-2377-without-ancestor-not-optimized2-data'.B148])/2" office:value-type="float" office:value="0.07695" calcext:value-type="float">
            <text:p>0.07695</text:p>
          </table:table-cell>
          <table:table-cell table:formula="of:=[.B148]/[.F148]" office:value-type="float" office:value="0.59779077322937" calcext:value-type="float">
            <text:p>0.59779077322937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table:formula="of:=([$'baseline-6.22.0-data'.B149]+[$'baseline-6.22.0b-data'.B149])/2" office:value-type="float" office:value="0.1146" calcext:value-type="float">
            <text:p>0.1146</text:p>
          </table:table-cell>
          <table:table-cell table:formula="of:=([$'master-with-2377-without-ancestor-not-data'.B149]+[$'master-with-2377-without-ancestor-not2-data'.B149])/2" office:value-type="float" office:value="0.11635" calcext:value-type="float">
            <text:p>0.11635</text:p>
          </table:table-cell>
          <table:table-cell table:formula="of:=[.B149]/[.C149]" office:value-type="float" office:value="0.984959174903309" calcext:value-type="float">
            <text:p>0.984959174903309</text:p>
          </table:table-cell>
          <table:table-cell/>
          <table:table-cell table:formula="of:=([$'master-with-2377-without-ancestor-not-optimized-data'.B149]+[$'master-with-2377-without-ancestor-not-optimized2-data'.B149])/2" office:value-type="float" office:value="0.11935" calcext:value-type="float">
            <text:p>0.11935</text:p>
          </table:table-cell>
          <table:table-cell table:formula="of:=[.B149]/[.F149]" office:value-type="float" office:value="0.960201089233347" calcext:value-type="float">
            <text:p>0.960201089233347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table:formula="of:=([$'baseline-6.22.0-data'.B150]+[$'baseline-6.22.0b-data'.B150])/2" office:value-type="float" office:value="0.1908" calcext:value-type="float">
            <text:p>0.1908</text:p>
          </table:table-cell>
          <table:table-cell table:formula="of:=([$'master-with-2377-without-ancestor-not-data'.B150]+[$'master-with-2377-without-ancestor-not2-data'.B150])/2" office:value-type="float" office:value="1.4215" calcext:value-type="float">
            <text:p>1.4215</text:p>
          </table:table-cell>
          <table:table-cell table:formula="of:=[.B150]/[.C150]" office:value-type="float" office:value="0.134224410833626" calcext:value-type="float">
            <text:p>0.134224410833626</text:p>
          </table:table-cell>
          <table:table-cell/>
          <table:table-cell table:formula="of:=([$'master-with-2377-without-ancestor-not-optimized-data'.B150]+[$'master-with-2377-without-ancestor-not-optimized2-data'.B150])/2" office:value-type="float" office:value="0.4429" calcext:value-type="float">
            <text:p>0.4429</text:p>
          </table:table-cell>
          <table:table-cell table:formula="of:=[.B150]/[.F150]" office:value-type="float" office:value="0.43079701964326" calcext:value-type="float">
            <text:p>0.43079701964326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table:formula="of:=([$'baseline-6.22.0-data'.B151]+[$'baseline-6.22.0b-data'.B151])/2" office:value-type="float" office:value="0.2003" calcext:value-type="float">
            <text:p>0.2003</text:p>
          </table:table-cell>
          <table:table-cell table:formula="of:=([$'master-with-2377-without-ancestor-not-data'.B151]+[$'master-with-2377-without-ancestor-not2-data'.B151])/2" office:value-type="float" office:value="0.30005" calcext:value-type="float">
            <text:p>0.30005</text:p>
          </table:table-cell>
          <table:table-cell table:formula="of:=[.B151]/[.C151]" office:value-type="float" office:value="0.667555407432095" calcext:value-type="float">
            <text:p>0.667555407432095</text:p>
          </table:table-cell>
          <table:table-cell/>
          <table:table-cell table:formula="of:=([$'master-with-2377-without-ancestor-not-optimized-data'.B151]+[$'master-with-2377-without-ancestor-not-optimized2-data'.B151])/2" office:value-type="float" office:value="0.3218" calcext:value-type="float">
            <text:p>0.3218</text:p>
          </table:table-cell>
          <table:table-cell table:formula="of:=[.B151]/[.F151]" office:value-type="float" office:value="0.622436295835923" calcext:value-type="float">
            <text:p>0.622436295835923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table:formula="of:=([$'baseline-6.22.0-data'.B152]+[$'baseline-6.22.0b-data'.B152])/2" office:value-type="float" office:value="0.1621" calcext:value-type="float">
            <text:p>0.1621</text:p>
          </table:table-cell>
          <table:table-cell table:formula="of:=([$'master-with-2377-without-ancestor-not-data'.B152]+[$'master-with-2377-without-ancestor-not2-data'.B152])/2" office:value-type="float" office:value="0.26955" calcext:value-type="float">
            <text:p>0.26955</text:p>
          </table:table-cell>
          <table:table-cell table:formula="of:=[.B152]/[.C152]" office:value-type="float" office:value="0.601372658133927" calcext:value-type="float">
            <text:p>0.601372658133927</text:p>
          </table:table-cell>
          <table:table-cell/>
          <table:table-cell table:formula="of:=([$'master-with-2377-without-ancestor-not-optimized-data'.B152]+[$'master-with-2377-without-ancestor-not-optimized2-data'.B152])/2" office:value-type="float" office:value="0.275" calcext:value-type="float">
            <text:p>0.275</text:p>
          </table:table-cell>
          <table:table-cell table:formula="of:=[.B152]/[.F152]" office:value-type="float" office:value="0.589454545454545" calcext:value-type="float">
            <text:p>0.589454545454545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table:formula="of:=([$'baseline-6.22.0-data'.B153]+[$'baseline-6.22.0b-data'.B153])/2" office:value-type="float" office:value="1.10895" calcext:value-type="float">
            <text:p>1.10895</text:p>
          </table:table-cell>
          <table:table-cell table:formula="of:=([$'master-with-2377-without-ancestor-not-data'.B153]+[$'master-with-2377-without-ancestor-not2-data'.B153])/2" office:value-type="float" office:value="0.1832" calcext:value-type="float">
            <text:p>0.1832</text:p>
          </table:table-cell>
          <table:table-cell table:formula="of:=[.B153]/[.C153]" office:value-type="float" office:value="6.05322052401747" calcext:value-type="float">
            <text:p>6.05322052401747</text:p>
          </table:table-cell>
          <table:table-cell/>
          <table:table-cell table:formula="of:=([$'master-with-2377-without-ancestor-not-optimized-data'.B153]+[$'master-with-2377-without-ancestor-not-optimized2-data'.B153])/2" office:value-type="float" office:value="0.1876" calcext:value-type="float">
            <text:p>0.1876</text:p>
          </table:table-cell>
          <table:table-cell table:formula="of:=[.B153]/[.F153]" office:value-type="float" office:value="5.9112473347548" calcext:value-type="float">
            <text:p>5.9112473347548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table:formula="of:=([$'baseline-6.22.0-data'.B154]+[$'baseline-6.22.0b-data'.B154])/2" office:value-type="float" office:value="3.33895" calcext:value-type="float">
            <text:p>3.33895</text:p>
          </table:table-cell>
          <table:table-cell table:formula="of:=([$'master-with-2377-without-ancestor-not-data'.B154]+[$'master-with-2377-without-ancestor-not2-data'.B154])/2" office:value-type="float" office:value="0.98275" calcext:value-type="float">
            <text:p>0.98275</text:p>
          </table:table-cell>
          <table:table-cell table:formula="of:=[.B154]/[.C154]" office:value-type="float" office:value="3.39755787331468" calcext:value-type="float">
            <text:p>3.39755787331468</text:p>
          </table:table-cell>
          <table:table-cell/>
          <table:table-cell table:formula="of:=([$'master-with-2377-without-ancestor-not-optimized-data'.B154]+[$'master-with-2377-without-ancestor-not-optimized2-data'.B154])/2" office:value-type="float" office:value="1.0136" calcext:value-type="float">
            <text:p>1.0136</text:p>
          </table:table-cell>
          <table:table-cell table:formula="of:=[.B154]/[.F154]" office:value-type="float" office:value="3.29414956590371" calcext:value-type="float">
            <text:p>3.29414956590371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table:formula="of:=([$'baseline-6.22.0-data'.B155]+[$'baseline-6.22.0b-data'.B155])/2" office:value-type="float" office:value="1.56295" calcext:value-type="float">
            <text:p>1.56295</text:p>
          </table:table-cell>
          <table:table-cell table:formula="of:=([$'master-with-2377-without-ancestor-not-data'.B155]+[$'master-with-2377-without-ancestor-not2-data'.B155])/2" office:value-type="float" office:value="1.0996" calcext:value-type="float">
            <text:p>1.0996</text:p>
          </table:table-cell>
          <table:table-cell table:formula="of:=[.B155]/[.C155]" office:value-type="float" office:value="1.42138050200073" calcext:value-type="float">
            <text:p>1.42138050200073</text:p>
          </table:table-cell>
          <table:table-cell/>
          <table:table-cell table:formula="of:=([$'master-with-2377-without-ancestor-not-optimized-data'.B155]+[$'master-with-2377-without-ancestor-not-optimized2-data'.B155])/2" office:value-type="float" office:value="1.12175" calcext:value-type="float">
            <text:p>1.12175</text:p>
          </table:table-cell>
          <table:table-cell table:formula="of:=[.B155]/[.F155]" office:value-type="float" office:value="1.39331401827502" calcext:value-type="float">
            <text:p>1.39331401827502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table:formula="of:=([$'baseline-6.22.0-data'.B156]+[$'baseline-6.22.0b-data'.B156])/2" office:value-type="float" office:value="0.2432" calcext:value-type="float">
            <text:p>0.2432</text:p>
          </table:table-cell>
          <table:table-cell table:formula="of:=([$'master-with-2377-without-ancestor-not-data'.B156]+[$'master-with-2377-without-ancestor-not2-data'.B156])/2" office:value-type="float" office:value="0.9307" calcext:value-type="float">
            <text:p>0.9307</text:p>
          </table:table-cell>
          <table:table-cell table:formula="of:=[.B156]/[.C156]" office:value-type="float" office:value="0.261308692382078" calcext:value-type="float">
            <text:p>0.261308692382078</text:p>
          </table:table-cell>
          <table:table-cell/>
          <table:table-cell table:formula="of:=([$'master-with-2377-without-ancestor-not-optimized-data'.B156]+[$'master-with-2377-without-ancestor-not-optimized2-data'.B156])/2" office:value-type="float" office:value="1.0745" calcext:value-type="float">
            <text:p>1.0745</text:p>
          </table:table-cell>
          <table:table-cell table:formula="of:=[.B156]/[.F156]" office:value-type="float" office:value="0.226337831549558" calcext:value-type="float">
            <text:p>0.226337831549558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table:formula="of:=([$'baseline-6.22.0-data'.B157]+[$'baseline-6.22.0b-data'.B157])/2" office:value-type="float" office:value="2.0196" calcext:value-type="float">
            <text:p>2.0196</text:p>
          </table:table-cell>
          <table:table-cell table:formula="of:=([$'master-with-2377-without-ancestor-not-data'.B157]+[$'master-with-2377-without-ancestor-not2-data'.B157])/2" office:value-type="float" office:value="1.2783" calcext:value-type="float">
            <text:p>1.2783</text:p>
          </table:table-cell>
          <table:table-cell table:formula="of:=[.B157]/[.C157]" office:value-type="float" office:value="1.57991081905656" calcext:value-type="float">
            <text:p>1.57991081905656</text:p>
          </table:table-cell>
          <table:table-cell/>
          <table:table-cell table:formula="of:=([$'master-with-2377-without-ancestor-not-optimized-data'.B157]+[$'master-with-2377-without-ancestor-not-optimized2-data'.B157])/2" office:value-type="float" office:value="1.3186" calcext:value-type="float">
            <text:p>1.3186</text:p>
          </table:table-cell>
          <table:table-cell table:formula="of:=[.B157]/[.F157]" office:value-type="float" office:value="1.53162445017443" calcext:value-type="float">
            <text:p>1.53162445017443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table:formula="of:=([$'baseline-6.22.0-data'.B158]+[$'baseline-6.22.0b-data'.B158])/2" office:value-type="float" office:value="4.3218" calcext:value-type="float">
            <text:p>4.3218</text:p>
          </table:table-cell>
          <table:table-cell table:formula="of:=([$'master-with-2377-without-ancestor-not-data'.B158]+[$'master-with-2377-without-ancestor-not2-data'.B158])/2" office:value-type="float" office:value="1.9183" calcext:value-type="float">
            <text:p>1.9183</text:p>
          </table:table-cell>
          <table:table-cell table:formula="of:=[.B158]/[.C158]" office:value-type="float" office:value="2.25293228379294" calcext:value-type="float">
            <text:p>2.25293228379294</text:p>
          </table:table-cell>
          <table:table-cell/>
          <table:table-cell table:formula="of:=([$'master-with-2377-without-ancestor-not-optimized-data'.B158]+[$'master-with-2377-without-ancestor-not-optimized2-data'.B158])/2" office:value-type="float" office:value="2.0753" calcext:value-type="float">
            <text:p>2.0753</text:p>
          </table:table-cell>
          <table:table-cell table:formula="of:=[.B158]/[.F158]" office:value-type="float" office:value="2.08249409723895" calcext:value-type="float">
            <text:p>2.08249409723895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table:formula="of:=([$'baseline-6.22.0-data'.B159]+[$'baseline-6.22.0b-data'.B159])/2" office:value-type="float" office:value="3.12985" calcext:value-type="float">
            <text:p>3.12985</text:p>
          </table:table-cell>
          <table:table-cell table:formula="of:=([$'master-with-2377-without-ancestor-not-data'.B159]+[$'master-with-2377-without-ancestor-not2-data'.B159])/2" office:value-type="float" office:value="0.8946" calcext:value-type="float">
            <text:p>0.8946</text:p>
          </table:table-cell>
          <table:table-cell table:formula="of:=[.B159]/[.C159]" office:value-type="float" office:value="3.49860272747597" calcext:value-type="float">
            <text:p>3.49860272747597</text:p>
          </table:table-cell>
          <table:table-cell/>
          <table:table-cell table:formula="of:=([$'master-with-2377-without-ancestor-not-optimized-data'.B159]+[$'master-with-2377-without-ancestor-not-optimized2-data'.B159])/2" office:value-type="float" office:value="0.9383" calcext:value-type="float">
            <text:p>0.9383</text:p>
          </table:table-cell>
          <table:table-cell table:formula="of:=[.B159]/[.F159]" office:value-type="float" office:value="3.3356602365981" calcext:value-type="float">
            <text:p>3.3356602365981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table:formula="of:=([$'baseline-6.22.0-data'.B160]+[$'baseline-6.22.0b-data'.B160])/2" office:value-type="float" office:value="0.01175" calcext:value-type="float">
            <text:p>0.01175</text:p>
          </table:table-cell>
          <table:table-cell table:formula="of:=([$'master-with-2377-without-ancestor-not-data'.B160]+[$'master-with-2377-without-ancestor-not2-data'.B160])/2" office:value-type="float" office:value="0.0131" calcext:value-type="float">
            <text:p>0.0131</text:p>
          </table:table-cell>
          <table:table-cell table:formula="of:=[.B160]/[.C160]" office:value-type="float" office:value="0.896946564885496" calcext:value-type="float">
            <text:p>0.896946564885496</text:p>
          </table:table-cell>
          <table:table-cell/>
          <table:table-cell table:formula="of:=([$'master-with-2377-without-ancestor-not-optimized-data'.B160]+[$'master-with-2377-without-ancestor-not-optimized2-data'.B160])/2" office:value-type="float" office:value="0.0138" calcext:value-type="float">
            <text:p>0.0138</text:p>
          </table:table-cell>
          <table:table-cell table:formula="of:=[.B160]/[.F160]" office:value-type="float" office:value="0.851449275362319" calcext:value-type="float">
            <text:p>0.851449275362319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table:formula="of:=([$'baseline-6.22.0-data'.B161]+[$'baseline-6.22.0b-data'.B161])/2" office:value-type="float" office:value="2.12485" calcext:value-type="float">
            <text:p>2.12485</text:p>
          </table:table-cell>
          <table:table-cell table:formula="of:=([$'master-with-2377-without-ancestor-not-data'.B161]+[$'master-with-2377-without-ancestor-not2-data'.B161])/2" office:value-type="float" office:value="2.1907" calcext:value-type="float">
            <text:p>2.1907</text:p>
          </table:table-cell>
          <table:table-cell table:formula="of:=[.B161]/[.C161]" office:value-type="float" office:value="0.969941114712193" calcext:value-type="float">
            <text:p>0.969941114712193</text:p>
          </table:table-cell>
          <table:table-cell/>
          <table:table-cell table:formula="of:=([$'master-with-2377-without-ancestor-not-optimized-data'.B161]+[$'master-with-2377-without-ancestor-not-optimized2-data'.B161])/2" office:value-type="float" office:value="2.2387" calcext:value-type="float">
            <text:p>2.2387</text:p>
          </table:table-cell>
          <table:table-cell table:formula="of:=[.B161]/[.F161]" office:value-type="float" office:value="0.949144592844062" calcext:value-type="float">
            <text:p>0.949144592844062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table:formula="of:=([$'baseline-6.22.0-data'.B162]+[$'baseline-6.22.0b-data'.B162])/2" office:value-type="float" office:value="0.18125" calcext:value-type="float">
            <text:p>0.18125</text:p>
          </table:table-cell>
          <table:table-cell table:formula="of:=([$'master-with-2377-without-ancestor-not-data'.B162]+[$'master-with-2377-without-ancestor-not2-data'.B162])/2" office:value-type="float" office:value="0.17365" calcext:value-type="float">
            <text:p>0.17365</text:p>
          </table:table-cell>
          <table:table-cell table:formula="of:=[.B162]/[.C162]" office:value-type="float" office:value="1.04376619637201" calcext:value-type="float">
            <text:p>1.04376619637201</text:p>
          </table:table-cell>
          <table:table-cell/>
          <table:table-cell table:formula="of:=([$'master-with-2377-without-ancestor-not-optimized-data'.B162]+[$'master-with-2377-without-ancestor-not-optimized2-data'.B162])/2" office:value-type="float" office:value="0.17075" calcext:value-type="float">
            <text:p>0.17075</text:p>
          </table:table-cell>
          <table:table-cell table:formula="of:=[.B162]/[.F162]" office:value-type="float" office:value="1.06149341142021" calcext:value-type="float">
            <text:p>1.06149341142021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table:formula="of:=([$'baseline-6.22.0-data'.B163]+[$'baseline-6.22.0b-data'.B163])/2" office:value-type="float" office:value="0.0225" calcext:value-type="float">
            <text:p>0.0225</text:p>
          </table:table-cell>
          <table:table-cell table:formula="of:=([$'master-with-2377-without-ancestor-not-data'.B163]+[$'master-with-2377-without-ancestor-not2-data'.B163])/2" office:value-type="float" office:value="0.0277" calcext:value-type="float">
            <text:p>0.0277</text:p>
          </table:table-cell>
          <table:table-cell table:formula="of:=[.B163]/[.C163]" office:value-type="float" office:value="0.812274368231047" calcext:value-type="float">
            <text:p>0.812274368231047</text:p>
          </table:table-cell>
          <table:table-cell/>
          <table:table-cell table:formula="of:=([$'master-with-2377-without-ancestor-not-optimized-data'.B163]+[$'master-with-2377-without-ancestor-not-optimized2-data'.B163])/2" office:value-type="float" office:value="0.052" calcext:value-type="float">
            <text:p>0.052</text:p>
          </table:table-cell>
          <table:table-cell table:formula="of:=[.B163]/[.F163]" office:value-type="float" office:value="0.432692307692308" calcext:value-type="float">
            <text:p>0.432692307692308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table:formula="of:=([$'baseline-6.22.0-data'.B164]+[$'baseline-6.22.0b-data'.B164])/2" office:value-type="float" office:value="0.0163" calcext:value-type="float">
            <text:p>0.0163</text:p>
          </table:table-cell>
          <table:table-cell table:formula="of:=([$'master-with-2377-without-ancestor-not-data'.B164]+[$'master-with-2377-without-ancestor-not2-data'.B164])/2" office:value-type="float" office:value="0.0233" calcext:value-type="float">
            <text:p>0.0233</text:p>
          </table:table-cell>
          <table:table-cell table:formula="of:=[.B164]/[.C164]" office:value-type="float" office:value="0.699570815450644" calcext:value-type="float">
            <text:p>0.699570815450644</text:p>
          </table:table-cell>
          <table:table-cell/>
          <table:table-cell table:formula="of:=([$'master-with-2377-without-ancestor-not-optimized-data'.B164]+[$'master-with-2377-without-ancestor-not-optimized2-data'.B164])/2" office:value-type="float" office:value="0.02305" calcext:value-type="float">
            <text:p>0.02305</text:p>
          </table:table-cell>
          <table:table-cell table:formula="of:=[.B164]/[.F164]" office:value-type="float" office:value="0.707158351409978" calcext:value-type="float">
            <text:p>0.707158351409978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table:formula="of:=([$'baseline-6.22.0-data'.B165]+[$'baseline-6.22.0b-data'.B165])/2" office:value-type="float" office:value="0.4022" calcext:value-type="float">
            <text:p>0.4022</text:p>
          </table:table-cell>
          <table:table-cell table:formula="of:=([$'master-with-2377-without-ancestor-not-data'.B165]+[$'master-with-2377-without-ancestor-not2-data'.B165])/2" office:value-type="float" office:value="0.44115" calcext:value-type="float">
            <text:p>0.44115</text:p>
          </table:table-cell>
          <table:table-cell table:formula="of:=[.B165]/[.C165]" office:value-type="float" office:value="0.911708035815482" calcext:value-type="float">
            <text:p>0.911708035815482</text:p>
          </table:table-cell>
          <table:table-cell/>
          <table:table-cell table:formula="of:=([$'master-with-2377-without-ancestor-not-optimized-data'.B165]+[$'master-with-2377-without-ancestor-not-optimized2-data'.B165])/2" office:value-type="float" office:value="0.42865" calcext:value-type="float">
            <text:p>0.42865</text:p>
          </table:table-cell>
          <table:table-cell table:formula="of:=[.B165]/[.F165]" office:value-type="float" office:value="0.93829464598157" calcext:value-type="float">
            <text:p>0.93829464598157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table:formula="of:=([$'baseline-6.22.0-data'.B166]+[$'baseline-6.22.0b-data'.B166])/2" office:value-type="float" office:value="0.0378" calcext:value-type="float">
            <text:p>0.0378</text:p>
          </table:table-cell>
          <table:table-cell table:formula="of:=([$'master-with-2377-without-ancestor-not-data'.B166]+[$'master-with-2377-without-ancestor-not2-data'.B166])/2" office:value-type="float" office:value="0.03765" calcext:value-type="float">
            <text:p>0.03765</text:p>
          </table:table-cell>
          <table:table-cell table:formula="of:=[.B166]/[.C166]" office:value-type="float" office:value="1.00398406374502" calcext:value-type="float">
            <text:p>1.00398406374502</text:p>
          </table:table-cell>
          <table:table-cell/>
          <table:table-cell table:formula="of:=([$'master-with-2377-without-ancestor-not-optimized-data'.B166]+[$'master-with-2377-without-ancestor-not-optimized2-data'.B166])/2" office:value-type="float" office:value="0.03795" calcext:value-type="float">
            <text:p>0.03795</text:p>
          </table:table-cell>
          <table:table-cell table:formula="of:=[.B166]/[.F166]" office:value-type="float" office:value="0.996047430830039" calcext:value-type="float">
            <text:p>0.99604743083003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table:formula="of:=([$'baseline-6.22.0-data'.B167]+[$'baseline-6.22.0b-data'.B167])/2" office:value-type="float" office:value="0.01165" calcext:value-type="float">
            <text:p>0.01165</text:p>
          </table:table-cell>
          <table:table-cell table:formula="of:=([$'master-with-2377-without-ancestor-not-data'.B167]+[$'master-with-2377-without-ancestor-not2-data'.B167])/2" office:value-type="float" office:value="0.0142" calcext:value-type="float">
            <text:p>0.0142</text:p>
          </table:table-cell>
          <table:table-cell table:formula="of:=[.B167]/[.C167]" office:value-type="float" office:value="0.820422535211268" calcext:value-type="float">
            <text:p>0.820422535211268</text:p>
          </table:table-cell>
          <table:table-cell/>
          <table:table-cell table:formula="of:=([$'master-with-2377-without-ancestor-not-optimized-data'.B167]+[$'master-with-2377-without-ancestor-not-optimized2-data'.B167])/2" office:value-type="float" office:value="0.0274" calcext:value-type="float">
            <text:p>0.0274</text:p>
          </table:table-cell>
          <table:table-cell table:formula="of:=[.B167]/[.F167]" office:value-type="float" office:value="0.425182481751825" calcext:value-type="float">
            <text:p>0.425182481751825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table:formula="of:=([$'baseline-6.22.0-data'.B168]+[$'baseline-6.22.0b-data'.B168])/2" office:value-type="float" office:value="0.04855" calcext:value-type="float">
            <text:p>0.04855</text:p>
          </table:table-cell>
          <table:table-cell table:formula="of:=([$'master-with-2377-without-ancestor-not-data'.B168]+[$'master-with-2377-without-ancestor-not2-data'.B168])/2" office:value-type="float" office:value="0.0828" calcext:value-type="float">
            <text:p>0.0828</text:p>
          </table:table-cell>
          <table:table-cell table:formula="of:=[.B168]/[.C168]" office:value-type="float" office:value="0.586352657004831" calcext:value-type="float">
            <text:p>0.586352657004831</text:p>
          </table:table-cell>
          <table:table-cell/>
          <table:table-cell table:formula="of:=([$'master-with-2377-without-ancestor-not-optimized-data'.B168]+[$'master-with-2377-without-ancestor-not-optimized2-data'.B168])/2" office:value-type="float" office:value="0.0736" calcext:value-type="float">
            <text:p>0.0736</text:p>
          </table:table-cell>
          <table:table-cell table:formula="of:=[.B168]/[.F168]" office:value-type="float" office:value="0.659646739130435" calcext:value-type="float">
            <text:p>0.659646739130435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table:formula="of:=([$'baseline-6.22.0-data'.B169]+[$'baseline-6.22.0b-data'.B169])/2" office:value-type="float" office:value="0.27965" calcext:value-type="float">
            <text:p>0.27965</text:p>
          </table:table-cell>
          <table:table-cell table:formula="of:=([$'master-with-2377-without-ancestor-not-data'.B169]+[$'master-with-2377-without-ancestor-not2-data'.B169])/2" office:value-type="float" office:value="0.4824" calcext:value-type="float">
            <text:p>0.4824</text:p>
          </table:table-cell>
          <table:table-cell table:formula="of:=[.B169]/[.C169]" office:value-type="float" office:value="0.579705638474295" calcext:value-type="float">
            <text:p>0.579705638474295</text:p>
          </table:table-cell>
          <table:table-cell/>
          <table:table-cell table:formula="of:=([$'master-with-2377-without-ancestor-not-optimized-data'.B169]+[$'master-with-2377-without-ancestor-not-optimized2-data'.B169])/2" office:value-type="float" office:value="0.46835" calcext:value-type="float">
            <text:p>0.46835</text:p>
          </table:table-cell>
          <table:table-cell table:formula="of:=[.B169]/[.F169]" office:value-type="float" office:value="0.597096188747731" calcext:value-type="float">
            <text:p>0.597096188747731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table:formula="of:=([$'baseline-6.22.0-data'.B170]+[$'baseline-6.22.0b-data'.B170])/2" office:value-type="float" office:value="0.38785" calcext:value-type="float">
            <text:p>0.38785</text:p>
          </table:table-cell>
          <table:table-cell table:formula="of:=([$'master-with-2377-without-ancestor-not-data'.B170]+[$'master-with-2377-without-ancestor-not2-data'.B170])/2" office:value-type="float" office:value="0.32225" calcext:value-type="float">
            <text:p>0.32225</text:p>
          </table:table-cell>
          <table:table-cell table:formula="of:=[.B170]/[.C170]" office:value-type="float" office:value="1.20356865787432" calcext:value-type="float">
            <text:p>1.20356865787432</text:p>
          </table:table-cell>
          <table:table-cell/>
          <table:table-cell table:formula="of:=([$'master-with-2377-without-ancestor-not-optimized-data'.B170]+[$'master-with-2377-without-ancestor-not-optimized2-data'.B170])/2" office:value-type="float" office:value="0.33525" calcext:value-type="float">
            <text:p>0.33525</text:p>
          </table:table-cell>
          <table:table-cell table:formula="of:=[.B170]/[.F170]" office:value-type="float" office:value="1.15689783743475" calcext:value-type="float">
            <text:p>1.15689783743475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table:formula="of:=([$'baseline-6.22.0-data'.B171]+[$'baseline-6.22.0b-data'.B171])/2" office:value-type="float" office:value="0.02315" calcext:value-type="float">
            <text:p>0.02315</text:p>
          </table:table-cell>
          <table:table-cell table:formula="of:=([$'master-with-2377-without-ancestor-not-data'.B171]+[$'master-with-2377-without-ancestor-not2-data'.B171])/2" office:value-type="float" office:value="0.02705" calcext:value-type="float">
            <text:p>0.02705</text:p>
          </table:table-cell>
          <table:table-cell table:formula="of:=[.B171]/[.C171]" office:value-type="float" office:value="0.855822550831793" calcext:value-type="float">
            <text:p>0.855822550831793</text:p>
          </table:table-cell>
          <table:table-cell/>
          <table:table-cell table:formula="of:=([$'master-with-2377-without-ancestor-not-optimized-data'.B171]+[$'master-with-2377-without-ancestor-not-optimized2-data'.B171])/2" office:value-type="float" office:value="0.02655" calcext:value-type="float">
            <text:p>0.02655</text:p>
          </table:table-cell>
          <table:table-cell table:formula="of:=[.B171]/[.F171]" office:value-type="float" office:value="0.871939736346516" calcext:value-type="float">
            <text:p>0.871939736346516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table:formula="of:=([$'baseline-6.22.0-data'.B172]+[$'baseline-6.22.0b-data'.B172])/2" office:value-type="float" office:value="0.4333" calcext:value-type="float">
            <text:p>0.4333</text:p>
          </table:table-cell>
          <table:table-cell table:formula="of:=([$'master-with-2377-without-ancestor-not-data'.B172]+[$'master-with-2377-without-ancestor-not2-data'.B172])/2" office:value-type="float" office:value="0.41625" calcext:value-type="float">
            <text:p>0.41625</text:p>
          </table:table-cell>
          <table:table-cell table:formula="of:=[.B172]/[.C172]" office:value-type="float" office:value="1.04096096096096" calcext:value-type="float">
            <text:p>1.04096096096096</text:p>
          </table:table-cell>
          <table:table-cell/>
          <table:table-cell table:formula="of:=([$'master-with-2377-without-ancestor-not-optimized-data'.B172]+[$'master-with-2377-without-ancestor-not-optimized2-data'.B172])/2" office:value-type="float" office:value="0.4262" calcext:value-type="float">
            <text:p>0.4262</text:p>
          </table:table-cell>
          <table:table-cell table:formula="of:=[.B172]/[.F172]" office:value-type="float" office:value="1.01665884561239" calcext:value-type="float">
            <text:p>1.01665884561239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table:formula="of:=([$'baseline-6.22.0-data'.B173]+[$'baseline-6.22.0b-data'.B173])/2" office:value-type="float" office:value="0.3958" calcext:value-type="float">
            <text:p>0.3958</text:p>
          </table:table-cell>
          <table:table-cell table:formula="of:=([$'master-with-2377-without-ancestor-not-data'.B173]+[$'master-with-2377-without-ancestor-not2-data'.B173])/2" office:value-type="float" office:value="0.313" calcext:value-type="float">
            <text:p>0.313</text:p>
          </table:table-cell>
          <table:table-cell table:formula="of:=[.B173]/[.C173]" office:value-type="float" office:value="1.26453674121406" calcext:value-type="float">
            <text:p>1.26453674121406</text:p>
          </table:table-cell>
          <table:table-cell/>
          <table:table-cell table:formula="of:=([$'master-with-2377-without-ancestor-not-optimized-data'.B173]+[$'master-with-2377-without-ancestor-not-optimized2-data'.B173])/2" office:value-type="float" office:value="0.33865" calcext:value-type="float">
            <text:p>0.33865</text:p>
          </table:table-cell>
          <table:table-cell table:formula="of:=[.B173]/[.F173]" office:value-type="float" office:value="1.1687583050347" calcext:value-type="float">
            <text:p>1.1687583050347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table:formula="of:=([$'baseline-6.22.0-data'.B174]+[$'baseline-6.22.0b-data'.B174])/2" office:value-type="float" office:value="0.1565" calcext:value-type="float">
            <text:p>0.1565</text:p>
          </table:table-cell>
          <table:table-cell table:formula="of:=([$'master-with-2377-without-ancestor-not-data'.B174]+[$'master-with-2377-without-ancestor-not2-data'.B174])/2" office:value-type="float" office:value="0.13435" calcext:value-type="float">
            <text:p>0.13435</text:p>
          </table:table-cell>
          <table:table-cell table:formula="of:=[.B174]/[.C174]" office:value-type="float" office:value="1.16486788239673" calcext:value-type="float">
            <text:p>1.16486788239673</text:p>
          </table:table-cell>
          <table:table-cell/>
          <table:table-cell table:formula="of:=([$'master-with-2377-without-ancestor-not-optimized-data'.B174]+[$'master-with-2377-without-ancestor-not-optimized2-data'.B174])/2" office:value-type="float" office:value="0.1415" calcext:value-type="float">
            <text:p>0.1415</text:p>
          </table:table-cell>
          <table:table-cell table:formula="of:=[.B174]/[.F174]" office:value-type="float" office:value="1.10600706713781" calcext:value-type="float">
            <text:p>1.10600706713781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table:formula="of:=([$'baseline-6.22.0-data'.B175]+[$'baseline-6.22.0b-data'.B175])/2" office:value-type="float" office:value="0.4543" calcext:value-type="float">
            <text:p>0.4543</text:p>
          </table:table-cell>
          <table:table-cell table:formula="of:=([$'master-with-2377-without-ancestor-not-data'.B175]+[$'master-with-2377-without-ancestor-not2-data'.B175])/2" office:value-type="float" office:value="0.4319" calcext:value-type="float">
            <text:p>0.4319</text:p>
          </table:table-cell>
          <table:table-cell table:formula="of:=[.B175]/[.C175]" office:value-type="float" office:value="1.05186385737439" calcext:value-type="float">
            <text:p>1.05186385737439</text:p>
          </table:table-cell>
          <table:table-cell/>
          <table:table-cell table:formula="of:=([$'master-with-2377-without-ancestor-not-optimized-data'.B175]+[$'master-with-2377-without-ancestor-not-optimized2-data'.B175])/2" office:value-type="float" office:value="0.4416" calcext:value-type="float">
            <text:p>0.4416</text:p>
          </table:table-cell>
          <table:table-cell table:formula="of:=[.B175]/[.F175]" office:value-type="float" office:value="1.02875905797101" calcext:value-type="float">
            <text:p>1.02875905797101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table:formula="of:=([$'baseline-6.22.0-data'.B176]+[$'baseline-6.22.0b-data'.B176])/2" office:value-type="float" office:value="1.64085" calcext:value-type="float">
            <text:p>1.64085</text:p>
          </table:table-cell>
          <table:table-cell table:formula="of:=([$'master-with-2377-without-ancestor-not-data'.B176]+[$'master-with-2377-without-ancestor-not2-data'.B176])/2" office:value-type="float" office:value="0.022" calcext:value-type="float">
            <text:p>0.022</text:p>
          </table:table-cell>
          <table:table-cell table:formula="of:=[.B176]/[.C176]" office:value-type="float" office:value="74.5840909090909" calcext:value-type="float">
            <text:p>74.5840909090909</text:p>
          </table:table-cell>
          <table:table-cell/>
          <table:table-cell table:formula="of:=([$'master-with-2377-without-ancestor-not-optimized-data'.B176]+[$'master-with-2377-without-ancestor-not-optimized2-data'.B176])/2" office:value-type="float" office:value="0.0225" calcext:value-type="float">
            <text:p>0.0225</text:p>
          </table:table-cell>
          <table:table-cell table:formula="of:=[.B176]/[.F176]" office:value-type="float" office:value="72.9266666666667" calcext:value-type="float">
            <text:p>72.9266666666667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table:formula="of:=([$'baseline-6.22.0-data'.B177]+[$'baseline-6.22.0b-data'.B177])/2" office:value-type="float" office:value="0.03805" calcext:value-type="float">
            <text:p>0.03805</text:p>
          </table:table-cell>
          <table:table-cell table:formula="of:=([$'master-with-2377-without-ancestor-not-data'.B177]+[$'master-with-2377-without-ancestor-not2-data'.B177])/2" office:value-type="float" office:value="0.0217" calcext:value-type="float">
            <text:p>0.0217</text:p>
          </table:table-cell>
          <table:table-cell table:formula="of:=[.B177]/[.C177]" office:value-type="float" office:value="1.75345622119816" calcext:value-type="float">
            <text:p>1.75345622119816</text:p>
          </table:table-cell>
          <table:table-cell/>
          <table:table-cell table:formula="of:=([$'master-with-2377-without-ancestor-not-optimized-data'.B177]+[$'master-with-2377-without-ancestor-not-optimized2-data'.B177])/2" office:value-type="float" office:value="0.02255" calcext:value-type="float">
            <text:p>0.02255</text:p>
          </table:table-cell>
          <table:table-cell table:formula="of:=[.B177]/[.F177]" office:value-type="float" office:value="1.68736141906874" calcext:value-type="float">
            <text:p>1.68736141906874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table:formula="of:=([$'baseline-6.22.0-data'.B178]+[$'baseline-6.22.0b-data'.B178])/2" office:value-type="float" office:value="0.25125" calcext:value-type="float">
            <text:p>0.25125</text:p>
          </table:table-cell>
          <table:table-cell table:formula="of:=([$'master-with-2377-without-ancestor-not-data'.B178]+[$'master-with-2377-without-ancestor-not2-data'.B178])/2" office:value-type="float" office:value="0.24165" calcext:value-type="float">
            <text:p>0.24165</text:p>
          </table:table-cell>
          <table:table-cell table:formula="of:=[.B178]/[.C178]" office:value-type="float" office:value="1.0397268777157" calcext:value-type="float">
            <text:p>1.0397268777157</text:p>
          </table:table-cell>
          <table:table-cell/>
          <table:table-cell table:formula="of:=([$'master-with-2377-without-ancestor-not-optimized-data'.B178]+[$'master-with-2377-without-ancestor-not-optimized2-data'.B178])/2" office:value-type="float" office:value="0.2527" calcext:value-type="float">
            <text:p>0.2527</text:p>
          </table:table-cell>
          <table:table-cell table:formula="of:=[.B178]/[.F178]" office:value-type="float" office:value="0.994261970716264" calcext:value-type="float">
            <text:p>0.994261970716264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table:formula="of:=([$'baseline-6.22.0-data'.B179]+[$'baseline-6.22.0b-data'.B179])/2" office:value-type="float" office:value="0.13045" calcext:value-type="float">
            <text:p>0.13045</text:p>
          </table:table-cell>
          <table:table-cell table:formula="of:=([$'master-with-2377-without-ancestor-not-data'.B179]+[$'master-with-2377-without-ancestor-not2-data'.B179])/2" office:value-type="float" office:value="0.0424" calcext:value-type="float">
            <text:p>0.0424</text:p>
          </table:table-cell>
          <table:table-cell table:formula="of:=[.B179]/[.C179]" office:value-type="float" office:value="3.07665094339623" calcext:value-type="float">
            <text:p>3.07665094339623</text:p>
          </table:table-cell>
          <table:table-cell/>
          <table:table-cell table:formula="of:=([$'master-with-2377-without-ancestor-not-optimized-data'.B179]+[$'master-with-2377-without-ancestor-not-optimized2-data'.B179])/2" office:value-type="float" office:value="0.0446" calcext:value-type="float">
            <text:p>0.0446</text:p>
          </table:table-cell>
          <table:table-cell table:formula="of:=[.B179]/[.F179]" office:value-type="float" office:value="2.92488789237668" calcext:value-type="float">
            <text:p>2.92488789237668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table:formula="of:=([$'baseline-6.22.0-data'.B180]+[$'baseline-6.22.0b-data'.B180])/2" office:value-type="float" office:value="0.88775" calcext:value-type="float">
            <text:p>0.88775</text:p>
          </table:table-cell>
          <table:table-cell table:formula="of:=([$'master-with-2377-without-ancestor-not-data'.B180]+[$'master-with-2377-without-ancestor-not2-data'.B180])/2" office:value-type="float" office:value="0.98695" calcext:value-type="float">
            <text:p>0.98695</text:p>
          </table:table-cell>
          <table:table-cell table:formula="of:=[.B180]/[.C180]" office:value-type="float" office:value="0.899488322610061" calcext:value-type="float">
            <text:p>0.899488322610061</text:p>
          </table:table-cell>
          <table:table-cell/>
          <table:table-cell table:formula="of:=([$'master-with-2377-without-ancestor-not-optimized-data'.B180]+[$'master-with-2377-without-ancestor-not-optimized2-data'.B180])/2" office:value-type="float" office:value="0.95625" calcext:value-type="float">
            <text:p>0.95625</text:p>
          </table:table-cell>
          <table:table-cell table:formula="of:=[.B180]/[.F180]" office:value-type="float" office:value="0.928366013071895" calcext:value-type="float">
            <text:p>0.928366013071895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table:formula="of:=([$'baseline-6.22.0-data'.B181]+[$'baseline-6.22.0b-data'.B181])/2" office:value-type="float" office:value="6.19385" calcext:value-type="float">
            <text:p>6.19385</text:p>
          </table:table-cell>
          <table:table-cell table:formula="of:=([$'master-with-2377-without-ancestor-not-data'.B181]+[$'master-with-2377-without-ancestor-not2-data'.B181])/2" office:value-type="float" office:value="0.4083" calcext:value-type="float">
            <text:p>0.4083</text:p>
          </table:table-cell>
          <table:table-cell table:formula="of:=[.B181]/[.C181]" office:value-type="float" office:value="15.169850600049" calcext:value-type="float">
            <text:p>15.169850600049</text:p>
          </table:table-cell>
          <table:table-cell/>
          <table:table-cell table:formula="of:=([$'master-with-2377-without-ancestor-not-optimized-data'.B181]+[$'master-with-2377-without-ancestor-not-optimized2-data'.B181])/2" office:value-type="float" office:value="0.4173" calcext:value-type="float">
            <text:p>0.4173</text:p>
          </table:table-cell>
          <table:table-cell table:formula="of:=[.B181]/[.F181]" office:value-type="float" office:value="14.8426791277259" calcext:value-type="float">
            <text:p>14.8426791277259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table:formula="of:=([$'baseline-6.22.0-data'.B182]+[$'baseline-6.22.0b-data'.B182])/2" office:value-type="float" office:value="0.35975" calcext:value-type="float">
            <text:p>0.35975</text:p>
          </table:table-cell>
          <table:table-cell table:formula="of:=([$'master-with-2377-without-ancestor-not-data'.B182]+[$'master-with-2377-without-ancestor-not2-data'.B182])/2" office:value-type="float" office:value="0.36195" calcext:value-type="float">
            <text:p>0.36195</text:p>
          </table:table-cell>
          <table:table-cell table:formula="of:=[.B182]/[.C182]" office:value-type="float" office:value="0.993921812405028" calcext:value-type="float">
            <text:p>0.993921812405028</text:p>
          </table:table-cell>
          <table:table-cell/>
          <table:table-cell table:formula="of:=([$'master-with-2377-without-ancestor-not-optimized-data'.B182]+[$'master-with-2377-without-ancestor-not-optimized2-data'.B182])/2" office:value-type="float" office:value="0.3817" calcext:value-type="float">
            <text:p>0.3817</text:p>
          </table:table-cell>
          <table:table-cell table:formula="of:=[.B182]/[.F182]" office:value-type="float" office:value="0.942494105318313" calcext:value-type="float">
            <text:p>0.942494105318313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table:formula="of:=([$'baseline-6.22.0-data'.B183]+[$'baseline-6.22.0b-data'.B183])/2" office:value-type="float" office:value="0.40825" calcext:value-type="float">
            <text:p>0.40825</text:p>
          </table:table-cell>
          <table:table-cell table:formula="of:=([$'master-with-2377-without-ancestor-not-data'.B183]+[$'master-with-2377-without-ancestor-not2-data'.B183])/2" office:value-type="float" office:value="0.4064" calcext:value-type="float">
            <text:p>0.4064</text:p>
          </table:table-cell>
          <table:table-cell table:formula="of:=[.B183]/[.C183]" office:value-type="float" office:value="1.00455216535433" calcext:value-type="float">
            <text:p>1.00455216535433</text:p>
          </table:table-cell>
          <table:table-cell/>
          <table:table-cell table:formula="of:=([$'master-with-2377-without-ancestor-not-optimized-data'.B183]+[$'master-with-2377-without-ancestor-not-optimized2-data'.B183])/2" office:value-type="float" office:value="0.4313" calcext:value-type="float">
            <text:p>0.4313</text:p>
          </table:table-cell>
          <table:table-cell table:formula="of:=[.B183]/[.F183]" office:value-type="float" office:value="0.946556920936703" calcext:value-type="float">
            <text:p>0.946556920936703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table:formula="of:=([$'baseline-6.22.0-data'.B184]+[$'baseline-6.22.0b-data'.B184])/2" office:value-type="float" office:value="0.0336" calcext:value-type="float">
            <text:p>0.0336</text:p>
          </table:table-cell>
          <table:table-cell table:formula="of:=([$'master-with-2377-without-ancestor-not-data'.B184]+[$'master-with-2377-without-ancestor-not2-data'.B184])/2" office:value-type="float" office:value="0.02105" calcext:value-type="float">
            <text:p>0.02105</text:p>
          </table:table-cell>
          <table:table-cell table:formula="of:=[.B184]/[.C184]" office:value-type="float" office:value="1.59619952494062" calcext:value-type="float">
            <text:p>1.59619952494062</text:p>
          </table:table-cell>
          <table:table-cell/>
          <table:table-cell table:formula="of:=([$'master-with-2377-without-ancestor-not-optimized-data'.B184]+[$'master-with-2377-without-ancestor-not-optimized2-data'.B184])/2" office:value-type="float" office:value="0.02035" calcext:value-type="float">
            <text:p>0.02035</text:p>
          </table:table-cell>
          <table:table-cell table:formula="of:=[.B184]/[.F184]" office:value-type="float" office:value="1.65110565110565" calcext:value-type="float">
            <text:p>1.65110565110565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table:formula="of:=([$'baseline-6.22.0-data'.B185]+[$'baseline-6.22.0b-data'.B185])/2" office:value-type="float" office:value="0.0084" calcext:value-type="float">
            <text:p>0.0084</text:p>
          </table:table-cell>
          <table:table-cell table:formula="of:=([$'master-with-2377-without-ancestor-not-data'.B185]+[$'master-with-2377-without-ancestor-not2-data'.B185])/2" office:value-type="float" office:value="0.00605" calcext:value-type="float">
            <text:p>0.00605</text:p>
          </table:table-cell>
          <table:table-cell table:formula="of:=[.B185]/[.C185]" office:value-type="float" office:value="1.38842975206612" calcext:value-type="float">
            <text:p>1.38842975206612</text:p>
          </table:table-cell>
          <table:table-cell/>
          <table:table-cell table:formula="of:=([$'master-with-2377-without-ancestor-not-optimized-data'.B185]+[$'master-with-2377-without-ancestor-not-optimized2-data'.B185])/2" office:value-type="float" office:value="0.0063" calcext:value-type="float">
            <text:p>0.0063</text:p>
          </table:table-cell>
          <table:table-cell table:formula="of:=[.B185]/[.F18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table:formula="of:=([$'baseline-6.22.0-data'.B186]+[$'baseline-6.22.0b-data'.B186])/2" office:value-type="float" office:value="0.8942" calcext:value-type="float">
            <text:p>0.8942</text:p>
          </table:table-cell>
          <table:table-cell table:formula="of:=([$'master-with-2377-without-ancestor-not-data'.B186]+[$'master-with-2377-without-ancestor-not2-data'.B186])/2" office:value-type="float" office:value="0.00575" calcext:value-type="float">
            <text:p>0.00575</text:p>
          </table:table-cell>
          <table:table-cell table:formula="of:=[.B186]/[.C186]" office:value-type="float" office:value="155.513043478261" calcext:value-type="float">
            <text:p>155.513043478261</text:p>
          </table:table-cell>
          <table:table-cell/>
          <table:table-cell table:formula="of:=([$'master-with-2377-without-ancestor-not-optimized-data'.B186]+[$'master-with-2377-without-ancestor-not-optimized2-data'.B186])/2" office:value-type="float" office:value="0.00555" calcext:value-type="float">
            <text:p>0.00555</text:p>
          </table:table-cell>
          <table:table-cell table:formula="of:=[.B186]/[.F186]" office:value-type="float" office:value="161.117117117117" calcext:value-type="float">
            <text:p>161.117117117117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table:formula="of:=([$'baseline-6.22.0-data'.B187]+[$'baseline-6.22.0b-data'.B187])/2" office:value-type="float" office:value="0.2752" calcext:value-type="float">
            <text:p>0.2752</text:p>
          </table:table-cell>
          <table:table-cell table:formula="of:=([$'master-with-2377-without-ancestor-not-data'.B187]+[$'master-with-2377-without-ancestor-not2-data'.B187])/2" office:value-type="float" office:value="0.25735" calcext:value-type="float">
            <text:p>0.25735</text:p>
          </table:table-cell>
          <table:table-cell table:formula="of:=[.B187]/[.C187]" office:value-type="float" office:value="1.06936079269477" calcext:value-type="float">
            <text:p>1.06936079269477</text:p>
          </table:table-cell>
          <table:table-cell/>
          <table:table-cell table:formula="of:=([$'master-with-2377-without-ancestor-not-optimized-data'.B187]+[$'master-with-2377-without-ancestor-not-optimized2-data'.B187])/2" office:value-type="float" office:value="0.26765" calcext:value-type="float">
            <text:p>0.26765</text:p>
          </table:table-cell>
          <table:table-cell table:formula="of:=[.B187]/[.F187]" office:value-type="float" office:value="1.02820848122548" calcext:value-type="float">
            <text:p>1.02820848122548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table:formula="of:=([$'baseline-6.22.0-data'.B188]+[$'baseline-6.22.0b-data'.B188])/2" office:value-type="float" office:value="0.01775" calcext:value-type="float">
            <text:p>0.01775</text:p>
          </table:table-cell>
          <table:table-cell table:formula="of:=([$'master-with-2377-without-ancestor-not-data'.B188]+[$'master-with-2377-without-ancestor-not2-data'.B188])/2" office:value-type="float" office:value="0.01695" calcext:value-type="float">
            <text:p>0.01695</text:p>
          </table:table-cell>
          <table:table-cell table:formula="of:=[.B188]/[.C188]" office:value-type="float" office:value="1.04719764011799" calcext:value-type="float">
            <text:p>1.04719764011799</text:p>
          </table:table-cell>
          <table:table-cell/>
          <table:table-cell table:formula="of:=([$'master-with-2377-without-ancestor-not-optimized-data'.B188]+[$'master-with-2377-without-ancestor-not-optimized2-data'.B188])/2" office:value-type="float" office:value="0.01745" calcext:value-type="float">
            <text:p>0.01745</text:p>
          </table:table-cell>
          <table:table-cell table:formula="of:=[.B188]/[.F188]" office:value-type="float" office:value="1.01719197707736" calcext:value-type="float">
            <text:p>1.01719197707736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table:formula="of:=([$'baseline-6.22.0-data'.B189]+[$'baseline-6.22.0b-data'.B189])/2" office:value-type="float" office:value="1.7618" calcext:value-type="float">
            <text:p>1.7618</text:p>
          </table:table-cell>
          <table:table-cell table:formula="of:=([$'master-with-2377-without-ancestor-not-data'.B189]+[$'master-with-2377-without-ancestor-not2-data'.B189])/2" office:value-type="float" office:value="0.21185" calcext:value-type="float">
            <text:p>0.21185</text:p>
          </table:table-cell>
          <table:table-cell table:formula="of:=[.B189]/[.C189]" office:value-type="float" office:value="8.31626150578239" calcext:value-type="float">
            <text:p>8.31626150578239</text:p>
          </table:table-cell>
          <table:table-cell/>
          <table:table-cell table:formula="of:=([$'master-with-2377-without-ancestor-not-optimized-data'.B189]+[$'master-with-2377-without-ancestor-not-optimized2-data'.B189])/2" office:value-type="float" office:value="0.2339" calcext:value-type="float">
            <text:p>0.2339</text:p>
          </table:table-cell>
          <table:table-cell table:formula="of:=[.B189]/[.F189]" office:value-type="float" office:value="7.53227875160325" calcext:value-type="float">
            <text:p>7.53227875160325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table:formula="of:=([$'baseline-6.22.0-data'.B190]+[$'baseline-6.22.0b-data'.B190])/2" office:value-type="float" office:value="0.28205" calcext:value-type="float">
            <text:p>0.28205</text:p>
          </table:table-cell>
          <table:table-cell table:formula="of:=([$'master-with-2377-without-ancestor-not-data'.B190]+[$'master-with-2377-without-ancestor-not2-data'.B190])/2" office:value-type="float" office:value="0.27005" calcext:value-type="float">
            <text:p>0.27005</text:p>
          </table:table-cell>
          <table:table-cell table:formula="of:=[.B190]/[.C190]" office:value-type="float" office:value="1.04443621551565" calcext:value-type="float">
            <text:p>1.04443621551565</text:p>
          </table:table-cell>
          <table:table-cell/>
          <table:table-cell table:formula="of:=([$'master-with-2377-without-ancestor-not-optimized-data'.B190]+[$'master-with-2377-without-ancestor-not-optimized2-data'.B190])/2" office:value-type="float" office:value="0.2562" calcext:value-type="float">
            <text:p>0.2562</text:p>
          </table:table-cell>
          <table:table-cell table:formula="of:=[.B190]/[.F190]" office:value-type="float" office:value="1.10089773614364" calcext:value-type="float">
            <text:p>1.10089773614364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table:formula="of:=([$'baseline-6.22.0-data'.B191]+[$'baseline-6.22.0b-data'.B191])/2" office:value-type="float" office:value="0.67855" calcext:value-type="float">
            <text:p>0.67855</text:p>
          </table:table-cell>
          <table:table-cell table:formula="of:=([$'master-with-2377-without-ancestor-not-data'.B191]+[$'master-with-2377-without-ancestor-not2-data'.B191])/2" office:value-type="float" office:value="1.0709" calcext:value-type="float">
            <text:p>1.0709</text:p>
          </table:table-cell>
          <table:table-cell table:formula="of:=[.B191]/[.C191]" office:value-type="float" office:value="0.63362592212158" calcext:value-type="float">
            <text:p>0.63362592212158</text:p>
          </table:table-cell>
          <table:table-cell/>
          <table:table-cell table:formula="of:=([$'master-with-2377-without-ancestor-not-optimized-data'.B191]+[$'master-with-2377-without-ancestor-not-optimized2-data'.B191])/2" office:value-type="float" office:value="1.0797" calcext:value-type="float">
            <text:p>1.0797</text:p>
          </table:table-cell>
          <table:table-cell table:formula="of:=[.B191]/[.F191]" office:value-type="float" office:value="0.6284616097064" calcext:value-type="float">
            <text:p>0.6284616097064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table:formula="of:=([$'baseline-6.22.0-data'.B192]+[$'baseline-6.22.0b-data'.B192])/2" office:value-type="float" office:value="0.29835" calcext:value-type="float">
            <text:p>0.29835</text:p>
          </table:table-cell>
          <table:table-cell table:formula="of:=([$'master-with-2377-without-ancestor-not-data'.B192]+[$'master-with-2377-without-ancestor-not2-data'.B192])/2" office:value-type="float" office:value="0.2483" calcext:value-type="float">
            <text:p>0.2483</text:p>
          </table:table-cell>
          <table:table-cell table:formula="of:=[.B192]/[.C192]" office:value-type="float" office:value="1.20157068062827" calcext:value-type="float">
            <text:p>1.20157068062827</text:p>
          </table:table-cell>
          <table:table-cell/>
          <table:table-cell table:formula="of:=([$'master-with-2377-without-ancestor-not-optimized-data'.B192]+[$'master-with-2377-without-ancestor-not-optimized2-data'.B192])/2" office:value-type="float" office:value="0.27105" calcext:value-type="float">
            <text:p>0.27105</text:p>
          </table:table-cell>
          <table:table-cell table:formula="of:=[.B192]/[.F192]" office:value-type="float" office:value="1.10071942446043" calcext:value-type="float">
            <text:p>1.10071942446043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table:formula="of:=([$'baseline-6.22.0-data'.B193]+[$'baseline-6.22.0b-data'.B193])/2" office:value-type="float" office:value="0.03695" calcext:value-type="float">
            <text:p>0.03695</text:p>
          </table:table-cell>
          <table:table-cell table:formula="of:=([$'master-with-2377-without-ancestor-not-data'.B193]+[$'master-with-2377-without-ancestor-not2-data'.B193])/2" office:value-type="float" office:value="0.0507" calcext:value-type="float">
            <text:p>0.0507</text:p>
          </table:table-cell>
          <table:table-cell table:formula="of:=[.B193]/[.C193]" office:value-type="float" office:value="0.72879684418146" calcext:value-type="float">
            <text:p>0.72879684418146</text:p>
          </table:table-cell>
          <table:table-cell/>
          <table:table-cell table:formula="of:=([$'master-with-2377-without-ancestor-not-optimized-data'.B193]+[$'master-with-2377-without-ancestor-not-optimized2-data'.B193])/2" office:value-type="float" office:value="0.05035" calcext:value-type="float">
            <text:p>0.05035</text:p>
          </table:table-cell>
          <table:table-cell table:formula="of:=[.B193]/[.F193]" office:value-type="float" office:value="0.733862959285005" calcext:value-type="float">
            <text:p>0.733862959285005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table:formula="of:=([$'baseline-6.22.0-data'.B194]+[$'baseline-6.22.0b-data'.B194])/2" office:value-type="float" office:value="0.7873" calcext:value-type="float">
            <text:p>0.7873</text:p>
          </table:table-cell>
          <table:table-cell table:formula="of:=([$'master-with-2377-without-ancestor-not-data'.B194]+[$'master-with-2377-without-ancestor-not2-data'.B194])/2" office:value-type="float" office:value="2.6758" calcext:value-type="float">
            <text:p>2.6758</text:p>
          </table:table-cell>
          <table:table-cell table:formula="of:=[.B194]/[.C194]" office:value-type="float" office:value="0.294229763061514" calcext:value-type="float">
            <text:p>0.294229763061514</text:p>
          </table:table-cell>
          <table:table-cell/>
          <table:table-cell table:formula="of:=([$'master-with-2377-without-ancestor-not-optimized-data'.B194]+[$'master-with-2377-without-ancestor-not-optimized2-data'.B194])/2" office:value-type="float" office:value="2.73045" calcext:value-type="float">
            <text:p>2.73045</text:p>
          </table:table-cell>
          <table:table-cell table:formula="of:=[.B194]/[.F194]" office:value-type="float" office:value="0.288340749693274" calcext:value-type="float">
            <text:p>0.288340749693274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table:formula="of:=([$'baseline-6.22.0-data'.B195]+[$'baseline-6.22.0b-data'.B195])/2" office:value-type="float" office:value="0.8187" calcext:value-type="float">
            <text:p>0.8187</text:p>
          </table:table-cell>
          <table:table-cell table:formula="of:=([$'master-with-2377-without-ancestor-not-data'.B195]+[$'master-with-2377-without-ancestor-not2-data'.B195])/2" office:value-type="float" office:value="2.62725" calcext:value-type="float">
            <text:p>2.62725</text:p>
          </table:table-cell>
          <table:table-cell table:formula="of:=[.B195]/[.C195]" office:value-type="float" office:value="0.311618612617756" calcext:value-type="float">
            <text:p>0.311618612617756</text:p>
          </table:table-cell>
          <table:table-cell/>
          <table:table-cell table:formula="of:=([$'master-with-2377-without-ancestor-not-optimized-data'.B195]+[$'master-with-2377-without-ancestor-not-optimized2-data'.B195])/2" office:value-type="float" office:value="2.6375" calcext:value-type="float">
            <text:p>2.6375</text:p>
          </table:table-cell>
          <table:table-cell table:formula="of:=[.B195]/[.F195]" office:value-type="float" office:value="0.310407582938389" calcext:value-type="float">
            <text:p>0.310407582938389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table:formula="of:=([$'baseline-6.22.0-data'.B196]+[$'baseline-6.22.0b-data'.B196])/2" office:value-type="float" office:value="0.4118" calcext:value-type="float">
            <text:p>0.4118</text:p>
          </table:table-cell>
          <table:table-cell table:formula="of:=([$'master-with-2377-without-ancestor-not-data'.B196]+[$'master-with-2377-without-ancestor-not2-data'.B196])/2" office:value-type="float" office:value="0.4196" calcext:value-type="float">
            <text:p>0.4196</text:p>
          </table:table-cell>
          <table:table-cell table:formula="of:=[.B196]/[.C196]" office:value-type="float" office:value="0.98141086749285" calcext:value-type="float">
            <text:p>0.98141086749285</text:p>
          </table:table-cell>
          <table:table-cell/>
          <table:table-cell table:formula="of:=([$'master-with-2377-without-ancestor-not-optimized-data'.B196]+[$'master-with-2377-without-ancestor-not-optimized2-data'.B196])/2" office:value-type="float" office:value="0.4003" calcext:value-type="float">
            <text:p>0.4003</text:p>
          </table:table-cell>
          <table:table-cell table:formula="of:=[.B196]/[.F196]" office:value-type="float" office:value="1.02872845365976" calcext:value-type="float">
            <text:p>1.02872845365976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table:formula="of:=([$'baseline-6.22.0-data'.B197]+[$'baseline-6.22.0b-data'.B197])/2" office:value-type="float" office:value="0.29645" calcext:value-type="float">
            <text:p>0.29645</text:p>
          </table:table-cell>
          <table:table-cell table:formula="of:=([$'master-with-2377-without-ancestor-not-data'.B197]+[$'master-with-2377-without-ancestor-not2-data'.B197])/2" office:value-type="float" office:value="0.2336" calcext:value-type="float">
            <text:p>0.2336</text:p>
          </table:table-cell>
          <table:table-cell table:formula="of:=[.B197]/[.C197]" office:value-type="float" office:value="1.26904965753425" calcext:value-type="float">
            <text:p>1.26904965753425</text:p>
          </table:table-cell>
          <table:table-cell/>
          <table:table-cell table:formula="of:=([$'master-with-2377-without-ancestor-not-optimized-data'.B197]+[$'master-with-2377-without-ancestor-not-optimized2-data'.B197])/2" office:value-type="float" office:value="0.2431" calcext:value-type="float">
            <text:p>0.2431</text:p>
          </table:table-cell>
          <table:table-cell table:formula="of:=[.B197]/[.F197]" office:value-type="float" office:value="1.21945701357466" calcext:value-type="float">
            <text:p>1.21945701357466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table:formula="of:=([$'baseline-6.22.0-data'.B198]+[$'baseline-6.22.0b-data'.B198])/2" office:value-type="float" office:value="0.127" calcext:value-type="float">
            <text:p>0.127</text:p>
          </table:table-cell>
          <table:table-cell table:formula="of:=([$'master-with-2377-without-ancestor-not-data'.B198]+[$'master-with-2377-without-ancestor-not2-data'.B198])/2" office:value-type="float" office:value="1.0275" calcext:value-type="float">
            <text:p>1.0275</text:p>
          </table:table-cell>
          <table:table-cell table:formula="of:=[.B198]/[.C198]" office:value-type="float" office:value="0.12360097323601" calcext:value-type="float">
            <text:p>0.12360097323601</text:p>
          </table:table-cell>
          <table:table-cell/>
          <table:table-cell table:formula="of:=([$'master-with-2377-without-ancestor-not-optimized-data'.B198]+[$'master-with-2377-without-ancestor-not-optimized2-data'.B198])/2" office:value-type="float" office:value="0.7519" calcext:value-type="float">
            <text:p>0.7519</text:p>
          </table:table-cell>
          <table:table-cell table:formula="of:=[.B198]/[.F198]" office:value-type="float" office:value="0.168905439553132" calcext:value-type="float">
            <text:p>0.168905439553132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table:formula="of:=([$'baseline-6.22.0-data'.B199]+[$'baseline-6.22.0b-data'.B199])/2" office:value-type="float" office:value="6.5118" calcext:value-type="float">
            <text:p>6.5118</text:p>
          </table:table-cell>
          <table:table-cell table:formula="of:=([$'master-with-2377-without-ancestor-not-data'.B199]+[$'master-with-2377-without-ancestor-not2-data'.B199])/2" office:value-type="float" office:value="5.4458" calcext:value-type="float">
            <text:p>5.4458</text:p>
          </table:table-cell>
          <table:table-cell table:formula="of:=[.B199]/[.C199]" office:value-type="float" office:value="1.19574718131404" calcext:value-type="float">
            <text:p>1.19574718131404</text:p>
          </table:table-cell>
          <table:table-cell/>
          <table:table-cell table:formula="of:=([$'master-with-2377-without-ancestor-not-optimized-data'.B199]+[$'master-with-2377-without-ancestor-not-optimized2-data'.B199])/2" office:value-type="float" office:value="5.5629" calcext:value-type="float">
            <text:p>5.5629</text:p>
          </table:table-cell>
          <table:table-cell table:formula="of:=[.B199]/[.F199]" office:value-type="float" office:value="1.17057649786982" calcext:value-type="float">
            <text:p>1.17057649786982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table:formula="of:=([$'baseline-6.22.0-data'.B200]+[$'baseline-6.22.0b-data'.B200])/2" office:value-type="float" office:value="0.0233" calcext:value-type="float">
            <text:p>0.0233</text:p>
          </table:table-cell>
          <table:table-cell table:formula="of:=([$'master-with-2377-without-ancestor-not-data'.B200]+[$'master-with-2377-without-ancestor-not2-data'.B200])/2" office:value-type="float" office:value="0.0232" calcext:value-type="float">
            <text:p>0.0232</text:p>
          </table:table-cell>
          <table:table-cell table:formula="of:=[.B200]/[.C200]" office:value-type="float" office:value="1.00431034482759" calcext:value-type="float">
            <text:p>1.00431034482759</text:p>
          </table:table-cell>
          <table:table-cell/>
          <table:table-cell table:formula="of:=([$'master-with-2377-without-ancestor-not-optimized-data'.B200]+[$'master-with-2377-without-ancestor-not-optimized2-data'.B200])/2" office:value-type="float" office:value="0.02515" calcext:value-type="float">
            <text:p>0.02515</text:p>
          </table:table-cell>
          <table:table-cell table:formula="of:=[.B200]/[.F200]" office:value-type="float" office:value="0.926441351888668" calcext:value-type="float">
            <text:p>0.926441351888668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table:formula="of:=([$'baseline-6.22.0-data'.B201]+[$'baseline-6.22.0b-data'.B201])/2" office:value-type="float" office:value="0.0185" calcext:value-type="float">
            <text:p>0.0185</text:p>
          </table:table-cell>
          <table:table-cell table:formula="of:=([$'master-with-2377-without-ancestor-not-data'.B201]+[$'master-with-2377-without-ancestor-not2-data'.B201])/2" office:value-type="float" office:value="0.02505" calcext:value-type="float">
            <text:p>0.02505</text:p>
          </table:table-cell>
          <table:table-cell table:formula="of:=[.B201]/[.C201]" office:value-type="float" office:value="0.738522954091816" calcext:value-type="float">
            <text:p>0.738522954091816</text:p>
          </table:table-cell>
          <table:table-cell/>
          <table:table-cell table:formula="of:=([$'master-with-2377-without-ancestor-not-optimized-data'.B201]+[$'master-with-2377-without-ancestor-not-optimized2-data'.B201])/2" office:value-type="float" office:value="0.02595" calcext:value-type="float">
            <text:p>0.02595</text:p>
          </table:table-cell>
          <table:table-cell table:formula="of:=[.B201]/[.F201]" office:value-type="float" office:value="0.712909441233141" calcext:value-type="float">
            <text:p>0.712909441233141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table:formula="of:=([$'baseline-6.22.0-data'.B202]+[$'baseline-6.22.0b-data'.B202])/2" office:value-type="float" office:value="0.0189" calcext:value-type="float">
            <text:p>0.0189</text:p>
          </table:table-cell>
          <table:table-cell table:formula="of:=([$'master-with-2377-without-ancestor-not-data'.B202]+[$'master-with-2377-without-ancestor-not2-data'.B202])/2" office:value-type="float" office:value="0.0222" calcext:value-type="float">
            <text:p>0.0222</text:p>
          </table:table-cell>
          <table:table-cell table:formula="of:=[.B202]/[.C202]" office:value-type="float" office:value="0.851351351351351" calcext:value-type="float">
            <text:p>0.851351351351351</text:p>
          </table:table-cell>
          <table:table-cell/>
          <table:table-cell table:formula="of:=([$'master-with-2377-without-ancestor-not-optimized-data'.B202]+[$'master-with-2377-without-ancestor-not-optimized2-data'.B202])/2" office:value-type="float" office:value="0.02185" calcext:value-type="float">
            <text:p>0.02185</text:p>
          </table:table-cell>
          <table:table-cell table:formula="of:=[.B202]/[.F202]" office:value-type="float" office:value="0.864988558352403" calcext:value-type="float">
            <text:p>0.864988558352403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table:formula="of:=([$'baseline-6.22.0-data'.B203]+[$'baseline-6.22.0b-data'.B203])/2" office:value-type="float" office:value="0.0117" calcext:value-type="float">
            <text:p>0.0117</text:p>
          </table:table-cell>
          <table:table-cell table:formula="of:=([$'master-with-2377-without-ancestor-not-data'.B203]+[$'master-with-2377-without-ancestor-not2-data'.B203])/2" office:value-type="float" office:value="0.01415" calcext:value-type="float">
            <text:p>0.01415</text:p>
          </table:table-cell>
          <table:table-cell table:formula="of:=[.B203]/[.C203]" office:value-type="float" office:value="0.826855123674912" calcext:value-type="float">
            <text:p>0.826855123674912</text:p>
          </table:table-cell>
          <table:table-cell/>
          <table:table-cell table:formula="of:=([$'master-with-2377-without-ancestor-not-optimized-data'.B203]+[$'master-with-2377-without-ancestor-not-optimized2-data'.B203])/2" office:value-type="float" office:value="0.0139" calcext:value-type="float">
            <text:p>0.0139</text:p>
          </table:table-cell>
          <table:table-cell table:formula="of:=[.B203]/[.F203]" office:value-type="float" office:value="0.841726618705036" calcext:value-type="float">
            <text:p>0.841726618705036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table:formula="of:=([$'baseline-6.22.0-data'.B204]+[$'baseline-6.22.0b-data'.B204])/2" office:value-type="float" office:value="0.2971" calcext:value-type="float">
            <text:p>0.2971</text:p>
          </table:table-cell>
          <table:table-cell table:formula="of:=([$'master-with-2377-without-ancestor-not-data'.B204]+[$'master-with-2377-without-ancestor-not2-data'.B204])/2" office:value-type="float" office:value="0.4034" calcext:value-type="float">
            <text:p>0.4034</text:p>
          </table:table-cell>
          <table:table-cell table:formula="of:=[.B204]/[.C204]" office:value-type="float" office:value="0.736489836390679" calcext:value-type="float">
            <text:p>0.736489836390679</text:p>
          </table:table-cell>
          <table:table-cell/>
          <table:table-cell table:formula="of:=([$'master-with-2377-without-ancestor-not-optimized-data'.B204]+[$'master-with-2377-without-ancestor-not-optimized2-data'.B204])/2" office:value-type="float" office:value="0.41425" calcext:value-type="float">
            <text:p>0.41425</text:p>
          </table:table-cell>
          <table:table-cell table:formula="of:=[.B204]/[.F204]" office:value-type="float" office:value="0.717199758599879" calcext:value-type="float">
            <text:p>0.717199758599879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table:formula="of:=([$'baseline-6.22.0-data'.B205]+[$'baseline-6.22.0b-data'.B205])/2" office:value-type="float" office:value="0.26215" calcext:value-type="float">
            <text:p>0.26215</text:p>
          </table:table-cell>
          <table:table-cell table:formula="of:=([$'master-with-2377-without-ancestor-not-data'.B205]+[$'master-with-2377-without-ancestor-not2-data'.B205])/2" office:value-type="float" office:value="0.39215" calcext:value-type="float">
            <text:p>0.39215</text:p>
          </table:table-cell>
          <table:table-cell table:formula="of:=[.B205]/[.C205]" office:value-type="float" office:value="0.668494198648476" calcext:value-type="float">
            <text:p>0.668494198648476</text:p>
          </table:table-cell>
          <table:table-cell/>
          <table:table-cell table:formula="of:=([$'master-with-2377-without-ancestor-not-optimized-data'.B205]+[$'master-with-2377-without-ancestor-not-optimized2-data'.B205])/2" office:value-type="float" office:value="0.39115" calcext:value-type="float">
            <text:p>0.39115</text:p>
          </table:table-cell>
          <table:table-cell table:formula="of:=[.B205]/[.F205]" office:value-type="float" office:value="0.670203246836252" calcext:value-type="float">
            <text:p>0.670203246836252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table:formula="of:=([$'baseline-6.22.0-data'.B206]+[$'baseline-6.22.0b-data'.B206])/2" office:value-type="float" office:value="0.0923" calcext:value-type="float">
            <text:p>0.0923</text:p>
          </table:table-cell>
          <table:table-cell table:formula="of:=([$'master-with-2377-without-ancestor-not-data'.B206]+[$'master-with-2377-without-ancestor-not2-data'.B206])/2" office:value-type="float" office:value="0.1166" calcext:value-type="float">
            <text:p>0.1166</text:p>
          </table:table-cell>
          <table:table-cell table:formula="of:=[.B206]/[.C206]" office:value-type="float" office:value="0.791595197255575" calcext:value-type="float">
            <text:p>0.791595197255575</text:p>
          </table:table-cell>
          <table:table-cell/>
          <table:table-cell table:formula="of:=([$'master-with-2377-without-ancestor-not-optimized-data'.B206]+[$'master-with-2377-without-ancestor-not-optimized2-data'.B206])/2" office:value-type="float" office:value="0.13385" calcext:value-type="float">
            <text:p>0.13385</text:p>
          </table:table-cell>
          <table:table-cell table:formula="of:=[.B206]/[.F206]" office:value-type="float" office:value="0.68957788569294" calcext:value-type="float">
            <text:p>0.68957788569294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table:formula="of:=([$'baseline-6.22.0-data'.B207]+[$'baseline-6.22.0b-data'.B207])/2" office:value-type="float" office:value="1.55775" calcext:value-type="float">
            <text:p>1.55775</text:p>
          </table:table-cell>
          <table:table-cell table:formula="of:=([$'master-with-2377-without-ancestor-not-data'.B207]+[$'master-with-2377-without-ancestor-not2-data'.B207])/2" office:value-type="float" office:value="0.3198" calcext:value-type="float">
            <text:p>0.3198</text:p>
          </table:table-cell>
          <table:table-cell table:formula="of:=[.B207]/[.C207]" office:value-type="float" office:value="4.87101313320826" calcext:value-type="float">
            <text:p>4.87101313320826</text:p>
          </table:table-cell>
          <table:table-cell/>
          <table:table-cell table:formula="of:=([$'master-with-2377-without-ancestor-not-optimized-data'.B207]+[$'master-with-2377-without-ancestor-not-optimized2-data'.B207])/2" office:value-type="float" office:value="0.321" calcext:value-type="float">
            <text:p>0.321</text:p>
          </table:table-cell>
          <table:table-cell table:formula="of:=[.B207]/[.F207]" office:value-type="float" office:value="4.85280373831776" calcext:value-type="float">
            <text:p>4.85280373831776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table:formula="of:=([$'baseline-6.22.0-data'.B208]+[$'baseline-6.22.0b-data'.B208])/2" office:value-type="float" office:value="0.06365" calcext:value-type="float">
            <text:p>0.06365</text:p>
          </table:table-cell>
          <table:table-cell table:formula="of:=([$'master-with-2377-without-ancestor-not-data'.B208]+[$'master-with-2377-without-ancestor-not2-data'.B208])/2" office:value-type="float" office:value="0.07295" calcext:value-type="float">
            <text:p>0.07295</text:p>
          </table:table-cell>
          <table:table-cell table:formula="of:=[.B208]/[.C208]" office:value-type="float" office:value="0.87251542152159" calcext:value-type="float">
            <text:p>0.87251542152159</text:p>
          </table:table-cell>
          <table:table-cell/>
          <table:table-cell table:formula="of:=([$'master-with-2377-without-ancestor-not-optimized-data'.B208]+[$'master-with-2377-without-ancestor-not-optimized2-data'.B208])/2" office:value-type="float" office:value="0.06205" calcext:value-type="float">
            <text:p>0.06205</text:p>
          </table:table-cell>
          <table:table-cell table:formula="of:=[.B208]/[.F208]" office:value-type="float" office:value="1.02578565672845" calcext:value-type="float">
            <text:p>1.0257856567284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table:formula="of:=([$'baseline-6.22.0-data'.B209]+[$'baseline-6.22.0b-data'.B209])/2" office:value-type="float" office:value="0.0529" calcext:value-type="float">
            <text:p>0.0529</text:p>
          </table:table-cell>
          <table:table-cell table:formula="of:=([$'master-with-2377-without-ancestor-not-data'.B209]+[$'master-with-2377-without-ancestor-not2-data'.B209])/2" office:value-type="float" office:value="0.09995" calcext:value-type="float">
            <text:p>0.09995</text:p>
          </table:table-cell>
          <table:table-cell table:formula="of:=[.B209]/[.C209]" office:value-type="float" office:value="0.529264632316158" calcext:value-type="float">
            <text:p>0.529264632316158</text:p>
          </table:table-cell>
          <table:table-cell/>
          <table:table-cell table:formula="of:=([$'master-with-2377-without-ancestor-not-optimized-data'.B209]+[$'master-with-2377-without-ancestor-not-optimized2-data'.B209])/2" office:value-type="float" office:value="0.08965" calcext:value-type="float">
            <text:p>0.08965</text:p>
          </table:table-cell>
          <table:table-cell table:formula="of:=[.B209]/[.F209]" office:value-type="float" office:value="0.590072504182934" calcext:value-type="float">
            <text:p>0.590072504182934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table:formula="of:=([$'baseline-6.22.0-data'.B210]+[$'baseline-6.22.0b-data'.B210])/2" office:value-type="float" office:value="0.13715" calcext:value-type="float">
            <text:p>0.13715</text:p>
          </table:table-cell>
          <table:table-cell table:formula="of:=([$'master-with-2377-without-ancestor-not-data'.B210]+[$'master-with-2377-without-ancestor-not2-data'.B210])/2" office:value-type="float" office:value="0.2287" calcext:value-type="float">
            <text:p>0.2287</text:p>
          </table:table-cell>
          <table:table-cell table:formula="of:=[.B210]/[.C210]" office:value-type="float" office:value="0.59969392216878" calcext:value-type="float">
            <text:p>0.59969392216878</text:p>
          </table:table-cell>
          <table:table-cell/>
          <table:table-cell table:formula="of:=([$'master-with-2377-without-ancestor-not-optimized-data'.B210]+[$'master-with-2377-without-ancestor-not-optimized2-data'.B210])/2" office:value-type="float" office:value="0.2332" calcext:value-type="float">
            <text:p>0.2332</text:p>
          </table:table-cell>
          <table:table-cell table:formula="of:=[.B210]/[.F210]" office:value-type="float" office:value="0.588121783876501" calcext:value-type="float">
            <text:p>0.58812178387650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table:formula="of:=([$'baseline-6.22.0-data'.B211]+[$'baseline-6.22.0b-data'.B211])/2" office:value-type="float" office:value="1.23925" calcext:value-type="float">
            <text:p>1.23925</text:p>
          </table:table-cell>
          <table:table-cell table:formula="of:=([$'master-with-2377-without-ancestor-not-data'.B211]+[$'master-with-2377-without-ancestor-not2-data'.B211])/2" office:value-type="float" office:value="0.6277" calcext:value-type="float">
            <text:p>0.6277</text:p>
          </table:table-cell>
          <table:table-cell table:formula="of:=[.B211]/[.C211]" office:value-type="float" office:value="1.97427114863788" calcext:value-type="float">
            <text:p>1.97427114863788</text:p>
          </table:table-cell>
          <table:table-cell/>
          <table:table-cell table:formula="of:=([$'master-with-2377-without-ancestor-not-optimized-data'.B211]+[$'master-with-2377-without-ancestor-not-optimized2-data'.B211])/2" office:value-type="float" office:value="0.6242" calcext:value-type="float">
            <text:p>0.6242</text:p>
          </table:table-cell>
          <table:table-cell table:formula="of:=[.B211]/[.F211]" office:value-type="float" office:value="1.98534123678308" calcext:value-type="float">
            <text:p>1.98534123678308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table:formula="of:=([$'baseline-6.22.0-data'.B212]+[$'baseline-6.22.0b-data'.B212])/2" office:value-type="float" office:value="0.3342" calcext:value-type="float">
            <text:p>0.3342</text:p>
          </table:table-cell>
          <table:table-cell table:formula="of:=([$'master-with-2377-without-ancestor-not-data'.B212]+[$'master-with-2377-without-ancestor-not2-data'.B212])/2" office:value-type="float" office:value="0.33785" calcext:value-type="float">
            <text:p>0.33785</text:p>
          </table:table-cell>
          <table:table-cell table:formula="of:=[.B212]/[.C212]" office:value-type="float" office:value="0.989196388929999" calcext:value-type="float">
            <text:p>0.989196388929999</text:p>
          </table:table-cell>
          <table:table-cell/>
          <table:table-cell table:formula="of:=([$'master-with-2377-without-ancestor-not-optimized-data'.B212]+[$'master-with-2377-without-ancestor-not-optimized2-data'.B212])/2" office:value-type="float" office:value="0.3635" calcext:value-type="float">
            <text:p>0.3635</text:p>
          </table:table-cell>
          <table:table-cell table:formula="of:=[.B212]/[.F212]" office:value-type="float" office:value="0.91939477303989" calcext:value-type="float">
            <text:p>0.91939477303989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table:formula="of:=([$'baseline-6.22.0-data'.B213]+[$'baseline-6.22.0b-data'.B213])/2" office:value-type="float" office:value="0.06295" calcext:value-type="float">
            <text:p>0.06295</text:p>
          </table:table-cell>
          <table:table-cell table:formula="of:=([$'master-with-2377-without-ancestor-not-data'.B213]+[$'master-with-2377-without-ancestor-not2-data'.B213])/2" office:value-type="float" office:value="0.1083" calcext:value-type="float">
            <text:p>0.1083</text:p>
          </table:table-cell>
          <table:table-cell table:formula="of:=[.B213]/[.C213]" office:value-type="float" office:value="0.581255771006463" calcext:value-type="float">
            <text:p>0.581255771006463</text:p>
          </table:table-cell>
          <table:table-cell/>
          <table:table-cell table:formula="of:=([$'master-with-2377-without-ancestor-not-optimized-data'.B213]+[$'master-with-2377-without-ancestor-not-optimized2-data'.B213])/2" office:value-type="float" office:value="0.10995" calcext:value-type="float">
            <text:p>0.10995</text:p>
          </table:table-cell>
          <table:table-cell table:formula="of:=[.B213]/[.F213]" office:value-type="float" office:value="0.572532969531605" calcext:value-type="float">
            <text:p>0.572532969531605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table:formula="of:=([$'baseline-6.22.0-data'.B214]+[$'baseline-6.22.0b-data'.B214])/2" office:value-type="float" office:value="0.0117" calcext:value-type="float">
            <text:p>0.0117</text:p>
          </table:table-cell>
          <table:table-cell table:formula="of:=([$'master-with-2377-without-ancestor-not-data'.B214]+[$'master-with-2377-without-ancestor-not2-data'.B214])/2" office:value-type="float" office:value="0.013" calcext:value-type="float">
            <text:p>0.013</text:p>
          </table:table-cell>
          <table:table-cell table:formula="of:=[.B214]/[.C214]" office:value-type="float" office:value="0.9" calcext:value-type="float">
            <text:p>0.9</text:p>
          </table:table-cell>
          <table:table-cell/>
          <table:table-cell table:formula="of:=([$'master-with-2377-without-ancestor-not-optimized-data'.B214]+[$'master-with-2377-without-ancestor-not-optimized2-data'.B214])/2" office:value-type="float" office:value="0.01245" calcext:value-type="float">
            <text:p>0.01245</text:p>
          </table:table-cell>
          <table:table-cell table:formula="of:=[.B214]/[.F214]" office:value-type="float" office:value="0.939759036144578" calcext:value-type="float">
            <text:p>0.939759036144578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table:formula="of:=([$'baseline-6.22.0-data'.B215]+[$'baseline-6.22.0b-data'.B215])/2" office:value-type="float" office:value="17.2452" calcext:value-type="float">
            <text:p>17.2452</text:p>
          </table:table-cell>
          <table:table-cell table:formula="of:=([$'master-with-2377-without-ancestor-not-data'.B215]+[$'master-with-2377-without-ancestor-not2-data'.B215])/2" office:value-type="float" office:value="1.22315" calcext:value-type="float">
            <text:p>1.22315</text:p>
          </table:table-cell>
          <table:table-cell table:formula="of:=[.B215]/[.C215]" office:value-type="float" office:value="14.0990066631239" calcext:value-type="float">
            <text:p>14.0990066631239</text:p>
          </table:table-cell>
          <table:table-cell/>
          <table:table-cell table:formula="of:=([$'master-with-2377-without-ancestor-not-optimized-data'.B215]+[$'master-with-2377-without-ancestor-not-optimized2-data'.B215])/2" office:value-type="float" office:value="1.3074" calcext:value-type="float">
            <text:p>1.3074</text:p>
          </table:table-cell>
          <table:table-cell table:formula="of:=[.B215]/[.F215]" office:value-type="float" office:value="13.1904543368518" calcext:value-type="float">
            <text:p>13.1904543368518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table:formula="of:=([$'baseline-6.22.0-data'.B216]+[$'baseline-6.22.0b-data'.B216])/2" office:value-type="float" office:value="0.02335" calcext:value-type="float">
            <text:p>0.02335</text:p>
          </table:table-cell>
          <table:table-cell table:formula="of:=([$'master-with-2377-without-ancestor-not-data'.B216]+[$'master-with-2377-without-ancestor-not2-data'.B216])/2" office:value-type="float" office:value="0.0351" calcext:value-type="float">
            <text:p>0.0351</text:p>
          </table:table-cell>
          <table:table-cell table:formula="of:=[.B216]/[.C216]" office:value-type="float" office:value="0.665242165242165" calcext:value-type="float">
            <text:p>0.665242165242165</text:p>
          </table:table-cell>
          <table:table-cell/>
          <table:table-cell table:formula="of:=([$'master-with-2377-without-ancestor-not-optimized-data'.B216]+[$'master-with-2377-without-ancestor-not-optimized2-data'.B216])/2" office:value-type="float" office:value="0.0357" calcext:value-type="float">
            <text:p>0.0357</text:p>
          </table:table-cell>
          <table:table-cell table:formula="of:=[.B216]/[.F216]" office:value-type="float" office:value="0.65406162464986" calcext:value-type="float">
            <text:p>0.65406162464986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table:formula="of:=([$'baseline-6.22.0-data'.B217]+[$'baseline-6.22.0b-data'.B217])/2" office:value-type="float" office:value="0.05915" calcext:value-type="float">
            <text:p>0.05915</text:p>
          </table:table-cell>
          <table:table-cell table:formula="of:=([$'master-with-2377-without-ancestor-not-data'.B217]+[$'master-with-2377-without-ancestor-not2-data'.B217])/2" office:value-type="float" office:value="0.05955" calcext:value-type="float">
            <text:p>0.05955</text:p>
          </table:table-cell>
          <table:table-cell table:formula="of:=[.B217]/[.C217]" office:value-type="float" office:value="0.99328295549958" calcext:value-type="float">
            <text:p>0.99328295549958</text:p>
          </table:table-cell>
          <table:table-cell/>
          <table:table-cell table:formula="of:=([$'master-with-2377-without-ancestor-not-optimized-data'.B217]+[$'master-with-2377-without-ancestor-not-optimized2-data'.B217])/2" office:value-type="float" office:value="0.06205" calcext:value-type="float">
            <text:p>0.06205</text:p>
          </table:table-cell>
          <table:table-cell table:formula="of:=[.B217]/[.F217]" office:value-type="float" office:value="0.953263497179694" calcext:value-type="float">
            <text:p>0.953263497179694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table:formula="of:=([$'baseline-6.22.0-data'.B218]+[$'baseline-6.22.0b-data'.B218])/2" office:value-type="float" office:value="0.31445" calcext:value-type="float">
            <text:p>0.31445</text:p>
          </table:table-cell>
          <table:table-cell table:formula="of:=([$'master-with-2377-without-ancestor-not-data'.B218]+[$'master-with-2377-without-ancestor-not2-data'.B218])/2" office:value-type="float" office:value="0.5752" calcext:value-type="float">
            <text:p>0.5752</text:p>
          </table:table-cell>
          <table:table-cell table:formula="of:=[.B218]/[.C218]" office:value-type="float" office:value="0.546679415855355" calcext:value-type="float">
            <text:p>0.546679415855355</text:p>
          </table:table-cell>
          <table:table-cell/>
          <table:table-cell table:formula="of:=([$'master-with-2377-without-ancestor-not-optimized-data'.B218]+[$'master-with-2377-without-ancestor-not-optimized2-data'.B218])/2" office:value-type="float" office:value="0.6373" calcext:value-type="float">
            <text:p>0.6373</text:p>
          </table:table-cell>
          <table:table-cell table:formula="of:=[.B218]/[.F218]" office:value-type="float" office:value="0.493409697159893" calcext:value-type="float">
            <text:p>0.493409697159893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table:formula="of:=([$'baseline-6.22.0-data'.B219]+[$'baseline-6.22.0b-data'.B219])/2" office:value-type="float" office:value="1.0978" calcext:value-type="float">
            <text:p>1.0978</text:p>
          </table:table-cell>
          <table:table-cell table:formula="of:=([$'master-with-2377-without-ancestor-not-data'.B219]+[$'master-with-2377-without-ancestor-not2-data'.B219])/2" office:value-type="float" office:value="1.1268" calcext:value-type="float">
            <text:p>1.1268</text:p>
          </table:table-cell>
          <table:table-cell table:formula="of:=[.B219]/[.C219]" office:value-type="float" office:value="0.974263400780973" calcext:value-type="float">
            <text:p>0.974263400780973</text:p>
          </table:table-cell>
          <table:table-cell/>
          <table:table-cell table:formula="of:=([$'master-with-2377-without-ancestor-not-optimized-data'.B219]+[$'master-with-2377-without-ancestor-not-optimized2-data'.B219])/2" office:value-type="float" office:value="1.16055" calcext:value-type="float">
            <text:p>1.16055</text:p>
          </table:table-cell>
          <table:table-cell table:formula="of:=[.B219]/[.F219]" office:value-type="float" office:value="0.945930808668304" calcext:value-type="float">
            <text:p>0.945930808668304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table:formula="of:=([$'baseline-6.22.0-data'.B220]+[$'baseline-6.22.0b-data'.B220])/2" office:value-type="float" office:value="0.62515" calcext:value-type="float">
            <text:p>0.62515</text:p>
          </table:table-cell>
          <table:table-cell table:formula="of:=([$'master-with-2377-without-ancestor-not-data'.B220]+[$'master-with-2377-without-ancestor-not2-data'.B220])/2" office:value-type="float" office:value="0.57565" calcext:value-type="float">
            <text:p>0.57565</text:p>
          </table:table-cell>
          <table:table-cell table:formula="of:=[.B220]/[.C220]" office:value-type="float" office:value="1.08598975071658" calcext:value-type="float">
            <text:p>1.08598975071658</text:p>
          </table:table-cell>
          <table:table-cell/>
          <table:table-cell table:formula="of:=([$'master-with-2377-without-ancestor-not-optimized-data'.B220]+[$'master-with-2377-without-ancestor-not-optimized2-data'.B220])/2" office:value-type="float" office:value="0.59635" calcext:value-type="float">
            <text:p>0.59635</text:p>
          </table:table-cell>
          <table:table-cell table:formula="of:=[.B220]/[.F220]" office:value-type="float" office:value="1.0482937872055" calcext:value-type="float">
            <text:p>1.0482937872055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table:formula="of:=([$'baseline-6.22.0-data'.B221]+[$'baseline-6.22.0b-data'.B221])/2" office:value-type="float" office:value="0.22695" calcext:value-type="float">
            <text:p>0.22695</text:p>
          </table:table-cell>
          <table:table-cell table:formula="of:=([$'master-with-2377-without-ancestor-not-data'.B221]+[$'master-with-2377-without-ancestor-not2-data'.B221])/2" office:value-type="float" office:value="0.22855" calcext:value-type="float">
            <text:p>0.22855</text:p>
          </table:table-cell>
          <table:table-cell table:formula="of:=[.B221]/[.C221]" office:value-type="float" office:value="0.992999343688471" calcext:value-type="float">
            <text:p>0.992999343688471</text:p>
          </table:table-cell>
          <table:table-cell/>
          <table:table-cell table:formula="of:=([$'master-with-2377-without-ancestor-not-optimized-data'.B221]+[$'master-with-2377-without-ancestor-not-optimized2-data'.B221])/2" office:value-type="float" office:value="0.23695" calcext:value-type="float">
            <text:p>0.23695</text:p>
          </table:table-cell>
          <table:table-cell table:formula="of:=[.B221]/[.F221]" office:value-type="float" office:value="0.957797003587255" calcext:value-type="float">
            <text:p>0.957797003587255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table:formula="of:=([$'baseline-6.22.0-data'.B222]+[$'baseline-6.22.0b-data'.B222])/2" office:value-type="float" office:value="0.871" calcext:value-type="float">
            <text:p>0.871</text:p>
          </table:table-cell>
          <table:table-cell table:formula="of:=([$'master-with-2377-without-ancestor-not-data'.B222]+[$'master-with-2377-without-ancestor-not2-data'.B222])/2" office:value-type="float" office:value="0.31725" calcext:value-type="float">
            <text:p>0.31725</text:p>
          </table:table-cell>
          <table:table-cell table:formula="of:=[.B222]/[.C222]" office:value-type="float" office:value="2.74546887312845" calcext:value-type="float">
            <text:p>2.74546887312845</text:p>
          </table:table-cell>
          <table:table-cell/>
          <table:table-cell table:formula="of:=([$'master-with-2377-without-ancestor-not-optimized-data'.B222]+[$'master-with-2377-without-ancestor-not-optimized2-data'.B222])/2" office:value-type="float" office:value="0.3073" calcext:value-type="float">
            <text:p>0.3073</text:p>
          </table:table-cell>
          <table:table-cell table:formula="of:=[.B222]/[.F222]" office:value-type="float" office:value="2.83436381386267" calcext:value-type="float">
            <text:p>2.83436381386267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table:formula="of:=([$'baseline-6.22.0-data'.B223]+[$'baseline-6.22.0b-data'.B223])/2" office:value-type="float" office:value="0.0553" calcext:value-type="float">
            <text:p>0.0553</text:p>
          </table:table-cell>
          <table:table-cell table:formula="of:=([$'master-with-2377-without-ancestor-not-data'.B223]+[$'master-with-2377-without-ancestor-not2-data'.B223])/2" office:value-type="float" office:value="0.0525" calcext:value-type="float">
            <text:p>0.0525</text:p>
          </table:table-cell>
          <table:table-cell table:formula="of:=[.B223]/[.C223]" office:value-type="float" office:value="1.05333333333333" calcext:value-type="float">
            <text:p>1.05333333333333</text:p>
          </table:table-cell>
          <table:table-cell/>
          <table:table-cell table:formula="of:=([$'master-with-2377-without-ancestor-not-optimized-data'.B223]+[$'master-with-2377-without-ancestor-not-optimized2-data'.B223])/2" office:value-type="float" office:value="0.085" calcext:value-type="float">
            <text:p>0.085</text:p>
          </table:table-cell>
          <table:table-cell table:formula="of:=[.B223]/[.F223]" office:value-type="float" office:value="0.650588235294118" calcext:value-type="float">
            <text:p>0.650588235294118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table:formula="of:=([$'baseline-6.22.0-data'.B224]+[$'baseline-6.22.0b-data'.B224])/2" office:value-type="float" office:value="0.11075" calcext:value-type="float">
            <text:p>0.11075</text:p>
          </table:table-cell>
          <table:table-cell table:formula="of:=([$'master-with-2377-without-ancestor-not-data'.B224]+[$'master-with-2377-without-ancestor-not2-data'.B224])/2" office:value-type="float" office:value="0.16875" calcext:value-type="float">
            <text:p>0.16875</text:p>
          </table:table-cell>
          <table:table-cell table:formula="of:=[.B224]/[.C224]" office:value-type="float" office:value="0.656296296296296" calcext:value-type="float">
            <text:p>0.656296296296296</text:p>
          </table:table-cell>
          <table:table-cell/>
          <table:table-cell table:formula="of:=([$'master-with-2377-without-ancestor-not-optimized-data'.B224]+[$'master-with-2377-without-ancestor-not-optimized2-data'.B224])/2" office:value-type="float" office:value="0.1411" calcext:value-type="float">
            <text:p>0.1411</text:p>
          </table:table-cell>
          <table:table-cell table:formula="of:=[.B224]/[.F224]" office:value-type="float" office:value="0.784904323175053" calcext:value-type="float">
            <text:p>0.784904323175053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table:formula="of:=([$'baseline-6.22.0-data'.B225]+[$'baseline-6.22.0b-data'.B225])/2" office:value-type="float" office:value="0.01405" calcext:value-type="float">
            <text:p>0.01405</text:p>
          </table:table-cell>
          <table:table-cell table:formula="of:=([$'master-with-2377-without-ancestor-not-data'.B225]+[$'master-with-2377-without-ancestor-not2-data'.B225])/2" office:value-type="float" office:value="0.0158" calcext:value-type="float">
            <text:p>0.0158</text:p>
          </table:table-cell>
          <table:table-cell table:formula="of:=[.B225]/[.C225]" office:value-type="float" office:value="0.889240506329114" calcext:value-type="float">
            <text:p>0.889240506329114</text:p>
          </table:table-cell>
          <table:table-cell/>
          <table:table-cell table:formula="of:=([$'master-with-2377-without-ancestor-not-optimized-data'.B225]+[$'master-with-2377-without-ancestor-not-optimized2-data'.B225])/2" office:value-type="float" office:value="0.01575" calcext:value-type="float">
            <text:p>0.01575</text:p>
          </table:table-cell>
          <table:table-cell table:formula="of:=[.B225]/[.F225]" office:value-type="float" office:value="0.892063492063492" calcext:value-type="float">
            <text:p>0.892063492063492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table:formula="of:=([$'baseline-6.22.0-data'.B226]+[$'baseline-6.22.0b-data'.B226])/2" office:value-type="float" office:value="0.3119" calcext:value-type="float">
            <text:p>0.3119</text:p>
          </table:table-cell>
          <table:table-cell table:formula="of:=([$'master-with-2377-without-ancestor-not-data'.B226]+[$'master-with-2377-without-ancestor-not2-data'.B226])/2" office:value-type="float" office:value="0.30525" calcext:value-type="float">
            <text:p>0.30525</text:p>
          </table:table-cell>
          <table:table-cell table:formula="of:=[.B226]/[.C226]" office:value-type="float" office:value="1.02178542178542" calcext:value-type="float">
            <text:p>1.02178542178542</text:p>
          </table:table-cell>
          <table:table-cell/>
          <table:table-cell table:formula="of:=([$'master-with-2377-without-ancestor-not-optimized-data'.B226]+[$'master-with-2377-without-ancestor-not-optimized2-data'.B226])/2" office:value-type="float" office:value="0.32485" calcext:value-type="float">
            <text:p>0.32485</text:p>
          </table:table-cell>
          <table:table-cell table:formula="of:=[.B226]/[.F226]" office:value-type="float" office:value="0.960135447129444" calcext:value-type="float">
            <text:p>0.960135447129444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table:formula="of:=([$'baseline-6.22.0-data'.B227]+[$'baseline-6.22.0b-data'.B227])/2" office:value-type="float" office:value="0.2595" calcext:value-type="float">
            <text:p>0.2595</text:p>
          </table:table-cell>
          <table:table-cell table:formula="of:=([$'master-with-2377-without-ancestor-not-data'.B227]+[$'master-with-2377-without-ancestor-not2-data'.B227])/2" office:value-type="float" office:value="0.4896" calcext:value-type="float">
            <text:p>0.4896</text:p>
          </table:table-cell>
          <table:table-cell table:formula="of:=[.B227]/[.C227]" office:value-type="float" office:value="0.530024509803922" calcext:value-type="float">
            <text:p>0.530024509803922</text:p>
          </table:table-cell>
          <table:table-cell/>
          <table:table-cell table:formula="of:=([$'master-with-2377-without-ancestor-not-optimized-data'.B227]+[$'master-with-2377-without-ancestor-not-optimized2-data'.B227])/2" office:value-type="float" office:value="0.4999" calcext:value-type="float">
            <text:p>0.4999</text:p>
          </table:table-cell>
          <table:table-cell table:formula="of:=[.B227]/[.F227]" office:value-type="float" office:value="0.519103820764153" calcext:value-type="float">
            <text:p>0.519103820764153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table:formula="of:=([$'baseline-6.22.0-data'.B228]+[$'baseline-6.22.0b-data'.B228])/2" office:value-type="float" office:value="0.22155" calcext:value-type="float">
            <text:p>0.22155</text:p>
          </table:table-cell>
          <table:table-cell table:formula="of:=([$'master-with-2377-without-ancestor-not-data'.B228]+[$'master-with-2377-without-ancestor-not2-data'.B228])/2" office:value-type="float" office:value="0.2252" calcext:value-type="float">
            <text:p>0.2252</text:p>
          </table:table-cell>
          <table:table-cell table:formula="of:=[.B228]/[.C228]" office:value-type="float" office:value="0.983792184724689" calcext:value-type="float">
            <text:p>0.983792184724689</text:p>
          </table:table-cell>
          <table:table-cell/>
          <table:table-cell table:formula="of:=([$'master-with-2377-without-ancestor-not-optimized-data'.B228]+[$'master-with-2377-without-ancestor-not-optimized2-data'.B228])/2" office:value-type="float" office:value="0.23345" calcext:value-type="float">
            <text:p>0.23345</text:p>
          </table:table-cell>
          <table:table-cell table:formula="of:=[.B228]/[.F228]" office:value-type="float" office:value="0.949025487256372" calcext:value-type="float">
            <text:p>0.949025487256372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table:formula="of:=([$'baseline-6.22.0-data'.B229]+[$'baseline-6.22.0b-data'.B229])/2" office:value-type="float" office:value="0.22115" calcext:value-type="float">
            <text:p>0.22115</text:p>
          </table:table-cell>
          <table:table-cell table:formula="of:=([$'master-with-2377-without-ancestor-not-data'.B229]+[$'master-with-2377-without-ancestor-not2-data'.B229])/2" office:value-type="float" office:value="0.22245" calcext:value-type="float">
            <text:p>0.22245</text:p>
          </table:table-cell>
          <table:table-cell table:formula="of:=[.B229]/[.C229]" office:value-type="float" office:value="0.994155990110137" calcext:value-type="float">
            <text:p>0.994155990110137</text:p>
          </table:table-cell>
          <table:table-cell/>
          <table:table-cell table:formula="of:=([$'master-with-2377-without-ancestor-not-optimized-data'.B229]+[$'master-with-2377-without-ancestor-not-optimized2-data'.B229])/2" office:value-type="float" office:value="0.2317" calcext:value-type="float">
            <text:p>0.2317</text:p>
          </table:table-cell>
          <table:table-cell table:formula="of:=[.B229]/[.F229]" office:value-type="float" office:value="0.954466983167889" calcext:value-type="float">
            <text:p>0.954466983167889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table:formula="of:=([$'baseline-6.22.0-data'.B230]+[$'baseline-6.22.0b-data'.B230])/2" office:value-type="float" office:value="0.24745" calcext:value-type="float">
            <text:p>0.24745</text:p>
          </table:table-cell>
          <table:table-cell table:formula="of:=([$'master-with-2377-without-ancestor-not-data'.B230]+[$'master-with-2377-without-ancestor-not2-data'.B230])/2" office:value-type="float" office:value="0.24875" calcext:value-type="float">
            <text:p>0.24875</text:p>
          </table:table-cell>
          <table:table-cell table:formula="of:=[.B230]/[.C230]" office:value-type="float" office:value="0.994773869346734" calcext:value-type="float">
            <text:p>0.994773869346734</text:p>
          </table:table-cell>
          <table:table-cell/>
          <table:table-cell table:formula="of:=([$'master-with-2377-without-ancestor-not-optimized-data'.B230]+[$'master-with-2377-without-ancestor-not-optimized2-data'.B230])/2" office:value-type="float" office:value="0.2493" calcext:value-type="float">
            <text:p>0.2493</text:p>
          </table:table-cell>
          <table:table-cell table:formula="of:=[.B230]/[.F230]" office:value-type="float" office:value="0.992579221821099" calcext:value-type="float">
            <text:p>0.992579221821099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table:formula="of:=([$'baseline-6.22.0-data'.B231]+[$'baseline-6.22.0b-data'.B231])/2" office:value-type="float" office:value="0.7871" calcext:value-type="float">
            <text:p>0.7871</text:p>
          </table:table-cell>
          <table:table-cell table:formula="of:=([$'master-with-2377-without-ancestor-not-data'.B231]+[$'master-with-2377-without-ancestor-not2-data'.B231])/2" office:value-type="float" office:value="0.00505" calcext:value-type="float">
            <text:p>0.00505</text:p>
          </table:table-cell>
          <table:table-cell table:formula="of:=[.B231]/[.C231]" office:value-type="float" office:value="155.861386138614" calcext:value-type="float">
            <text:p>155.861386138614</text:p>
          </table:table-cell>
          <table:table-cell/>
          <table:table-cell table:formula="of:=([$'master-with-2377-without-ancestor-not-optimized-data'.B231]+[$'master-with-2377-without-ancestor-not-optimized2-data'.B231])/2" office:value-type="float" office:value="0.00545" calcext:value-type="float">
            <text:p>0.00545</text:p>
          </table:table-cell>
          <table:table-cell table:formula="of:=[.B231]/[.F231]" office:value-type="float" office:value="144.422018348624" calcext:value-type="float">
            <text:p>144.422018348624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table:formula="of:=([$'baseline-6.22.0-data'.B232]+[$'baseline-6.22.0b-data'.B232])/2" office:value-type="float" office:value="0.94445" calcext:value-type="float">
            <text:p>0.94445</text:p>
          </table:table-cell>
          <table:table-cell table:formula="of:=([$'master-with-2377-without-ancestor-not-data'.B232]+[$'master-with-2377-without-ancestor-not2-data'.B232])/2" office:value-type="float" office:value="1.14345" calcext:value-type="float">
            <text:p>1.14345</text:p>
          </table:table-cell>
          <table:table-cell table:formula="of:=[.B232]/[.C232]" office:value-type="float" office:value="0.825965280510735" calcext:value-type="float">
            <text:p>0.825965280510735</text:p>
          </table:table-cell>
          <table:table-cell/>
          <table:table-cell table:formula="of:=([$'master-with-2377-without-ancestor-not-optimized-data'.B232]+[$'master-with-2377-without-ancestor-not-optimized2-data'.B232])/2" office:value-type="float" office:value="1.21135" calcext:value-type="float">
            <text:p>1.21135</text:p>
          </table:table-cell>
          <table:table-cell table:formula="of:=[.B232]/[.F232]" office:value-type="float" office:value="0.779667313328105" calcext:value-type="float">
            <text:p>0.779667313328105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table:formula="of:=([$'baseline-6.22.0-data'.B233]+[$'baseline-6.22.0b-data'.B233])/2" office:value-type="float" office:value="3.1324" calcext:value-type="float">
            <text:p>3.1324</text:p>
          </table:table-cell>
          <table:table-cell table:formula="of:=([$'master-with-2377-without-ancestor-not-data'.B233]+[$'master-with-2377-without-ancestor-not2-data'.B233])/2" office:value-type="float" office:value="0.8721" calcext:value-type="float">
            <text:p>0.8721</text:p>
          </table:table-cell>
          <table:table-cell table:formula="of:=[.B233]/[.C233]" office:value-type="float" office:value="3.59178993234721" calcext:value-type="float">
            <text:p>3.59178993234721</text:p>
          </table:table-cell>
          <table:table-cell/>
          <table:table-cell table:formula="of:=([$'master-with-2377-without-ancestor-not-optimized-data'.B233]+[$'master-with-2377-without-ancestor-not-optimized2-data'.B233])/2" office:value-type="float" office:value="0.8402" calcext:value-type="float">
            <text:p>0.8402</text:p>
          </table:table-cell>
          <table:table-cell table:formula="of:=[.B233]/[.F233]" office:value-type="float" office:value="3.72815996191383" calcext:value-type="float">
            <text:p>3.72815996191383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table:formula="of:=([$'baseline-6.22.0-data'.B234]+[$'baseline-6.22.0b-data'.B234])/2" office:value-type="float" office:value="0.0093" calcext:value-type="float">
            <text:p>0.0093</text:p>
          </table:table-cell>
          <table:table-cell table:formula="of:=([$'master-with-2377-without-ancestor-not-data'.B234]+[$'master-with-2377-without-ancestor-not2-data'.B234])/2" office:value-type="float" office:value="0.00715" calcext:value-type="float">
            <text:p>0.00715</text:p>
          </table:table-cell>
          <table:table-cell table:formula="of:=[.B234]/[.C234]" office:value-type="float" office:value="1.3006993006993" calcext:value-type="float">
            <text:p>1.3006993006993</text:p>
          </table:table-cell>
          <table:table-cell/>
          <table:table-cell table:formula="of:=([$'master-with-2377-without-ancestor-not-optimized-data'.B234]+[$'master-with-2377-without-ancestor-not-optimized2-data'.B234])/2" office:value-type="float" office:value="0.00725" calcext:value-type="float">
            <text:p>0.00725</text:p>
          </table:table-cell>
          <table:table-cell table:formula="of:=[.B234]/[.F234]" office:value-type="float" office:value="1.28275862068966" calcext:value-type="float">
            <text:p>1.28275862068966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table:formula="of:=([$'baseline-6.22.0-data'.B235]+[$'baseline-6.22.0b-data'.B235])/2" office:value-type="float" office:value="0.27095" calcext:value-type="float">
            <text:p>0.27095</text:p>
          </table:table-cell>
          <table:table-cell table:formula="of:=([$'master-with-2377-without-ancestor-not-data'.B235]+[$'master-with-2377-without-ancestor-not2-data'.B235])/2" office:value-type="float" office:value="0.26265" calcext:value-type="float">
            <text:p>0.26265</text:p>
          </table:table-cell>
          <table:table-cell table:formula="of:=[.B235]/[.C235]" office:value-type="float" office:value="1.03160098991053" calcext:value-type="float">
            <text:p>1.03160098991053</text:p>
          </table:table-cell>
          <table:table-cell/>
          <table:table-cell table:formula="of:=([$'master-with-2377-without-ancestor-not-optimized-data'.B235]+[$'master-with-2377-without-ancestor-not-optimized2-data'.B235])/2" office:value-type="float" office:value="0.27355" calcext:value-type="float">
            <text:p>0.27355</text:p>
          </table:table-cell>
          <table:table-cell table:formula="of:=[.B235]/[.F235]" office:value-type="float" office:value="0.990495339060501" calcext:value-type="float">
            <text:p>0.990495339060501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table:formula="of:=([$'baseline-6.22.0-data'.B236]+[$'baseline-6.22.0b-data'.B236])/2" office:value-type="float" office:value="0.348" calcext:value-type="float">
            <text:p>0.348</text:p>
          </table:table-cell>
          <table:table-cell table:formula="of:=([$'master-with-2377-without-ancestor-not-data'.B236]+[$'master-with-2377-without-ancestor-not2-data'.B236])/2" office:value-type="float" office:value="0.3459" calcext:value-type="float">
            <text:p>0.3459</text:p>
          </table:table-cell>
          <table:table-cell table:formula="of:=[.B236]/[.C236]" office:value-type="float" office:value="1.00607111882047" calcext:value-type="float">
            <text:p>1.00607111882047</text:p>
          </table:table-cell>
          <table:table-cell/>
          <table:table-cell table:formula="of:=([$'master-with-2377-without-ancestor-not-optimized-data'.B236]+[$'master-with-2377-without-ancestor-not-optimized2-data'.B236])/2" office:value-type="float" office:value="0.3374" calcext:value-type="float">
            <text:p>0.3374</text:p>
          </table:table-cell>
          <table:table-cell table:formula="of:=[.B236]/[.F236]" office:value-type="float" office:value="1.03141671606402" calcext:value-type="float">
            <text:p>1.03141671606402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table:formula="of:=([$'baseline-6.22.0-data'.B237]+[$'baseline-6.22.0b-data'.B237])/2" office:value-type="float" office:value="0.13275" calcext:value-type="float">
            <text:p>0.13275</text:p>
          </table:table-cell>
          <table:table-cell table:formula="of:=([$'master-with-2377-without-ancestor-not-data'.B237]+[$'master-with-2377-without-ancestor-not2-data'.B237])/2" office:value-type="float" office:value="0.14255" calcext:value-type="float">
            <text:p>0.14255</text:p>
          </table:table-cell>
          <table:table-cell table:formula="of:=[.B237]/[.C237]" office:value-type="float" office:value="0.931252192213258" calcext:value-type="float">
            <text:p>0.931252192213258</text:p>
          </table:table-cell>
          <table:table-cell/>
          <table:table-cell table:formula="of:=([$'master-with-2377-without-ancestor-not-optimized-data'.B237]+[$'master-with-2377-without-ancestor-not-optimized2-data'.B237])/2" office:value-type="float" office:value="0.1474" calcext:value-type="float">
            <text:p>0.1474</text:p>
          </table:table-cell>
          <table:table-cell table:formula="of:=[.B237]/[.F237]" office:value-type="float" office:value="0.900610583446404" calcext:value-type="float">
            <text:p>0.900610583446404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table:formula="of:=([$'baseline-6.22.0-data'.B238]+[$'baseline-6.22.0b-data'.B238])/2" office:value-type="float" office:value="0.03315" calcext:value-type="float">
            <text:p>0.03315</text:p>
          </table:table-cell>
          <table:table-cell table:formula="of:=([$'master-with-2377-without-ancestor-not-data'.B238]+[$'master-with-2377-without-ancestor-not2-data'.B238])/2" office:value-type="float" office:value="0.0276" calcext:value-type="float">
            <text:p>0.0276</text:p>
          </table:table-cell>
          <table:table-cell table:formula="of:=[.B238]/[.C238]" office:value-type="float" office:value="1.20108695652174" calcext:value-type="float">
            <text:p>1.20108695652174</text:p>
          </table:table-cell>
          <table:table-cell/>
          <table:table-cell table:formula="of:=([$'master-with-2377-without-ancestor-not-optimized-data'.B238]+[$'master-with-2377-without-ancestor-not-optimized2-data'.B238])/2" office:value-type="float" office:value="0.02825" calcext:value-type="float">
            <text:p>0.02825</text:p>
          </table:table-cell>
          <table:table-cell table:formula="of:=[.B238]/[.F238]" office:value-type="float" office:value="1.17345132743363" calcext:value-type="float">
            <text:p>1.17345132743363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table:formula="of:=([$'baseline-6.22.0-data'.B239]+[$'baseline-6.22.0b-data'.B239])/2" office:value-type="float" office:value="0.091" calcext:value-type="float">
            <text:p>0.091</text:p>
          </table:table-cell>
          <table:table-cell table:formula="of:=([$'master-with-2377-without-ancestor-not-data'.B239]+[$'master-with-2377-without-ancestor-not2-data'.B239])/2" office:value-type="float" office:value="0.0828" calcext:value-type="float">
            <text:p>0.0828</text:p>
          </table:table-cell>
          <table:table-cell table:formula="of:=[.B239]/[.C239]" office:value-type="float" office:value="1.09903381642512" calcext:value-type="float">
            <text:p>1.09903381642512</text:p>
          </table:table-cell>
          <table:table-cell/>
          <table:table-cell table:formula="of:=([$'master-with-2377-without-ancestor-not-optimized-data'.B239]+[$'master-with-2377-without-ancestor-not-optimized2-data'.B239])/2" office:value-type="float" office:value="0.0839" calcext:value-type="float">
            <text:p>0.0839</text:p>
          </table:table-cell>
          <table:table-cell table:formula="of:=[.B239]/[.F239]" office:value-type="float" office:value="1.08462455303933" calcext:value-type="float">
            <text:p>1.08462455303933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table:formula="of:=([$'baseline-6.22.0-data'.B240]+[$'baseline-6.22.0b-data'.B240])/2" office:value-type="float" office:value="0.03035" calcext:value-type="float">
            <text:p>0.03035</text:p>
          </table:table-cell>
          <table:table-cell table:formula="of:=([$'master-with-2377-without-ancestor-not-data'.B240]+[$'master-with-2377-without-ancestor-not2-data'.B240])/2" office:value-type="float" office:value="0.0407" calcext:value-type="float">
            <text:p>0.0407</text:p>
          </table:table-cell>
          <table:table-cell table:formula="of:=[.B240]/[.C240]" office:value-type="float" office:value="0.745700245700246" calcext:value-type="float">
            <text:p>0.745700245700246</text:p>
          </table:table-cell>
          <table:table-cell/>
          <table:table-cell table:formula="of:=([$'master-with-2377-without-ancestor-not-optimized-data'.B240]+[$'master-with-2377-without-ancestor-not-optimized2-data'.B240])/2" office:value-type="float" office:value="0.04095" calcext:value-type="float">
            <text:p>0.04095</text:p>
          </table:table-cell>
          <table:table-cell table:formula="of:=[.B240]/[.F240]" office:value-type="float" office:value="0.741147741147741" calcext:value-type="float">
            <text:p>0.741147741147741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table:formula="of:=([$'baseline-6.22.0-data'.B241]+[$'baseline-6.22.0b-data'.B241])/2" office:value-type="float" office:value="0.0203" calcext:value-type="float">
            <text:p>0.0203</text:p>
          </table:table-cell>
          <table:table-cell table:formula="of:=([$'master-with-2377-without-ancestor-not-data'.B241]+[$'master-with-2377-without-ancestor-not2-data'.B241])/2" office:value-type="float" office:value="0.0233" calcext:value-type="float">
            <text:p>0.0233</text:p>
          </table:table-cell>
          <table:table-cell table:formula="of:=[.B241]/[.C241]" office:value-type="float" office:value="0.871244635193133" calcext:value-type="float">
            <text:p>0.871244635193133</text:p>
          </table:table-cell>
          <table:table-cell/>
          <table:table-cell table:formula="of:=([$'master-with-2377-without-ancestor-not-optimized-data'.B241]+[$'master-with-2377-without-ancestor-not-optimized2-data'.B241])/2" office:value-type="float" office:value="0.025" calcext:value-type="float">
            <text:p>0.025</text:p>
          </table:table-cell>
          <table:table-cell table:formula="of:=[.B241]/[.F241]"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table:formula="of:=([$'baseline-6.22.0-data'.B242]+[$'baseline-6.22.0b-data'.B242])/2" office:value-type="float" office:value="0.47995" calcext:value-type="float">
            <text:p>0.47995</text:p>
          </table:table-cell>
          <table:table-cell table:formula="of:=([$'master-with-2377-without-ancestor-not-data'.B242]+[$'master-with-2377-without-ancestor-not2-data'.B242])/2" office:value-type="float" office:value="1.0172" calcext:value-type="float">
            <text:p>1.0172</text:p>
          </table:table-cell>
          <table:table-cell table:formula="of:=[.B242]/[.C242]" office:value-type="float" office:value="0.471834447502949" calcext:value-type="float">
            <text:p>0.471834447502949</text:p>
          </table:table-cell>
          <table:table-cell/>
          <table:table-cell table:formula="of:=([$'master-with-2377-without-ancestor-not-optimized-data'.B242]+[$'master-with-2377-without-ancestor-not-optimized2-data'.B242])/2" office:value-type="float" office:value="0.9992" calcext:value-type="float">
            <text:p>0.9992</text:p>
          </table:table-cell>
          <table:table-cell table:formula="of:=[.B242]/[.F242]" office:value-type="float" office:value="0.480334267413931" calcext:value-type="float">
            <text:p>0.480334267413931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table:formula="of:=([$'baseline-6.22.0-data'.B243]+[$'baseline-6.22.0b-data'.B243])/2" office:value-type="float" office:value="0.1435" calcext:value-type="float">
            <text:p>0.1435</text:p>
          </table:table-cell>
          <table:table-cell table:formula="of:=([$'master-with-2377-without-ancestor-not-data'.B243]+[$'master-with-2377-without-ancestor-not2-data'.B243])/2" office:value-type="float" office:value="0.12835" calcext:value-type="float">
            <text:p>0.12835</text:p>
          </table:table-cell>
          <table:table-cell table:formula="of:=[.B243]/[.C243]" office:value-type="float" office:value="1.11803661862096" calcext:value-type="float">
            <text:p>1.11803661862096</text:p>
          </table:table-cell>
          <table:table-cell/>
          <table:table-cell table:formula="of:=([$'master-with-2377-without-ancestor-not-optimized-data'.B243]+[$'master-with-2377-without-ancestor-not-optimized2-data'.B243])/2" office:value-type="float" office:value="0.1658" calcext:value-type="float">
            <text:p>0.1658</text:p>
          </table:table-cell>
          <table:table-cell table:formula="of:=[.B243]/[.F243]" office:value-type="float" office:value="0.865500603136309" calcext:value-type="float">
            <text:p>0.865500603136309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table:formula="of:=([$'baseline-6.22.0-data'.B244]+[$'baseline-6.22.0b-data'.B244])/2" office:value-type="float" office:value="0.8233" calcext:value-type="float">
            <text:p>0.8233</text:p>
          </table:table-cell>
          <table:table-cell table:formula="of:=([$'master-with-2377-without-ancestor-not-data'.B244]+[$'master-with-2377-without-ancestor-not2-data'.B244])/2" office:value-type="float" office:value="0.7811" calcext:value-type="float">
            <text:p>0.7811</text:p>
          </table:table-cell>
          <table:table-cell table:formula="of:=[.B244]/[.C244]" office:value-type="float" office:value="1.05402637306363" calcext:value-type="float">
            <text:p>1.05402637306363</text:p>
          </table:table-cell>
          <table:table-cell/>
          <table:table-cell table:formula="of:=([$'master-with-2377-without-ancestor-not-optimized-data'.B244]+[$'master-with-2377-without-ancestor-not-optimized2-data'.B244])/2" office:value-type="float" office:value="0.84185" calcext:value-type="float">
            <text:p>0.84185</text:p>
          </table:table-cell>
          <table:table-cell table:formula="of:=[.B244]/[.F244]" office:value-type="float" office:value="0.977965195699947" calcext:value-type="float">
            <text:p>0.977965195699947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table:formula="of:=([$'baseline-6.22.0-data'.B245]+[$'baseline-6.22.0b-data'.B245])/2" office:value-type="float" office:value="0.2382" calcext:value-type="float">
            <text:p>0.2382</text:p>
          </table:table-cell>
          <table:table-cell table:formula="of:=([$'master-with-2377-without-ancestor-not-data'.B245]+[$'master-with-2377-without-ancestor-not2-data'.B245])/2" office:value-type="float" office:value="0.2367" calcext:value-type="float">
            <text:p>0.2367</text:p>
          </table:table-cell>
          <table:table-cell table:formula="of:=[.B245]/[.C245]" office:value-type="float" office:value="1.0063371356147" calcext:value-type="float">
            <text:p>1.0063371356147</text:p>
          </table:table-cell>
          <table:table-cell/>
          <table:table-cell table:formula="of:=([$'master-with-2377-without-ancestor-not-optimized-data'.B245]+[$'master-with-2377-without-ancestor-not-optimized2-data'.B245])/2" office:value-type="float" office:value="0.24085" calcext:value-type="float">
            <text:p>0.24085</text:p>
          </table:table-cell>
          <table:table-cell table:formula="of:=[.B245]/[.F245]" office:value-type="float" office:value="0.988997301224829" calcext:value-type="float">
            <text:p>0.988997301224829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table:formula="of:=([$'baseline-6.22.0-data'.B246]+[$'baseline-6.22.0b-data'.B246])/2" office:value-type="float" office:value="0.44045" calcext:value-type="float">
            <text:p>0.44045</text:p>
          </table:table-cell>
          <table:table-cell table:formula="of:=([$'master-with-2377-without-ancestor-not-data'.B246]+[$'master-with-2377-without-ancestor-not2-data'.B246])/2" office:value-type="float" office:value="0.4795" calcext:value-type="float">
            <text:p>0.4795</text:p>
          </table:table-cell>
          <table:table-cell table:formula="of:=[.B246]/[.C246]" office:value-type="float" office:value="0.918561001042753" calcext:value-type="float">
            <text:p>0.918561001042753</text:p>
          </table:table-cell>
          <table:table-cell/>
          <table:table-cell table:formula="of:=([$'master-with-2377-without-ancestor-not-optimized-data'.B246]+[$'master-with-2377-without-ancestor-not-optimized2-data'.B246])/2" office:value-type="float" office:value="0.4896" calcext:value-type="float">
            <text:p>0.4896</text:p>
          </table:table-cell>
          <table:table-cell table:formula="of:=[.B246]/[.F246]" office:value-type="float" office:value="0.899611928104575" calcext:value-type="float">
            <text:p>0.899611928104575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table:formula="of:=([$'baseline-6.22.0-data'.B247]+[$'baseline-6.22.0b-data'.B247])/2" office:value-type="float" office:value="0.13615" calcext:value-type="float">
            <text:p>0.13615</text:p>
          </table:table-cell>
          <table:table-cell table:formula="of:=([$'master-with-2377-without-ancestor-not-data'.B247]+[$'master-with-2377-without-ancestor-not2-data'.B247])/2" office:value-type="float" office:value="0.13615" calcext:value-type="float">
            <text:p>0.13615</text:p>
          </table:table-cell>
          <table:table-cell table:formula="of:=[.B247]/[.C247]" office:value-type="float" office:value="1" calcext:value-type="float">
            <text:p>1</text:p>
          </table:table-cell>
          <table:table-cell/>
          <table:table-cell table:formula="of:=([$'master-with-2377-without-ancestor-not-optimized-data'.B247]+[$'master-with-2377-without-ancestor-not-optimized2-data'.B247])/2" office:value-type="float" office:value="0.1411" calcext:value-type="float">
            <text:p>0.1411</text:p>
          </table:table-cell>
          <table:table-cell table:formula="of:=[.B247]/[.F247]" office:value-type="float" office:value="0.96491849751949" calcext:value-type="float">
            <text:p>0.96491849751949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table:formula="of:=([$'baseline-6.22.0-data'.B248]+[$'baseline-6.22.0b-data'.B248])/2" office:value-type="float" office:value="0.0466" calcext:value-type="float">
            <text:p>0.0466</text:p>
          </table:table-cell>
          <table:table-cell table:formula="of:=([$'master-with-2377-without-ancestor-not-data'.B248]+[$'master-with-2377-without-ancestor-not2-data'.B248])/2" office:value-type="float" office:value="0.04965" calcext:value-type="float">
            <text:p>0.04965</text:p>
          </table:table-cell>
          <table:table-cell table:formula="of:=[.B248]/[.C248]" office:value-type="float" office:value="0.938569989929507" calcext:value-type="float">
            <text:p>0.938569989929507</text:p>
          </table:table-cell>
          <table:table-cell/>
          <table:table-cell table:formula="of:=([$'master-with-2377-without-ancestor-not-optimized-data'.B248]+[$'master-with-2377-without-ancestor-not-optimized2-data'.B248])/2" office:value-type="float" office:value="0.049" calcext:value-type="float">
            <text:p>0.049</text:p>
          </table:table-cell>
          <table:table-cell table:formula="of:=[.B248]/[.F248]" office:value-type="float" office:value="0.951020408163265" calcext:value-type="float">
            <text:p>0.951020408163265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table:formula="of:=([$'baseline-6.22.0-data'.B249]+[$'baseline-6.22.0b-data'.B249])/2" office:value-type="float" office:value="0.1723" calcext:value-type="float">
            <text:p>0.1723</text:p>
          </table:table-cell>
          <table:table-cell table:formula="of:=([$'master-with-2377-without-ancestor-not-data'.B249]+[$'master-with-2377-without-ancestor-not2-data'.B249])/2" office:value-type="float" office:value="0.15615" calcext:value-type="float">
            <text:p>0.15615</text:p>
          </table:table-cell>
          <table:table-cell table:formula="of:=[.B249]/[.C249]" office:value-type="float" office:value="1.10342619276337" calcext:value-type="float">
            <text:p>1.10342619276337</text:p>
          </table:table-cell>
          <table:table-cell/>
          <table:table-cell table:formula="of:=([$'master-with-2377-without-ancestor-not-optimized-data'.B249]+[$'master-with-2377-without-ancestor-not-optimized2-data'.B249])/2" office:value-type="float" office:value="0.17345" calcext:value-type="float">
            <text:p>0.17345</text:p>
          </table:table-cell>
          <table:table-cell table:formula="of:=[.B249]/[.F249]" office:value-type="float" office:value="0.993369847218219" calcext:value-type="float">
            <text:p>0.993369847218219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table:formula="of:=([$'baseline-6.22.0-data'.B250]+[$'baseline-6.22.0b-data'.B250])/2" office:value-type="float" office:value="0.275" calcext:value-type="float">
            <text:p>0.275</text:p>
          </table:table-cell>
          <table:table-cell table:formula="of:=([$'master-with-2377-without-ancestor-not-data'.B250]+[$'master-with-2377-without-ancestor-not2-data'.B250])/2" office:value-type="float" office:value="0.2971" calcext:value-type="float">
            <text:p>0.2971</text:p>
          </table:table-cell>
          <table:table-cell table:formula="of:=[.B250]/[.C250]" office:value-type="float" office:value="0.925614271289128" calcext:value-type="float">
            <text:p>0.925614271289128</text:p>
          </table:table-cell>
          <table:table-cell/>
          <table:table-cell table:formula="of:=([$'master-with-2377-without-ancestor-not-optimized-data'.B250]+[$'master-with-2377-without-ancestor-not-optimized2-data'.B250])/2" office:value-type="float" office:value="0.28315" calcext:value-type="float">
            <text:p>0.28315</text:p>
          </table:table-cell>
          <table:table-cell table:formula="of:=[.B250]/[.F250]" office:value-type="float" office:value="0.971216669609747" calcext:value-type="float">
            <text:p>0.971216669609747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table:formula="of:=([$'baseline-6.22.0-data'.B251]+[$'baseline-6.22.0b-data'.B251])/2" office:value-type="float" office:value="0.0122" calcext:value-type="float">
            <text:p>0.0122</text:p>
          </table:table-cell>
          <table:table-cell table:formula="of:=([$'master-with-2377-without-ancestor-not-data'.B251]+[$'master-with-2377-without-ancestor-not2-data'.B251])/2" office:value-type="float" office:value="0.01195" calcext:value-type="float">
            <text:p>0.01195</text:p>
          </table:table-cell>
          <table:table-cell table:formula="of:=[.B251]/[.C251]" office:value-type="float" office:value="1.02092050209205" calcext:value-type="float">
            <text:p>1.02092050209205</text:p>
          </table:table-cell>
          <table:table-cell/>
          <table:table-cell table:formula="of:=([$'master-with-2377-without-ancestor-not-optimized-data'.B251]+[$'master-with-2377-without-ancestor-not-optimized2-data'.B251])/2" office:value-type="float" office:value="0.01255" calcext:value-type="float">
            <text:p>0.01255</text:p>
          </table:table-cell>
          <table:table-cell table:formula="of:=[.B251]/[.F251]" office:value-type="float" office:value="0.972111553784861" calcext:value-type="float">
            <text:p>0.972111553784861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table:formula="of:=([$'baseline-6.22.0-data'.B252]+[$'baseline-6.22.0b-data'.B252])/2" office:value-type="float" office:value="0.06835" calcext:value-type="float">
            <text:p>0.06835</text:p>
          </table:table-cell>
          <table:table-cell table:formula="of:=([$'master-with-2377-without-ancestor-not-data'.B252]+[$'master-with-2377-without-ancestor-not2-data'.B252])/2" office:value-type="float" office:value="0.0579" calcext:value-type="float">
            <text:p>0.0579</text:p>
          </table:table-cell>
          <table:table-cell table:formula="of:=[.B252]/[.C252]" office:value-type="float" office:value="1.18048359240069" calcext:value-type="float">
            <text:p>1.18048359240069</text:p>
          </table:table-cell>
          <table:table-cell/>
          <table:table-cell table:formula="of:=([$'master-with-2377-without-ancestor-not-optimized-data'.B252]+[$'master-with-2377-without-ancestor-not-optimized2-data'.B252])/2" office:value-type="float" office:value="0.0602" calcext:value-type="float">
            <text:p>0.0602</text:p>
          </table:table-cell>
          <table:table-cell table:formula="of:=[.B252]/[.F252]" office:value-type="float" office:value="1.13538205980066" calcext:value-type="float">
            <text:p>1.13538205980066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table:formula="of:=([$'baseline-6.22.0-data'.B253]+[$'baseline-6.22.0b-data'.B253])/2" office:value-type="float" office:value="0.86905" calcext:value-type="float">
            <text:p>0.86905</text:p>
          </table:table-cell>
          <table:table-cell table:formula="of:=([$'master-with-2377-without-ancestor-not-data'.B253]+[$'master-with-2377-without-ancestor-not2-data'.B253])/2" office:value-type="float" office:value="0.8383" calcext:value-type="float">
            <text:p>0.8383</text:p>
          </table:table-cell>
          <table:table-cell table:formula="of:=[.B253]/[.C253]" office:value-type="float" office:value="1.03668137898127" calcext:value-type="float">
            <text:p>1.03668137898127</text:p>
          </table:table-cell>
          <table:table-cell/>
          <table:table-cell table:formula="of:=([$'master-with-2377-without-ancestor-not-optimized-data'.B253]+[$'master-with-2377-without-ancestor-not-optimized2-data'.B253])/2" office:value-type="float" office:value="0.8967" calcext:value-type="float">
            <text:p>0.8967</text:p>
          </table:table-cell>
          <table:table-cell table:formula="of:=[.B253]/[.F253]" office:value-type="float" office:value="0.969164715066354" calcext:value-type="float">
            <text:p>0.969164715066354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table:formula="of:=([$'baseline-6.22.0-data'.B254]+[$'baseline-6.22.0b-data'.B254])/2" office:value-type="float" office:value="0.0509" calcext:value-type="float">
            <text:p>0.0509</text:p>
          </table:table-cell>
          <table:table-cell table:formula="of:=([$'master-with-2377-without-ancestor-not-data'.B254]+[$'master-with-2377-without-ancestor-not2-data'.B254])/2" office:value-type="float" office:value="0.05105" calcext:value-type="float">
            <text:p>0.05105</text:p>
          </table:table-cell>
          <table:table-cell table:formula="of:=[.B254]/[.C254]" office:value-type="float" office:value="0.997061704211557" calcext:value-type="float">
            <text:p>0.997061704211557</text:p>
          </table:table-cell>
          <table:table-cell/>
          <table:table-cell table:formula="of:=([$'master-with-2377-without-ancestor-not-optimized-data'.B254]+[$'master-with-2377-without-ancestor-not-optimized2-data'.B254])/2" office:value-type="float" office:value="0.07925" calcext:value-type="float">
            <text:p>0.07925</text:p>
          </table:table-cell>
          <table:table-cell table:formula="of:=[.B254]/[.F254]" office:value-type="float" office:value="0.642271293375394" calcext:value-type="float">
            <text:p>0.642271293375394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table:formula="of:=([$'baseline-6.22.0-data'.B255]+[$'baseline-6.22.0b-data'.B255])/2" office:value-type="float" office:value="3.0475" calcext:value-type="float">
            <text:p>3.0475</text:p>
          </table:table-cell>
          <table:table-cell table:formula="of:=([$'master-with-2377-without-ancestor-not-data'.B255]+[$'master-with-2377-without-ancestor-not2-data'.B255])/2" office:value-type="float" office:value="2.45095" calcext:value-type="float">
            <text:p>2.45095</text:p>
          </table:table-cell>
          <table:table-cell table:formula="of:=[.B255]/[.C255]" office:value-type="float" office:value="1.24339541810318" calcext:value-type="float">
            <text:p>1.24339541810318</text:p>
          </table:table-cell>
          <table:table-cell/>
          <table:table-cell table:formula="of:=([$'master-with-2377-without-ancestor-not-optimized-data'.B255]+[$'master-with-2377-without-ancestor-not-optimized2-data'.B255])/2" office:value-type="float" office:value="2.39745" calcext:value-type="float">
            <text:p>2.39745</text:p>
          </table:table-cell>
          <table:table-cell table:formula="of:=[.B255]/[.F255]" office:value-type="float" office:value="1.27114225531294" calcext:value-type="float">
            <text:p>1.27114225531294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table:formula="of:=([$'baseline-6.22.0-data'.B256]+[$'baseline-6.22.0b-data'.B256])/2" office:value-type="float" office:value="1.52325" calcext:value-type="float">
            <text:p>1.52325</text:p>
          </table:table-cell>
          <table:table-cell table:formula="of:=([$'master-with-2377-without-ancestor-not-data'.B256]+[$'master-with-2377-without-ancestor-not2-data'.B256])/2" office:value-type="float" office:value="0.3399" calcext:value-type="float">
            <text:p>0.3399</text:p>
          </table:table-cell>
          <table:table-cell table:formula="of:=[.B256]/[.C256]" office:value-type="float" office:value="4.48146513680494" calcext:value-type="float">
            <text:p>4.48146513680494</text:p>
          </table:table-cell>
          <table:table-cell/>
          <table:table-cell table:formula="of:=([$'master-with-2377-without-ancestor-not-optimized-data'.B256]+[$'master-with-2377-without-ancestor-not-optimized2-data'.B256])/2" office:value-type="float" office:value="0.35735" calcext:value-type="float">
            <text:p>0.35735</text:p>
          </table:table-cell>
          <table:table-cell table:formula="of:=[.B256]/[.F256]" office:value-type="float" office:value="4.26262767594795" calcext:value-type="float">
            <text:p>4.26262767594795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table:formula="of:=([$'baseline-6.22.0-data'.B257]+[$'baseline-6.22.0b-data'.B257])/2" office:value-type="float" office:value="0.1131" calcext:value-type="float">
            <text:p>0.1131</text:p>
          </table:table-cell>
          <table:table-cell table:formula="of:=([$'master-with-2377-without-ancestor-not-data'.B257]+[$'master-with-2377-without-ancestor-not2-data'.B257])/2" office:value-type="float" office:value="0.0975" calcext:value-type="float">
            <text:p>0.0975</text:p>
          </table:table-cell>
          <table:table-cell table:formula="of:=[.B257]/[.C257]" office:value-type="float" office:value="1.16" calcext:value-type="float">
            <text:p>1.16</text:p>
          </table:table-cell>
          <table:table-cell/>
          <table:table-cell table:formula="of:=([$'master-with-2377-without-ancestor-not-optimized-data'.B257]+[$'master-with-2377-without-ancestor-not-optimized2-data'.B257])/2" office:value-type="float" office:value="0.103" calcext:value-type="float">
            <text:p>0.103</text:p>
          </table:table-cell>
          <table:table-cell table:formula="of:=[.B257]/[.F257]" office:value-type="float" office:value="1.09805825242718" calcext:value-type="float">
            <text:p>1.09805825242718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table:formula="of:=([$'baseline-6.22.0-data'.B258]+[$'baseline-6.22.0b-data'.B258])/2" office:value-type="float" office:value="0.13455" calcext:value-type="float">
            <text:p>0.13455</text:p>
          </table:table-cell>
          <table:table-cell table:formula="of:=([$'master-with-2377-without-ancestor-not-data'.B258]+[$'master-with-2377-without-ancestor-not2-data'.B258])/2" office:value-type="float" office:value="0.10695" calcext:value-type="float">
            <text:p>0.10695</text:p>
          </table:table-cell>
          <table:table-cell table:formula="of:=[.B258]/[.C258]" office:value-type="float" office:value="1.25806451612903" calcext:value-type="float">
            <text:p>1.25806451612903</text:p>
          </table:table-cell>
          <table:table-cell/>
          <table:table-cell table:formula="of:=([$'master-with-2377-without-ancestor-not-optimized-data'.B258]+[$'master-with-2377-without-ancestor-not-optimized2-data'.B258])/2" office:value-type="float" office:value="0.1511" calcext:value-type="float">
            <text:p>0.1511</text:p>
          </table:table-cell>
          <table:table-cell table:formula="of:=[.B258]/[.F258]" office:value-type="float" office:value="0.890469887491727" calcext:value-type="float">
            <text:p>0.890469887491727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table:formula="of:=([$'baseline-6.22.0-data'.B259]+[$'baseline-6.22.0b-data'.B259])/2" office:value-type="float" office:value="0.28845" calcext:value-type="float">
            <text:p>0.28845</text:p>
          </table:table-cell>
          <table:table-cell table:formula="of:=([$'master-with-2377-without-ancestor-not-data'.B259]+[$'master-with-2377-without-ancestor-not2-data'.B259])/2" office:value-type="float" office:value="0.33805" calcext:value-type="float">
            <text:p>0.33805</text:p>
          </table:table-cell>
          <table:table-cell table:formula="of:=[.B259]/[.C259]" office:value-type="float" office:value="0.853276142582458" calcext:value-type="float">
            <text:p>0.853276142582458</text:p>
          </table:table-cell>
          <table:table-cell/>
          <table:table-cell table:formula="of:=([$'master-with-2377-without-ancestor-not-optimized-data'.B259]+[$'master-with-2377-without-ancestor-not-optimized2-data'.B259])/2" office:value-type="float" office:value="0.33825" calcext:value-type="float">
            <text:p>0.33825</text:p>
          </table:table-cell>
          <table:table-cell table:formula="of:=[.B259]/[.F259]" office:value-type="float" office:value="0.852771618625277" calcext:value-type="float">
            <text:p>0.852771618625277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table:formula="of:=([$'baseline-6.22.0-data'.B260]+[$'baseline-6.22.0b-data'.B260])/2" office:value-type="float" office:value="2.62045" calcext:value-type="float">
            <text:p>2.62045</text:p>
          </table:table-cell>
          <table:table-cell table:formula="of:=([$'master-with-2377-without-ancestor-not-data'.B260]+[$'master-with-2377-without-ancestor-not2-data'.B260])/2" office:value-type="float" office:value="1.2298" calcext:value-type="float">
            <text:p>1.2298</text:p>
          </table:table-cell>
          <table:table-cell table:formula="of:=[.B260]/[.C260]" office:value-type="float" office:value="2.13079362497967" calcext:value-type="float">
            <text:p>2.13079362497967</text:p>
          </table:table-cell>
          <table:table-cell/>
          <table:table-cell table:formula="of:=([$'master-with-2377-without-ancestor-not-optimized-data'.B260]+[$'master-with-2377-without-ancestor-not-optimized2-data'.B260])/2" office:value-type="float" office:value="1.2117" calcext:value-type="float">
            <text:p>1.2117</text:p>
          </table:table-cell>
          <table:table-cell table:formula="of:=[.B260]/[.F260]" office:value-type="float" office:value="2.16262276140959" calcext:value-type="float">
            <text:p>2.16262276140959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table:formula="of:=([$'baseline-6.22.0-data'.B261]+[$'baseline-6.22.0b-data'.B261])/2" office:value-type="float" office:value="3.0856" calcext:value-type="float">
            <text:p>3.0856</text:p>
          </table:table-cell>
          <table:table-cell table:formula="of:=([$'master-with-2377-without-ancestor-not-data'.B261]+[$'master-with-2377-without-ancestor-not2-data'.B261])/2" office:value-type="float" office:value="1.01615" calcext:value-type="float">
            <text:p>1.01615</text:p>
          </table:table-cell>
          <table:table-cell table:formula="of:=[.B261]/[.C261]" office:value-type="float" office:value="3.03655956305664" calcext:value-type="float">
            <text:p>3.03655956305664</text:p>
          </table:table-cell>
          <table:table-cell/>
          <table:table-cell table:formula="of:=([$'master-with-2377-without-ancestor-not-optimized-data'.B261]+[$'master-with-2377-without-ancestor-not-optimized2-data'.B261])/2" office:value-type="float" office:value="1.0281" calcext:value-type="float">
            <text:p>1.0281</text:p>
          </table:table-cell>
          <table:table-cell table:formula="of:=[.B261]/[.F261]" office:value-type="float" office:value="3.00126446843692" calcext:value-type="float">
            <text:p>3.00126446843692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table:formula="of:=([$'baseline-6.22.0-data'.B262]+[$'baseline-6.22.0b-data'.B262])/2" office:value-type="float" office:value="13.33495" calcext:value-type="float">
            <text:p>13.33495</text:p>
          </table:table-cell>
          <table:table-cell table:formula="of:=([$'master-with-2377-without-ancestor-not-data'.B262]+[$'master-with-2377-without-ancestor-not2-data'.B262])/2" office:value-type="float" office:value="1.07615" calcext:value-type="float">
            <text:p>1.07615</text:p>
          </table:table-cell>
          <table:table-cell table:formula="of:=[.B262]/[.C262]" office:value-type="float" office:value="12.3913487896669" calcext:value-type="float">
            <text:p>12.3913487896669</text:p>
          </table:table-cell>
          <table:table-cell/>
          <table:table-cell table:formula="of:=([$'master-with-2377-without-ancestor-not-optimized-data'.B262]+[$'master-with-2377-without-ancestor-not-optimized2-data'.B262])/2" office:value-type="float" office:value="1.0272" calcext:value-type="float">
            <text:p>1.0272</text:p>
          </table:table-cell>
          <table:table-cell table:formula="of:=[.B262]/[.F262]" office:value-type="float" office:value="12.981843847352" calcext:value-type="float">
            <text:p>12.981843847352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table:formula="of:=([$'baseline-6.22.0-data'.B263]+[$'baseline-6.22.0b-data'.B263])/2" office:value-type="float" office:value="0.74545" calcext:value-type="float">
            <text:p>0.74545</text:p>
          </table:table-cell>
          <table:table-cell table:formula="of:=([$'master-with-2377-without-ancestor-not-data'.B263]+[$'master-with-2377-without-ancestor-not2-data'.B263])/2" office:value-type="float" office:value="1.53355" calcext:value-type="float">
            <text:p>1.53355</text:p>
          </table:table-cell>
          <table:table-cell table:formula="of:=[.B263]/[.C263]" office:value-type="float" office:value="0.486094356232272" calcext:value-type="float">
            <text:p>0.486094356232272</text:p>
          </table:table-cell>
          <table:table-cell/>
          <table:table-cell table:formula="of:=([$'master-with-2377-without-ancestor-not-optimized-data'.B263]+[$'master-with-2377-without-ancestor-not-optimized2-data'.B263])/2" office:value-type="float" office:value="1.54255" calcext:value-type="float">
            <text:p>1.54255</text:p>
          </table:table-cell>
          <table:table-cell table:formula="of:=[.B263]/[.F263]" office:value-type="float" office:value="0.483258241223947" calcext:value-type="float">
            <text:p>0.483258241223947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table:formula="of:=([$'baseline-6.22.0-data'.B264]+[$'baseline-6.22.0b-data'.B264])/2" office:value-type="float" office:value="0.2329" calcext:value-type="float">
            <text:p>0.2329</text:p>
          </table:table-cell>
          <table:table-cell table:formula="of:=([$'master-with-2377-without-ancestor-not-data'.B264]+[$'master-with-2377-without-ancestor-not2-data'.B264])/2" office:value-type="float" office:value="0.23105" calcext:value-type="float">
            <text:p>0.23105</text:p>
          </table:table-cell>
          <table:table-cell table:formula="of:=[.B264]/[.C264]" office:value-type="float" office:value="1.00800692490803" calcext:value-type="float">
            <text:p>1.00800692490803</text:p>
          </table:table-cell>
          <table:table-cell/>
          <table:table-cell table:formula="of:=([$'master-with-2377-without-ancestor-not-optimized-data'.B264]+[$'master-with-2377-without-ancestor-not-optimized2-data'.B264])/2" office:value-type="float" office:value="0.23455" calcext:value-type="float">
            <text:p>0.23455</text:p>
          </table:table-cell>
          <table:table-cell table:formula="of:=[.B264]/[.F264]" office:value-type="float" office:value="0.992965252611383" calcext:value-type="float">
            <text:p>0.992965252611383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table:formula="of:=([$'baseline-6.22.0-data'.B265]+[$'baseline-6.22.0b-data'.B265])/2" office:value-type="float" office:value="0.33355" calcext:value-type="float">
            <text:p>0.33355</text:p>
          </table:table-cell>
          <table:table-cell table:formula="of:=([$'master-with-2377-without-ancestor-not-data'.B265]+[$'master-with-2377-without-ancestor-not2-data'.B265])/2" office:value-type="float" office:value="0.37705" calcext:value-type="float">
            <text:p>0.37705</text:p>
          </table:table-cell>
          <table:table-cell table:formula="of:=[.B265]/[.C265]" office:value-type="float" office:value="0.884630685585466" calcext:value-type="float">
            <text:p>0.884630685585466</text:p>
          </table:table-cell>
          <table:table-cell/>
          <table:table-cell table:formula="of:=([$'master-with-2377-without-ancestor-not-optimized-data'.B265]+[$'master-with-2377-without-ancestor-not-optimized2-data'.B265])/2" office:value-type="float" office:value="0.38195" calcext:value-type="float">
            <text:p>0.38195</text:p>
          </table:table-cell>
          <table:table-cell table:formula="of:=[.B265]/[.F265]" office:value-type="float" office:value="0.87328184317319" calcext:value-type="float">
            <text:p>0.87328184317319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table:formula="of:=([$'baseline-6.22.0-data'.B266]+[$'baseline-6.22.0b-data'.B266])/2" office:value-type="float" office:value="0.0409" calcext:value-type="float">
            <text:p>0.0409</text:p>
          </table:table-cell>
          <table:table-cell table:formula="of:=([$'master-with-2377-without-ancestor-not-data'.B266]+[$'master-with-2377-without-ancestor-not2-data'.B266])/2" office:value-type="float" office:value="0.04425" calcext:value-type="float">
            <text:p>0.04425</text:p>
          </table:table-cell>
          <table:table-cell table:formula="of:=[.B266]/[.C266]" office:value-type="float" office:value="0.924293785310735" calcext:value-type="float">
            <text:p>0.924293785310735</text:p>
          </table:table-cell>
          <table:table-cell/>
          <table:table-cell table:formula="of:=([$'master-with-2377-without-ancestor-not-optimized-data'.B266]+[$'master-with-2377-without-ancestor-not-optimized2-data'.B266])/2" office:value-type="float" office:value="0.05865" calcext:value-type="float">
            <text:p>0.05865</text:p>
          </table:table-cell>
          <table:table-cell table:formula="of:=[.B266]/[.F266]" office:value-type="float" office:value="0.697357203751066" calcext:value-type="float">
            <text:p>0.697357203751066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table:formula="of:=([$'baseline-6.22.0-data'.B267]+[$'baseline-6.22.0b-data'.B267])/2" office:value-type="float" office:value="0.7072" calcext:value-type="float">
            <text:p>0.7072</text:p>
          </table:table-cell>
          <table:table-cell table:formula="of:=([$'master-with-2377-without-ancestor-not-data'.B267]+[$'master-with-2377-without-ancestor-not2-data'.B267])/2" office:value-type="float" office:value="0.6425" calcext:value-type="float">
            <text:p>0.6425</text:p>
          </table:table-cell>
          <table:table-cell table:formula="of:=[.B267]/[.C267]" office:value-type="float" office:value="1.10070038910506" calcext:value-type="float">
            <text:p>1.10070038910506</text:p>
          </table:table-cell>
          <table:table-cell/>
          <table:table-cell table:formula="of:=([$'master-with-2377-without-ancestor-not-optimized-data'.B267]+[$'master-with-2377-without-ancestor-not-optimized2-data'.B267])/2" office:value-type="float" office:value="0.65655" calcext:value-type="float">
            <text:p>0.65655</text:p>
          </table:table-cell>
          <table:table-cell table:formula="of:=[.B267]/[.F267]" office:value-type="float" office:value="1.07714568578174" calcext:value-type="float">
            <text:p>1.07714568578174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table:formula="of:=([$'baseline-6.22.0-data'.B268]+[$'baseline-6.22.0b-data'.B268])/2" office:value-type="float" office:value="0.043" calcext:value-type="float">
            <text:p>0.043</text:p>
          </table:table-cell>
          <table:table-cell table:formula="of:=([$'master-with-2377-without-ancestor-not-data'.B268]+[$'master-with-2377-without-ancestor-not2-data'.B268])/2" office:value-type="float" office:value="0.0561" calcext:value-type="float">
            <text:p>0.0561</text:p>
          </table:table-cell>
          <table:table-cell table:formula="of:=[.B268]/[.C268]" office:value-type="float" office:value="0.766488413547237" calcext:value-type="float">
            <text:p>0.766488413547237</text:p>
          </table:table-cell>
          <table:table-cell/>
          <table:table-cell table:formula="of:=([$'master-with-2377-without-ancestor-not-optimized-data'.B268]+[$'master-with-2377-without-ancestor-not-optimized2-data'.B268])/2" office:value-type="float" office:value="0.0567" calcext:value-type="float">
            <text:p>0.0567</text:p>
          </table:table-cell>
          <table:table-cell table:formula="of:=[.B268]/[.F268]" office:value-type="float" office:value="0.758377425044092" calcext:value-type="float">
            <text:p>0.758377425044092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table:formula="of:=([$'baseline-6.22.0-data'.B269]+[$'baseline-6.22.0b-data'.B269])/2" office:value-type="float" office:value="0.2649" calcext:value-type="float">
            <text:p>0.2649</text:p>
          </table:table-cell>
          <table:table-cell table:formula="of:=([$'master-with-2377-without-ancestor-not-data'.B269]+[$'master-with-2377-without-ancestor-not2-data'.B269])/2" office:value-type="float" office:value="0.258" calcext:value-type="float">
            <text:p>0.258</text:p>
          </table:table-cell>
          <table:table-cell table:formula="of:=[.B269]/[.C269]" office:value-type="float" office:value="1.02674418604651" calcext:value-type="float">
            <text:p>1.02674418604651</text:p>
          </table:table-cell>
          <table:table-cell/>
          <table:table-cell table:formula="of:=([$'master-with-2377-without-ancestor-not-optimized-data'.B269]+[$'master-with-2377-without-ancestor-not-optimized2-data'.B269])/2" office:value-type="float" office:value="0.2645" calcext:value-type="float">
            <text:p>0.2645</text:p>
          </table:table-cell>
          <table:table-cell table:formula="of:=[.B269]/[.F269]" office:value-type="float" office:value="1.00151228733459" calcext:value-type="float">
            <text:p>1.00151228733459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table:formula="of:=([$'baseline-6.22.0-data'.B270]+[$'baseline-6.22.0b-data'.B270])/2" office:value-type="float" office:value="1.76145" calcext:value-type="float">
            <text:p>1.76145</text:p>
          </table:table-cell>
          <table:table-cell table:formula="of:=([$'master-with-2377-without-ancestor-not-data'.B270]+[$'master-with-2377-without-ancestor-not2-data'.B270])/2" office:value-type="float" office:value="2.33485" calcext:value-type="float">
            <text:p>2.33485</text:p>
          </table:table-cell>
          <table:table-cell table:formula="of:=[.B270]/[.C270]" office:value-type="float" office:value="0.754416771955372" calcext:value-type="float">
            <text:p>0.754416771955372</text:p>
          </table:table-cell>
          <table:table-cell/>
          <table:table-cell table:formula="of:=([$'master-with-2377-without-ancestor-not-optimized-data'.B270]+[$'master-with-2377-without-ancestor-not-optimized2-data'.B270])/2" office:value-type="float" office:value="2.47575" calcext:value-type="float">
            <text:p>2.47575</text:p>
          </table:table-cell>
          <table:table-cell table:formula="of:=[.B270]/[.F270]" office:value-type="float" office:value="0.711481369282036" calcext:value-type="float">
            <text:p>0.711481369282036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table:formula="of:=([$'baseline-6.22.0-data'.B271]+[$'baseline-6.22.0b-data'.B271])/2" office:value-type="float" office:value="0.25975" calcext:value-type="float">
            <text:p>0.25975</text:p>
          </table:table-cell>
          <table:table-cell table:formula="of:=([$'master-with-2377-without-ancestor-not-data'.B271]+[$'master-with-2377-without-ancestor-not2-data'.B271])/2" office:value-type="float" office:value="0.3214" calcext:value-type="float">
            <text:p>0.3214</text:p>
          </table:table-cell>
          <table:table-cell table:formula="of:=[.B271]/[.C271]" office:value-type="float" office:value="0.80818294959552" calcext:value-type="float">
            <text:p>0.80818294959552</text:p>
          </table:table-cell>
          <table:table-cell/>
          <table:table-cell table:formula="of:=([$'master-with-2377-without-ancestor-not-optimized-data'.B271]+[$'master-with-2377-without-ancestor-not-optimized2-data'.B271])/2" office:value-type="float" office:value="0.3308" calcext:value-type="float">
            <text:p>0.3308</text:p>
          </table:table-cell>
          <table:table-cell table:formula="of:=[.B271]/[.F271]" office:value-type="float" office:value="0.785217654171705" calcext:value-type="float">
            <text:p>0.785217654171705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table:formula="of:=([$'baseline-6.22.0-data'.B272]+[$'baseline-6.22.0b-data'.B272])/2" office:value-type="float" office:value="0.2541" calcext:value-type="float">
            <text:p>0.2541</text:p>
          </table:table-cell>
          <table:table-cell table:formula="of:=([$'master-with-2377-without-ancestor-not-data'.B272]+[$'master-with-2377-without-ancestor-not2-data'.B272])/2" office:value-type="float" office:value="0.18265" calcext:value-type="float">
            <text:p>0.18265</text:p>
          </table:table-cell>
          <table:table-cell table:formula="of:=[.B272]/[.C272]" office:value-type="float" office:value="1.39118532712839" calcext:value-type="float">
            <text:p>1.39118532712839</text:p>
          </table:table-cell>
          <table:table-cell/>
          <table:table-cell table:formula="of:=([$'master-with-2377-without-ancestor-not-optimized-data'.B272]+[$'master-with-2377-without-ancestor-not-optimized2-data'.B272])/2" office:value-type="float" office:value="0.1885" calcext:value-type="float">
            <text:p>0.1885</text:p>
          </table:table-cell>
          <table:table-cell table:formula="of:=[.B272]/[.F272]" office:value-type="float" office:value="1.34801061007958" calcext:value-type="float">
            <text:p>1.34801061007958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table:formula="of:=([$'baseline-6.22.0-data'.B273]+[$'baseline-6.22.0b-data'.B273])/2" office:value-type="float" office:value="0.3644" calcext:value-type="float">
            <text:p>0.3644</text:p>
          </table:table-cell>
          <table:table-cell table:formula="of:=([$'master-with-2377-without-ancestor-not-data'.B273]+[$'master-with-2377-without-ancestor-not2-data'.B273])/2" office:value-type="float" office:value="0.56565" calcext:value-type="float">
            <text:p>0.56565</text:p>
          </table:table-cell>
          <table:table-cell table:formula="of:=[.B273]/[.C273]" office:value-type="float" office:value="0.644214620348272" calcext:value-type="float">
            <text:p>0.644214620348272</text:p>
          </table:table-cell>
          <table:table-cell/>
          <table:table-cell table:formula="of:=([$'master-with-2377-without-ancestor-not-optimized-data'.B273]+[$'master-with-2377-without-ancestor-not-optimized2-data'.B273])/2" office:value-type="float" office:value="0.6003" calcext:value-type="float">
            <text:p>0.6003</text:p>
          </table:table-cell>
          <table:table-cell table:formula="of:=[.B273]/[.F273]" office:value-type="float" office:value="0.607029818424121" calcext:value-type="float">
            <text:p>0.607029818424121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table:formula="of:=([$'baseline-6.22.0-data'.B274]+[$'baseline-6.22.0b-data'.B274])/2" office:value-type="float" office:value="0.8405" calcext:value-type="float">
            <text:p>0.8405</text:p>
          </table:table-cell>
          <table:table-cell table:formula="of:=([$'master-with-2377-without-ancestor-not-data'.B274]+[$'master-with-2377-without-ancestor-not2-data'.B274])/2" office:value-type="float" office:value="0.12965" calcext:value-type="float">
            <text:p>0.12965</text:p>
          </table:table-cell>
          <table:table-cell table:formula="of:=[.B274]/[.C274]" office:value-type="float" office:value="6.48283841110683" calcext:value-type="float">
            <text:p>6.48283841110683</text:p>
          </table:table-cell>
          <table:table-cell/>
          <table:table-cell table:formula="of:=([$'master-with-2377-without-ancestor-not-optimized-data'.B274]+[$'master-with-2377-without-ancestor-not-optimized2-data'.B274])/2" office:value-type="float" office:value="0.1308" calcext:value-type="float">
            <text:p>0.1308</text:p>
          </table:table-cell>
          <table:table-cell table:formula="of:=[.B274]/[.F274]" office:value-type="float" office:value="6.42584097859327" calcext:value-type="float">
            <text:p>6.42584097859327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table:formula="of:=([$'baseline-6.22.0-data'.B275]+[$'baseline-6.22.0b-data'.B275])/2" office:value-type="float" office:value="0.22925" calcext:value-type="float">
            <text:p>0.22925</text:p>
          </table:table-cell>
          <table:table-cell table:formula="of:=([$'master-with-2377-without-ancestor-not-data'.B275]+[$'master-with-2377-without-ancestor-not2-data'.B275])/2" office:value-type="float" office:value="0.24865" calcext:value-type="float">
            <text:p>0.24865</text:p>
          </table:table-cell>
          <table:table-cell table:formula="of:=[.B275]/[.C275]" office:value-type="float" office:value="0.921978684898452" calcext:value-type="float">
            <text:p>0.921978684898452</text:p>
          </table:table-cell>
          <table:table-cell/>
          <table:table-cell table:formula="of:=([$'master-with-2377-without-ancestor-not-optimized-data'.B275]+[$'master-with-2377-without-ancestor-not-optimized2-data'.B275])/2" office:value-type="float" office:value="0.2406" calcext:value-type="float">
            <text:p>0.2406</text:p>
          </table:table-cell>
          <table:table-cell table:formula="of:=[.B275]/[.F275]" office:value-type="float" office:value="0.952826267664173" calcext:value-type="float">
            <text:p>0.952826267664173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table:formula="of:=([$'baseline-6.22.0-data'.B276]+[$'baseline-6.22.0b-data'.B276])/2" office:value-type="float" office:value="0.22345" calcext:value-type="float">
            <text:p>0.22345</text:p>
          </table:table-cell>
          <table:table-cell table:formula="of:=([$'master-with-2377-without-ancestor-not-data'.B276]+[$'master-with-2377-without-ancestor-not2-data'.B276])/2" office:value-type="float" office:value="0.2365" calcext:value-type="float">
            <text:p>0.2365</text:p>
          </table:table-cell>
          <table:table-cell table:formula="of:=[.B276]/[.C276]" office:value-type="float" office:value="0.944820295983087" calcext:value-type="float">
            <text:p>0.944820295983087</text:p>
          </table:table-cell>
          <table:table-cell/>
          <table:table-cell table:formula="of:=([$'master-with-2377-without-ancestor-not-optimized-data'.B276]+[$'master-with-2377-without-ancestor-not-optimized2-data'.B276])/2" office:value-type="float" office:value="0.2683" calcext:value-type="float">
            <text:p>0.2683</text:p>
          </table:table-cell>
          <table:table-cell table:formula="of:=[.B276]/[.F276]" office:value-type="float" office:value="0.832836377189713" calcext:value-type="float">
            <text:p>0.832836377189713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table:formula="of:=([$'baseline-6.22.0-data'.B277]+[$'baseline-6.22.0b-data'.B277])/2" office:value-type="float" office:value="0.8766" calcext:value-type="float">
            <text:p>0.8766</text:p>
          </table:table-cell>
          <table:table-cell table:formula="of:=([$'master-with-2377-without-ancestor-not-data'.B277]+[$'master-with-2377-without-ancestor-not2-data'.B277])/2" office:value-type="float" office:value="0.02525" calcext:value-type="float">
            <text:p>0.02525</text:p>
          </table:table-cell>
          <table:table-cell table:formula="of:=[.B277]/[.C277]" office:value-type="float" office:value="34.7168316831683" calcext:value-type="float">
            <text:p>34.7168316831683</text:p>
          </table:table-cell>
          <table:table-cell/>
          <table:table-cell table:formula="of:=([$'master-with-2377-without-ancestor-not-optimized-data'.B277]+[$'master-with-2377-without-ancestor-not-optimized2-data'.B277])/2" office:value-type="float" office:value="0.0259" calcext:value-type="float">
            <text:p>0.0259</text:p>
          </table:table-cell>
          <table:table-cell table:formula="of:=[.B277]/[.F277]" office:value-type="float" office:value="33.8455598455598" calcext:value-type="float">
            <text:p>33.8455598455598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table:formula="of:=([$'baseline-6.22.0-data'.B278]+[$'baseline-6.22.0b-data'.B278])/2" office:value-type="float" office:value="1.75955" calcext:value-type="float">
            <text:p>1.75955</text:p>
          </table:table-cell>
          <table:table-cell table:formula="of:=([$'master-with-2377-without-ancestor-not-data'.B278]+[$'master-with-2377-without-ancestor-not2-data'.B278])/2" office:value-type="float" office:value="1.17575" calcext:value-type="float">
            <text:p>1.17575</text:p>
          </table:table-cell>
          <table:table-cell table:formula="of:=[.B278]/[.C278]" office:value-type="float" office:value="1.49653412715288" calcext:value-type="float">
            <text:p>1.49653412715288</text:p>
          </table:table-cell>
          <table:table-cell/>
          <table:table-cell table:formula="of:=([$'master-with-2377-without-ancestor-not-optimized-data'.B278]+[$'master-with-2377-without-ancestor-not-optimized2-data'.B278])/2" office:value-type="float" office:value="1.2044" calcext:value-type="float">
            <text:p>1.2044</text:p>
          </table:table-cell>
          <table:table-cell table:formula="of:=[.B278]/[.F278]" office:value-type="float" office:value="1.46093490534706" calcext:value-type="float">
            <text:p>1.46093490534706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table:formula="of:=([$'baseline-6.22.0-data'.B279]+[$'baseline-6.22.0b-data'.B279])/2" office:value-type="float" office:value="0.89795" calcext:value-type="float">
            <text:p>0.89795</text:p>
          </table:table-cell>
          <table:table-cell table:formula="of:=([$'master-with-2377-without-ancestor-not-data'.B279]+[$'master-with-2377-without-ancestor-not2-data'.B279])/2" office:value-type="float" office:value="0.25415" calcext:value-type="float">
            <text:p>0.25415</text:p>
          </table:table-cell>
          <table:table-cell table:formula="of:=[.B279]/[.C279]" office:value-type="float" office:value="3.53314971473539" calcext:value-type="float">
            <text:p>3.53314971473539</text:p>
          </table:table-cell>
          <table:table-cell/>
          <table:table-cell table:formula="of:=([$'master-with-2377-without-ancestor-not-optimized-data'.B279]+[$'master-with-2377-without-ancestor-not-optimized2-data'.B279])/2" office:value-type="float" office:value="0.2674" calcext:value-type="float">
            <text:p>0.2674</text:p>
          </table:table-cell>
          <table:table-cell table:formula="of:=[.B279]/[.F279]" office:value-type="float" office:value="3.35807778608826" calcext:value-type="float">
            <text:p>3.35807778608826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table:formula="of:=([$'baseline-6.22.0-data'.B280]+[$'baseline-6.22.0b-data'.B280])/2" office:value-type="float" office:value="0.94915" calcext:value-type="float">
            <text:p>0.94915</text:p>
          </table:table-cell>
          <table:table-cell table:formula="of:=([$'master-with-2377-without-ancestor-not-data'.B280]+[$'master-with-2377-without-ancestor-not2-data'.B280])/2" office:value-type="float" office:value="0.1799" calcext:value-type="float">
            <text:p>0.1799</text:p>
          </table:table-cell>
          <table:table-cell table:formula="of:=[.B280]/[.C280]" office:value-type="float" office:value="5.27598665925514" calcext:value-type="float">
            <text:p>5.27598665925514</text:p>
          </table:table-cell>
          <table:table-cell/>
          <table:table-cell table:formula="of:=([$'master-with-2377-without-ancestor-not-optimized-data'.B280]+[$'master-with-2377-without-ancestor-not-optimized2-data'.B280])/2" office:value-type="float" office:value="0.18635" calcext:value-type="float">
            <text:p>0.18635</text:p>
          </table:table-cell>
          <table:table-cell table:formula="of:=[.B280]/[.F280]" office:value-type="float" office:value="5.09337268580628" calcext:value-type="float">
            <text:p>5.09337268580628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table:formula="of:=([$'baseline-6.22.0-data'.B281]+[$'baseline-6.22.0b-data'.B281])/2" office:value-type="float" office:value="0.30245" calcext:value-type="float">
            <text:p>0.30245</text:p>
          </table:table-cell>
          <table:table-cell table:formula="of:=([$'master-with-2377-without-ancestor-not-data'.B281]+[$'master-with-2377-without-ancestor-not2-data'.B281])/2" office:value-type="float" office:value="0.27685" calcext:value-type="float">
            <text:p>0.27685</text:p>
          </table:table-cell>
          <table:table-cell table:formula="of:=[.B281]/[.C281]" office:value-type="float" office:value="1.09246884594546" calcext:value-type="float">
            <text:p>1.09246884594546</text:p>
          </table:table-cell>
          <table:table-cell/>
          <table:table-cell table:formula="of:=([$'master-with-2377-without-ancestor-not-optimized-data'.B281]+[$'master-with-2377-without-ancestor-not-optimized2-data'.B281])/2" office:value-type="float" office:value="0.2943" calcext:value-type="float">
            <text:p>0.2943</text:p>
          </table:table-cell>
          <table:table-cell table:formula="of:=[.B281]/[.F281]" office:value-type="float" office:value="1.02769283044512" calcext:value-type="float">
            <text:p>1.02769283044512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table:formula="of:=([$'baseline-6.22.0-data'.B282]+[$'baseline-6.22.0b-data'.B282])/2" office:value-type="float" office:value="0.30195" calcext:value-type="float">
            <text:p>0.30195</text:p>
          </table:table-cell>
          <table:table-cell table:formula="of:=([$'master-with-2377-without-ancestor-not-data'.B282]+[$'master-with-2377-without-ancestor-not2-data'.B282])/2" office:value-type="float" office:value="0.2993" calcext:value-type="float">
            <text:p>0.2993</text:p>
          </table:table-cell>
          <table:table-cell table:formula="of:=[.B282]/[.C282]" office:value-type="float" office:value="1.00885399264952" calcext:value-type="float">
            <text:p>1.00885399264952</text:p>
          </table:table-cell>
          <table:table-cell/>
          <table:table-cell table:formula="of:=([$'master-with-2377-without-ancestor-not-optimized-data'.B282]+[$'master-with-2377-without-ancestor-not-optimized2-data'.B282])/2" office:value-type="float" office:value="0.31285" calcext:value-type="float">
            <text:p>0.31285</text:p>
          </table:table-cell>
          <table:table-cell table:formula="of:=[.B282]/[.F282]" office:value-type="float" office:value="0.965159021895477" calcext:value-type="float">
            <text:p>0.965159021895477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table:formula="of:=([$'baseline-6.22.0-data'.B283]+[$'baseline-6.22.0b-data'.B283])/2" office:value-type="float" office:value="1.9971" calcext:value-type="float">
            <text:p>1.9971</text:p>
          </table:table-cell>
          <table:table-cell table:formula="of:=([$'master-with-2377-without-ancestor-not-data'.B283]+[$'master-with-2377-without-ancestor-not2-data'.B283])/2" office:value-type="float" office:value="1.75555" calcext:value-type="float">
            <text:p>1.75555</text:p>
          </table:table-cell>
          <table:table-cell table:formula="of:=[.B283]/[.C283]" office:value-type="float" office:value="1.13759220757028" calcext:value-type="float">
            <text:p>1.13759220757028</text:p>
          </table:table-cell>
          <table:table-cell/>
          <table:table-cell table:formula="of:=([$'master-with-2377-without-ancestor-not-optimized-data'.B283]+[$'master-with-2377-without-ancestor-not-optimized2-data'.B283])/2" office:value-type="float" office:value="1.7876" calcext:value-type="float">
            <text:p>1.7876</text:p>
          </table:table-cell>
          <table:table-cell table:formula="of:=[.B283]/[.F283]" office:value-type="float" office:value="1.11719624076975" calcext:value-type="float">
            <text:p>1.11719624076975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table:formula="of:=([$'baseline-6.22.0-data'.B284]+[$'baseline-6.22.0b-data'.B284])/2" office:value-type="float" office:value="1.10625" calcext:value-type="float">
            <text:p>1.10625</text:p>
          </table:table-cell>
          <table:table-cell table:formula="of:=([$'master-with-2377-without-ancestor-not-data'.B284]+[$'master-with-2377-without-ancestor-not2-data'.B284])/2" office:value-type="float" office:value="2.1197" calcext:value-type="float">
            <text:p>2.1197</text:p>
          </table:table-cell>
          <table:table-cell table:formula="of:=[.B284]/[.C284]" office:value-type="float" office:value="0.521889890078785" calcext:value-type="float">
            <text:p>0.521889890078785</text:p>
          </table:table-cell>
          <table:table-cell/>
          <table:table-cell table:formula="of:=([$'master-with-2377-without-ancestor-not-optimized-data'.B284]+[$'master-with-2377-without-ancestor-not-optimized2-data'.B284])/2" office:value-type="float" office:value="2.17875" calcext:value-type="float">
            <text:p>2.17875</text:p>
          </table:table-cell>
          <table:table-cell table:formula="of:=[.B284]/[.F284]" office:value-type="float" office:value="0.507745266781411" calcext:value-type="float">
            <text:p>0.507745266781411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table:formula="of:=([$'baseline-6.22.0-data'.B285]+[$'baseline-6.22.0b-data'.B285])/2" office:value-type="float" office:value="0.21915" calcext:value-type="float">
            <text:p>0.21915</text:p>
          </table:table-cell>
          <table:table-cell table:formula="of:=([$'master-with-2377-without-ancestor-not-data'.B285]+[$'master-with-2377-without-ancestor-not2-data'.B285])/2" office:value-type="float" office:value="0.23835" calcext:value-type="float">
            <text:p>0.23835</text:p>
          </table:table-cell>
          <table:table-cell table:formula="of:=[.B285]/[.C285]" office:value-type="float" office:value="0.919446192573946" calcext:value-type="float">
            <text:p>0.919446192573946</text:p>
          </table:table-cell>
          <table:table-cell/>
          <table:table-cell table:formula="of:=([$'master-with-2377-without-ancestor-not-optimized-data'.B285]+[$'master-with-2377-without-ancestor-not-optimized2-data'.B285])/2" office:value-type="float" office:value="0.2302" calcext:value-type="float">
            <text:p>0.2302</text:p>
          </table:table-cell>
          <table:table-cell table:formula="of:=[.B285]/[.F285]" office:value-type="float" office:value="0.951998262380539" calcext:value-type="float">
            <text:p>0.951998262380539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table:formula="of:=([$'baseline-6.22.0-data'.B286]+[$'baseline-6.22.0b-data'.B286])/2" office:value-type="float" office:value="1.54055" calcext:value-type="float">
            <text:p>1.54055</text:p>
          </table:table-cell>
          <table:table-cell table:formula="of:=([$'master-with-2377-without-ancestor-not-data'.B286]+[$'master-with-2377-without-ancestor-not2-data'.B286])/2" office:value-type="float" office:value="0.00535" calcext:value-type="float">
            <text:p>0.00535</text:p>
          </table:table-cell>
          <table:table-cell table:formula="of:=[.B286]/[.C286]" office:value-type="float" office:value="287.953271028037" calcext:value-type="float">
            <text:p>287.953271028037</text:p>
          </table:table-cell>
          <table:table-cell/>
          <table:table-cell table:formula="of:=([$'master-with-2377-without-ancestor-not-optimized-data'.B286]+[$'master-with-2377-without-ancestor-not-optimized2-data'.B286])/2" office:value-type="float" office:value="0.005" calcext:value-type="float">
            <text:p>0.005</text:p>
          </table:table-cell>
          <table:table-cell table:formula="of:=[.B286]/[.F286]" office:value-type="float" office:value="308.11" calcext:value-type="float">
            <text:p>308.11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3:.B286])" office:value-type="float" office:value="171.71285" calcext:value-type="float">
            <text:p>171.71285</text:p>
          </table:table-cell>
          <table:table-cell table:formula="of:=SUM([.C3:.C286])" office:value-type="float" office:value="114.30745" calcext:value-type="float">
            <text:p>114.30745</text:p>
          </table:table-cell>
          <table:table-cell table:formula="of:=[.B287]/[.C287]" office:value-type="float" office:value="1.50220173750705" calcext:value-type="float">
            <text:p>1.50220173750705</text:p>
          </table:table-cell>
          <table:table-cell/>
          <table:table-cell table:formula="of:=SUM([.F3:.F286])" office:value-type="float" office:value="114.7222" calcext:value-type="float">
            <text:p>114.7222</text:p>
          </table:table-cell>
          <table:table-cell table:formula="of:=[.B287]/[.F287]" office:value-type="float" office:value="1.49677089525829" calcext:value-type="float">
            <text:p>1.49677089525829</text:p>
          </table:table-cell>
        </table:table-row>
        <calcext:conditional-formats>
          <calcext:conditional-format calcext:target-range-address="Sheet1.D3:Sheet1.D287">
            <calcext:condition calcext:apply-style-name="Bad" calcext:value="&lt;1" calcext:base-cell-address="Sheet1.C1"/>
            <calcext:condition calcext:apply-style-name="Good" calcext:value="&gt;=1" calcext:base-cell-address="Sheet1.C1"/>
          </calcext:conditional-format>
          <calcext:conditional-format calcext:target-range-address="Sheet1.G3:Sheet1.G287">
            <calcext:condition calcext:apply-style-name="Bad" calcext:value="&lt;1" calcext:base-cell-address="Sheet1.G3"/>
            <calcext:condition calcext:apply-style-name="Good" calcext:value="&gt;=1" calcext:base-cell-address="Sheet1.G3"/>
          </calcext:conditional-format>
        </calcext:conditional-formats>
      </table:table>
      <table:table table:name="Sheet6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master-with-2377-without-ancestor-no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Xpath 2.0</text:p>
          </table:table-cell>
          <table:table-cell table:style-name="Default" office:value-type="string" calcext:value-type="string">
            <text:p>faster/slower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table:formula="of:=([$'baseline-6.22.0-data'.B198]+[$'baseline-6.22.0b-data'.B198])/2" office:value-type="float" office:value="0.127" calcext:value-type="float">
            <text:p>0.127</text:p>
          </table:table-cell>
          <table:table-cell table:formula="of:=([$'master-with-2377-without-ancestor-not-data'.B198]+[$'master-with-2377-without-ancestor-not2-data'.B198])/2" office:value-type="float" office:value="1.0275" calcext:value-type="float">
            <text:p>1.0275</text:p>
          </table:table-cell>
          <table:table-cell table:formula="of:=[.B3]/[.C3]" office:value-type="float" office:value="0.12360097323601" calcext:value-type="float">
            <text:p>0.12360097323601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table:formula="of:=([$'baseline-6.22.0-data'.B150]+[$'baseline-6.22.0b-data'.B150])/2" office:value-type="float" office:value="0.1908" calcext:value-type="float">
            <text:p>0.1908</text:p>
          </table:table-cell>
          <table:table-cell table:formula="of:=([$'master-with-2377-without-ancestor-not-data'.B150]+[$'master-with-2377-without-ancestor-not2-data'.B150])/2" office:value-type="float" office:value="1.4215" calcext:value-type="float">
            <text:p>1.4215</text:p>
          </table:table-cell>
          <table:table-cell table:formula="of:=[.B4]/[.C4]" office:value-type="float" office:value="0.134224410833626" calcext:value-type="float">
            <text:p>0.134224410833626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table:formula="of:=([$'baseline-6.22.0-data'.B3]+[$'baseline-6.22.0b-data'.B3])/2" office:value-type="float" office:value="0.3969" calcext:value-type="float">
            <text:p>0.3969</text:p>
          </table:table-cell>
          <table:table-cell table:formula="of:=([$'master-with-2377-without-ancestor-not-data'.B3]+[$'master-with-2377-without-ancestor-not2-data'.B3])/2" office:value-type="float" office:value="2.40855" calcext:value-type="float">
            <text:p>2.40855</text:p>
          </table:table-cell>
          <table:table-cell table:formula="of:=[.B5]/[.C5]" office:value-type="float" office:value="0.164787942953229" calcext:value-type="float">
            <text:p>0.164787942953229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table:formula="of:=([$'baseline-6.22.0-data'.B19]+[$'baseline-6.22.0b-data'.B19])/2" office:value-type="float" office:value="0.0614" calcext:value-type="float">
            <text:p>0.0614</text:p>
          </table:table-cell>
          <table:table-cell table:formula="of:=([$'master-with-2377-without-ancestor-not-data'.B19]+[$'master-with-2377-without-ancestor-not2-data'.B19])/2" office:value-type="float" office:value="0.32855" calcext:value-type="float">
            <text:p>0.32855</text:p>
          </table:table-cell>
          <table:table-cell table:formula="of:=[.B6]/[.C6]" office:value-type="float" office:value="0.186881753157815" calcext:value-type="float">
            <text:p>0.186881753157815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table:formula="of:=([$'baseline-6.22.0-data'.B156]+[$'baseline-6.22.0b-data'.B156])/2" office:value-type="float" office:value="0.2432" calcext:value-type="float">
            <text:p>0.2432</text:p>
          </table:table-cell>
          <table:table-cell table:formula="of:=([$'master-with-2377-without-ancestor-not-data'.B156]+[$'master-with-2377-without-ancestor-not2-data'.B156])/2" office:value-type="float" office:value="0.9307" calcext:value-type="float">
            <text:p>0.9307</text:p>
          </table:table-cell>
          <table:table-cell table:formula="of:=[.B7]/[.C7]" office:value-type="float" office:value="0.261308692382078" calcext:value-type="float">
            <text:p>0.261308692382078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table:formula="of:=([$'baseline-6.22.0-data'.B194]+[$'baseline-6.22.0b-data'.B194])/2" office:value-type="float" office:value="0.7873" calcext:value-type="float">
            <text:p>0.7873</text:p>
          </table:table-cell>
          <table:table-cell table:formula="of:=([$'master-with-2377-without-ancestor-not-data'.B194]+[$'master-with-2377-without-ancestor-not2-data'.B194])/2" office:value-type="float" office:value="2.6758" calcext:value-type="float">
            <text:p>2.6758</text:p>
          </table:table-cell>
          <table:table-cell table:formula="of:=[.B8]/[.C8]" office:value-type="float" office:value="0.294229763061514" calcext:value-type="float">
            <text:p>0.294229763061514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table:formula="of:=([$'baseline-6.22.0-data'.B195]+[$'baseline-6.22.0b-data'.B195])/2" office:value-type="float" office:value="0.8187" calcext:value-type="float">
            <text:p>0.8187</text:p>
          </table:table-cell>
          <table:table-cell table:formula="of:=([$'master-with-2377-without-ancestor-not-data'.B195]+[$'master-with-2377-without-ancestor-not2-data'.B195])/2" office:value-type="float" office:value="2.62725" calcext:value-type="float">
            <text:p>2.62725</text:p>
          </table:table-cell>
          <table:table-cell table:formula="of:=[.B9]/[.C9]" office:value-type="float" office:value="0.311618612617756" calcext:value-type="float">
            <text:p>0.311618612617756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table:formula="of:=([$'baseline-6.22.0-data'.B104]+[$'baseline-6.22.0b-data'.B104])/2" office:value-type="float" office:value="0.01885" calcext:value-type="float">
            <text:p>0.01885</text:p>
          </table:table-cell>
          <table:table-cell table:formula="of:=([$'master-with-2377-without-ancestor-not-data'.B104]+[$'master-with-2377-without-ancestor-not2-data'.B104])/2" office:value-type="float" office:value="0.0527" calcext:value-type="float">
            <text:p>0.0527</text:p>
          </table:table-cell>
          <table:table-cell table:formula="of:=[.B10]/[.C10]" office:value-type="float" office:value="0.357685009487666" calcext:value-type="float">
            <text:p>0.357685009487666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table:formula="of:=([$'baseline-6.22.0-data'.B26]+[$'baseline-6.22.0b-data'.B26])/2" office:value-type="float" office:value="0.32765" calcext:value-type="float">
            <text:p>0.32765</text:p>
          </table:table-cell>
          <table:table-cell table:formula="of:=([$'master-with-2377-without-ancestor-not-data'.B26]+[$'master-with-2377-without-ancestor-not2-data'.B26])/2" office:value-type="float" office:value="0.85205" calcext:value-type="float">
            <text:p>0.85205</text:p>
          </table:table-cell>
          <table:table-cell table:formula="of:=[.B11]/[.C11]" office:value-type="float" office:value="0.38454316061264" calcext:value-type="float">
            <text:p>0.38454316061264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table:formula="of:=([$'baseline-6.22.0-data'.B133]+[$'baseline-6.22.0b-data'.B133])/2" office:value-type="float" office:value="0.0047" calcext:value-type="float">
            <text:p>0.0047</text:p>
          </table:table-cell>
          <table:table-cell table:formula="of:=([$'master-with-2377-without-ancestor-not-data'.B133]+[$'master-with-2377-without-ancestor-not2-data'.B133])/2" office:value-type="float" office:value="0.01055" calcext:value-type="float">
            <text:p>0.01055</text:p>
          </table:table-cell>
          <table:table-cell table:formula="of:=[.B12]/[.C12]" office:value-type="float" office:value="0.445497630331754" calcext:value-type="float">
            <text:p>0.445497630331754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table:formula="of:=([$'baseline-6.22.0-data'.B110]+[$'baseline-6.22.0b-data'.B110])/2" office:value-type="float" office:value="0.13305" calcext:value-type="float">
            <text:p>0.13305</text:p>
          </table:table-cell>
          <table:table-cell table:formula="of:=([$'master-with-2377-without-ancestor-not-data'.B110]+[$'master-with-2377-without-ancestor-not2-data'.B110])/2" office:value-type="float" office:value="0.2867" calcext:value-type="float">
            <text:p>0.2867</text:p>
          </table:table-cell>
          <table:table-cell table:formula="of:=[.B13]/[.C13]" office:value-type="float" office:value="0.464073944890129" calcext:value-type="float">
            <text:p>0.464073944890129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table:formula="of:=([$'baseline-6.22.0-data'.B242]+[$'baseline-6.22.0b-data'.B242])/2" office:value-type="float" office:value="0.47995" calcext:value-type="float">
            <text:p>0.47995</text:p>
          </table:table-cell>
          <table:table-cell table:formula="of:=([$'master-with-2377-without-ancestor-not-data'.B242]+[$'master-with-2377-without-ancestor-not2-data'.B242])/2" office:value-type="float" office:value="1.0172" calcext:value-type="float">
            <text:p>1.0172</text:p>
          </table:table-cell>
          <table:table-cell table:formula="of:=[.B14]/[.C14]" office:value-type="float" office:value="0.471834447502949" calcext:value-type="float">
            <text:p>0.471834447502949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table:formula="of:=([$'baseline-6.22.0-data'.B69]+[$'baseline-6.22.0b-data'.B69])/2" office:value-type="float" office:value="0.1242" calcext:value-type="float">
            <text:p>0.1242</text:p>
          </table:table-cell>
          <table:table-cell table:formula="of:=([$'master-with-2377-without-ancestor-not-data'.B69]+[$'master-with-2377-without-ancestor-not2-data'.B69])/2" office:value-type="float" office:value="0.2596" calcext:value-type="float">
            <text:p>0.2596</text:p>
          </table:table-cell>
          <table:table-cell table:formula="of:=[.B15]/[.C15]" office:value-type="float" office:value="0.478428351309707" calcext:value-type="float">
            <text:p>0.478428351309707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table:formula="of:=([$'baseline-6.22.0-data'.B263]+[$'baseline-6.22.0b-data'.B263])/2" office:value-type="float" office:value="0.74545" calcext:value-type="float">
            <text:p>0.74545</text:p>
          </table:table-cell>
          <table:table-cell table:formula="of:=([$'master-with-2377-without-ancestor-not-data'.B263]+[$'master-with-2377-without-ancestor-not2-data'.B263])/2" office:value-type="float" office:value="1.53355" calcext:value-type="float">
            <text:p>1.53355</text:p>
          </table:table-cell>
          <table:table-cell table:formula="of:=[.B16]/[.C16]" office:value-type="float" office:value="0.486094356232272" calcext:value-type="float">
            <text:p>0.486094356232272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table:formula="of:=([$'baseline-6.22.0-data'.B131]+[$'baseline-6.22.0b-data'.B131])/2" office:value-type="float" office:value="0.12355" calcext:value-type="float">
            <text:p>0.12355</text:p>
          </table:table-cell>
          <table:table-cell table:formula="of:=([$'master-with-2377-without-ancestor-not-data'.B131]+[$'master-with-2377-without-ancestor-not2-data'.B131])/2" office:value-type="float" office:value="0.25195" calcext:value-type="float">
            <text:p>0.25195</text:p>
          </table:table-cell>
          <table:table-cell table:formula="of:=[.B17]/[.C17]" office:value-type="float" office:value="0.490375074419528" calcext:value-type="float">
            <text:p>0.490375074419528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table:formula="of:=([$'baseline-6.22.0-data'.B284]+[$'baseline-6.22.0b-data'.B284])/2" office:value-type="float" office:value="1.10625" calcext:value-type="float">
            <text:p>1.10625</text:p>
          </table:table-cell>
          <table:table-cell table:formula="of:=([$'master-with-2377-without-ancestor-not-data'.B284]+[$'master-with-2377-without-ancestor-not2-data'.B284])/2" office:value-type="float" office:value="2.1197" calcext:value-type="float">
            <text:p>2.1197</text:p>
          </table:table-cell>
          <table:table-cell table:formula="of:=[.B18]/[.C18]" office:value-type="float" office:value="0.521889890078785" calcext:value-type="float">
            <text:p>0.52188989007878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table:formula="of:=([$'baseline-6.22.0-data'.B209]+[$'baseline-6.22.0b-data'.B209])/2" office:value-type="float" office:value="0.0529" calcext:value-type="float">
            <text:p>0.0529</text:p>
          </table:table-cell>
          <table:table-cell table:formula="of:=([$'master-with-2377-without-ancestor-not-data'.B209]+[$'master-with-2377-without-ancestor-not2-data'.B209])/2" office:value-type="float" office:value="0.09995" calcext:value-type="float">
            <text:p>0.09995</text:p>
          </table:table-cell>
          <table:table-cell table:formula="of:=[.B19]/[.C19]" office:value-type="float" office:value="0.529264632316158" calcext:value-type="float">
            <text:p>0.529264632316158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table:formula="of:=([$'baseline-6.22.0-data'.B227]+[$'baseline-6.22.0b-data'.B227])/2" office:value-type="float" office:value="0.2595" calcext:value-type="float">
            <text:p>0.2595</text:p>
          </table:table-cell>
          <table:table-cell table:formula="of:=([$'master-with-2377-without-ancestor-not-data'.B227]+[$'master-with-2377-without-ancestor-not2-data'.B227])/2" office:value-type="float" office:value="0.4896" calcext:value-type="float">
            <text:p>0.4896</text:p>
          </table:table-cell>
          <table:table-cell table:formula="of:=[.B20]/[.C20]" office:value-type="float" office:value="0.530024509803922" calcext:value-type="float">
            <text:p>0.530024509803922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table:formula="of:=([$'baseline-6.22.0-data'.B96]+[$'baseline-6.22.0b-data'.B96])/2" office:value-type="float" office:value="0.48515" calcext:value-type="float">
            <text:p>0.48515</text:p>
          </table:table-cell>
          <table:table-cell table:formula="of:=([$'master-with-2377-without-ancestor-not-data'.B96]+[$'master-with-2377-without-ancestor-not2-data'.B96])/2" office:value-type="float" office:value="0.89565" calcext:value-type="float">
            <text:p>0.89565</text:p>
          </table:table-cell>
          <table:table-cell table:formula="of:=[.B21]/[.C21]" office:value-type="float" office:value="0.541673644838944" calcext:value-type="float">
            <text:p>0.541673644838944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table:formula="of:=([$'baseline-6.22.0-data'.B218]+[$'baseline-6.22.0b-data'.B218])/2" office:value-type="float" office:value="0.31445" calcext:value-type="float">
            <text:p>0.31445</text:p>
          </table:table-cell>
          <table:table-cell table:formula="of:=([$'master-with-2377-without-ancestor-not-data'.B218]+[$'master-with-2377-without-ancestor-not2-data'.B218])/2" office:value-type="float" office:value="0.5752" calcext:value-type="float">
            <text:p>0.5752</text:p>
          </table:table-cell>
          <table:table-cell table:formula="of:=[.B22]/[.C22]" office:value-type="float" office:value="0.546679415855355" calcext:value-type="float">
            <text:p>0.546679415855355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table:formula="of:=([$'baseline-6.22.0-data'.B47]+[$'baseline-6.22.0b-data'.B47])/2" office:value-type="float" office:value="0.51005" calcext:value-type="float">
            <text:p>0.51005</text:p>
          </table:table-cell>
          <table:table-cell table:formula="of:=([$'master-with-2377-without-ancestor-not-data'.B47]+[$'master-with-2377-without-ancestor-not2-data'.B47])/2" office:value-type="float" office:value="0.88345" calcext:value-type="float">
            <text:p>0.88345</text:p>
          </table:table-cell>
          <table:table-cell table:formula="of:=[.B23]/[.C23]" office:value-type="float" office:value="0.577338842039731" calcext:value-type="float">
            <text:p>0.577338842039731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table:formula="of:=([$'baseline-6.22.0-data'.B57]+[$'baseline-6.22.0b-data'.B57])/2" office:value-type="float" office:value="0.0515" calcext:value-type="float">
            <text:p>0.0515</text:p>
          </table:table-cell>
          <table:table-cell table:formula="of:=([$'master-with-2377-without-ancestor-not-data'.B57]+[$'master-with-2377-without-ancestor-not2-data'.B57])/2" office:value-type="float" office:value="0.0891" calcext:value-type="float">
            <text:p>0.0891</text:p>
          </table:table-cell>
          <table:table-cell table:formula="of:=[.B24]/[.C24]" office:value-type="float" office:value="0.578002244668911" calcext:value-type="float">
            <text:p>0.578002244668911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table:formula="of:=([$'baseline-6.22.0-data'.B169]+[$'baseline-6.22.0b-data'.B169])/2" office:value-type="float" office:value="0.27965" calcext:value-type="float">
            <text:p>0.27965</text:p>
          </table:table-cell>
          <table:table-cell table:formula="of:=([$'master-with-2377-without-ancestor-not-data'.B169]+[$'master-with-2377-without-ancestor-not2-data'.B169])/2" office:value-type="float" office:value="0.4824" calcext:value-type="float">
            <text:p>0.4824</text:p>
          </table:table-cell>
          <table:table-cell table:formula="of:=[.B25]/[.C25]" office:value-type="float" office:value="0.579705638474295" calcext:value-type="float">
            <text:p>0.579705638474295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table:formula="of:=([$'baseline-6.22.0-data'.B213]+[$'baseline-6.22.0b-data'.B213])/2" office:value-type="float" office:value="0.06295" calcext:value-type="float">
            <text:p>0.06295</text:p>
          </table:table-cell>
          <table:table-cell table:formula="of:=([$'master-with-2377-without-ancestor-not-data'.B213]+[$'master-with-2377-without-ancestor-not2-data'.B213])/2" office:value-type="float" office:value="0.1083" calcext:value-type="float">
            <text:p>0.1083</text:p>
          </table:table-cell>
          <table:table-cell table:formula="of:=[.B26]/[.C26]" office:value-type="float" office:value="0.581255771006463" calcext:value-type="float">
            <text:p>0.581255771006463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table:formula="of:=([$'baseline-6.22.0-data'.B80]+[$'baseline-6.22.0b-data'.B80])/2" office:value-type="float" office:value="0.0715" calcext:value-type="float">
            <text:p>0.0715</text:p>
          </table:table-cell>
          <table:table-cell table:formula="of:=([$'master-with-2377-without-ancestor-not-data'.B80]+[$'master-with-2377-without-ancestor-not2-data'.B80])/2" office:value-type="float" office:value="0.12205" calcext:value-type="float">
            <text:p>0.12205</text:p>
          </table:table-cell>
          <table:table-cell table:formula="of:=[.B27]/[.C27]" office:value-type="float" office:value="0.585825481360098" calcext:value-type="float">
            <text:p>0.585825481360098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table:formula="of:=([$'baseline-6.22.0-data'.B168]+[$'baseline-6.22.0b-data'.B168])/2" office:value-type="float" office:value="0.04855" calcext:value-type="float">
            <text:p>0.04855</text:p>
          </table:table-cell>
          <table:table-cell table:formula="of:=([$'master-with-2377-without-ancestor-not-data'.B168]+[$'master-with-2377-without-ancestor-not2-data'.B168])/2" office:value-type="float" office:value="0.0828" calcext:value-type="float">
            <text:p>0.0828</text:p>
          </table:table-cell>
          <table:table-cell table:formula="of:=[.B28]/[.C28]" office:value-type="float" office:value="0.586352657004831" calcext:value-type="float">
            <text:p>0.586352657004831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table:formula="of:=([$'baseline-6.22.0-data'.B210]+[$'baseline-6.22.0b-data'.B210])/2" office:value-type="float" office:value="0.13715" calcext:value-type="float">
            <text:p>0.13715</text:p>
          </table:table-cell>
          <table:table-cell table:formula="of:=([$'master-with-2377-without-ancestor-not-data'.B210]+[$'master-with-2377-without-ancestor-not2-data'.B210])/2" office:value-type="float" office:value="0.2287" calcext:value-type="float">
            <text:p>0.2287</text:p>
          </table:table-cell>
          <table:table-cell table:formula="of:=[.B29]/[.C29]" office:value-type="float" office:value="0.59969392216878" calcext:value-type="float">
            <text:p>0.59969392216878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table:formula="of:=([$'baseline-6.22.0-data'.B152]+[$'baseline-6.22.0b-data'.B152])/2" office:value-type="float" office:value="0.1621" calcext:value-type="float">
            <text:p>0.1621</text:p>
          </table:table-cell>
          <table:table-cell table:formula="of:=([$'master-with-2377-without-ancestor-not-data'.B152]+[$'master-with-2377-without-ancestor-not2-data'.B152])/2" office:value-type="float" office:value="0.26955" calcext:value-type="float">
            <text:p>0.26955</text:p>
          </table:table-cell>
          <table:table-cell table:formula="of:=[.B30]/[.C30]" office:value-type="float" office:value="0.601372658133927" calcext:value-type="float">
            <text:p>0.601372658133927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table:formula="of:=([$'baseline-6.22.0-data'.B41]+[$'baseline-6.22.0b-data'.B41])/2" office:value-type="float" office:value="0.41885" calcext:value-type="float">
            <text:p>0.41885</text:p>
          </table:table-cell>
          <table:table-cell table:formula="of:=([$'master-with-2377-without-ancestor-not-data'.B41]+[$'master-with-2377-without-ancestor-not2-data'.B41])/2" office:value-type="float" office:value="0.6848" calcext:value-type="float">
            <text:p>0.6848</text:p>
          </table:table-cell>
          <table:table-cell table:formula="of:=[.B31]/[.C31]" office:value-type="float" office:value="0.611638434579439" calcext:value-type="float">
            <text:p>0.611638434579439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table:formula="of:=([$'baseline-6.22.0-data'.B148]+[$'baseline-6.22.0b-data'.B148])/2" office:value-type="float" office:value="0.046" calcext:value-type="float">
            <text:p>0.046</text:p>
          </table:table-cell>
          <table:table-cell table:formula="of:=([$'master-with-2377-without-ancestor-not-data'.B148]+[$'master-with-2377-without-ancestor-not2-data'.B148])/2" office:value-type="float" office:value="0.07465" calcext:value-type="float">
            <text:p>0.07465</text:p>
          </table:table-cell>
          <table:table-cell table:formula="of:=[.B32]/[.C32]" office:value-type="float" office:value="0.616208975217683" calcext:value-type="float">
            <text:p>0.616208975217683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table:formula="of:=([$'baseline-6.22.0-data'.B191]+[$'baseline-6.22.0b-data'.B191])/2" office:value-type="float" office:value="0.67855" calcext:value-type="float">
            <text:p>0.67855</text:p>
          </table:table-cell>
          <table:table-cell table:formula="of:=([$'master-with-2377-without-ancestor-not-data'.B191]+[$'master-with-2377-without-ancestor-not2-data'.B191])/2" office:value-type="float" office:value="1.0709" calcext:value-type="float">
            <text:p>1.0709</text:p>
          </table:table-cell>
          <table:table-cell table:formula="of:=[.B33]/[.C33]" office:value-type="float" office:value="0.63362592212158" calcext:value-type="float">
            <text:p>0.63362592212158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table:formula="of:=([$'baseline-6.22.0-data'.B127]+[$'baseline-6.22.0b-data'.B127])/2" office:value-type="float" office:value="0.1411" calcext:value-type="float">
            <text:p>0.1411</text:p>
          </table:table-cell>
          <table:table-cell table:formula="of:=([$'master-with-2377-without-ancestor-not-data'.B127]+[$'master-with-2377-without-ancestor-not2-data'.B127])/2" office:value-type="float" office:value="0.22235" calcext:value-type="float">
            <text:p>0.22235</text:p>
          </table:table-cell>
          <table:table-cell table:formula="of:=[.B34]/[.C34]" office:value-type="float" office:value="0.634585113559703" calcext:value-type="float">
            <text:p>0.634585113559703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table:formula="of:=([$'baseline-6.22.0-data'.B94]+[$'baseline-6.22.0b-data'.B94])/2" office:value-type="float" office:value="0.23905" calcext:value-type="float">
            <text:p>0.23905</text:p>
          </table:table-cell>
          <table:table-cell table:formula="of:=([$'master-with-2377-without-ancestor-not-data'.B94]+[$'master-with-2377-without-ancestor-not2-data'.B94])/2" office:value-type="float" office:value="0.37645" calcext:value-type="float">
            <text:p>0.37645</text:p>
          </table:table-cell>
          <table:table-cell table:formula="of:=[.B35]/[.C35]" office:value-type="float" office:value="0.635011289679904" calcext:value-type="float">
            <text:p>0.635011289679904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table:formula="of:=([$'baseline-6.22.0-data'.B92]+[$'baseline-6.22.0b-data'.B92])/2" office:value-type="float" office:value="0.0162" calcext:value-type="float">
            <text:p>0.0162</text:p>
          </table:table-cell>
          <table:table-cell table:formula="of:=([$'master-with-2377-without-ancestor-not-data'.B92]+[$'master-with-2377-without-ancestor-not2-data'.B92])/2" office:value-type="float" office:value="0.0254" calcext:value-type="float">
            <text:p>0.0254</text:p>
          </table:table-cell>
          <table:table-cell table:formula="of:=[.B36]/[.C36]" office:value-type="float" office:value="0.637795275590551" calcext:value-type="float">
            <text:p>0.637795275590551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table:formula="of:=([$'baseline-6.22.0-data'.B273]+[$'baseline-6.22.0b-data'.B273])/2" office:value-type="float" office:value="0.3644" calcext:value-type="float">
            <text:p>0.3644</text:p>
          </table:table-cell>
          <table:table-cell table:formula="of:=([$'master-with-2377-without-ancestor-not-data'.B273]+[$'master-with-2377-without-ancestor-not2-data'.B273])/2" office:value-type="float" office:value="0.56565" calcext:value-type="float">
            <text:p>0.56565</text:p>
          </table:table-cell>
          <table:table-cell table:formula="of:=[.B37]/[.C37]" office:value-type="float" office:value="0.644214620348272" calcext:value-type="float">
            <text:p>0.644214620348272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table:formula="of:=([$'baseline-6.22.0-data'.B128]+[$'baseline-6.22.0b-data'.B128])/2" office:value-type="float" office:value="0.1236" calcext:value-type="float">
            <text:p>0.1236</text:p>
          </table:table-cell>
          <table:table-cell table:formula="of:=([$'master-with-2377-without-ancestor-not-data'.B128]+[$'master-with-2377-without-ancestor-not2-data'.B128])/2" office:value-type="float" office:value="0.19035" calcext:value-type="float">
            <text:p>0.19035</text:p>
          </table:table-cell>
          <table:table-cell table:formula="of:=[.B38]/[.C38]" office:value-type="float" office:value="0.649330181245075" calcext:value-type="float">
            <text:p>0.649330181245075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table:formula="of:=([$'baseline-6.22.0-data'.B224]+[$'baseline-6.22.0b-data'.B224])/2" office:value-type="float" office:value="0.11075" calcext:value-type="float">
            <text:p>0.11075</text:p>
          </table:table-cell>
          <table:table-cell table:formula="of:=([$'master-with-2377-without-ancestor-not-data'.B224]+[$'master-with-2377-without-ancestor-not2-data'.B224])/2" office:value-type="float" office:value="0.16875" calcext:value-type="float">
            <text:p>0.16875</text:p>
          </table:table-cell>
          <table:table-cell table:formula="of:=[.B39]/[.C39]" office:value-type="float" office:value="0.656296296296296" calcext:value-type="float">
            <text:p>0.656296296296296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table:formula="of:=([$'baseline-6.22.0-data'.B216]+[$'baseline-6.22.0b-data'.B216])/2" office:value-type="float" office:value="0.02335" calcext:value-type="float">
            <text:p>0.02335</text:p>
          </table:table-cell>
          <table:table-cell table:formula="of:=([$'master-with-2377-without-ancestor-not-data'.B216]+[$'master-with-2377-without-ancestor-not2-data'.B216])/2" office:value-type="float" office:value="0.0351" calcext:value-type="float">
            <text:p>0.0351</text:p>
          </table:table-cell>
          <table:table-cell table:formula="of:=[.B40]/[.C40]" office:value-type="float" office:value="0.665242165242165" calcext:value-type="float">
            <text:p>0.665242165242165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table:formula="of:=([$'baseline-6.22.0-data'.B151]+[$'baseline-6.22.0b-data'.B151])/2" office:value-type="float" office:value="0.2003" calcext:value-type="float">
            <text:p>0.2003</text:p>
          </table:table-cell>
          <table:table-cell table:formula="of:=([$'master-with-2377-without-ancestor-not-data'.B151]+[$'master-with-2377-without-ancestor-not2-data'.B151])/2" office:value-type="float" office:value="0.30005" calcext:value-type="float">
            <text:p>0.30005</text:p>
          </table:table-cell>
          <table:table-cell table:formula="of:=[.B41]/[.C41]" office:value-type="float" office:value="0.667555407432095" calcext:value-type="float">
            <text:p>0.667555407432095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table:formula="of:=([$'baseline-6.22.0-data'.B205]+[$'baseline-6.22.0b-data'.B205])/2" office:value-type="float" office:value="0.26215" calcext:value-type="float">
            <text:p>0.26215</text:p>
          </table:table-cell>
          <table:table-cell table:formula="of:=([$'master-with-2377-without-ancestor-not-data'.B205]+[$'master-with-2377-without-ancestor-not2-data'.B205])/2" office:value-type="float" office:value="0.39215" calcext:value-type="float">
            <text:p>0.39215</text:p>
          </table:table-cell>
          <table:table-cell table:formula="of:=[.B42]/[.C42]" office:value-type="float" office:value="0.668494198648476" calcext:value-type="float">
            <text:p>0.668494198648476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table:formula="of:=([$'baseline-6.22.0-data'.B43]+[$'baseline-6.22.0b-data'.B43])/2" office:value-type="float" office:value="0.0609" calcext:value-type="float">
            <text:p>0.0609</text:p>
          </table:table-cell>
          <table:table-cell table:formula="of:=([$'master-with-2377-without-ancestor-not-data'.B43]+[$'master-with-2377-without-ancestor-not2-data'.B43])/2" office:value-type="float" office:value="0.0896" calcext:value-type="float">
            <text:p>0.0896</text:p>
          </table:table-cell>
          <table:table-cell table:formula="of:=[.B43]/[.C43]" office:value-type="float" office:value="0.6796875" calcext:value-type="float">
            <text:p>0.6796875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table:formula="of:=([$'baseline-6.22.0-data'.B105]+[$'baseline-6.22.0b-data'.B105])/2" office:value-type="float" office:value="0.14195" calcext:value-type="float">
            <text:p>0.14195</text:p>
          </table:table-cell>
          <table:table-cell table:formula="of:=([$'master-with-2377-without-ancestor-not-data'.B105]+[$'master-with-2377-without-ancestor-not2-data'.B105])/2" office:value-type="float" office:value="0.2079" calcext:value-type="float">
            <text:p>0.2079</text:p>
          </table:table-cell>
          <table:table-cell table:formula="of:=[.B44]/[.C44]" office:value-type="float" office:value="0.682780182780183" calcext:value-type="float">
            <text:p>0.682780182780183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table:formula="of:=([$'baseline-6.22.0-data'.B164]+[$'baseline-6.22.0b-data'.B164])/2" office:value-type="float" office:value="0.0163" calcext:value-type="float">
            <text:p>0.0163</text:p>
          </table:table-cell>
          <table:table-cell table:formula="of:=([$'master-with-2377-without-ancestor-not-data'.B164]+[$'master-with-2377-without-ancestor-not2-data'.B164])/2" office:value-type="float" office:value="0.0233" calcext:value-type="float">
            <text:p>0.0233</text:p>
          </table:table-cell>
          <table:table-cell table:formula="of:=[.B45]/[.C45]" office:value-type="float" office:value="0.699570815450644" calcext:value-type="float">
            <text:p>0.699570815450644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table:formula="of:=([$'baseline-6.22.0-data'.B12]+[$'baseline-6.22.0b-data'.B12])/2" office:value-type="float" office:value="0.221" calcext:value-type="float">
            <text:p>0.221</text:p>
          </table:table-cell>
          <table:table-cell table:formula="of:=([$'master-with-2377-without-ancestor-not-data'.B12]+[$'master-with-2377-without-ancestor-not2-data'.B12])/2" office:value-type="float" office:value="0.30745" calcext:value-type="float">
            <text:p>0.30745</text:p>
          </table:table-cell>
          <table:table-cell table:formula="of:=[.B46]/[.C46]" office:value-type="float" office:value="0.718816067653277" calcext:value-type="float">
            <text:p>0.718816067653277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table:formula="of:=([$'baseline-6.22.0-data'.B34]+[$'baseline-6.22.0b-data'.B34])/2" office:value-type="float" office:value="0.04395" calcext:value-type="float">
            <text:p>0.04395</text:p>
          </table:table-cell>
          <table:table-cell table:formula="of:=([$'master-with-2377-without-ancestor-not-data'.B34]+[$'master-with-2377-without-ancestor-not2-data'.B34])/2" office:value-type="float" office:value="0.0604" calcext:value-type="float">
            <text:p>0.0604</text:p>
          </table:table-cell>
          <table:table-cell table:formula="of:=[.B47]/[.C47]" office:value-type="float" office:value="0.727649006622517" calcext:value-type="float">
            <text:p>0.727649006622517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table:formula="of:=([$'baseline-6.22.0-data'.B193]+[$'baseline-6.22.0b-data'.B193])/2" office:value-type="float" office:value="0.03695" calcext:value-type="float">
            <text:p>0.03695</text:p>
          </table:table-cell>
          <table:table-cell table:formula="of:=([$'master-with-2377-without-ancestor-not-data'.B193]+[$'master-with-2377-without-ancestor-not2-data'.B193])/2" office:value-type="float" office:value="0.0507" calcext:value-type="float">
            <text:p>0.0507</text:p>
          </table:table-cell>
          <table:table-cell table:formula="of:=[.B48]/[.C48]" office:value-type="float" office:value="0.72879684418146" calcext:value-type="float">
            <text:p>0.72879684418146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table:formula="of:=([$'baseline-6.22.0-data'.B45]+[$'baseline-6.22.0b-data'.B45])/2" office:value-type="float" office:value="0.0825" calcext:value-type="float">
            <text:p>0.0825</text:p>
          </table:table-cell>
          <table:table-cell table:formula="of:=([$'master-with-2377-without-ancestor-not-data'.B45]+[$'master-with-2377-without-ancestor-not2-data'.B45])/2" office:value-type="float" office:value="0.11265" calcext:value-type="float">
            <text:p>0.11265</text:p>
          </table:table-cell>
          <table:table-cell table:formula="of:=[.B49]/[.C49]" office:value-type="float" office:value="0.732356857523302" calcext:value-type="float">
            <text:p>0.732356857523302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table:formula="of:=([$'baseline-6.22.0-data'.B204]+[$'baseline-6.22.0b-data'.B204])/2" office:value-type="float" office:value="0.2971" calcext:value-type="float">
            <text:p>0.2971</text:p>
          </table:table-cell>
          <table:table-cell table:formula="of:=([$'master-with-2377-without-ancestor-not-data'.B204]+[$'master-with-2377-without-ancestor-not2-data'.B204])/2" office:value-type="float" office:value="0.4034" calcext:value-type="float">
            <text:p>0.4034</text:p>
          </table:table-cell>
          <table:table-cell table:formula="of:=[.B50]/[.C50]" office:value-type="float" office:value="0.736489836390679" calcext:value-type="float">
            <text:p>0.736489836390679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table:formula="of:=([$'baseline-6.22.0-data'.B129]+[$'baseline-6.22.0b-data'.B129])/2" office:value-type="float" office:value="0.1339" calcext:value-type="float">
            <text:p>0.1339</text:p>
          </table:table-cell>
          <table:table-cell table:formula="of:=([$'master-with-2377-without-ancestor-not-data'.B129]+[$'master-with-2377-without-ancestor-not2-data'.B129])/2" office:value-type="float" office:value="0.1816" calcext:value-type="float">
            <text:p>0.1816</text:p>
          </table:table-cell>
          <table:table-cell table:formula="of:=[.B51]/[.C51]" office:value-type="float" office:value="0.737334801762114" calcext:value-type="float">
            <text:p>0.737334801762114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table:formula="of:=([$'baseline-6.22.0-data'.B201]+[$'baseline-6.22.0b-data'.B201])/2" office:value-type="float" office:value="0.0185" calcext:value-type="float">
            <text:p>0.0185</text:p>
          </table:table-cell>
          <table:table-cell table:formula="of:=([$'master-with-2377-without-ancestor-not-data'.B201]+[$'master-with-2377-without-ancestor-not2-data'.B201])/2" office:value-type="float" office:value="0.02505" calcext:value-type="float">
            <text:p>0.02505</text:p>
          </table:table-cell>
          <table:table-cell table:formula="of:=[.B52]/[.C52]" office:value-type="float" office:value="0.738522954091816" calcext:value-type="float">
            <text:p>0.738522954091816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table:formula="of:=([$'baseline-6.22.0-data'.B100]+[$'baseline-6.22.0b-data'.B100])/2" office:value-type="float" office:value="0.00765" calcext:value-type="float">
            <text:p>0.00765</text:p>
          </table:table-cell>
          <table:table-cell table:formula="of:=([$'master-with-2377-without-ancestor-not-data'.B100]+[$'master-with-2377-without-ancestor-not2-data'.B100])/2" office:value-type="float" office:value="0.01035" calcext:value-type="float">
            <text:p>0.01035</text:p>
          </table:table-cell>
          <table:table-cell table:formula="of:=[.B53]/[.C53]" office:value-type="float" office:value="0.739130434782609" calcext:value-type="float">
            <text:p>0.739130434782609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table:formula="of:=([$'baseline-6.22.0-data'.B240]+[$'baseline-6.22.0b-data'.B240])/2" office:value-type="float" office:value="0.03035" calcext:value-type="float">
            <text:p>0.03035</text:p>
          </table:table-cell>
          <table:table-cell table:formula="of:=([$'master-with-2377-without-ancestor-not-data'.B240]+[$'master-with-2377-without-ancestor-not2-data'.B240])/2" office:value-type="float" office:value="0.0407" calcext:value-type="float">
            <text:p>0.0407</text:p>
          </table:table-cell>
          <table:table-cell table:formula="of:=[.B54]/[.C54]" office:value-type="float" office:value="0.745700245700246" calcext:value-type="float">
            <text:p>0.745700245700246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table:formula="of:=([$'baseline-6.22.0-data'.B90]+[$'baseline-6.22.0b-data'.B90])/2" office:value-type="float" office:value="0.87525" calcext:value-type="float">
            <text:p>0.87525</text:p>
          </table:table-cell>
          <table:table-cell table:formula="of:=([$'master-with-2377-without-ancestor-not-data'.B90]+[$'master-with-2377-without-ancestor-not2-data'.B90])/2" office:value-type="float" office:value="1.16565" calcext:value-type="float">
            <text:p>1.16565</text:p>
          </table:table-cell>
          <table:table-cell table:formula="of:=[.B55]/[.C55]" office:value-type="float" office:value="0.750868614077982" calcext:value-type="float">
            <text:p>0.750868614077982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table:formula="of:=([$'baseline-6.22.0-data'.B270]+[$'baseline-6.22.0b-data'.B270])/2" office:value-type="float" office:value="1.76145" calcext:value-type="float">
            <text:p>1.76145</text:p>
          </table:table-cell>
          <table:table-cell table:formula="of:=([$'master-with-2377-without-ancestor-not-data'.B270]+[$'master-with-2377-without-ancestor-not2-data'.B270])/2" office:value-type="float" office:value="2.33485" calcext:value-type="float">
            <text:p>2.33485</text:p>
          </table:table-cell>
          <table:table-cell table:formula="of:=[.B56]/[.C56]" office:value-type="float" office:value="0.754416771955372" calcext:value-type="float">
            <text:p>0.754416771955372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table:formula="of:=([$'baseline-6.22.0-data'.B93]+[$'baseline-6.22.0b-data'.B93])/2" office:value-type="float" office:value="0.02285" calcext:value-type="float">
            <text:p>0.02285</text:p>
          </table:table-cell>
          <table:table-cell table:formula="of:=([$'master-with-2377-without-ancestor-not-data'.B93]+[$'master-with-2377-without-ancestor-not2-data'.B93])/2" office:value-type="float" office:value="0.0302" calcext:value-type="float">
            <text:p>0.0302</text:p>
          </table:table-cell>
          <table:table-cell table:formula="of:=[.B57]/[.C57]" office:value-type="float" office:value="0.756622516556291" calcext:value-type="float">
            <text:p>0.756622516556291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table:formula="of:=([$'baseline-6.22.0-data'.B91]+[$'baseline-6.22.0b-data'.B91])/2" office:value-type="float" office:value="0.8548" calcext:value-type="float">
            <text:p>0.8548</text:p>
          </table:table-cell>
          <table:table-cell table:formula="of:=([$'master-with-2377-without-ancestor-not-data'.B91]+[$'master-with-2377-without-ancestor-not2-data'.B91])/2" office:value-type="float" office:value="1.121" calcext:value-type="float">
            <text:p>1.121</text:p>
          </table:table-cell>
          <table:table-cell table:formula="of:=[.B58]/[.C58]" office:value-type="float" office:value="0.762533452274755" calcext:value-type="float">
            <text:p>0.762533452274755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table:formula="of:=([$'baseline-6.22.0-data'.B268]+[$'baseline-6.22.0b-data'.B268])/2" office:value-type="float" office:value="0.043" calcext:value-type="float">
            <text:p>0.043</text:p>
          </table:table-cell>
          <table:table-cell table:formula="of:=([$'master-with-2377-without-ancestor-not-data'.B268]+[$'master-with-2377-without-ancestor-not2-data'.B268])/2" office:value-type="float" office:value="0.0561" calcext:value-type="float">
            <text:p>0.0561</text:p>
          </table:table-cell>
          <table:table-cell table:formula="of:=[.B59]/[.C59]" office:value-type="float" office:value="0.766488413547237" calcext:value-type="float">
            <text:p>0.766488413547237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table:formula="of:=([$'baseline-6.22.0-data'.B23]+[$'baseline-6.22.0b-data'.B23])/2" office:value-type="float" office:value="0.2106" calcext:value-type="float">
            <text:p>0.2106</text:p>
          </table:table-cell>
          <table:table-cell table:formula="of:=([$'master-with-2377-without-ancestor-not-data'.B23]+[$'master-with-2377-without-ancestor-not2-data'.B23])/2" office:value-type="float" office:value="0.27285" calcext:value-type="float">
            <text:p>0.27285</text:p>
          </table:table-cell>
          <table:table-cell table:formula="of:=[.B60]/[.C60]" office:value-type="float" office:value="0.771852666300165" calcext:value-type="float">
            <text:p>0.771852666300165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table:formula="of:=([$'baseline-6.22.0-data'.B66]+[$'baseline-6.22.0b-data'.B66])/2" office:value-type="float" office:value="0.1557" calcext:value-type="float">
            <text:p>0.1557</text:p>
          </table:table-cell>
          <table:table-cell table:formula="of:=([$'master-with-2377-without-ancestor-not-data'.B66]+[$'master-with-2377-without-ancestor-not2-data'.B66])/2" office:value-type="float" office:value="0.20065" calcext:value-type="float">
            <text:p>0.20065</text:p>
          </table:table-cell>
          <table:table-cell table:formula="of:=[.B61]/[.C61]" office:value-type="float" office:value="0.775978071268378" calcext:value-type="float">
            <text:p>0.775978071268378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table:formula="of:=([$'baseline-6.22.0-data'.B135]+[$'baseline-6.22.0b-data'.B135])/2" office:value-type="float" office:value="0.01635" calcext:value-type="float">
            <text:p>0.01635</text:p>
          </table:table-cell>
          <table:table-cell table:formula="of:=([$'master-with-2377-without-ancestor-not-data'.B135]+[$'master-with-2377-without-ancestor-not2-data'.B135])/2" office:value-type="float" office:value="0.0208" calcext:value-type="float">
            <text:p>0.0208</text:p>
          </table:table-cell>
          <table:table-cell table:formula="of:=[.B62]/[.C62]" office:value-type="float" office:value="0.786057692307692" calcext:value-type="float">
            <text:p>0.786057692307692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table:formula="of:=([$'baseline-6.22.0-data'.B51]+[$'baseline-6.22.0b-data'.B51])/2" office:value-type="float" office:value="0.05185" calcext:value-type="float">
            <text:p>0.05185</text:p>
          </table:table-cell>
          <table:table-cell table:formula="of:=([$'master-with-2377-without-ancestor-not-data'.B51]+[$'master-with-2377-without-ancestor-not2-data'.B51])/2" office:value-type="float" office:value="0.06595" calcext:value-type="float">
            <text:p>0.06595</text:p>
          </table:table-cell>
          <table:table-cell table:formula="of:=[.B63]/[.C63]" office:value-type="float" office:value="0.78620166793025" calcext:value-type="float">
            <text:p>0.78620166793025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table:formula="of:=([$'baseline-6.22.0-data'.B146]+[$'baseline-6.22.0b-data'.B146])/2" office:value-type="float" office:value="0.3929" calcext:value-type="float">
            <text:p>0.3929</text:p>
          </table:table-cell>
          <table:table-cell table:formula="of:=([$'master-with-2377-without-ancestor-not-data'.B146]+[$'master-with-2377-without-ancestor-not2-data'.B146])/2" office:value-type="float" office:value="0.49805" calcext:value-type="float">
            <text:p>0.49805</text:p>
          </table:table-cell>
          <table:table-cell table:formula="of:=[.B64]/[.C64]" office:value-type="float" office:value="0.788876618813372" calcext:value-type="float">
            <text:p>0.788876618813372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table:formula="of:=([$'baseline-6.22.0-data'.B206]+[$'baseline-6.22.0b-data'.B206])/2" office:value-type="float" office:value="0.0923" calcext:value-type="float">
            <text:p>0.0923</text:p>
          </table:table-cell>
          <table:table-cell table:formula="of:=([$'master-with-2377-without-ancestor-not-data'.B206]+[$'master-with-2377-without-ancestor-not2-data'.B206])/2" office:value-type="float" office:value="0.1166" calcext:value-type="float">
            <text:p>0.1166</text:p>
          </table:table-cell>
          <table:table-cell table:formula="of:=[.B65]/[.C65]" office:value-type="float" office:value="0.791595197255575" calcext:value-type="float">
            <text:p>0.791595197255575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table:formula="of:=([$'baseline-6.22.0-data'.B132]+[$'baseline-6.22.0b-data'.B132])/2" office:value-type="float" office:value="0.0076" calcext:value-type="float">
            <text:p>0.0076</text:p>
          </table:table-cell>
          <table:table-cell table:formula="of:=([$'master-with-2377-without-ancestor-not-data'.B132]+[$'master-with-2377-without-ancestor-not2-data'.B132])/2" office:value-type="float" office:value="0.0096" calcext:value-type="float">
            <text:p>0.0096</text:p>
          </table:table-cell>
          <table:table-cell table:formula="of:=[.B66]/[.C66]"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table:formula="of:=([$'baseline-6.22.0-data'.B13]+[$'baseline-6.22.0b-data'.B13])/2" office:value-type="float" office:value="0.22185" calcext:value-type="float">
            <text:p>0.22185</text:p>
          </table:table-cell>
          <table:table-cell table:formula="of:=([$'master-with-2377-without-ancestor-not-data'.B13]+[$'master-with-2377-without-ancestor-not2-data'.B13])/2" office:value-type="float" office:value="0.277" calcext:value-type="float">
            <text:p>0.277</text:p>
          </table:table-cell>
          <table:table-cell table:formula="of:=[.B67]/[.C67]" office:value-type="float" office:value="0.800902527075812" calcext:value-type="float">
            <text:p>0.800902527075812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table:formula="of:=([$'baseline-6.22.0-data'.B116]+[$'baseline-6.22.0b-data'.B116])/2" office:value-type="float" office:value="1.216" calcext:value-type="float">
            <text:p>1.216</text:p>
          </table:table-cell>
          <table:table-cell table:formula="of:=([$'master-with-2377-without-ancestor-not-data'.B116]+[$'master-with-2377-without-ancestor-not2-data'.B116])/2" office:value-type="float" office:value="1.5107" calcext:value-type="float">
            <text:p>1.5107</text:p>
          </table:table-cell>
          <table:table-cell table:formula="of:=[.B68]/[.C68]" office:value-type="float" office:value="0.804924869265903" calcext:value-type="float">
            <text:p>0.80492486926590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table:formula="of:=([$'baseline-6.22.0-data'.B271]+[$'baseline-6.22.0b-data'.B271])/2" office:value-type="float" office:value="0.25975" calcext:value-type="float">
            <text:p>0.25975</text:p>
          </table:table-cell>
          <table:table-cell table:formula="of:=([$'master-with-2377-without-ancestor-not-data'.B271]+[$'master-with-2377-without-ancestor-not2-data'.B271])/2" office:value-type="float" office:value="0.3214" calcext:value-type="float">
            <text:p>0.3214</text:p>
          </table:table-cell>
          <table:table-cell table:formula="of:=[.B69]/[.C69]" office:value-type="float" office:value="0.80818294959552" calcext:value-type="float">
            <text:p>0.80818294959552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table:formula="of:=([$'baseline-6.22.0-data'.B163]+[$'baseline-6.22.0b-data'.B163])/2" office:value-type="float" office:value="0.0225" calcext:value-type="float">
            <text:p>0.0225</text:p>
          </table:table-cell>
          <table:table-cell table:formula="of:=([$'master-with-2377-without-ancestor-not-data'.B163]+[$'master-with-2377-without-ancestor-not2-data'.B163])/2" office:value-type="float" office:value="0.0277" calcext:value-type="float">
            <text:p>0.0277</text:p>
          </table:table-cell>
          <table:table-cell table:formula="of:=[.B70]/[.C70]" office:value-type="float" office:value="0.812274368231047" calcext:value-type="float">
            <text:p>0.812274368231047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table:formula="of:=([$'baseline-6.22.0-data'.B40]+[$'baseline-6.22.0b-data'.B40])/2" office:value-type="float" office:value="0.12395" calcext:value-type="float">
            <text:p>0.12395</text:p>
          </table:table-cell>
          <table:table-cell table:formula="of:=([$'master-with-2377-without-ancestor-not-data'.B40]+[$'master-with-2377-without-ancestor-not2-data'.B40])/2" office:value-type="float" office:value="0.15255" calcext:value-type="float">
            <text:p>0.15255</text:p>
          </table:table-cell>
          <table:table-cell table:formula="of:=[.B71]/[.C71]" office:value-type="float" office:value="0.812520485086857" calcext:value-type="float">
            <text:p>0.812520485086857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table:formula="of:=([$'baseline-6.22.0-data'.B167]+[$'baseline-6.22.0b-data'.B167])/2" office:value-type="float" office:value="0.01165" calcext:value-type="float">
            <text:p>0.01165</text:p>
          </table:table-cell>
          <table:table-cell table:formula="of:=([$'master-with-2377-without-ancestor-not-data'.B167]+[$'master-with-2377-without-ancestor-not2-data'.B167])/2" office:value-type="float" office:value="0.0142" calcext:value-type="float">
            <text:p>0.0142</text:p>
          </table:table-cell>
          <table:table-cell table:formula="of:=[.B72]/[.C72]" office:value-type="float" office:value="0.820422535211268" calcext:value-type="float">
            <text:p>0.820422535211268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table:formula="of:=([$'baseline-6.22.0-data'.B49]+[$'baseline-6.22.0b-data'.B49])/2" office:value-type="float" office:value="0.31495" calcext:value-type="float">
            <text:p>0.31495</text:p>
          </table:table-cell>
          <table:table-cell table:formula="of:=([$'master-with-2377-without-ancestor-not-data'.B49]+[$'master-with-2377-without-ancestor-not2-data'.B49])/2" office:value-type="float" office:value="0.3833" calcext:value-type="float">
            <text:p>0.3833</text:p>
          </table:table-cell>
          <table:table-cell table:formula="of:=[.B73]/[.C73]" office:value-type="float" office:value="0.821680146099661" calcext:value-type="float">
            <text:p>0.821680146099661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table:formula="of:=([$'baseline-6.22.0-data'.B232]+[$'baseline-6.22.0b-data'.B232])/2" office:value-type="float" office:value="0.94445" calcext:value-type="float">
            <text:p>0.94445</text:p>
          </table:table-cell>
          <table:table-cell table:formula="of:=([$'master-with-2377-without-ancestor-not-data'.B232]+[$'master-with-2377-without-ancestor-not2-data'.B232])/2" office:value-type="float" office:value="1.14345" calcext:value-type="float">
            <text:p>1.14345</text:p>
          </table:table-cell>
          <table:table-cell table:formula="of:=[.B74]/[.C74]" office:value-type="float" office:value="0.825965280510735" calcext:value-type="float">
            <text:p>0.825965280510735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table:formula="of:=([$'baseline-6.22.0-data'.B203]+[$'baseline-6.22.0b-data'.B203])/2" office:value-type="float" office:value="0.0117" calcext:value-type="float">
            <text:p>0.0117</text:p>
          </table:table-cell>
          <table:table-cell table:formula="of:=([$'master-with-2377-without-ancestor-not-data'.B203]+[$'master-with-2377-without-ancestor-not2-data'.B203])/2" office:value-type="float" office:value="0.01415" calcext:value-type="float">
            <text:p>0.01415</text:p>
          </table:table-cell>
          <table:table-cell table:formula="of:=[.B75]/[.C75]" office:value-type="float" office:value="0.826855123674912" calcext:value-type="float">
            <text:p>0.826855123674912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table:formula="of:=([$'baseline-6.22.0-data'.B44]+[$'baseline-6.22.0b-data'.B44])/2" office:value-type="float" office:value="0.0421" calcext:value-type="float">
            <text:p>0.0421</text:p>
          </table:table-cell>
          <table:table-cell table:formula="of:=([$'master-with-2377-without-ancestor-not-data'.B44]+[$'master-with-2377-without-ancestor-not2-data'.B44])/2" office:value-type="float" office:value="0.05025" calcext:value-type="float">
            <text:p>0.05025</text:p>
          </table:table-cell>
          <table:table-cell table:formula="of:=[.B76]/[.C76]" office:value-type="float" office:value="0.837810945273632" calcext:value-type="float">
            <text:p>0.837810945273632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table:formula="of:=([$'baseline-6.22.0-data'.B63]+[$'baseline-6.22.0b-data'.B63])/2" office:value-type="float" office:value="0.03225" calcext:value-type="float">
            <text:p>0.03225</text:p>
          </table:table-cell>
          <table:table-cell table:formula="of:=([$'master-with-2377-without-ancestor-not-data'.B63]+[$'master-with-2377-without-ancestor-not2-data'.B63])/2" office:value-type="float" office:value="0.0382" calcext:value-type="float">
            <text:p>0.0382</text:p>
          </table:table-cell>
          <table:table-cell table:formula="of:=[.B77]/[.C77]" office:value-type="float" office:value="0.844240837696335" calcext:value-type="float">
            <text:p>0.844240837696335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table:formula="of:=([$'baseline-6.22.0-data'.B11]+[$'baseline-6.22.0b-data'.B11])/2" office:value-type="float" office:value="2.25075" calcext:value-type="float">
            <text:p>2.25075</text:p>
          </table:table-cell>
          <table:table-cell table:formula="of:=([$'master-with-2377-without-ancestor-not-data'.B11]+[$'master-with-2377-without-ancestor-not2-data'.B11])/2" office:value-type="float" office:value="2.6532" calcext:value-type="float">
            <text:p>2.6532</text:p>
          </table:table-cell>
          <table:table-cell table:formula="of:=[.B78]/[.C78]" office:value-type="float" office:value="0.848315241971958" calcext:value-type="float">
            <text:p>0.848315241971958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table:formula="of:=([$'baseline-6.22.0-data'.B5]+[$'baseline-6.22.0b-data'.B5])/2" office:value-type="float" office:value="0.0342" calcext:value-type="float">
            <text:p>0.0342</text:p>
          </table:table-cell>
          <table:table-cell table:formula="of:=([$'master-with-2377-without-ancestor-not-data'.B5]+[$'master-with-2377-without-ancestor-not2-data'.B5])/2" office:value-type="float" office:value="0.0402" calcext:value-type="float">
            <text:p>0.0402</text:p>
          </table:table-cell>
          <table:table-cell table:formula="of:=[.B79]/[.C79]" office:value-type="float" office:value="0.850746268656716" calcext:value-type="float">
            <text:p>0.850746268656716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table:formula="of:=([$'baseline-6.22.0-data'.B202]+[$'baseline-6.22.0b-data'.B202])/2" office:value-type="float" office:value="0.0189" calcext:value-type="float">
            <text:p>0.0189</text:p>
          </table:table-cell>
          <table:table-cell table:formula="of:=([$'master-with-2377-without-ancestor-not-data'.B202]+[$'master-with-2377-without-ancestor-not2-data'.B202])/2" office:value-type="float" office:value="0.0222" calcext:value-type="float">
            <text:p>0.0222</text:p>
          </table:table-cell>
          <table:table-cell table:formula="of:=[.B80]/[.C80]" office:value-type="float" office:value="0.851351351351351" calcext:value-type="float">
            <text:p>0.851351351351351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table:formula="of:=([$'baseline-6.22.0-data'.B259]+[$'baseline-6.22.0b-data'.B259])/2" office:value-type="float" office:value="0.28845" calcext:value-type="float">
            <text:p>0.28845</text:p>
          </table:table-cell>
          <table:table-cell table:formula="of:=([$'master-with-2377-without-ancestor-not-data'.B259]+[$'master-with-2377-without-ancestor-not2-data'.B259])/2" office:value-type="float" office:value="0.33805" calcext:value-type="float">
            <text:p>0.33805</text:p>
          </table:table-cell>
          <table:table-cell table:formula="of:=[.B81]/[.C81]" office:value-type="float" office:value="0.853276142582458" calcext:value-type="float">
            <text:p>0.853276142582458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table:formula="of:=([$'baseline-6.22.0-data'.B171]+[$'baseline-6.22.0b-data'.B171])/2" office:value-type="float" office:value="0.02315" calcext:value-type="float">
            <text:p>0.02315</text:p>
          </table:table-cell>
          <table:table-cell table:formula="of:=([$'master-with-2377-without-ancestor-not-data'.B171]+[$'master-with-2377-without-ancestor-not2-data'.B171])/2" office:value-type="float" office:value="0.02705" calcext:value-type="float">
            <text:p>0.02705</text:p>
          </table:table-cell>
          <table:table-cell table:formula="of:=[.B82]/[.C82]" office:value-type="float" office:value="0.855822550831793" calcext:value-type="float">
            <text:p>0.855822550831793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table:formula="of:=([$'baseline-6.22.0-data'.B50]+[$'baseline-6.22.0b-data'.B50])/2" office:value-type="float" office:value="0.0473" calcext:value-type="float">
            <text:p>0.0473</text:p>
          </table:table-cell>
          <table:table-cell table:formula="of:=([$'master-with-2377-without-ancestor-not-data'.B50]+[$'master-with-2377-without-ancestor-not2-data'.B50])/2" office:value-type="float" office:value="0.055" calcext:value-type="float">
            <text:p>0.055</text:p>
          </table:table-cell>
          <table:table-cell table:formula="of:=[.B83]/[.C83]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table:formula="of:=([$'baseline-6.22.0-data'.B17]+[$'baseline-6.22.0b-data'.B17])/2" office:value-type="float" office:value="0.01225" calcext:value-type="float">
            <text:p>0.01225</text:p>
          </table:table-cell>
          <table:table-cell table:formula="of:=([$'master-with-2377-without-ancestor-not-data'.B17]+[$'master-with-2377-without-ancestor-not2-data'.B17])/2" office:value-type="float" office:value="0.0142" calcext:value-type="float">
            <text:p>0.0142</text:p>
          </table:table-cell>
          <table:table-cell table:formula="of:=[.B84]/[.C84]" office:value-type="float" office:value="0.862676056338028" calcext:value-type="float">
            <text:p>0.862676056338028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table:formula="of:=([$'baseline-6.22.0-data'.B123]+[$'baseline-6.22.0b-data'.B123])/2" office:value-type="float" office:value="0.01495" calcext:value-type="float">
            <text:p>0.01495</text:p>
          </table:table-cell>
          <table:table-cell table:formula="of:=([$'master-with-2377-without-ancestor-not-data'.B123]+[$'master-with-2377-without-ancestor-not2-data'.B123])/2" office:value-type="float" office:value="0.0173" calcext:value-type="float">
            <text:p>0.0173</text:p>
          </table:table-cell>
          <table:table-cell table:formula="of:=[.B85]/[.C85]" office:value-type="float" office:value="0.864161849710983" calcext:value-type="float">
            <text:p>0.864161849710983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table:formula="of:=([$'baseline-6.22.0-data'.B33]+[$'baseline-6.22.0b-data'.B33])/2" office:value-type="float" office:value="0.8561" calcext:value-type="float">
            <text:p>0.8561</text:p>
          </table:table-cell>
          <table:table-cell table:formula="of:=([$'master-with-2377-without-ancestor-not-data'.B33]+[$'master-with-2377-without-ancestor-not2-data'.B33])/2" office:value-type="float" office:value="0.99015" calcext:value-type="float">
            <text:p>0.99015</text:p>
          </table:table-cell>
          <table:table-cell table:formula="of:=[.B86]/[.C86]" office:value-type="float" office:value="0.864616472251679" calcext:value-type="float">
            <text:p>0.864616472251679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table:formula="of:=([$'baseline-6.22.0-data'.B15]+[$'baseline-6.22.0b-data'.B15])/2" office:value-type="float" office:value="0.2939" calcext:value-type="float">
            <text:p>0.2939</text:p>
          </table:table-cell>
          <table:table-cell table:formula="of:=([$'master-with-2377-without-ancestor-not-data'.B15]+[$'master-with-2377-without-ancestor-not2-data'.B15])/2" office:value-type="float" office:value="0.3386" calcext:value-type="float">
            <text:p>0.3386</text:p>
          </table:table-cell>
          <table:table-cell table:formula="of:=[.B87]/[.C87]" office:value-type="float" office:value="0.867985823981099" calcext:value-type="float">
            <text:p>0.867985823981099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table:formula="of:=([$'baseline-6.22.0-data'.B39]+[$'baseline-6.22.0b-data'.B39])/2" office:value-type="float" office:value="0.05535" calcext:value-type="float">
            <text:p>0.05535</text:p>
          </table:table-cell>
          <table:table-cell table:formula="of:=([$'master-with-2377-without-ancestor-not-data'.B39]+[$'master-with-2377-without-ancestor-not2-data'.B39])/2" office:value-type="float" office:value="0.06365" calcext:value-type="float">
            <text:p>0.06365</text:p>
          </table:table-cell>
          <table:table-cell table:formula="of:=[.B88]/[.C88]" office:value-type="float" office:value="0.869599371563237" calcext:value-type="float">
            <text:p>0.869599371563237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table:formula="of:=([$'baseline-6.22.0-data'.B70]+[$'baseline-6.22.0b-data'.B70])/2" office:value-type="float" office:value="0.63685" calcext:value-type="float">
            <text:p>0.63685</text:p>
          </table:table-cell>
          <table:table-cell table:formula="of:=([$'master-with-2377-without-ancestor-not-data'.B70]+[$'master-with-2377-without-ancestor-not2-data'.B70])/2" office:value-type="float" office:value="0.7316" calcext:value-type="float">
            <text:p>0.7316</text:p>
          </table:table-cell>
          <table:table-cell table:formula="of:=[.B89]/[.C89]" office:value-type="float" office:value="0.870489338436304" calcext:value-type="float">
            <text:p>0.870489338436304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table:formula="of:=([$'baseline-6.22.0-data'.B241]+[$'baseline-6.22.0b-data'.B241])/2" office:value-type="float" office:value="0.0203" calcext:value-type="float">
            <text:p>0.0203</text:p>
          </table:table-cell>
          <table:table-cell table:formula="of:=([$'master-with-2377-without-ancestor-not-data'.B241]+[$'master-with-2377-without-ancestor-not2-data'.B241])/2" office:value-type="float" office:value="0.0233" calcext:value-type="float">
            <text:p>0.0233</text:p>
          </table:table-cell>
          <table:table-cell table:formula="of:=[.B90]/[.C90]" office:value-type="float" office:value="0.871244635193133" calcext:value-type="float">
            <text:p>0.871244635193133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table:formula="of:=([$'baseline-6.22.0-data'.B208]+[$'baseline-6.22.0b-data'.B208])/2" office:value-type="float" office:value="0.06365" calcext:value-type="float">
            <text:p>0.06365</text:p>
          </table:table-cell>
          <table:table-cell table:formula="of:=([$'master-with-2377-without-ancestor-not-data'.B208]+[$'master-with-2377-without-ancestor-not2-data'.B208])/2" office:value-type="float" office:value="0.07295" calcext:value-type="float">
            <text:p>0.07295</text:p>
          </table:table-cell>
          <table:table-cell table:formula="of:=[.B91]/[.C91]" office:value-type="float" office:value="0.87251542152159" calcext:value-type="float">
            <text:p>0.87251542152159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table:formula="of:=([$'baseline-6.22.0-data'.B265]+[$'baseline-6.22.0b-data'.B265])/2" office:value-type="float" office:value="0.33355" calcext:value-type="float">
            <text:p>0.33355</text:p>
          </table:table-cell>
          <table:table-cell table:formula="of:=([$'master-with-2377-without-ancestor-not-data'.B265]+[$'master-with-2377-without-ancestor-not2-data'.B265])/2" office:value-type="float" office:value="0.37705" calcext:value-type="float">
            <text:p>0.37705</text:p>
          </table:table-cell>
          <table:table-cell table:formula="of:=[.B92]/[.C92]" office:value-type="float" office:value="0.884630685585466" calcext:value-type="float">
            <text:p>0.884630685585466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table:formula="of:=([$'baseline-6.22.0-data'.B78]+[$'baseline-6.22.0b-data'.B78])/2" office:value-type="float" office:value="0.31415" calcext:value-type="float">
            <text:p>0.31415</text:p>
          </table:table-cell>
          <table:table-cell table:formula="of:=([$'master-with-2377-without-ancestor-not-data'.B78]+[$'master-with-2377-without-ancestor-not2-data'.B78])/2" office:value-type="float" office:value="0.35435" calcext:value-type="float">
            <text:p>0.35435</text:p>
          </table:table-cell>
          <table:table-cell table:formula="of:=[.B93]/[.C93]" office:value-type="float" office:value="0.886552843234091" calcext:value-type="float">
            <text:p>0.886552843234091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table:formula="of:=([$'baseline-6.22.0-data'.B225]+[$'baseline-6.22.0b-data'.B225])/2" office:value-type="float" office:value="0.01405" calcext:value-type="float">
            <text:p>0.01405</text:p>
          </table:table-cell>
          <table:table-cell table:formula="of:=([$'master-with-2377-without-ancestor-not-data'.B225]+[$'master-with-2377-without-ancestor-not2-data'.B225])/2" office:value-type="float" office:value="0.0158" calcext:value-type="float">
            <text:p>0.0158</text:p>
          </table:table-cell>
          <table:table-cell table:formula="of:=[.B94]/[.C94]" office:value-type="float" office:value="0.889240506329114" calcext:value-type="float">
            <text:p>0.889240506329114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table:formula="of:=([$'baseline-6.22.0-data'.B30]+[$'baseline-6.22.0b-data'.B30])/2" office:value-type="float" office:value="0.03825" calcext:value-type="float">
            <text:p>0.03825</text:p>
          </table:table-cell>
          <table:table-cell table:formula="of:=([$'master-with-2377-without-ancestor-not-data'.B30]+[$'master-with-2377-without-ancestor-not2-data'.B30])/2" office:value-type="float" office:value="0.04265" calcext:value-type="float">
            <text:p>0.04265</text:p>
          </table:table-cell>
          <table:table-cell table:formula="of:=[.B95]/[.C95]" office:value-type="float" office:value="0.8968347010551" calcext:value-type="float">
            <text:p>0.8968347010551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table:formula="of:=([$'baseline-6.22.0-data'.B160]+[$'baseline-6.22.0b-data'.B160])/2" office:value-type="float" office:value="0.01175" calcext:value-type="float">
            <text:p>0.01175</text:p>
          </table:table-cell>
          <table:table-cell table:formula="of:=([$'master-with-2377-without-ancestor-not-data'.B160]+[$'master-with-2377-without-ancestor-not2-data'.B160])/2" office:value-type="float" office:value="0.0131" calcext:value-type="float">
            <text:p>0.0131</text:p>
          </table:table-cell>
          <table:table-cell table:formula="of:=[.B96]/[.C96]" office:value-type="float" office:value="0.896946564885496" calcext:value-type="float">
            <text:p>0.896946564885496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table:formula="of:=([$'baseline-6.22.0-data'.B180]+[$'baseline-6.22.0b-data'.B180])/2" office:value-type="float" office:value="0.88775" calcext:value-type="float">
            <text:p>0.88775</text:p>
          </table:table-cell>
          <table:table-cell table:formula="of:=([$'master-with-2377-without-ancestor-not-data'.B180]+[$'master-with-2377-without-ancestor-not2-data'.B180])/2" office:value-type="float" office:value="0.98695" calcext:value-type="float">
            <text:p>0.98695</text:p>
          </table:table-cell>
          <table:table-cell table:formula="of:=[.B97]/[.C97]" office:value-type="float" office:value="0.899488322610061" calcext:value-type="float">
            <text:p>0.89948832261006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table:formula="of:=([$'baseline-6.22.0-data'.B214]+[$'baseline-6.22.0b-data'.B214])/2" office:value-type="float" office:value="0.0117" calcext:value-type="float">
            <text:p>0.0117</text:p>
          </table:table-cell>
          <table:table-cell table:formula="of:=([$'master-with-2377-without-ancestor-not-data'.B214]+[$'master-with-2377-without-ancestor-not2-data'.B214])/2" office:value-type="float" office:value="0.013" calcext:value-type="float">
            <text:p>0.013</text:p>
          </table:table-cell>
          <table:table-cell table:formula="of:=[.B98]/[.C98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table:formula="of:=([$'baseline-6.22.0-data'.B22]+[$'baseline-6.22.0b-data'.B22])/2" office:value-type="float" office:value="0.33595" calcext:value-type="float">
            <text:p>0.33595</text:p>
          </table:table-cell>
          <table:table-cell table:formula="of:=([$'master-with-2377-without-ancestor-not-data'.B22]+[$'master-with-2377-without-ancestor-not2-data'.B22])/2" office:value-type="float" office:value="0.3715" calcext:value-type="float">
            <text:p>0.3715</text:p>
          </table:table-cell>
          <table:table-cell table:formula="of:=[.B99]/[.C99]" office:value-type="float" office:value="0.904306864064603" calcext:value-type="float">
            <text:p>0.904306864064603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table:formula="of:=([$'baseline-6.22.0-data'.B143]+[$'baseline-6.22.0b-data'.B143])/2" office:value-type="float" office:value="0.1675" calcext:value-type="float">
            <text:p>0.1675</text:p>
          </table:table-cell>
          <table:table-cell table:formula="of:=([$'master-with-2377-without-ancestor-not-data'.B143]+[$'master-with-2377-without-ancestor-not2-data'.B143])/2" office:value-type="float" office:value="0.18445" calcext:value-type="float">
            <text:p>0.18445</text:p>
          </table:table-cell>
          <table:table-cell table:formula="of:=[.B100]/[.C100]" office:value-type="float" office:value="0.908105177554893" calcext:value-type="float">
            <text:p>0.908105177554893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table:formula="of:=([$'baseline-6.22.0-data'.B42]+[$'baseline-6.22.0b-data'.B42])/2" office:value-type="float" office:value="0.01405" calcext:value-type="float">
            <text:p>0.01405</text:p>
          </table:table-cell>
          <table:table-cell table:formula="of:=([$'master-with-2377-without-ancestor-not-data'.B42]+[$'master-with-2377-without-ancestor-not2-data'.B42])/2" office:value-type="float" office:value="0.01545" calcext:value-type="float">
            <text:p>0.01545</text:p>
          </table:table-cell>
          <table:table-cell table:formula="of:=[.B101]/[.C101]" office:value-type="float" office:value="0.909385113268608" calcext:value-type="float">
            <text:p>0.909385113268608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table:formula="of:=([$'baseline-6.22.0-data'.B165]+[$'baseline-6.22.0b-data'.B165])/2" office:value-type="float" office:value="0.4022" calcext:value-type="float">
            <text:p>0.4022</text:p>
          </table:table-cell>
          <table:table-cell table:formula="of:=([$'master-with-2377-without-ancestor-not-data'.B165]+[$'master-with-2377-without-ancestor-not2-data'.B165])/2" office:value-type="float" office:value="0.44115" calcext:value-type="float">
            <text:p>0.44115</text:p>
          </table:table-cell>
          <table:table-cell table:formula="of:=[.B102]/[.C102]" office:value-type="float" office:value="0.911708035815482" calcext:value-type="float">
            <text:p>0.911708035815482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table:formula="of:=([$'baseline-6.22.0-data'.B55]+[$'baseline-6.22.0b-data'.B55])/2" office:value-type="float" office:value="0.2542" calcext:value-type="float">
            <text:p>0.2542</text:p>
          </table:table-cell>
          <table:table-cell table:formula="of:=([$'master-with-2377-without-ancestor-not-data'.B55]+[$'master-with-2377-without-ancestor-not2-data'.B55])/2" office:value-type="float" office:value="0.27795" calcext:value-type="float">
            <text:p>0.27795</text:p>
          </table:table-cell>
          <table:table-cell table:formula="of:=[.B103]/[.C103]" office:value-type="float" office:value="0.914552977154164" calcext:value-type="float">
            <text:p>0.914552977154164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table:formula="of:=([$'baseline-6.22.0-data'.B246]+[$'baseline-6.22.0b-data'.B246])/2" office:value-type="float" office:value="0.44045" calcext:value-type="float">
            <text:p>0.44045</text:p>
          </table:table-cell>
          <table:table-cell table:formula="of:=([$'master-with-2377-without-ancestor-not-data'.B246]+[$'master-with-2377-without-ancestor-not2-data'.B246])/2" office:value-type="float" office:value="0.4795" calcext:value-type="float">
            <text:p>0.4795</text:p>
          </table:table-cell>
          <table:table-cell table:formula="of:=[.B104]/[.C104]" office:value-type="float" office:value="0.918561001042753" calcext:value-type="float">
            <text:p>0.918561001042753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table:formula="of:=([$'baseline-6.22.0-data'.B285]+[$'baseline-6.22.0b-data'.B285])/2" office:value-type="float" office:value="0.21915" calcext:value-type="float">
            <text:p>0.21915</text:p>
          </table:table-cell>
          <table:table-cell table:formula="of:=([$'master-with-2377-without-ancestor-not-data'.B285]+[$'master-with-2377-without-ancestor-not2-data'.B285])/2" office:value-type="float" office:value="0.23835" calcext:value-type="float">
            <text:p>0.23835</text:p>
          </table:table-cell>
          <table:table-cell table:formula="of:=[.B105]/[.C105]" office:value-type="float" office:value="0.919446192573946" calcext:value-type="float">
            <text:p>0.919446192573946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table:formula="of:=([$'baseline-6.22.0-data'.B124]+[$'baseline-6.22.0b-data'.B124])/2" office:value-type="float" office:value="0.21805" calcext:value-type="float">
            <text:p>0.21805</text:p>
          </table:table-cell>
          <table:table-cell table:formula="of:=([$'master-with-2377-without-ancestor-not-data'.B124]+[$'master-with-2377-without-ancestor-not2-data'.B124])/2" office:value-type="float" office:value="0.23715" calcext:value-type="float">
            <text:p>0.23715</text:p>
          </table:table-cell>
          <table:table-cell table:formula="of:=[.B106]/[.C106]" office:value-type="float" office:value="0.919460257221168" calcext:value-type="float">
            <text:p>0.919460257221168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table:formula="of:=([$'baseline-6.22.0-data'.B85]+[$'baseline-6.22.0b-data'.B85])/2" office:value-type="float" office:value="0.5766" calcext:value-type="float">
            <text:p>0.5766</text:p>
          </table:table-cell>
          <table:table-cell table:formula="of:=([$'master-with-2377-without-ancestor-not-data'.B85]+[$'master-with-2377-without-ancestor-not2-data'.B85])/2" office:value-type="float" office:value="0.6257" calcext:value-type="float">
            <text:p>0.6257</text:p>
          </table:table-cell>
          <table:table-cell table:formula="of:=[.B107]/[.C107]" office:value-type="float" office:value="0.921527888764584" calcext:value-type="float">
            <text:p>0.921527888764584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table:formula="of:=([$'baseline-6.22.0-data'.B275]+[$'baseline-6.22.0b-data'.B275])/2" office:value-type="float" office:value="0.22925" calcext:value-type="float">
            <text:p>0.22925</text:p>
          </table:table-cell>
          <table:table-cell table:formula="of:=([$'master-with-2377-without-ancestor-not-data'.B275]+[$'master-with-2377-without-ancestor-not2-data'.B275])/2" office:value-type="float" office:value="0.24865" calcext:value-type="float">
            <text:p>0.24865</text:p>
          </table:table-cell>
          <table:table-cell table:formula="of:=[.B108]/[.C108]" office:value-type="float" office:value="0.921978684898452" calcext:value-type="float">
            <text:p>0.921978684898452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table:formula="of:=([$'baseline-6.22.0-data'.B266]+[$'baseline-6.22.0b-data'.B266])/2" office:value-type="float" office:value="0.0409" calcext:value-type="float">
            <text:p>0.0409</text:p>
          </table:table-cell>
          <table:table-cell table:formula="of:=([$'master-with-2377-without-ancestor-not-data'.B266]+[$'master-with-2377-without-ancestor-not2-data'.B266])/2" office:value-type="float" office:value="0.04425" calcext:value-type="float">
            <text:p>0.04425</text:p>
          </table:table-cell>
          <table:table-cell table:formula="of:=[.B109]/[.C109]" office:value-type="float" office:value="0.924293785310735" calcext:value-type="float">
            <text:p>0.924293785310735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table:formula="of:=([$'baseline-6.22.0-data'.B107]+[$'baseline-6.22.0b-data'.B107])/2" office:value-type="float" office:value="0.03785" calcext:value-type="float">
            <text:p>0.03785</text:p>
          </table:table-cell>
          <table:table-cell table:formula="of:=([$'master-with-2377-without-ancestor-not-data'.B107]+[$'master-with-2377-without-ancestor-not2-data'.B107])/2" office:value-type="float" office:value="0.0409" calcext:value-type="float">
            <text:p>0.0409</text:p>
          </table:table-cell>
          <table:table-cell table:formula="of:=[.B110]/[.C110]" office:value-type="float" office:value="0.925427872860636" calcext:value-type="float">
            <text:p>0.925427872860636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table:formula="of:=([$'baseline-6.22.0-data'.B250]+[$'baseline-6.22.0b-data'.B250])/2" office:value-type="float" office:value="0.275" calcext:value-type="float">
            <text:p>0.275</text:p>
          </table:table-cell>
          <table:table-cell table:formula="of:=([$'master-with-2377-without-ancestor-not-data'.B250]+[$'master-with-2377-without-ancestor-not2-data'.B250])/2" office:value-type="float" office:value="0.2971" calcext:value-type="float">
            <text:p>0.2971</text:p>
          </table:table-cell>
          <table:table-cell table:formula="of:=[.B111]/[.C111]" office:value-type="float" office:value="0.925614271289128" calcext:value-type="float">
            <text:p>0.925614271289128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table:formula="of:=([$'baseline-6.22.0-data'.B237]+[$'baseline-6.22.0b-data'.B237])/2" office:value-type="float" office:value="0.13275" calcext:value-type="float">
            <text:p>0.13275</text:p>
          </table:table-cell>
          <table:table-cell table:formula="of:=([$'master-with-2377-without-ancestor-not-data'.B237]+[$'master-with-2377-without-ancestor-not2-data'.B237])/2" office:value-type="float" office:value="0.14255" calcext:value-type="float">
            <text:p>0.14255</text:p>
          </table:table-cell>
          <table:table-cell table:formula="of:=[.B112]/[.C112]" office:value-type="float" office:value="0.931252192213258" calcext:value-type="float">
            <text:p>0.931252192213258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table:formula="of:=([$'baseline-6.22.0-data'.B75]+[$'baseline-6.22.0b-data'.B75])/2" office:value-type="float" office:value="0.4541" calcext:value-type="float">
            <text:p>0.4541</text:p>
          </table:table-cell>
          <table:table-cell table:formula="of:=([$'master-with-2377-without-ancestor-not-data'.B75]+[$'master-with-2377-without-ancestor-not2-data'.B75])/2" office:value-type="float" office:value="0.48745" calcext:value-type="float">
            <text:p>0.48745</text:p>
          </table:table-cell>
          <table:table-cell table:formula="of:=[.B113]/[.C113]" office:value-type="float" office:value="0.93158272643348" calcext:value-type="float">
            <text:p>0.93158272643348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table:formula="of:=([$'baseline-6.22.0-data'.B125]+[$'baseline-6.22.0b-data'.B125])/2" office:value-type="float" office:value="0.041" calcext:value-type="float">
            <text:p>0.041</text:p>
          </table:table-cell>
          <table:table-cell table:formula="of:=([$'master-with-2377-without-ancestor-not-data'.B125]+[$'master-with-2377-without-ancestor-not2-data'.B125])/2" office:value-type="float" office:value="0.04375" calcext:value-type="float">
            <text:p>0.04375</text:p>
          </table:table-cell>
          <table:table-cell table:formula="of:=[.B114]/[.C114]" office:value-type="float" office:value="0.937142857142857" calcext:value-type="float">
            <text:p>0.937142857142857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table:formula="of:=([$'baseline-6.22.0-data'.B46]+[$'baseline-6.22.0b-data'.B46])/2" office:value-type="float" office:value="0.0499" calcext:value-type="float">
            <text:p>0.0499</text:p>
          </table:table-cell>
          <table:table-cell table:formula="of:=([$'master-with-2377-without-ancestor-not-data'.B46]+[$'master-with-2377-without-ancestor-not2-data'.B46])/2" office:value-type="float" office:value="0.0532" calcext:value-type="float">
            <text:p>0.0532</text:p>
          </table:table-cell>
          <table:table-cell table:formula="of:=[.B115]/[.C115]" office:value-type="float" office:value="0.93796992481203" calcext:value-type="float">
            <text:p>0.93796992481203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table:formula="of:=([$'baseline-6.22.0-data'.B248]+[$'baseline-6.22.0b-data'.B248])/2" office:value-type="float" office:value="0.0466" calcext:value-type="float">
            <text:p>0.0466</text:p>
          </table:table-cell>
          <table:table-cell table:formula="of:=([$'master-with-2377-without-ancestor-not-data'.B248]+[$'master-with-2377-without-ancestor-not2-data'.B248])/2" office:value-type="float" office:value="0.04965" calcext:value-type="float">
            <text:p>0.04965</text:p>
          </table:table-cell>
          <table:table-cell table:formula="of:=[.B116]/[.C116]" office:value-type="float" office:value="0.938569989929507" calcext:value-type="float">
            <text:p>0.938569989929507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table:formula="of:=([$'baseline-6.22.0-data'.B77]+[$'baseline-6.22.0b-data'.B77])/2" office:value-type="float" office:value="0.244" calcext:value-type="float">
            <text:p>0.244</text:p>
          </table:table-cell>
          <table:table-cell table:formula="of:=([$'master-with-2377-without-ancestor-not-data'.B77]+[$'master-with-2377-without-ancestor-not2-data'.B77])/2" office:value-type="float" office:value="0.2598" calcext:value-type="float">
            <text:p>0.2598</text:p>
          </table:table-cell>
          <table:table-cell table:formula="of:=[.B117]/[.C117]" office:value-type="float" office:value="0.939183987682833" calcext:value-type="float">
            <text:p>0.93918398768283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table:formula="of:=([$'baseline-6.22.0-data'.B9]+[$'baseline-6.22.0b-data'.B9])/2" office:value-type="float" office:value="0.233" calcext:value-type="float">
            <text:p>0.233</text:p>
          </table:table-cell>
          <table:table-cell table:formula="of:=([$'master-with-2377-without-ancestor-not-data'.B9]+[$'master-with-2377-without-ancestor-not2-data'.B9])/2" office:value-type="float" office:value="0.24805" calcext:value-type="float">
            <text:p>0.24805</text:p>
          </table:table-cell>
          <table:table-cell table:formula="of:=[.B118]/[.C118]" office:value-type="float" office:value="0.939326748639387" calcext:value-type="float">
            <text:p>0.939326748639387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table:formula="of:=([$'baseline-6.22.0-data'.B7]+[$'baseline-6.22.0b-data'.B7])/2" office:value-type="float" office:value="0.3827" calcext:value-type="float">
            <text:p>0.3827</text:p>
          </table:table-cell>
          <table:table-cell table:formula="of:=([$'master-with-2377-without-ancestor-not-data'.B7]+[$'master-with-2377-without-ancestor-not2-data'.B7])/2" office:value-type="float" office:value="0.4071" calcext:value-type="float">
            <text:p>0.4071</text:p>
          </table:table-cell>
          <table:table-cell table:formula="of:=[.B119]/[.C119]" office:value-type="float" office:value="0.940063866371899" calcext:value-type="float">
            <text:p>0.940063866371899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table:formula="of:=([$'baseline-6.22.0-data'.B276]+[$'baseline-6.22.0b-data'.B276])/2" office:value-type="float" office:value="0.22345" calcext:value-type="float">
            <text:p>0.22345</text:p>
          </table:table-cell>
          <table:table-cell table:formula="of:=([$'master-with-2377-without-ancestor-not-data'.B276]+[$'master-with-2377-without-ancestor-not2-data'.B276])/2" office:value-type="float" office:value="0.2365" calcext:value-type="float">
            <text:p>0.2365</text:p>
          </table:table-cell>
          <table:table-cell table:formula="of:=[.B120]/[.C120]" office:value-type="float" office:value="0.944820295983087" calcext:value-type="float">
            <text:p>0.944820295983087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table:formula="of:=([$'baseline-6.22.0-data'.B68]+[$'baseline-6.22.0b-data'.B68])/2" office:value-type="float" office:value="0.1416" calcext:value-type="float">
            <text:p>0.1416</text:p>
          </table:table-cell>
          <table:table-cell table:formula="of:=([$'master-with-2377-without-ancestor-not-data'.B68]+[$'master-with-2377-without-ancestor-not2-data'.B68])/2" office:value-type="float" office:value="0.1492" calcext:value-type="float">
            <text:p>0.1492</text:p>
          </table:table-cell>
          <table:table-cell table:formula="of:=[.B121]/[.C121]" office:value-type="float" office:value="0.949061662198391" calcext:value-type="float">
            <text:p>0.949061662198391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table:formula="of:=([$'baseline-6.22.0-data'.B106]+[$'baseline-6.22.0b-data'.B106])/2" office:value-type="float" office:value="0.00285" calcext:value-type="float">
            <text:p>0.00285</text:p>
          </table:table-cell>
          <table:table-cell table:formula="of:=([$'master-with-2377-without-ancestor-not-data'.B106]+[$'master-with-2377-without-ancestor-not2-data'.B106])/2" office:value-type="float" office:value="0.003" calcext:value-type="float">
            <text:p>0.003</text:p>
          </table:table-cell>
          <table:table-cell table:formula="of:=[.B122]/[.C122]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table:formula="of:=([$'baseline-6.22.0-data'.B108]+[$'baseline-6.22.0b-data'.B108])/2" office:value-type="float" office:value="0.00285" calcext:value-type="float">
            <text:p>0.00285</text:p>
          </table:table-cell>
          <table:table-cell table:formula="of:=([$'master-with-2377-without-ancestor-not-data'.B108]+[$'master-with-2377-without-ancestor-not2-data'.B108])/2" office:value-type="float" office:value="0.003" calcext:value-type="float">
            <text:p>0.003</text:p>
          </table:table-cell>
          <table:table-cell table:formula="of:=[.B123]/[.C123]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table:formula="of:=([$'baseline-6.22.0-data'.B114]+[$'baseline-6.22.0b-data'.B114])/2" office:value-type="float" office:value="0.0088" calcext:value-type="float">
            <text:p>0.0088</text:p>
          </table:table-cell>
          <table:table-cell table:formula="of:=([$'master-with-2377-without-ancestor-not-data'.B114]+[$'master-with-2377-without-ancestor-not2-data'.B114])/2" office:value-type="float" office:value="0.00925" calcext:value-type="float">
            <text:p>0.00925</text:p>
          </table:table-cell>
          <table:table-cell table:formula="of:=[.B124]/[.C124]" office:value-type="float" office:value="0.951351351351351" calcext:value-type="float">
            <text:p>0.951351351351351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table:formula="of:=([$'baseline-6.22.0-data'.B58]+[$'baseline-6.22.0b-data'.B58])/2" office:value-type="float" office:value="0.84275" calcext:value-type="float">
            <text:p>0.84275</text:p>
          </table:table-cell>
          <table:table-cell table:formula="of:=([$'master-with-2377-without-ancestor-not-data'.B58]+[$'master-with-2377-without-ancestor-not2-data'.B58])/2" office:value-type="float" office:value="0.8813" calcext:value-type="float">
            <text:p>0.8813</text:p>
          </table:table-cell>
          <table:table-cell table:formula="of:=[.B125]/[.C125]" office:value-type="float" office:value="0.956257800975831" calcext:value-type="float">
            <text:p>0.956257800975831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table:formula="of:=([$'baseline-6.22.0-data'.B140]+[$'baseline-6.22.0b-data'.B140])/2" office:value-type="float" office:value="0.2283" calcext:value-type="float">
            <text:p>0.2283</text:p>
          </table:table-cell>
          <table:table-cell table:formula="of:=([$'master-with-2377-without-ancestor-not-data'.B140]+[$'master-with-2377-without-ancestor-not2-data'.B140])/2" office:value-type="float" office:value="0.23855" calcext:value-type="float">
            <text:p>0.23855</text:p>
          </table:table-cell>
          <table:table-cell table:formula="of:=[.B126]/[.C126]" office:value-type="float" office:value="0.95703206874869" calcext:value-type="float">
            <text:p>0.95703206874869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table:formula="of:=([$'baseline-6.22.0-data'.B67]+[$'baseline-6.22.0b-data'.B67])/2" office:value-type="float" office:value="0.0524" calcext:value-type="float">
            <text:p>0.0524</text:p>
          </table:table-cell>
          <table:table-cell table:formula="of:=([$'master-with-2377-without-ancestor-not-data'.B67]+[$'master-with-2377-without-ancestor-not2-data'.B67])/2" office:value-type="float" office:value="0.0541" calcext:value-type="float">
            <text:p>0.0541</text:p>
          </table:table-cell>
          <table:table-cell table:formula="of:=[.B127]/[.C127]" office:value-type="float" office:value="0.968576709796673" calcext:value-type="float">
            <text:p>0.968576709796673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table:formula="of:=([$'baseline-6.22.0-data'.B145]+[$'baseline-6.22.0b-data'.B145])/2" office:value-type="float" office:value="0.0094" calcext:value-type="float">
            <text:p>0.0094</text:p>
          </table:table-cell>
          <table:table-cell table:formula="of:=([$'master-with-2377-without-ancestor-not-data'.B145]+[$'master-with-2377-without-ancestor-not2-data'.B145])/2" office:value-type="float" office:value="0.0097" calcext:value-type="float">
            <text:p>0.0097</text:p>
          </table:table-cell>
          <table:table-cell table:formula="of:=[.B128]/[.C128]" office:value-type="float" office:value="0.969072164948454" calcext:value-type="float">
            <text:p>0.969072164948454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table:formula="of:=([$'baseline-6.22.0-data'.B161]+[$'baseline-6.22.0b-data'.B161])/2" office:value-type="float" office:value="2.12485" calcext:value-type="float">
            <text:p>2.12485</text:p>
          </table:table-cell>
          <table:table-cell table:formula="of:=([$'master-with-2377-without-ancestor-not-data'.B161]+[$'master-with-2377-without-ancestor-not2-data'.B161])/2" office:value-type="float" office:value="2.1907" calcext:value-type="float">
            <text:p>2.1907</text:p>
          </table:table-cell>
          <table:table-cell table:formula="of:=[.B129]/[.C129]" office:value-type="float" office:value="0.969941114712193" calcext:value-type="float">
            <text:p>0.969941114712193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table:formula="of:=([$'baseline-6.22.0-data'.B102]+[$'baseline-6.22.0b-data'.B102])/2" office:value-type="float" office:value="0.3308" calcext:value-type="float">
            <text:p>0.3308</text:p>
          </table:table-cell>
          <table:table-cell table:formula="of:=([$'master-with-2377-without-ancestor-not-data'.B102]+[$'master-with-2377-without-ancestor-not2-data'.B102])/2" office:value-type="float" office:value="0.33955" calcext:value-type="float">
            <text:p>0.33955</text:p>
          </table:table-cell>
          <table:table-cell table:formula="of:=[.B130]/[.C130]" office:value-type="float" office:value="0.974230599322633" calcext:value-type="float">
            <text:p>0.974230599322633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table:formula="of:=([$'baseline-6.22.0-data'.B219]+[$'baseline-6.22.0b-data'.B219])/2" office:value-type="float" office:value="1.0978" calcext:value-type="float">
            <text:p>1.0978</text:p>
          </table:table-cell>
          <table:table-cell table:formula="of:=([$'master-with-2377-without-ancestor-not-data'.B219]+[$'master-with-2377-without-ancestor-not2-data'.B219])/2" office:value-type="float" office:value="1.1268" calcext:value-type="float">
            <text:p>1.1268</text:p>
          </table:table-cell>
          <table:table-cell table:formula="of:=[.B131]/[.C131]" office:value-type="float" office:value="0.974263400780973" calcext:value-type="float">
            <text:p>0.974263400780973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table:formula="of:=([$'baseline-6.22.0-data'.B18]+[$'baseline-6.22.0b-data'.B18])/2" office:value-type="float" office:value="0.2357" calcext:value-type="float">
            <text:p>0.2357</text:p>
          </table:table-cell>
          <table:table-cell table:formula="of:=([$'master-with-2377-without-ancestor-not-data'.B18]+[$'master-with-2377-without-ancestor-not2-data'.B18])/2" office:value-type="float" office:value="0.2418" calcext:value-type="float">
            <text:p>0.2418</text:p>
          </table:table-cell>
          <table:table-cell table:formula="of:=[.B132]/[.C132]" office:value-type="float" office:value="0.974772539288668" calcext:value-type="float">
            <text:p>0.974772539288668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table:formula="of:=([$'baseline-6.22.0-data'.B136]+[$'baseline-6.22.0b-data'.B136])/2" office:value-type="float" office:value="1.2214" calcext:value-type="float">
            <text:p>1.2214</text:p>
          </table:table-cell>
          <table:table-cell table:formula="of:=([$'master-with-2377-without-ancestor-not-data'.B136]+[$'master-with-2377-without-ancestor-not2-data'.B136])/2" office:value-type="float" office:value="1.247" calcext:value-type="float">
            <text:p>1.247</text:p>
          </table:table-cell>
          <table:table-cell table:formula="of:=[.B133]/[.C133]" office:value-type="float" office:value="0.979470729751403" calcext:value-type="float">
            <text:p>0.979470729751403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table:formula="of:=([$'baseline-6.22.0-data'.B130]+[$'baseline-6.22.0b-data'.B130])/2" office:value-type="float" office:value="0.2206" calcext:value-type="float">
            <text:p>0.2206</text:p>
          </table:table-cell>
          <table:table-cell table:formula="of:=([$'master-with-2377-without-ancestor-not-data'.B130]+[$'master-with-2377-without-ancestor-not2-data'.B130])/2" office:value-type="float" office:value="0.22505" calcext:value-type="float">
            <text:p>0.22505</text:p>
          </table:table-cell>
          <table:table-cell table:formula="of:=[.B134]/[.C134]" office:value-type="float" office:value="0.980226616307487" calcext:value-type="float">
            <text:p>0.980226616307487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table:formula="of:=([$'baseline-6.22.0-data'.B196]+[$'baseline-6.22.0b-data'.B196])/2" office:value-type="float" office:value="0.4118" calcext:value-type="float">
            <text:p>0.4118</text:p>
          </table:table-cell>
          <table:table-cell table:formula="of:=([$'master-with-2377-without-ancestor-not-data'.B196]+[$'master-with-2377-without-ancestor-not2-data'.B196])/2" office:value-type="float" office:value="0.4196" calcext:value-type="float">
            <text:p>0.4196</text:p>
          </table:table-cell>
          <table:table-cell table:formula="of:=[.B135]/[.C135]" office:value-type="float" office:value="0.98141086749285" calcext:value-type="float">
            <text:p>0.98141086749285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table:formula="of:=([$'baseline-6.22.0-data'.B119]+[$'baseline-6.22.0b-data'.B119])/2" office:value-type="float" office:value="0.27075" calcext:value-type="float">
            <text:p>0.27075</text:p>
          </table:table-cell>
          <table:table-cell table:formula="of:=([$'master-with-2377-without-ancestor-not-data'.B119]+[$'master-with-2377-without-ancestor-not2-data'.B119])/2" office:value-type="float" office:value="0.2754" calcext:value-type="float">
            <text:p>0.2754</text:p>
          </table:table-cell>
          <table:table-cell table:formula="of:=[.B136]/[.C136]" office:value-type="float" office:value="0.983115468409586" calcext:value-type="float">
            <text:p>0.983115468409586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table:formula="of:=([$'baseline-6.22.0-data'.B24]+[$'baseline-6.22.0b-data'.B24])/2" office:value-type="float" office:value="0.26275" calcext:value-type="float">
            <text:p>0.26275</text:p>
          </table:table-cell>
          <table:table-cell table:formula="of:=([$'master-with-2377-without-ancestor-not-data'.B24]+[$'master-with-2377-without-ancestor-not2-data'.B24])/2" office:value-type="float" office:value="0.26725" calcext:value-type="float">
            <text:p>0.26725</text:p>
          </table:table-cell>
          <table:table-cell table:formula="of:=[.B137]/[.C137]" office:value-type="float" office:value="0.983161833489242" calcext:value-type="float">
            <text:p>0.983161833489242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table:formula="of:=([$'baseline-6.22.0-data'.B228]+[$'baseline-6.22.0b-data'.B228])/2" office:value-type="float" office:value="0.22155" calcext:value-type="float">
            <text:p>0.22155</text:p>
          </table:table-cell>
          <table:table-cell table:formula="of:=([$'master-with-2377-without-ancestor-not-data'.B228]+[$'master-with-2377-without-ancestor-not2-data'.B228])/2" office:value-type="float" office:value="0.2252" calcext:value-type="float">
            <text:p>0.2252</text:p>
          </table:table-cell>
          <table:table-cell table:formula="of:=[.B138]/[.C138]" office:value-type="float" office:value="0.983792184724689" calcext:value-type="float">
            <text:p>0.983792184724689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table:formula="of:=([$'baseline-6.22.0-data'.B149]+[$'baseline-6.22.0b-data'.B149])/2" office:value-type="float" office:value="0.1146" calcext:value-type="float">
            <text:p>0.1146</text:p>
          </table:table-cell>
          <table:table-cell table:formula="of:=([$'master-with-2377-without-ancestor-not-data'.B149]+[$'master-with-2377-without-ancestor-not2-data'.B149])/2" office:value-type="float" office:value="0.11635" calcext:value-type="float">
            <text:p>0.11635</text:p>
          </table:table-cell>
          <table:table-cell table:formula="of:=[.B139]/[.C139]" office:value-type="float" office:value="0.984959174903309" calcext:value-type="float">
            <text:p>0.984959174903309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table:formula="of:=([$'baseline-6.22.0-data'.B121]+[$'baseline-6.22.0b-data'.B121])/2" office:value-type="float" office:value="0.24365" calcext:value-type="float">
            <text:p>0.24365</text:p>
          </table:table-cell>
          <table:table-cell table:formula="of:=([$'master-with-2377-without-ancestor-not-data'.B121]+[$'master-with-2377-without-ancestor-not2-data'.B121])/2" office:value-type="float" office:value="0.2472" calcext:value-type="float">
            <text:p>0.2472</text:p>
          </table:table-cell>
          <table:table-cell table:formula="of:=[.B140]/[.C140]" office:value-type="float" office:value="0.985639158576052" calcext:value-type="float">
            <text:p>0.985639158576052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table:formula="of:=([$'baseline-6.22.0-data'.B79]+[$'baseline-6.22.0b-data'.B79])/2" office:value-type="float" office:value="0.2536" calcext:value-type="float">
            <text:p>0.2536</text:p>
          </table:table-cell>
          <table:table-cell table:formula="of:=([$'master-with-2377-without-ancestor-not-data'.B79]+[$'master-with-2377-without-ancestor-not2-data'.B79])/2" office:value-type="float" office:value="0.25725" calcext:value-type="float">
            <text:p>0.25725</text:p>
          </table:table-cell>
          <table:table-cell table:formula="of:=[.B141]/[.C141]" office:value-type="float" office:value="0.985811467444121" calcext:value-type="float">
            <text:p>0.985811467444121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table:formula="of:=([$'baseline-6.22.0-data'.B86]+[$'baseline-6.22.0b-data'.B86])/2" office:value-type="float" office:value="1.6541" calcext:value-type="float">
            <text:p>1.6541</text:p>
          </table:table-cell>
          <table:table-cell table:formula="of:=([$'master-with-2377-without-ancestor-not-data'.B86]+[$'master-with-2377-without-ancestor-not2-data'.B86])/2" office:value-type="float" office:value="1.6779" calcext:value-type="float">
            <text:p>1.6779</text:p>
          </table:table-cell>
          <table:table-cell table:formula="of:=[.B142]/[.C142]" office:value-type="float" office:value="0.985815602836879" calcext:value-type="float">
            <text:p>0.985815602836879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table:formula="of:=([$'baseline-6.22.0-data'.B212]+[$'baseline-6.22.0b-data'.B212])/2" office:value-type="float" office:value="0.3342" calcext:value-type="float">
            <text:p>0.3342</text:p>
          </table:table-cell>
          <table:table-cell table:formula="of:=([$'master-with-2377-without-ancestor-not-data'.B212]+[$'master-with-2377-without-ancestor-not2-data'.B212])/2" office:value-type="float" office:value="0.33785" calcext:value-type="float">
            <text:p>0.33785</text:p>
          </table:table-cell>
          <table:table-cell table:formula="of:=[.B143]/[.C143]" office:value-type="float" office:value="0.989196388929999" calcext:value-type="float">
            <text:p>0.989196388929999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table:formula="of:=([$'baseline-6.22.0-data'.B122]+[$'baseline-6.22.0b-data'.B122])/2" office:value-type="float" office:value="0.22445" calcext:value-type="float">
            <text:p>0.22445</text:p>
          </table:table-cell>
          <table:table-cell table:formula="of:=([$'master-with-2377-without-ancestor-not-data'.B122]+[$'master-with-2377-without-ancestor-not2-data'.B122])/2" office:value-type="float" office:value="0.2268" calcext:value-type="float">
            <text:p>0.2268</text:p>
          </table:table-cell>
          <table:table-cell table:formula="of:=[.B144]/[.C144]" office:value-type="float" office:value="0.989638447971781" calcext:value-type="float">
            <text:p>0.989638447971781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table:formula="of:=([$'baseline-6.22.0-data'.B72]+[$'baseline-6.22.0b-data'.B72])/2" office:value-type="float" office:value="1.67245" calcext:value-type="float">
            <text:p>1.67245</text:p>
          </table:table-cell>
          <table:table-cell table:formula="of:=([$'master-with-2377-without-ancestor-not-data'.B72]+[$'master-with-2377-without-ancestor-not2-data'.B72])/2" office:value-type="float" office:value="1.68755" calcext:value-type="float">
            <text:p>1.68755</text:p>
          </table:table-cell>
          <table:table-cell table:formula="of:=[.B145]/[.C145]" office:value-type="float" office:value="0.991052116974312" calcext:value-type="float">
            <text:p>0.991052116974312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table:formula="of:=([$'baseline-6.22.0-data'.B120]+[$'baseline-6.22.0b-data'.B120])/2" office:value-type="float" office:value="0.366" calcext:value-type="float">
            <text:p>0.366</text:p>
          </table:table-cell>
          <table:table-cell table:formula="of:=([$'master-with-2377-without-ancestor-not-data'.B120]+[$'master-with-2377-without-ancestor-not2-data'.B120])/2" office:value-type="float" office:value="0.36875" calcext:value-type="float">
            <text:p>0.36875</text:p>
          </table:table-cell>
          <table:table-cell table:formula="of:=[.B146]/[.C146]" office:value-type="float" office:value="0.992542372881356" calcext:value-type="float">
            <text:p>0.992542372881356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table:formula="of:=([$'baseline-6.22.0-data'.B221]+[$'baseline-6.22.0b-data'.B221])/2" office:value-type="float" office:value="0.22695" calcext:value-type="float">
            <text:p>0.22695</text:p>
          </table:table-cell>
          <table:table-cell table:formula="of:=([$'master-with-2377-without-ancestor-not-data'.B221]+[$'master-with-2377-without-ancestor-not2-data'.B221])/2" office:value-type="float" office:value="0.22855" calcext:value-type="float">
            <text:p>0.22855</text:p>
          </table:table-cell>
          <table:table-cell table:formula="of:=[.B147]/[.C147]" office:value-type="float" office:value="0.992999343688471" calcext:value-type="float">
            <text:p>0.992999343688471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table:formula="of:=([$'baseline-6.22.0-data'.B217]+[$'baseline-6.22.0b-data'.B217])/2" office:value-type="float" office:value="0.05915" calcext:value-type="float">
            <text:p>0.05915</text:p>
          </table:table-cell>
          <table:table-cell table:formula="of:=([$'master-with-2377-without-ancestor-not-data'.B217]+[$'master-with-2377-without-ancestor-not2-data'.B217])/2" office:value-type="float" office:value="0.05955" calcext:value-type="float">
            <text:p>0.05955</text:p>
          </table:table-cell>
          <table:table-cell table:formula="of:=[.B148]/[.C148]" office:value-type="float" office:value="0.99328295549958" calcext:value-type="float">
            <text:p>0.99328295549958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table:formula="of:=([$'baseline-6.22.0-data'.B182]+[$'baseline-6.22.0b-data'.B182])/2" office:value-type="float" office:value="0.35975" calcext:value-type="float">
            <text:p>0.35975</text:p>
          </table:table-cell>
          <table:table-cell table:formula="of:=([$'master-with-2377-without-ancestor-not-data'.B182]+[$'master-with-2377-without-ancestor-not2-data'.B182])/2" office:value-type="float" office:value="0.36195" calcext:value-type="float">
            <text:p>0.36195</text:p>
          </table:table-cell>
          <table:table-cell table:formula="of:=[.B149]/[.C149]" office:value-type="float" office:value="0.993921812405028" calcext:value-type="float">
            <text:p>0.993921812405028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table:formula="of:=([$'baseline-6.22.0-data'.B229]+[$'baseline-6.22.0b-data'.B229])/2" office:value-type="float" office:value="0.22115" calcext:value-type="float">
            <text:p>0.22115</text:p>
          </table:table-cell>
          <table:table-cell table:formula="of:=([$'master-with-2377-without-ancestor-not-data'.B229]+[$'master-with-2377-without-ancestor-not2-data'.B229])/2" office:value-type="float" office:value="0.22245" calcext:value-type="float">
            <text:p>0.22245</text:p>
          </table:table-cell>
          <table:table-cell table:formula="of:=[.B150]/[.C150]" office:value-type="float" office:value="0.994155990110137" calcext:value-type="float">
            <text:p>0.994155990110137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table:formula="of:=([$'baseline-6.22.0-data'.B134]+[$'baseline-6.22.0b-data'.B134])/2" office:value-type="float" office:value="0.04475" calcext:value-type="float">
            <text:p>0.04475</text:p>
          </table:table-cell>
          <table:table-cell table:formula="of:=([$'master-with-2377-without-ancestor-not-data'.B134]+[$'master-with-2377-without-ancestor-not2-data'.B134])/2" office:value-type="float" office:value="0.045" calcext:value-type="float">
            <text:p>0.045</text:p>
          </table:table-cell>
          <table:table-cell table:formula="of:=[.B151]/[.C151]" office:value-type="float" office:value="0.994444444444444" calcext:value-type="float">
            <text:p>0.994444444444444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table:formula="of:=([$'baseline-6.22.0-data'.B144]+[$'baseline-6.22.0b-data'.B144])/2" office:value-type="float" office:value="0.2356" calcext:value-type="float">
            <text:p>0.2356</text:p>
          </table:table-cell>
          <table:table-cell table:formula="of:=([$'master-with-2377-without-ancestor-not-data'.B144]+[$'master-with-2377-without-ancestor-not2-data'.B144])/2" office:value-type="float" office:value="0.23685" calcext:value-type="float">
            <text:p>0.23685</text:p>
          </table:table-cell>
          <table:table-cell table:formula="of:=[.B152]/[.C152]" office:value-type="float" office:value="0.994722398142284" calcext:value-type="float">
            <text:p>0.994722398142284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table:formula="of:=([$'baseline-6.22.0-data'.B230]+[$'baseline-6.22.0b-data'.B230])/2" office:value-type="float" office:value="0.24745" calcext:value-type="float">
            <text:p>0.24745</text:p>
          </table:table-cell>
          <table:table-cell table:formula="of:=([$'master-with-2377-without-ancestor-not-data'.B230]+[$'master-with-2377-without-ancestor-not2-data'.B230])/2" office:value-type="float" office:value="0.24875" calcext:value-type="float">
            <text:p>0.24875</text:p>
          </table:table-cell>
          <table:table-cell table:formula="of:=[.B153]/[.C153]" office:value-type="float" office:value="0.994773869346734" calcext:value-type="float">
            <text:p>0.994773869346734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table:formula="of:=([$'baseline-6.22.0-data'.B117]+[$'baseline-6.22.0b-data'.B117])/2" office:value-type="float" office:value="0.22575" calcext:value-type="float">
            <text:p>0.22575</text:p>
          </table:table-cell>
          <table:table-cell table:formula="of:=([$'master-with-2377-without-ancestor-not-data'.B117]+[$'master-with-2377-without-ancestor-not2-data'.B117])/2" office:value-type="float" office:value="0.2265" calcext:value-type="float">
            <text:p>0.2265</text:p>
          </table:table-cell>
          <table:table-cell table:formula="of:=[.B154]/[.C154]" office:value-type="float" office:value="0.996688741721854" calcext:value-type="float">
            <text:p>0.996688741721854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table:formula="of:=([$'baseline-6.22.0-data'.B254]+[$'baseline-6.22.0b-data'.B254])/2" office:value-type="float" office:value="0.0509" calcext:value-type="float">
            <text:p>0.0509</text:p>
          </table:table-cell>
          <table:table-cell table:formula="of:=([$'master-with-2377-without-ancestor-not-data'.B254]+[$'master-with-2377-without-ancestor-not2-data'.B254])/2" office:value-type="float" office:value="0.05105" calcext:value-type="float">
            <text:p>0.05105</text:p>
          </table:table-cell>
          <table:table-cell table:formula="of:=[.B155]/[.C155]" office:value-type="float" office:value="0.997061704211557" calcext:value-type="float">
            <text:p>0.997061704211557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table:formula="of:=([$'baseline-6.22.0-data'.B74]+[$'baseline-6.22.0b-data'.B74])/2" office:value-type="float" office:value="2.29005" calcext:value-type="float">
            <text:p>2.29005</text:p>
          </table:table-cell>
          <table:table-cell table:formula="of:=([$'master-with-2377-without-ancestor-not-data'.B74]+[$'master-with-2377-without-ancestor-not2-data'.B74])/2" office:value-type="float" office:value="2.29115" calcext:value-type="float">
            <text:p>2.29115</text:p>
          </table:table-cell>
          <table:table-cell table:formula="of:=[.B156]/[.C156]" office:value-type="float" office:value="0.999519891757414" calcext:value-type="float">
            <text:p>0.999519891757414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table:formula="of:=([$'baseline-6.22.0-data'.B138]+[$'baseline-6.22.0b-data'.B138])/2" office:value-type="float" office:value="0.0118" calcext:value-type="float">
            <text:p>0.0118</text:p>
          </table:table-cell>
          <table:table-cell table:formula="of:=([$'master-with-2377-without-ancestor-not-data'.B138]+[$'master-with-2377-without-ancestor-not2-data'.B138])/2" office:value-type="float" office:value="0.0118" calcext:value-type="float">
            <text:p>0.0118</text:p>
          </table:table-cell>
          <table:table-cell table:formula="of:=[.B157]/[.C1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table:formula="of:=([$'baseline-6.22.0-data'.B247]+[$'baseline-6.22.0b-data'.B247])/2" office:value-type="float" office:value="0.13615" calcext:value-type="float">
            <text:p>0.13615</text:p>
          </table:table-cell>
          <table:table-cell table:formula="of:=([$'master-with-2377-without-ancestor-not-data'.B247]+[$'master-with-2377-without-ancestor-not2-data'.B247])/2" office:value-type="float" office:value="0.13615" calcext:value-type="float">
            <text:p>0.13615</text:p>
          </table:table-cell>
          <table:table-cell table:formula="of:=[.B158]/[.C1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table:formula="of:=([$'baseline-6.22.0-data'.B81]+[$'baseline-6.22.0b-data'.B81])/2" office:value-type="float" office:value="0.64525" calcext:value-type="float">
            <text:p>0.64525</text:p>
          </table:table-cell>
          <table:table-cell table:formula="of:=([$'master-with-2377-without-ancestor-not-data'.B81]+[$'master-with-2377-without-ancestor-not2-data'.B81])/2" office:value-type="float" office:value="0.64355" calcext:value-type="float">
            <text:p>0.64355</text:p>
          </table:table-cell>
          <table:table-cell table:formula="of:=[.B159]/[.C159]" office:value-type="float" office:value="1.00264159738948" calcext:value-type="float">
            <text:p>1.00264159738948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table:formula="of:=([$'baseline-6.22.0-data'.B84]+[$'baseline-6.22.0b-data'.B84])/2" office:value-type="float" office:value="0.43475" calcext:value-type="float">
            <text:p>0.43475</text:p>
          </table:table-cell>
          <table:table-cell table:formula="of:=([$'master-with-2377-without-ancestor-not-data'.B84]+[$'master-with-2377-without-ancestor-not2-data'.B84])/2" office:value-type="float" office:value="0.43345" calcext:value-type="float">
            <text:p>0.43345</text:p>
          </table:table-cell>
          <table:table-cell table:formula="of:=[.B160]/[.C160]" office:value-type="float" office:value="1.00299919252509" calcext:value-type="float">
            <text:p>1.00299919252509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table:formula="of:=([$'baseline-6.22.0-data'.B166]+[$'baseline-6.22.0b-data'.B166])/2" office:value-type="float" office:value="0.0378" calcext:value-type="float">
            <text:p>0.0378</text:p>
          </table:table-cell>
          <table:table-cell table:formula="of:=([$'master-with-2377-without-ancestor-not-data'.B166]+[$'master-with-2377-without-ancestor-not2-data'.B166])/2" office:value-type="float" office:value="0.03765" calcext:value-type="float">
            <text:p>0.03765</text:p>
          </table:table-cell>
          <table:table-cell table:formula="of:=[.B161]/[.C161]" office:value-type="float" office:value="1.00398406374502" calcext:value-type="float">
            <text:p>1.00398406374502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table:formula="of:=([$'baseline-6.22.0-data'.B200]+[$'baseline-6.22.0b-data'.B200])/2" office:value-type="float" office:value="0.0233" calcext:value-type="float">
            <text:p>0.0233</text:p>
          </table:table-cell>
          <table:table-cell table:formula="of:=([$'master-with-2377-without-ancestor-not-data'.B200]+[$'master-with-2377-without-ancestor-not2-data'.B200])/2" office:value-type="float" office:value="0.0232" calcext:value-type="float">
            <text:p>0.0232</text:p>
          </table:table-cell>
          <table:table-cell table:formula="of:=[.B162]/[.C162]" office:value-type="float" office:value="1.00431034482759" calcext:value-type="float">
            <text:p>1.00431034482759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table:formula="of:=([$'baseline-6.22.0-data'.B183]+[$'baseline-6.22.0b-data'.B183])/2" office:value-type="float" office:value="0.40825" calcext:value-type="float">
            <text:p>0.40825</text:p>
          </table:table-cell>
          <table:table-cell table:formula="of:=([$'master-with-2377-without-ancestor-not-data'.B183]+[$'master-with-2377-without-ancestor-not2-data'.B183])/2" office:value-type="float" office:value="0.4064" calcext:value-type="float">
            <text:p>0.4064</text:p>
          </table:table-cell>
          <table:table-cell table:formula="of:=[.B163]/[.C163]" office:value-type="float" office:value="1.00455216535433" calcext:value-type="float">
            <text:p>1.00455216535433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table:formula="of:=([$'baseline-6.22.0-data'.B60]+[$'baseline-6.22.0b-data'.B60])/2" office:value-type="float" office:value="0.63975" calcext:value-type="float">
            <text:p>0.63975</text:p>
          </table:table-cell>
          <table:table-cell table:formula="of:=([$'master-with-2377-without-ancestor-not-data'.B60]+[$'master-with-2377-without-ancestor-not2-data'.B60])/2" office:value-type="float" office:value="0.6365" calcext:value-type="float">
            <text:p>0.6365</text:p>
          </table:table-cell>
          <table:table-cell table:formula="of:=[.B164]/[.C164]" office:value-type="float" office:value="1.00510604870385" calcext:value-type="float">
            <text:p>1.00510604870385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table:formula="of:=([$'baseline-6.22.0-data'.B236]+[$'baseline-6.22.0b-data'.B236])/2" office:value-type="float" office:value="0.348" calcext:value-type="float">
            <text:p>0.348</text:p>
          </table:table-cell>
          <table:table-cell table:formula="of:=([$'master-with-2377-without-ancestor-not-data'.B236]+[$'master-with-2377-without-ancestor-not2-data'.B236])/2" office:value-type="float" office:value="0.3459" calcext:value-type="float">
            <text:p>0.3459</text:p>
          </table:table-cell>
          <table:table-cell table:formula="of:=[.B165]/[.C165]" office:value-type="float" office:value="1.00607111882047" calcext:value-type="float">
            <text:p>1.00607111882047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table:formula="of:=([$'baseline-6.22.0-data'.B245]+[$'baseline-6.22.0b-data'.B245])/2" office:value-type="float" office:value="0.2382" calcext:value-type="float">
            <text:p>0.2382</text:p>
          </table:table-cell>
          <table:table-cell table:formula="of:=([$'master-with-2377-without-ancestor-not-data'.B245]+[$'master-with-2377-without-ancestor-not2-data'.B245])/2" office:value-type="float" office:value="0.2367" calcext:value-type="float">
            <text:p>0.2367</text:p>
          </table:table-cell>
          <table:table-cell table:formula="of:=[.B166]/[.C166]" office:value-type="float" office:value="1.0063371356147" calcext:value-type="float">
            <text:p>1.0063371356147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table:formula="of:=([$'baseline-6.22.0-data'.B76]+[$'baseline-6.22.0b-data'.B76])/2" office:value-type="float" office:value="0.23305" calcext:value-type="float">
            <text:p>0.23305</text:p>
          </table:table-cell>
          <table:table-cell table:formula="of:=([$'master-with-2377-without-ancestor-not-data'.B76]+[$'master-with-2377-without-ancestor-not2-data'.B76])/2" office:value-type="float" office:value="0.2314" calcext:value-type="float">
            <text:p>0.2314</text:p>
          </table:table-cell>
          <table:table-cell table:formula="of:=[.B167]/[.C167]" office:value-type="float" office:value="1.0071305099395" calcext:value-type="float">
            <text:p>1.0071305099395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table:formula="of:=([$'baseline-6.22.0-data'.B264]+[$'baseline-6.22.0b-data'.B264])/2" office:value-type="float" office:value="0.2329" calcext:value-type="float">
            <text:p>0.2329</text:p>
          </table:table-cell>
          <table:table-cell table:formula="of:=([$'master-with-2377-without-ancestor-not-data'.B264]+[$'master-with-2377-without-ancestor-not2-data'.B264])/2" office:value-type="float" office:value="0.23105" calcext:value-type="float">
            <text:p>0.23105</text:p>
          </table:table-cell>
          <table:table-cell table:formula="of:=[.B168]/[.C168]" office:value-type="float" office:value="1.00800692490803" calcext:value-type="float">
            <text:p>1.00800692490803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table:formula="of:=([$'baseline-6.22.0-data'.B282]+[$'baseline-6.22.0b-data'.B282])/2" office:value-type="float" office:value="0.30195" calcext:value-type="float">
            <text:p>0.30195</text:p>
          </table:table-cell>
          <table:table-cell table:formula="of:=([$'master-with-2377-without-ancestor-not-data'.B282]+[$'master-with-2377-without-ancestor-not2-data'.B282])/2" office:value-type="float" office:value="0.2993" calcext:value-type="float">
            <text:p>0.2993</text:p>
          </table:table-cell>
          <table:table-cell table:formula="of:=[.B169]/[.C169]" office:value-type="float" office:value="1.00885399264952" calcext:value-type="float">
            <text:p>1.00885399264952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table:formula="of:=([$'baseline-6.22.0-data'.B61]+[$'baseline-6.22.0b-data'.B61])/2" office:value-type="float" office:value="0.29445" calcext:value-type="float">
            <text:p>0.29445</text:p>
          </table:table-cell>
          <table:table-cell table:formula="of:=([$'master-with-2377-without-ancestor-not-data'.B61]+[$'master-with-2377-without-ancestor-not2-data'.B61])/2" office:value-type="float" office:value="0.29185" calcext:value-type="float">
            <text:p>0.29185</text:p>
          </table:table-cell>
          <table:table-cell table:formula="of:=[.B170]/[.C170]" office:value-type="float" office:value="1.00890868596882" calcext:value-type="float">
            <text:p>1.00890868596882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table:formula="of:=([$'baseline-6.22.0-data'.B103]+[$'baseline-6.22.0b-data'.B103])/2" office:value-type="float" office:value="0.2463" calcext:value-type="float">
            <text:p>0.2463</text:p>
          </table:table-cell>
          <table:table-cell table:formula="of:=([$'master-with-2377-without-ancestor-not-data'.B103]+[$'master-with-2377-without-ancestor-not2-data'.B103])/2" office:value-type="float" office:value="0.24395" calcext:value-type="float">
            <text:p>0.24395</text:p>
          </table:table-cell>
          <table:table-cell table:formula="of:=[.B171]/[.C171]" office:value-type="float" office:value="1.0096331215413" calcext:value-type="float">
            <text:p>1.0096331215413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table:formula="of:=([$'baseline-6.22.0-data'.B64]+[$'baseline-6.22.0b-data'.B64])/2" office:value-type="float" office:value="0.0556" calcext:value-type="float">
            <text:p>0.0556</text:p>
          </table:table-cell>
          <table:table-cell table:formula="of:=([$'master-with-2377-without-ancestor-not-data'.B64]+[$'master-with-2377-without-ancestor-not2-data'.B64])/2" office:value-type="float" office:value="0.0548" calcext:value-type="float">
            <text:p>0.0548</text:p>
          </table:table-cell>
          <table:table-cell table:formula="of:=[.B172]/[.C172]" office:value-type="float" office:value="1.01459854014599" calcext:value-type="float">
            <text:p>1.01459854014599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table:formula="of:=([$'baseline-6.22.0-data'.B62]+[$'baseline-6.22.0b-data'.B62])/2" office:value-type="float" office:value="0.2529" calcext:value-type="float">
            <text:p>0.2529</text:p>
          </table:table-cell>
          <table:table-cell table:formula="of:=([$'master-with-2377-without-ancestor-not-data'.B62]+[$'master-with-2377-without-ancestor-not2-data'.B62])/2" office:value-type="float" office:value="0.2484" calcext:value-type="float">
            <text:p>0.2484</text:p>
          </table:table-cell>
          <table:table-cell table:formula="of:=[.B173]/[.C173]" office:value-type="float" office:value="1.01811594202899" calcext:value-type="float">
            <text:p>1.01811594202899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table:formula="of:=([$'baseline-6.22.0-data'.B139]+[$'baseline-6.22.0b-data'.B139])/2" office:value-type="float" office:value="0.23595" calcext:value-type="float">
            <text:p>0.23595</text:p>
          </table:table-cell>
          <table:table-cell table:formula="of:=([$'master-with-2377-without-ancestor-not-data'.B139]+[$'master-with-2377-without-ancestor-not2-data'.B139])/2" office:value-type="float" office:value="0.23155" calcext:value-type="float">
            <text:p>0.23155</text:p>
          </table:table-cell>
          <table:table-cell table:formula="of:=[.B174]/[.C174]" office:value-type="float" office:value="1.01900237529691" calcext:value-type="float">
            <text:p>1.01900237529691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table:formula="of:=([$'baseline-6.22.0-data'.B8]+[$'baseline-6.22.0b-data'.B8])/2" office:value-type="float" office:value="0.28015" calcext:value-type="float">
            <text:p>0.28015</text:p>
          </table:table-cell>
          <table:table-cell table:formula="of:=([$'master-with-2377-without-ancestor-not-data'.B8]+[$'master-with-2377-without-ancestor-not2-data'.B8])/2" office:value-type="float" office:value="0.27455" calcext:value-type="float">
            <text:p>0.27455</text:p>
          </table:table-cell>
          <table:table-cell table:formula="of:=[.B175]/[.C175]" office:value-type="float" office:value="1.02039701329448" calcext:value-type="float">
            <text:p>1.02039701329448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table:formula="of:=([$'baseline-6.22.0-data'.B37]+[$'baseline-6.22.0b-data'.B37])/2" office:value-type="float" office:value="0.37015" calcext:value-type="float">
            <text:p>0.37015</text:p>
          </table:table-cell>
          <table:table-cell table:formula="of:=([$'master-with-2377-without-ancestor-not-data'.B37]+[$'master-with-2377-without-ancestor-not2-data'.B37])/2" office:value-type="float" office:value="0.3626" calcext:value-type="float">
            <text:p>0.3626</text:p>
          </table:table-cell>
          <table:table-cell table:formula="of:=[.B176]/[.C176]" office:value-type="float" office:value="1.02082184225041" calcext:value-type="float">
            <text:p>1.02082184225041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table:formula="of:=([$'baseline-6.22.0-data'.B111]+[$'baseline-6.22.0b-data'.B111])/2" office:value-type="float" office:value="0.00245" calcext:value-type="float">
            <text:p>0.00245</text:p>
          </table:table-cell>
          <table:table-cell table:formula="of:=([$'master-with-2377-without-ancestor-not-data'.B111]+[$'master-with-2377-without-ancestor-not2-data'.B111])/2" office:value-type="float" office:value="0.0024" calcext:value-type="float">
            <text:p>0.0024</text:p>
          </table:table-cell>
          <table:table-cell table:formula="of:=[.B177]/[.C177]" office:value-type="float" office:value="1.02083333333333" calcext:value-type="float">
            <text:p>1.02083333333333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table:formula="of:=([$'baseline-6.22.0-data'.B251]+[$'baseline-6.22.0b-data'.B251])/2" office:value-type="float" office:value="0.0122" calcext:value-type="float">
            <text:p>0.0122</text:p>
          </table:table-cell>
          <table:table-cell table:formula="of:=([$'master-with-2377-without-ancestor-not-data'.B251]+[$'master-with-2377-without-ancestor-not2-data'.B251])/2" office:value-type="float" office:value="0.01195" calcext:value-type="float">
            <text:p>0.01195</text:p>
          </table:table-cell>
          <table:table-cell table:formula="of:=[.B178]/[.C178]" office:value-type="float" office:value="1.02092050209205" calcext:value-type="float">
            <text:p>1.02092050209205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table:formula="of:=([$'baseline-6.22.0-data'.B226]+[$'baseline-6.22.0b-data'.B226])/2" office:value-type="float" office:value="0.3119" calcext:value-type="float">
            <text:p>0.3119</text:p>
          </table:table-cell>
          <table:table-cell table:formula="of:=([$'master-with-2377-without-ancestor-not-data'.B226]+[$'master-with-2377-without-ancestor-not2-data'.B226])/2" office:value-type="float" office:value="0.30525" calcext:value-type="float">
            <text:p>0.30525</text:p>
          </table:table-cell>
          <table:table-cell table:formula="of:=[.B179]/[.C179]" office:value-type="float" office:value="1.02178542178542" calcext:value-type="float">
            <text:p>1.02178542178542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table:formula="of:=([$'baseline-6.22.0-data'.B118]+[$'baseline-6.22.0b-data'.B118])/2" office:value-type="float" office:value="0.4145" calcext:value-type="float">
            <text:p>0.4145</text:p>
          </table:table-cell>
          <table:table-cell table:formula="of:=([$'master-with-2377-without-ancestor-not-data'.B118]+[$'master-with-2377-without-ancestor-not2-data'.B118])/2" office:value-type="float" office:value="0.40385" calcext:value-type="float">
            <text:p>0.40385</text:p>
          </table:table-cell>
          <table:table-cell table:formula="of:=[.B180]/[.C180]" office:value-type="float" office:value="1.02637117741736" calcext:value-type="float">
            <text:p>1.02637117741736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table:formula="of:=([$'baseline-6.22.0-data'.B269]+[$'baseline-6.22.0b-data'.B269])/2" office:value-type="float" office:value="0.2649" calcext:value-type="float">
            <text:p>0.2649</text:p>
          </table:table-cell>
          <table:table-cell table:formula="of:=([$'master-with-2377-without-ancestor-not-data'.B269]+[$'master-with-2377-without-ancestor-not2-data'.B269])/2" office:value-type="float" office:value="0.258" calcext:value-type="float">
            <text:p>0.258</text:p>
          </table:table-cell>
          <table:table-cell table:formula="of:=[.B181]/[.C181]" office:value-type="float" office:value="1.02674418604651" calcext:value-type="float">
            <text:p>1.02674418604651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table:formula="of:=([$'baseline-6.22.0-data'.B137]+[$'baseline-6.22.0b-data'.B137])/2" office:value-type="float" office:value="0.2771" calcext:value-type="float">
            <text:p>0.2771</text:p>
          </table:table-cell>
          <table:table-cell table:formula="of:=([$'master-with-2377-without-ancestor-not-data'.B137]+[$'master-with-2377-without-ancestor-not2-data'.B137])/2" office:value-type="float" office:value="0.26915" calcext:value-type="float">
            <text:p>0.26915</text:p>
          </table:table-cell>
          <table:table-cell table:formula="of:=[.B182]/[.C182]" office:value-type="float" office:value="1.02953743265837" calcext:value-type="float">
            <text:p>1.02953743265837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table:formula="of:=([$'baseline-6.22.0-data'.B235]+[$'baseline-6.22.0b-data'.B235])/2" office:value-type="float" office:value="0.27095" calcext:value-type="float">
            <text:p>0.27095</text:p>
          </table:table-cell>
          <table:table-cell table:formula="of:=([$'master-with-2377-without-ancestor-not-data'.B235]+[$'master-with-2377-without-ancestor-not2-data'.B235])/2" office:value-type="float" office:value="0.26265" calcext:value-type="float">
            <text:p>0.26265</text:p>
          </table:table-cell>
          <table:table-cell table:formula="of:=[.B183]/[.C183]" office:value-type="float" office:value="1.03160098991053" calcext:value-type="float">
            <text:p>1.0316009899105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table:formula="of:=([$'baseline-6.22.0-data'.B83]+[$'baseline-6.22.0b-data'.B83])/2" office:value-type="float" office:value="0.3409" calcext:value-type="float">
            <text:p>0.3409</text:p>
          </table:table-cell>
          <table:table-cell table:formula="of:=([$'master-with-2377-without-ancestor-not-data'.B83]+[$'master-with-2377-without-ancestor-not2-data'.B83])/2" office:value-type="float" office:value="0.33015" calcext:value-type="float">
            <text:p>0.33015</text:p>
          </table:table-cell>
          <table:table-cell table:formula="of:=[.B184]/[.C184]" office:value-type="float" office:value="1.03256095714069" calcext:value-type="float">
            <text:p>1.03256095714069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table:formula="of:=([$'baseline-6.22.0-data'.B147]+[$'baseline-6.22.0b-data'.B147])/2" office:value-type="float" office:value="0.3114" calcext:value-type="float">
            <text:p>0.3114</text:p>
          </table:table-cell>
          <table:table-cell table:formula="of:=([$'master-with-2377-without-ancestor-not-data'.B147]+[$'master-with-2377-without-ancestor-not2-data'.B147])/2" office:value-type="float" office:value="0.30125" calcext:value-type="float">
            <text:p>0.30125</text:p>
          </table:table-cell>
          <table:table-cell table:formula="of:=[.B185]/[.C185]" office:value-type="float" office:value="1.03369294605809" calcext:value-type="float">
            <text:p>1.03369294605809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table:formula="of:=([$'baseline-6.22.0-data'.B253]+[$'baseline-6.22.0b-data'.B253])/2" office:value-type="float" office:value="0.86905" calcext:value-type="float">
            <text:p>0.86905</text:p>
          </table:table-cell>
          <table:table-cell table:formula="of:=([$'master-with-2377-without-ancestor-not-data'.B253]+[$'master-with-2377-without-ancestor-not2-data'.B253])/2" office:value-type="float" office:value="0.8383" calcext:value-type="float">
            <text:p>0.8383</text:p>
          </table:table-cell>
          <table:table-cell table:formula="of:=[.B186]/[.C186]" office:value-type="float" office:value="1.03668137898127" calcext:value-type="float">
            <text:p>1.03668137898127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table:formula="of:=([$'baseline-6.22.0-data'.B6]+[$'baseline-6.22.0b-data'.B6])/2" office:value-type="float" office:value="0.24275" calcext:value-type="float">
            <text:p>0.24275</text:p>
          </table:table-cell>
          <table:table-cell table:formula="of:=([$'master-with-2377-without-ancestor-not-data'.B6]+[$'master-with-2377-without-ancestor-not2-data'.B6])/2" office:value-type="float" office:value="0.23395" calcext:value-type="float">
            <text:p>0.23395</text:p>
          </table:table-cell>
          <table:table-cell table:formula="of:=[.B187]/[.C187]" office:value-type="float" office:value="1.03761487497329" calcext:value-type="float">
            <text:p>1.03761487497329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table:formula="of:=([$'baseline-6.22.0-data'.B178]+[$'baseline-6.22.0b-data'.B178])/2" office:value-type="float" office:value="0.25125" calcext:value-type="float">
            <text:p>0.25125</text:p>
          </table:table-cell>
          <table:table-cell table:formula="of:=([$'master-with-2377-without-ancestor-not-data'.B178]+[$'master-with-2377-without-ancestor-not2-data'.B178])/2" office:value-type="float" office:value="0.24165" calcext:value-type="float">
            <text:p>0.24165</text:p>
          </table:table-cell>
          <table:table-cell table:formula="of:=[.B188]/[.C188]" office:value-type="float" office:value="1.0397268777157" calcext:value-type="float">
            <text:p>1.0397268777157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table:formula="of:=([$'baseline-6.22.0-data'.B112]+[$'baseline-6.22.0b-data'.B112])/2" office:value-type="float" office:value="0.00255" calcext:value-type="float">
            <text:p>0.00255</text:p>
          </table:table-cell>
          <table:table-cell table:formula="of:=([$'master-with-2377-without-ancestor-not-data'.B112]+[$'master-with-2377-without-ancestor-not2-data'.B112])/2" office:value-type="float" office:value="0.00245" calcext:value-type="float">
            <text:p>0.00245</text:p>
          </table:table-cell>
          <table:table-cell table:formula="of:=[.B189]/[.C189]" office:value-type="float" office:value="1.04081632653061" calcext:value-type="float">
            <text:p>1.04081632653061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table:formula="of:=([$'baseline-6.22.0-data'.B172]+[$'baseline-6.22.0b-data'.B172])/2" office:value-type="float" office:value="0.4333" calcext:value-type="float">
            <text:p>0.4333</text:p>
          </table:table-cell>
          <table:table-cell table:formula="of:=([$'master-with-2377-without-ancestor-not-data'.B172]+[$'master-with-2377-without-ancestor-not2-data'.B172])/2" office:value-type="float" office:value="0.41625" calcext:value-type="float">
            <text:p>0.41625</text:p>
          </table:table-cell>
          <table:table-cell table:formula="of:=[.B190]/[.C190]" office:value-type="float" office:value="1.04096096096096" calcext:value-type="float">
            <text:p>1.04096096096096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table:formula="of:=([$'baseline-6.22.0-data'.B162]+[$'baseline-6.22.0b-data'.B162])/2" office:value-type="float" office:value="0.18125" calcext:value-type="float">
            <text:p>0.18125</text:p>
          </table:table-cell>
          <table:table-cell table:formula="of:=([$'master-with-2377-without-ancestor-not-data'.B162]+[$'master-with-2377-without-ancestor-not2-data'.B162])/2" office:value-type="float" office:value="0.17365" calcext:value-type="float">
            <text:p>0.17365</text:p>
          </table:table-cell>
          <table:table-cell table:formula="of:=[.B191]/[.C191]" office:value-type="float" office:value="1.04376619637201" calcext:value-type="float">
            <text:p>1.04376619637201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table:formula="of:=([$'baseline-6.22.0-data'.B190]+[$'baseline-6.22.0b-data'.B190])/2" office:value-type="float" office:value="0.28205" calcext:value-type="float">
            <text:p>0.28205</text:p>
          </table:table-cell>
          <table:table-cell table:formula="of:=([$'master-with-2377-without-ancestor-not-data'.B190]+[$'master-with-2377-without-ancestor-not2-data'.B190])/2" office:value-type="float" office:value="0.27005" calcext:value-type="float">
            <text:p>0.27005</text:p>
          </table:table-cell>
          <table:table-cell table:formula="of:=[.B192]/[.C192]" office:value-type="float" office:value="1.04443621551565" calcext:value-type="float">
            <text:p>1.04443621551565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table:formula="of:=([$'baseline-6.22.0-data'.B188]+[$'baseline-6.22.0b-data'.B188])/2" office:value-type="float" office:value="0.01775" calcext:value-type="float">
            <text:p>0.01775</text:p>
          </table:table-cell>
          <table:table-cell table:formula="of:=([$'master-with-2377-without-ancestor-not-data'.B188]+[$'master-with-2377-without-ancestor-not2-data'.B188])/2" office:value-type="float" office:value="0.01695" calcext:value-type="float">
            <text:p>0.01695</text:p>
          </table:table-cell>
          <table:table-cell table:formula="of:=[.B193]/[.C193]" office:value-type="float" office:value="1.04719764011799" calcext:value-type="float">
            <text:p>1.04719764011799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table:formula="of:=([$'baseline-6.22.0-data'.B87]+[$'baseline-6.22.0b-data'.B87])/2" office:value-type="float" office:value="0.0054" calcext:value-type="float">
            <text:p>0.0054</text:p>
          </table:table-cell>
          <table:table-cell table:formula="of:=([$'master-with-2377-without-ancestor-not-data'.B87]+[$'master-with-2377-without-ancestor-not2-data'.B87])/2" office:value-type="float" office:value="0.00515" calcext:value-type="float">
            <text:p>0.00515</text:p>
          </table:table-cell>
          <table:table-cell table:formula="of:=[.B194]/[.C194]" office:value-type="float" office:value="1.04854368932039" calcext:value-type="float">
            <text:p>1.04854368932039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table:formula="of:=([$'baseline-6.22.0-data'.B53]+[$'baseline-6.22.0b-data'.B53])/2" office:value-type="float" office:value="0.2502" calcext:value-type="float">
            <text:p>0.2502</text:p>
          </table:table-cell>
          <table:table-cell table:formula="of:=([$'master-with-2377-without-ancestor-not-data'.B53]+[$'master-with-2377-without-ancestor-not2-data'.B53])/2" office:value-type="float" office:value="0.238" calcext:value-type="float">
            <text:p>0.238</text:p>
          </table:table-cell>
          <table:table-cell table:formula="of:=[.B195]/[.C195]" office:value-type="float" office:value="1.05126050420168" calcext:value-type="float">
            <text:p>1.05126050420168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table:formula="of:=([$'baseline-6.22.0-data'.B175]+[$'baseline-6.22.0b-data'.B175])/2" office:value-type="float" office:value="0.4543" calcext:value-type="float">
            <text:p>0.4543</text:p>
          </table:table-cell>
          <table:table-cell table:formula="of:=([$'master-with-2377-without-ancestor-not-data'.B175]+[$'master-with-2377-without-ancestor-not2-data'.B175])/2" office:value-type="float" office:value="0.4319" calcext:value-type="float">
            <text:p>0.4319</text:p>
          </table:table-cell>
          <table:table-cell table:formula="of:=[.B196]/[.C196]" office:value-type="float" office:value="1.05186385737439" calcext:value-type="float">
            <text:p>1.05186385737439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table:formula="of:=([$'baseline-6.22.0-data'.B223]+[$'baseline-6.22.0b-data'.B223])/2" office:value-type="float" office:value="0.0553" calcext:value-type="float">
            <text:p>0.0553</text:p>
          </table:table-cell>
          <table:table-cell table:formula="of:=([$'master-with-2377-without-ancestor-not-data'.B223]+[$'master-with-2377-without-ancestor-not2-data'.B223])/2" office:value-type="float" office:value="0.0525" calcext:value-type="float">
            <text:p>0.0525</text:p>
          </table:table-cell>
          <table:table-cell table:formula="of:=[.B197]/[.C197]" office:value-type="float" office:value="1.05333333333333" calcext:value-type="float">
            <text:p>1.05333333333333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table:formula="of:=([$'baseline-6.22.0-data'.B244]+[$'baseline-6.22.0b-data'.B244])/2" office:value-type="float" office:value="0.8233" calcext:value-type="float">
            <text:p>0.8233</text:p>
          </table:table-cell>
          <table:table-cell table:formula="of:=([$'master-with-2377-without-ancestor-not-data'.B244]+[$'master-with-2377-without-ancestor-not2-data'.B244])/2" office:value-type="float" office:value="0.7811" calcext:value-type="float">
            <text:p>0.7811</text:p>
          </table:table-cell>
          <table:table-cell table:formula="of:=[.B198]/[.C198]" office:value-type="float" office:value="1.05402637306363" calcext:value-type="float">
            <text:p>1.05402637306363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table:formula="of:=([$'baseline-6.22.0-data'.B25]+[$'baseline-6.22.0b-data'.B25])/2" office:value-type="float" office:value="0.232" calcext:value-type="float">
            <text:p>0.232</text:p>
          </table:table-cell>
          <table:table-cell table:formula="of:=([$'master-with-2377-without-ancestor-not-data'.B25]+[$'master-with-2377-without-ancestor-not2-data'.B25])/2" office:value-type="float" office:value="0.2197" calcext:value-type="float">
            <text:p>0.2197</text:p>
          </table:table-cell>
          <table:table-cell table:formula="of:=[.B199]/[.C199]" office:value-type="float" office:value="1.05598543468366" calcext:value-type="float">
            <text:p>1.05598543468366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table:formula="of:=([$'baseline-6.22.0-data'.B113]+[$'baseline-6.22.0b-data'.B113])/2" office:value-type="float" office:value="0.0028" calcext:value-type="float">
            <text:p>0.0028</text:p>
          </table:table-cell>
          <table:table-cell table:formula="of:=([$'master-with-2377-without-ancestor-not-data'.B113]+[$'master-with-2377-without-ancestor-not2-data'.B113])/2" office:value-type="float" office:value="0.00265" calcext:value-type="float">
            <text:p>0.00265</text:p>
          </table:table-cell>
          <table:table-cell table:formula="of:=[.B200]/[.C200]" office:value-type="float" office:value="1.05660377358491" calcext:value-type="float">
            <text:p>1.05660377358491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table:formula="of:=([$'baseline-6.22.0-data'.B187]+[$'baseline-6.22.0b-data'.B187])/2" office:value-type="float" office:value="0.2752" calcext:value-type="float">
            <text:p>0.2752</text:p>
          </table:table-cell>
          <table:table-cell table:formula="of:=([$'master-with-2377-without-ancestor-not-data'.B187]+[$'master-with-2377-without-ancestor-not2-data'.B187])/2" office:value-type="float" office:value="0.25735" calcext:value-type="float">
            <text:p>0.25735</text:p>
          </table:table-cell>
          <table:table-cell table:formula="of:=[.B201]/[.C201]" office:value-type="float" office:value="1.06936079269477" calcext:value-type="float">
            <text:p>1.06936079269477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table:formula="of:=([$'baseline-6.22.0-data'.B73]+[$'baseline-6.22.0b-data'.B73])/2" office:value-type="float" office:value="0.37495" calcext:value-type="float">
            <text:p>0.37495</text:p>
          </table:table-cell>
          <table:table-cell table:formula="of:=([$'master-with-2377-without-ancestor-not-data'.B73]+[$'master-with-2377-without-ancestor-not2-data'.B73])/2" office:value-type="float" office:value="0.3497" calcext:value-type="float">
            <text:p>0.3497</text:p>
          </table:table-cell>
          <table:table-cell table:formula="of:=[.B202]/[.C202]" office:value-type="float" office:value="1.07220474692594" calcext:value-type="float">
            <text:p>1.07220474692594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table:formula="of:=([$'baseline-6.22.0-data'.B32]+[$'baseline-6.22.0b-data'.B32])/2" office:value-type="float" office:value="0.008" calcext:value-type="float">
            <text:p>0.008</text:p>
          </table:table-cell>
          <table:table-cell table:formula="of:=([$'master-with-2377-without-ancestor-not-data'.B32]+[$'master-with-2377-without-ancestor-not2-data'.B32])/2" office:value-type="float" office:value="0.00745" calcext:value-type="float">
            <text:p>0.00745</text:p>
          </table:table-cell>
          <table:table-cell table:formula="of:=[.B203]/[.C203]" office:value-type="float" office:value="1.0738255033557" calcext:value-type="float">
            <text:p>1.0738255033557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table:formula="of:=([$'baseline-6.22.0-data'.B99]+[$'baseline-6.22.0b-data'.B99])/2" office:value-type="float" office:value="0.2641" calcext:value-type="float">
            <text:p>0.2641</text:p>
          </table:table-cell>
          <table:table-cell table:formula="of:=([$'master-with-2377-without-ancestor-not-data'.B99]+[$'master-with-2377-without-ancestor-not2-data'.B99])/2" office:value-type="float" office:value="0.2454" calcext:value-type="float">
            <text:p>0.2454</text:p>
          </table:table-cell>
          <table:table-cell table:formula="of:=[.B204]/[.C204]" office:value-type="float" office:value="1.07620211898941" calcext:value-type="float">
            <text:p>1.07620211898941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table:formula="of:=([$'baseline-6.22.0-data'.B56]+[$'baseline-6.22.0b-data'.B56])/2" office:value-type="float" office:value="0.26645" calcext:value-type="float">
            <text:p>0.26645</text:p>
          </table:table-cell>
          <table:table-cell table:formula="of:=([$'master-with-2377-without-ancestor-not-data'.B56]+[$'master-with-2377-without-ancestor-not2-data'.B56])/2" office:value-type="float" office:value="0.2466" calcext:value-type="float">
            <text:p>0.2466</text:p>
          </table:table-cell>
          <table:table-cell table:formula="of:=[.B205]/[.C205]" office:value-type="float" office:value="1.08049472830495" calcext:value-type="float">
            <text:p>1.08049472830495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table:formula="of:=([$'baseline-6.22.0-data'.B48]+[$'baseline-6.22.0b-data'.B48])/2" office:value-type="float" office:value="0.26395" calcext:value-type="float">
            <text:p>0.26395</text:p>
          </table:table-cell>
          <table:table-cell table:formula="of:=([$'master-with-2377-without-ancestor-not-data'.B48]+[$'master-with-2377-without-ancestor-not2-data'.B48])/2" office:value-type="float" office:value="0.24315" calcext:value-type="float">
            <text:p>0.24315</text:p>
          </table:table-cell>
          <table:table-cell table:formula="of:=[.B206]/[.C206]" office:value-type="float" office:value="1.08554390294057" calcext:value-type="float">
            <text:p>1.08554390294057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table:formula="of:=([$'baseline-6.22.0-data'.B220]+[$'baseline-6.22.0b-data'.B220])/2" office:value-type="float" office:value="0.62515" calcext:value-type="float">
            <text:p>0.62515</text:p>
          </table:table-cell>
          <table:table-cell table:formula="of:=([$'master-with-2377-without-ancestor-not-data'.B220]+[$'master-with-2377-without-ancestor-not2-data'.B220])/2" office:value-type="float" office:value="0.57565" calcext:value-type="float">
            <text:p>0.57565</text:p>
          </table:table-cell>
          <table:table-cell table:formula="of:=[.B207]/[.C207]" office:value-type="float" office:value="1.08598975071658" calcext:value-type="float">
            <text:p>1.08598975071658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table:formula="of:=([$'baseline-6.22.0-data'.B28]+[$'baseline-6.22.0b-data'.B28])/2" office:value-type="float" office:value="0.235" calcext:value-type="float">
            <text:p>0.235</text:p>
          </table:table-cell>
          <table:table-cell table:formula="of:=([$'master-with-2377-without-ancestor-not-data'.B28]+[$'master-with-2377-without-ancestor-not2-data'.B28])/2" office:value-type="float" office:value="0.2158" calcext:value-type="float">
            <text:p>0.2158</text:p>
          </table:table-cell>
          <table:table-cell table:formula="of:=[.B208]/[.C208]" office:value-type="float" office:value="1.08897126969416" calcext:value-type="float">
            <text:p>1.08897126969416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table:formula="of:=([$'baseline-6.22.0-data'.B126]+[$'baseline-6.22.0b-data'.B126])/2" office:value-type="float" office:value="0.0709" calcext:value-type="float">
            <text:p>0.0709</text:p>
          </table:table-cell>
          <table:table-cell table:formula="of:=([$'master-with-2377-without-ancestor-not-data'.B126]+[$'master-with-2377-without-ancestor-not2-data'.B126])/2" office:value-type="float" office:value="0.06495" calcext:value-type="float">
            <text:p>0.06495</text:p>
          </table:table-cell>
          <table:table-cell table:formula="of:=[.B209]/[.C209]" office:value-type="float" office:value="1.09160892994611" calcext:value-type="float">
            <text:p>1.09160892994611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table:formula="of:=([$'baseline-6.22.0-data'.B281]+[$'baseline-6.22.0b-data'.B281])/2" office:value-type="float" office:value="0.30245" calcext:value-type="float">
            <text:p>0.30245</text:p>
          </table:table-cell>
          <table:table-cell table:formula="of:=([$'master-with-2377-without-ancestor-not-data'.B281]+[$'master-with-2377-without-ancestor-not2-data'.B281])/2" office:value-type="float" office:value="0.27685" calcext:value-type="float">
            <text:p>0.27685</text:p>
          </table:table-cell>
          <table:table-cell table:formula="of:=[.B210]/[.C210]" office:value-type="float" office:value="1.09246884594546" calcext:value-type="float">
            <text:p>1.09246884594546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table:formula="of:=([$'baseline-6.22.0-data'.B142]+[$'baseline-6.22.0b-data'.B142])/2" office:value-type="float" office:value="0.24825" calcext:value-type="float">
            <text:p>0.24825</text:p>
          </table:table-cell>
          <table:table-cell table:formula="of:=([$'master-with-2377-without-ancestor-not-data'.B142]+[$'master-with-2377-without-ancestor-not2-data'.B142])/2" office:value-type="float" office:value="0.2259" calcext:value-type="float">
            <text:p>0.2259</text:p>
          </table:table-cell>
          <table:table-cell table:formula="of:=[.B211]/[.C211]" office:value-type="float" office:value="1.09893758300133" calcext:value-type="float">
            <text:p>1.09893758300133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table:formula="of:=([$'baseline-6.22.0-data'.B239]+[$'baseline-6.22.0b-data'.B239])/2" office:value-type="float" office:value="0.091" calcext:value-type="float">
            <text:p>0.091</text:p>
          </table:table-cell>
          <table:table-cell table:formula="of:=([$'master-with-2377-without-ancestor-not-data'.B239]+[$'master-with-2377-without-ancestor-not2-data'.B239])/2" office:value-type="float" office:value="0.0828" calcext:value-type="float">
            <text:p>0.0828</text:p>
          </table:table-cell>
          <table:table-cell table:formula="of:=[.B212]/[.C212]" office:value-type="float" office:value="1.09903381642512" calcext:value-type="float">
            <text:p>1.09903381642512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table:formula="of:=([$'baseline-6.22.0-data'.B267]+[$'baseline-6.22.0b-data'.B267])/2" office:value-type="float" office:value="0.7072" calcext:value-type="float">
            <text:p>0.7072</text:p>
          </table:table-cell>
          <table:table-cell table:formula="of:=([$'master-with-2377-without-ancestor-not-data'.B267]+[$'master-with-2377-without-ancestor-not2-data'.B267])/2" office:value-type="float" office:value="0.6425" calcext:value-type="float">
            <text:p>0.6425</text:p>
          </table:table-cell>
          <table:table-cell table:formula="of:=[.B213]/[.C213]" office:value-type="float" office:value="1.10070038910506" calcext:value-type="float">
            <text:p>1.10070038910506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table:formula="of:=([$'baseline-6.22.0-data'.B249]+[$'baseline-6.22.0b-data'.B249])/2" office:value-type="float" office:value="0.1723" calcext:value-type="float">
            <text:p>0.1723</text:p>
          </table:table-cell>
          <table:table-cell table:formula="of:=([$'master-with-2377-without-ancestor-not-data'.B249]+[$'master-with-2377-without-ancestor-not2-data'.B249])/2" office:value-type="float" office:value="0.15615" calcext:value-type="float">
            <text:p>0.15615</text:p>
          </table:table-cell>
          <table:table-cell table:formula="of:=[.B214]/[.C214]" office:value-type="float" office:value="1.10342619276337" calcext:value-type="float">
            <text:p>1.10342619276337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table:formula="of:=([$'baseline-6.22.0-data'.B38]+[$'baseline-6.22.0b-data'.B38])/2" office:value-type="float" office:value="0.0159" calcext:value-type="float">
            <text:p>0.0159</text:p>
          </table:table-cell>
          <table:table-cell table:formula="of:=([$'master-with-2377-without-ancestor-not-data'.B38]+[$'master-with-2377-without-ancestor-not2-data'.B38])/2" office:value-type="float" office:value="0.0144" calcext:value-type="float">
            <text:p>0.0144</text:p>
          </table:table-cell>
          <table:table-cell table:formula="of:=[.B215]/[.C215]" office:value-type="float" office:value="1.10416666666667" calcext:value-type="float">
            <text:p>1.10416666666667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table:formula="of:=([$'baseline-6.22.0-data'.B20]+[$'baseline-6.22.0b-data'.B20])/2" office:value-type="float" office:value="0.24745" calcext:value-type="float">
            <text:p>0.24745</text:p>
          </table:table-cell>
          <table:table-cell table:formula="of:=([$'master-with-2377-without-ancestor-not-data'.B20]+[$'master-with-2377-without-ancestor-not2-data'.B20])/2" office:value-type="float" office:value="0.222" calcext:value-type="float">
            <text:p>0.222</text:p>
          </table:table-cell>
          <table:table-cell table:formula="of:=[.B216]/[.C216]" office:value-type="float" office:value="1.11463963963964" calcext:value-type="float">
            <text:p>1.11463963963964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table:formula="of:=([$'baseline-6.22.0-data'.B243]+[$'baseline-6.22.0b-data'.B243])/2" office:value-type="float" office:value="0.1435" calcext:value-type="float">
            <text:p>0.1435</text:p>
          </table:table-cell>
          <table:table-cell table:formula="of:=([$'master-with-2377-without-ancestor-not-data'.B243]+[$'master-with-2377-without-ancestor-not2-data'.B243])/2" office:value-type="float" office:value="0.12835" calcext:value-type="float">
            <text:p>0.12835</text:p>
          </table:table-cell>
          <table:table-cell table:formula="of:=[.B217]/[.C217]" office:value-type="float" office:value="1.11803661862096" calcext:value-type="float">
            <text:p>1.11803661862096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table:formula="of:=([$'baseline-6.22.0-data'.B283]+[$'baseline-6.22.0b-data'.B283])/2" office:value-type="float" office:value="1.9971" calcext:value-type="float">
            <text:p>1.9971</text:p>
          </table:table-cell>
          <table:table-cell table:formula="of:=([$'master-with-2377-without-ancestor-not-data'.B283]+[$'master-with-2377-without-ancestor-not2-data'.B283])/2" office:value-type="float" office:value="1.75555" calcext:value-type="float">
            <text:p>1.75555</text:p>
          </table:table-cell>
          <table:table-cell table:formula="of:=[.B218]/[.C218]" office:value-type="float" office:value="1.13759220757028" calcext:value-type="float">
            <text:p>1.13759220757028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table:formula="of:=([$'baseline-6.22.0-data'.B21]+[$'baseline-6.22.0b-data'.B21])/2" office:value-type="float" office:value="0.2915" calcext:value-type="float">
            <text:p>0.2915</text:p>
          </table:table-cell>
          <table:table-cell table:formula="of:=([$'master-with-2377-without-ancestor-not-data'.B21]+[$'master-with-2377-without-ancestor-not2-data'.B21])/2" office:value-type="float" office:value="0.25525" calcext:value-type="float">
            <text:p>0.25525</text:p>
          </table:table-cell>
          <table:table-cell table:formula="of:=[.B219]/[.C219]" office:value-type="float" office:value="1.14201762977473" calcext:value-type="float">
            <text:p>1.14201762977473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table:formula="of:=([$'baseline-6.22.0-data'.B95]+[$'baseline-6.22.0b-data'.B95])/2" office:value-type="float" office:value="0.0052" calcext:value-type="float">
            <text:p>0.0052</text:p>
          </table:table-cell>
          <table:table-cell table:formula="of:=([$'master-with-2377-without-ancestor-not-data'.B95]+[$'master-with-2377-without-ancestor-not2-data'.B95])/2" office:value-type="float" office:value="0.0045" calcext:value-type="float">
            <text:p>0.0045</text:p>
          </table:table-cell>
          <table:table-cell table:formula="of:=[.B220]/[.C220]" office:value-type="float" office:value="1.15555555555556" calcext:value-type="float">
            <text:p>1.1555555555555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table:formula="of:=([$'baseline-6.22.0-data'.B14]+[$'baseline-6.22.0b-data'.B14])/2" office:value-type="float" office:value="0.01595" calcext:value-type="float">
            <text:p>0.01595</text:p>
          </table:table-cell>
          <table:table-cell table:formula="of:=([$'master-with-2377-without-ancestor-not-data'.B14]+[$'master-with-2377-without-ancestor-not2-data'.B14])/2" office:value-type="float" office:value="0.0138" calcext:value-type="float">
            <text:p>0.0138</text:p>
          </table:table-cell>
          <table:table-cell table:formula="of:=[.B221]/[.C221]" office:value-type="float" office:value="1.15579710144928" calcext:value-type="float">
            <text:p>1.15579710144928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table:formula="of:=([$'baseline-6.22.0-data'.B257]+[$'baseline-6.22.0b-data'.B257])/2" office:value-type="float" office:value="0.1131" calcext:value-type="float">
            <text:p>0.1131</text:p>
          </table:table-cell>
          <table:table-cell table:formula="of:=([$'master-with-2377-without-ancestor-not-data'.B257]+[$'master-with-2377-without-ancestor-not2-data'.B257])/2" office:value-type="float" office:value="0.0975" calcext:value-type="float">
            <text:p>0.0975</text:p>
          </table:table-cell>
          <table:table-cell table:formula="of:=[.B222]/[.C222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table:formula="of:=([$'baseline-6.22.0-data'.B174]+[$'baseline-6.22.0b-data'.B174])/2" office:value-type="float" office:value="0.1565" calcext:value-type="float">
            <text:p>0.1565</text:p>
          </table:table-cell>
          <table:table-cell table:formula="of:=([$'master-with-2377-without-ancestor-not-data'.B174]+[$'master-with-2377-without-ancestor-not2-data'.B174])/2" office:value-type="float" office:value="0.13435" calcext:value-type="float">
            <text:p>0.13435</text:p>
          </table:table-cell>
          <table:table-cell table:formula="of:=[.B223]/[.C223]" office:value-type="float" office:value="1.16486788239673" calcext:value-type="float">
            <text:p>1.16486788239673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table:formula="of:=([$'baseline-6.22.0-data'.B54]+[$'baseline-6.22.0b-data'.B54])/2" office:value-type="float" office:value="0.18405" calcext:value-type="float">
            <text:p>0.18405</text:p>
          </table:table-cell>
          <table:table-cell table:formula="of:=([$'master-with-2377-without-ancestor-not-data'.B54]+[$'master-with-2377-without-ancestor-not2-data'.B54])/2" office:value-type="float" office:value="0.15755" calcext:value-type="float">
            <text:p>0.15755</text:p>
          </table:table-cell>
          <table:table-cell table:formula="of:=[.B224]/[.C224]" office:value-type="float" office:value="1.16820057124722" calcext:value-type="float">
            <text:p>1.16820057124722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table:formula="of:=([$'baseline-6.22.0-data'.B88]+[$'baseline-6.22.0b-data'.B88])/2" office:value-type="float" office:value="0.3426" calcext:value-type="float">
            <text:p>0.3426</text:p>
          </table:table-cell>
          <table:table-cell table:formula="of:=([$'master-with-2377-without-ancestor-not-data'.B88]+[$'master-with-2377-without-ancestor-not2-data'.B88])/2" office:value-type="float" office:value="0.29195" calcext:value-type="float">
            <text:p>0.29195</text:p>
          </table:table-cell>
          <table:table-cell table:formula="of:=[.B225]/[.C225]" office:value-type="float" office:value="1.17348861106354" calcext:value-type="float">
            <text:p>1.17348861106354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table:formula="of:=([$'baseline-6.22.0-data'.B10]+[$'baseline-6.22.0b-data'.B10])/2" office:value-type="float" office:value="0.6181" calcext:value-type="float">
            <text:p>0.6181</text:p>
          </table:table-cell>
          <table:table-cell table:formula="of:=([$'master-with-2377-without-ancestor-not-data'.B10]+[$'master-with-2377-without-ancestor-not2-data'.B10])/2" office:value-type="float" office:value="0.52455" calcext:value-type="float">
            <text:p>0.52455</text:p>
          </table:table-cell>
          <table:table-cell table:formula="of:=[.B226]/[.C226]" office:value-type="float" office:value="1.17834334191212" calcext:value-type="float">
            <text:p>1.17834334191212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table:formula="of:=([$'baseline-6.22.0-data'.B35]+[$'baseline-6.22.0b-data'.B35])/2" office:value-type="float" office:value="0.04775" calcext:value-type="float">
            <text:p>0.04775</text:p>
          </table:table-cell>
          <table:table-cell table:formula="of:=([$'master-with-2377-without-ancestor-not-data'.B35]+[$'master-with-2377-without-ancestor-not2-data'.B35])/2" office:value-type="float" office:value="0.04045" calcext:value-type="float">
            <text:p>0.04045</text:p>
          </table:table-cell>
          <table:table-cell table:formula="of:=[.B227]/[.C227]" office:value-type="float" office:value="1.18046971569839" calcext:value-type="float">
            <text:p>1.18046971569839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table:formula="of:=([$'baseline-6.22.0-data'.B252]+[$'baseline-6.22.0b-data'.B252])/2" office:value-type="float" office:value="0.06835" calcext:value-type="float">
            <text:p>0.06835</text:p>
          </table:table-cell>
          <table:table-cell table:formula="of:=([$'master-with-2377-without-ancestor-not-data'.B252]+[$'master-with-2377-without-ancestor-not2-data'.B252])/2" office:value-type="float" office:value="0.0579" calcext:value-type="float">
            <text:p>0.0579</text:p>
          </table:table-cell>
          <table:table-cell table:formula="of:=[.B228]/[.C228]" office:value-type="float" office:value="1.18048359240069" calcext:value-type="float">
            <text:p>1.18048359240069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table:formula="of:=([$'baseline-6.22.0-data'.B98]+[$'baseline-6.22.0b-data'.B98])/2" office:value-type="float" office:value="0.26" calcext:value-type="float">
            <text:p>0.26</text:p>
          </table:table-cell>
          <table:table-cell table:formula="of:=([$'master-with-2377-without-ancestor-not-data'.B98]+[$'master-with-2377-without-ancestor-not2-data'.B98])/2" office:value-type="float" office:value="0.21745" calcext:value-type="float">
            <text:p>0.21745</text:p>
          </table:table-cell>
          <table:table-cell table:formula="of:=[.B229]/[.C229]" office:value-type="float" office:value="1.19567716716487" calcext:value-type="float">
            <text:p>1.19567716716487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table:formula="of:=([$'baseline-6.22.0-data'.B199]+[$'baseline-6.22.0b-data'.B199])/2" office:value-type="float" office:value="6.5118" calcext:value-type="float">
            <text:p>6.5118</text:p>
          </table:table-cell>
          <table:table-cell table:formula="of:=([$'master-with-2377-without-ancestor-not-data'.B199]+[$'master-with-2377-without-ancestor-not2-data'.B199])/2" office:value-type="float" office:value="5.4458" calcext:value-type="float">
            <text:p>5.4458</text:p>
          </table:table-cell>
          <table:table-cell table:formula="of:=[.B230]/[.C230]" office:value-type="float" office:value="1.19574718131404" calcext:value-type="float">
            <text:p>1.19574718131404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table:formula="of:=([$'baseline-6.22.0-data'.B238]+[$'baseline-6.22.0b-data'.B238])/2" office:value-type="float" office:value="0.03315" calcext:value-type="float">
            <text:p>0.03315</text:p>
          </table:table-cell>
          <table:table-cell table:formula="of:=([$'master-with-2377-without-ancestor-not-data'.B238]+[$'master-with-2377-without-ancestor-not2-data'.B238])/2" office:value-type="float" office:value="0.0276" calcext:value-type="float">
            <text:p>0.0276</text:p>
          </table:table-cell>
          <table:table-cell table:formula="of:=[.B231]/[.C231]" office:value-type="float" office:value="1.20108695652174" calcext:value-type="float">
            <text:p>1.20108695652174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table:formula="of:=([$'baseline-6.22.0-data'.B192]+[$'baseline-6.22.0b-data'.B192])/2" office:value-type="float" office:value="0.29835" calcext:value-type="float">
            <text:p>0.29835</text:p>
          </table:table-cell>
          <table:table-cell table:formula="of:=([$'master-with-2377-without-ancestor-not-data'.B192]+[$'master-with-2377-without-ancestor-not2-data'.B192])/2" office:value-type="float" office:value="0.2483" calcext:value-type="float">
            <text:p>0.2483</text:p>
          </table:table-cell>
          <table:table-cell table:formula="of:=[.B232]/[.C232]" office:value-type="float" office:value="1.20157068062827" calcext:value-type="float">
            <text:p>1.20157068062827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table:formula="of:=([$'baseline-6.22.0-data'.B170]+[$'baseline-6.22.0b-data'.B170])/2" office:value-type="float" office:value="0.38785" calcext:value-type="float">
            <text:p>0.38785</text:p>
          </table:table-cell>
          <table:table-cell table:formula="of:=([$'master-with-2377-without-ancestor-not-data'.B170]+[$'master-with-2377-without-ancestor-not2-data'.B170])/2" office:value-type="float" office:value="0.32225" calcext:value-type="float">
            <text:p>0.32225</text:p>
          </table:table-cell>
          <table:table-cell table:formula="of:=[.B233]/[.C233]" office:value-type="float" office:value="1.20356865787432" calcext:value-type="float">
            <text:p>1.20356865787432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table:formula="of:=([$'baseline-6.22.0-data'.B27]+[$'baseline-6.22.0b-data'.B27])/2" office:value-type="float" office:value="0.02855" calcext:value-type="float">
            <text:p>0.02855</text:p>
          </table:table-cell>
          <table:table-cell table:formula="of:=([$'master-with-2377-without-ancestor-not-data'.B27]+[$'master-with-2377-without-ancestor-not2-data'.B27])/2" office:value-type="float" office:value="0.0232" calcext:value-type="float">
            <text:p>0.0232</text:p>
          </table:table-cell>
          <table:table-cell table:formula="of:=[.B234]/[.C234]" office:value-type="float" office:value="1.23060344827586" calcext:value-type="float">
            <text:p>1.23060344827586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table:formula="of:=([$'baseline-6.22.0-data'.B255]+[$'baseline-6.22.0b-data'.B255])/2" office:value-type="float" office:value="3.0475" calcext:value-type="float">
            <text:p>3.0475</text:p>
          </table:table-cell>
          <table:table-cell table:formula="of:=([$'master-with-2377-without-ancestor-not-data'.B255]+[$'master-with-2377-without-ancestor-not2-data'.B255])/2" office:value-type="float" office:value="2.45095" calcext:value-type="float">
            <text:p>2.45095</text:p>
          </table:table-cell>
          <table:table-cell table:formula="of:=[.B235]/[.C235]" office:value-type="float" office:value="1.24339541810318" calcext:value-type="float">
            <text:p>1.24339541810318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table:formula="of:=([$'baseline-6.22.0-data'.B258]+[$'baseline-6.22.0b-data'.B258])/2" office:value-type="float" office:value="0.13455" calcext:value-type="float">
            <text:p>0.13455</text:p>
          </table:table-cell>
          <table:table-cell table:formula="of:=([$'master-with-2377-without-ancestor-not-data'.B258]+[$'master-with-2377-without-ancestor-not2-data'.B258])/2" office:value-type="float" office:value="0.10695" calcext:value-type="float">
            <text:p>0.10695</text:p>
          </table:table-cell>
          <table:table-cell table:formula="of:=[.B236]/[.C236]" office:value-type="float" office:value="1.25806451612903" calcext:value-type="float">
            <text:p>1.25806451612903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table:formula="of:=([$'baseline-6.22.0-data'.B173]+[$'baseline-6.22.0b-data'.B173])/2" office:value-type="float" office:value="0.3958" calcext:value-type="float">
            <text:p>0.3958</text:p>
          </table:table-cell>
          <table:table-cell table:formula="of:=([$'master-with-2377-without-ancestor-not-data'.B173]+[$'master-with-2377-without-ancestor-not2-data'.B173])/2" office:value-type="float" office:value="0.313" calcext:value-type="float">
            <text:p>0.313</text:p>
          </table:table-cell>
          <table:table-cell table:formula="of:=[.B237]/[.C237]" office:value-type="float" office:value="1.26453674121406" calcext:value-type="float">
            <text:p>1.26453674121406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table:formula="of:=([$'baseline-6.22.0-data'.B109]+[$'baseline-6.22.0b-data'.B109])/2" office:value-type="float" office:value="0.13825" calcext:value-type="float">
            <text:p>0.13825</text:p>
          </table:table-cell>
          <table:table-cell table:formula="of:=([$'master-with-2377-without-ancestor-not-data'.B109]+[$'master-with-2377-without-ancestor-not2-data'.B109])/2" office:value-type="float" office:value="0.109" calcext:value-type="float">
            <text:p>0.109</text:p>
          </table:table-cell>
          <table:table-cell table:formula="of:=[.B238]/[.C238]" office:value-type="float" office:value="1.26834862385321" calcext:value-type="float">
            <text:p>1.26834862385321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table:formula="of:=([$'baseline-6.22.0-data'.B197]+[$'baseline-6.22.0b-data'.B197])/2" office:value-type="float" office:value="0.29645" calcext:value-type="float">
            <text:p>0.29645</text:p>
          </table:table-cell>
          <table:table-cell table:formula="of:=([$'master-with-2377-without-ancestor-not-data'.B197]+[$'master-with-2377-without-ancestor-not2-data'.B197])/2" office:value-type="float" office:value="0.2336" calcext:value-type="float">
            <text:p>0.2336</text:p>
          </table:table-cell>
          <table:table-cell table:formula="of:=[.B239]/[.C239]" office:value-type="float" office:value="1.26904965753425" calcext:value-type="float">
            <text:p>1.26904965753425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table:formula="of:=([$'baseline-6.22.0-data'.B36]+[$'baseline-6.22.0b-data'.B36])/2" office:value-type="float" office:value="0.1304" calcext:value-type="float">
            <text:p>0.1304</text:p>
          </table:table-cell>
          <table:table-cell table:formula="of:=([$'master-with-2377-without-ancestor-not-data'.B36]+[$'master-with-2377-without-ancestor-not2-data'.B36])/2" office:value-type="float" office:value="0.10065" calcext:value-type="float">
            <text:p>0.10065</text:p>
          </table:table-cell>
          <table:table-cell table:formula="of:=[.B240]/[.C240]" office:value-type="float" office:value="1.29557873820169" calcext:value-type="float">
            <text:p>1.29557873820169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table:formula="of:=([$'baseline-6.22.0-data'.B234]+[$'baseline-6.22.0b-data'.B234])/2" office:value-type="float" office:value="0.0093" calcext:value-type="float">
            <text:p>0.0093</text:p>
          </table:table-cell>
          <table:table-cell table:formula="of:=([$'master-with-2377-without-ancestor-not-data'.B234]+[$'master-with-2377-without-ancestor-not2-data'.B234])/2" office:value-type="float" office:value="0.00715" calcext:value-type="float">
            <text:p>0.00715</text:p>
          </table:table-cell>
          <table:table-cell table:formula="of:=[.B241]/[.C241]" office:value-type="float" office:value="1.3006993006993" calcext:value-type="float">
            <text:p>1.3006993006993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table:formula="of:=([$'baseline-6.22.0-data'.B71]+[$'baseline-6.22.0b-data'.B71])/2" office:value-type="float" office:value="0.1001" calcext:value-type="float">
            <text:p>0.1001</text:p>
          </table:table-cell>
          <table:table-cell table:formula="of:=([$'master-with-2377-without-ancestor-not-data'.B71]+[$'master-with-2377-without-ancestor-not2-data'.B71])/2" office:value-type="float" office:value="0.07585" calcext:value-type="float">
            <text:p>0.07585</text:p>
          </table:table-cell>
          <table:table-cell table:formula="of:=[.B242]/[.C242]" office:value-type="float" office:value="1.3197099538563" calcext:value-type="float">
            <text:p>1.3197099538563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table:formula="of:=([$'baseline-6.22.0-data'.B185]+[$'baseline-6.22.0b-data'.B185])/2" office:value-type="float" office:value="0.0084" calcext:value-type="float">
            <text:p>0.0084</text:p>
          </table:table-cell>
          <table:table-cell table:formula="of:=([$'master-with-2377-without-ancestor-not-data'.B185]+[$'master-with-2377-without-ancestor-not2-data'.B185])/2" office:value-type="float" office:value="0.00605" calcext:value-type="float">
            <text:p>0.00605</text:p>
          </table:table-cell>
          <table:table-cell table:formula="of:=[.B243]/[.C243]" office:value-type="float" office:value="1.38842975206612" calcext:value-type="float">
            <text:p>1.38842975206612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table:formula="of:=([$'baseline-6.22.0-data'.B272]+[$'baseline-6.22.0b-data'.B272])/2" office:value-type="float" office:value="0.2541" calcext:value-type="float">
            <text:p>0.2541</text:p>
          </table:table-cell>
          <table:table-cell table:formula="of:=([$'master-with-2377-without-ancestor-not-data'.B272]+[$'master-with-2377-without-ancestor-not2-data'.B272])/2" office:value-type="float" office:value="0.18265" calcext:value-type="float">
            <text:p>0.18265</text:p>
          </table:table-cell>
          <table:table-cell table:formula="of:=[.B244]/[.C244]" office:value-type="float" office:value="1.39118532712839" calcext:value-type="float">
            <text:p>1.39118532712839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table:formula="of:=([$'baseline-6.22.0-data'.B155]+[$'baseline-6.22.0b-data'.B155])/2" office:value-type="float" office:value="1.56295" calcext:value-type="float">
            <text:p>1.56295</text:p>
          </table:table-cell>
          <table:table-cell table:formula="of:=([$'master-with-2377-without-ancestor-not-data'.B155]+[$'master-with-2377-without-ancestor-not2-data'.B155])/2" office:value-type="float" office:value="1.0996" calcext:value-type="float">
            <text:p>1.0996</text:p>
          </table:table-cell>
          <table:table-cell table:formula="of:=[.B245]/[.C245]" office:value-type="float" office:value="1.42138050200073" calcext:value-type="float">
            <text:p>1.42138050200073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table:formula="of:=([$'baseline-6.22.0-data'.B115]+[$'baseline-6.22.0b-data'.B115])/2" office:value-type="float" office:value="0.003" calcext:value-type="float">
            <text:p>0.003</text:p>
          </table:table-cell>
          <table:table-cell table:formula="of:=([$'master-with-2377-without-ancestor-not-data'.B115]+[$'master-with-2377-without-ancestor-not2-data'.B115])/2" office:value-type="float" office:value="0.0021" calcext:value-type="float">
            <text:p>0.0021</text:p>
          </table:table-cell>
          <table:table-cell table:formula="of:=[.B246]/[.C246]" office:value-type="float" office:value="1.42857142857143" calcext:value-type="float">
            <text:p>1.42857142857143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table:formula="of:=([$'baseline-6.22.0-data'.B65]+[$'baseline-6.22.0b-data'.B65])/2" office:value-type="float" office:value="0.11355" calcext:value-type="float">
            <text:p>0.11355</text:p>
          </table:table-cell>
          <table:table-cell table:formula="of:=([$'master-with-2377-without-ancestor-not-data'.B65]+[$'master-with-2377-without-ancestor-not2-data'.B65])/2" office:value-type="float" office:value="0.0762" calcext:value-type="float">
            <text:p>0.0762</text:p>
          </table:table-cell>
          <table:table-cell table:formula="of:=[.B247]/[.C247]" office:value-type="float" office:value="1.49015748031496" calcext:value-type="float">
            <text:p>1.49015748031496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table:formula="of:=([$'baseline-6.22.0-data'.B278]+[$'baseline-6.22.0b-data'.B278])/2" office:value-type="float" office:value="1.75955" calcext:value-type="float">
            <text:p>1.75955</text:p>
          </table:table-cell>
          <table:table-cell table:formula="of:=([$'master-with-2377-without-ancestor-not-data'.B278]+[$'master-with-2377-without-ancestor-not2-data'.B278])/2" office:value-type="float" office:value="1.17575" calcext:value-type="float">
            <text:p>1.17575</text:p>
          </table:table-cell>
          <table:table-cell table:formula="of:=[.B248]/[.C248]" office:value-type="float" office:value="1.49653412715288" calcext:value-type="float">
            <text:p>1.49653412715288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table:formula="of:=([$'baseline-6.22.0-data'.B157]+[$'baseline-6.22.0b-data'.B157])/2" office:value-type="float" office:value="2.0196" calcext:value-type="float">
            <text:p>2.0196</text:p>
          </table:table-cell>
          <table:table-cell table:formula="of:=([$'master-with-2377-without-ancestor-not-data'.B157]+[$'master-with-2377-without-ancestor-not2-data'.B157])/2" office:value-type="float" office:value="1.2783" calcext:value-type="float">
            <text:p>1.2783</text:p>
          </table:table-cell>
          <table:table-cell table:formula="of:=[.B249]/[.C249]" office:value-type="float" office:value="1.57991081905656" calcext:value-type="float">
            <text:p>1.57991081905656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table:formula="of:=([$'baseline-6.22.0-data'.B184]+[$'baseline-6.22.0b-data'.B184])/2" office:value-type="float" office:value="0.0336" calcext:value-type="float">
            <text:p>0.0336</text:p>
          </table:table-cell>
          <table:table-cell table:formula="of:=([$'master-with-2377-without-ancestor-not-data'.B184]+[$'master-with-2377-without-ancestor-not2-data'.B184])/2" office:value-type="float" office:value="0.02105" calcext:value-type="float">
            <text:p>0.02105</text:p>
          </table:table-cell>
          <table:table-cell table:formula="of:=[.B250]/[.C250]" office:value-type="float" office:value="1.59619952494062" calcext:value-type="float">
            <text:p>1.59619952494062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table:formula="of:=([$'baseline-6.22.0-data'.B97]+[$'baseline-6.22.0b-data'.B97])/2" office:value-type="float" office:value="0.4019" calcext:value-type="float">
            <text:p>0.4019</text:p>
          </table:table-cell>
          <table:table-cell table:formula="of:=([$'master-with-2377-without-ancestor-not-data'.B97]+[$'master-with-2377-without-ancestor-not2-data'.B97])/2" office:value-type="float" office:value="0.24835" calcext:value-type="float">
            <text:p>0.24835</text:p>
          </table:table-cell>
          <table:table-cell table:formula="of:=[.B251]/[.C251]" office:value-type="float" office:value="1.61828065230521" calcext:value-type="float">
            <text:p>1.61828065230521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table:formula="of:=([$'baseline-6.22.0-data'.B177]+[$'baseline-6.22.0b-data'.B177])/2" office:value-type="float" office:value="0.03805" calcext:value-type="float">
            <text:p>0.03805</text:p>
          </table:table-cell>
          <table:table-cell table:formula="of:=([$'master-with-2377-without-ancestor-not-data'.B177]+[$'master-with-2377-without-ancestor-not2-data'.B177])/2" office:value-type="float" office:value="0.0217" calcext:value-type="float">
            <text:p>0.0217</text:p>
          </table:table-cell>
          <table:table-cell table:formula="of:=[.B252]/[.C252]" office:value-type="float" office:value="1.75345622119816" calcext:value-type="float">
            <text:p>1.75345622119816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table:formula="of:=([$'baseline-6.22.0-data'.B16]+[$'baseline-6.22.0b-data'.B16])/2" office:value-type="float" office:value="0.04555" calcext:value-type="float">
            <text:p>0.04555</text:p>
          </table:table-cell>
          <table:table-cell table:formula="of:=([$'master-with-2377-without-ancestor-not-data'.B16]+[$'master-with-2377-without-ancestor-not2-data'.B16])/2" office:value-type="float" office:value="0.0242" calcext:value-type="float">
            <text:p>0.0242</text:p>
          </table:table-cell>
          <table:table-cell table:formula="of:=[.B253]/[.C253]" office:value-type="float" office:value="1.88223140495868" calcext:value-type="float">
            <text:p>1.88223140495868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table:formula="of:=([$'baseline-6.22.0-data'.B211]+[$'baseline-6.22.0b-data'.B211])/2" office:value-type="float" office:value="1.23925" calcext:value-type="float">
            <text:p>1.23925</text:p>
          </table:table-cell>
          <table:table-cell table:formula="of:=([$'master-with-2377-without-ancestor-not-data'.B211]+[$'master-with-2377-without-ancestor-not2-data'.B211])/2" office:value-type="float" office:value="0.6277" calcext:value-type="float">
            <text:p>0.6277</text:p>
          </table:table-cell>
          <table:table-cell table:formula="of:=[.B254]/[.C254]" office:value-type="float" office:value="1.97427114863788" calcext:value-type="float">
            <text:p>1.97427114863788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table:formula="of:=([$'baseline-6.22.0-data'.B260]+[$'baseline-6.22.0b-data'.B260])/2" office:value-type="float" office:value="2.62045" calcext:value-type="float">
            <text:p>2.62045</text:p>
          </table:table-cell>
          <table:table-cell table:formula="of:=([$'master-with-2377-without-ancestor-not-data'.B260]+[$'master-with-2377-without-ancestor-not2-data'.B260])/2" office:value-type="float" office:value="1.2298" calcext:value-type="float">
            <text:p>1.2298</text:p>
          </table:table-cell>
          <table:table-cell table:formula="of:=[.B255]/[.C255]" office:value-type="float" office:value="2.13079362497967" calcext:value-type="float">
            <text:p>2.13079362497967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table:formula="of:=([$'baseline-6.22.0-data'.B158]+[$'baseline-6.22.0b-data'.B158])/2" office:value-type="float" office:value="4.3218" calcext:value-type="float">
            <text:p>4.3218</text:p>
          </table:table-cell>
          <table:table-cell table:formula="of:=([$'master-with-2377-without-ancestor-not-data'.B158]+[$'master-with-2377-without-ancestor-not2-data'.B158])/2" office:value-type="float" office:value="1.9183" calcext:value-type="float">
            <text:p>1.9183</text:p>
          </table:table-cell>
          <table:table-cell table:formula="of:=[.B256]/[.C256]" office:value-type="float" office:value="2.25293228379294" calcext:value-type="float">
            <text:p>2.25293228379294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table:formula="of:=([$'baseline-6.22.0-data'.B141]+[$'baseline-6.22.0b-data'.B141])/2" office:value-type="float" office:value="1.56745" calcext:value-type="float">
            <text:p>1.56745</text:p>
          </table:table-cell>
          <table:table-cell table:formula="of:=([$'master-with-2377-without-ancestor-not-data'.B141]+[$'master-with-2377-without-ancestor-not2-data'.B141])/2" office:value-type="float" office:value="0.6419" calcext:value-type="float">
            <text:p>0.6419</text:p>
          </table:table-cell>
          <table:table-cell table:formula="of:=[.B257]/[.C257]" office:value-type="float" office:value="2.44189126032092" calcext:value-type="float">
            <text:p>2.4418912603209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table:formula="of:=([$'baseline-6.22.0-data'.B59]+[$'baseline-6.22.0b-data'.B59])/2" office:value-type="float" office:value="0.10435" calcext:value-type="float">
            <text:p>0.10435</text:p>
          </table:table-cell>
          <table:table-cell table:formula="of:=([$'master-with-2377-without-ancestor-not-data'.B59]+[$'master-with-2377-without-ancestor-not2-data'.B59])/2" office:value-type="float" office:value="0.04095" calcext:value-type="float">
            <text:p>0.04095</text:p>
          </table:table-cell>
          <table:table-cell table:formula="of:=[.B258]/[.C258]" office:value-type="float" office:value="2.54822954822955" calcext:value-type="float">
            <text:p>2.54822954822955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table:formula="of:=([$'baseline-6.22.0-data'.B222]+[$'baseline-6.22.0b-data'.B222])/2" office:value-type="float" office:value="0.871" calcext:value-type="float">
            <text:p>0.871</text:p>
          </table:table-cell>
          <table:table-cell table:formula="of:=([$'master-with-2377-without-ancestor-not-data'.B222]+[$'master-with-2377-without-ancestor-not2-data'.B222])/2" office:value-type="float" office:value="0.31725" calcext:value-type="float">
            <text:p>0.31725</text:p>
          </table:table-cell>
          <table:table-cell table:formula="of:=[.B259]/[.C259]" office:value-type="float" office:value="2.74546887312845" calcext:value-type="float">
            <text:p>2.74546887312845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table:formula="of:=([$'baseline-6.22.0-data'.B261]+[$'baseline-6.22.0b-data'.B261])/2" office:value-type="float" office:value="3.0856" calcext:value-type="float">
            <text:p>3.0856</text:p>
          </table:table-cell>
          <table:table-cell table:formula="of:=([$'master-with-2377-without-ancestor-not-data'.B261]+[$'master-with-2377-without-ancestor-not2-data'.B261])/2" office:value-type="float" office:value="1.01615" calcext:value-type="float">
            <text:p>1.01615</text:p>
          </table:table-cell>
          <table:table-cell table:formula="of:=[.B260]/[.C260]" office:value-type="float" office:value="3.03655956305664" calcext:value-type="float">
            <text:p>3.03655956305664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table:formula="of:=([$'baseline-6.22.0-data'.B179]+[$'baseline-6.22.0b-data'.B179])/2" office:value-type="float" office:value="0.13045" calcext:value-type="float">
            <text:p>0.13045</text:p>
          </table:table-cell>
          <table:table-cell table:formula="of:=([$'master-with-2377-without-ancestor-not-data'.B179]+[$'master-with-2377-without-ancestor-not2-data'.B179])/2" office:value-type="float" office:value="0.0424" calcext:value-type="float">
            <text:p>0.0424</text:p>
          </table:table-cell>
          <table:table-cell table:formula="of:=[.B261]/[.C261]" office:value-type="float" office:value="3.07665094339623" calcext:value-type="float">
            <text:p>3.07665094339623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table:formula="of:=([$'baseline-6.22.0-data'.B154]+[$'baseline-6.22.0b-data'.B154])/2" office:value-type="float" office:value="3.33895" calcext:value-type="float">
            <text:p>3.33895</text:p>
          </table:table-cell>
          <table:table-cell table:formula="of:=([$'master-with-2377-without-ancestor-not-data'.B154]+[$'master-with-2377-without-ancestor-not2-data'.B154])/2" office:value-type="float" office:value="0.98275" calcext:value-type="float">
            <text:p>0.98275</text:p>
          </table:table-cell>
          <table:table-cell table:formula="of:=[.B262]/[.C262]" office:value-type="float" office:value="3.39755787331468" calcext:value-type="float">
            <text:p>3.39755787331468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table:formula="of:=([$'baseline-6.22.0-data'.B159]+[$'baseline-6.22.0b-data'.B159])/2" office:value-type="float" office:value="3.12985" calcext:value-type="float">
            <text:p>3.12985</text:p>
          </table:table-cell>
          <table:table-cell table:formula="of:=([$'master-with-2377-without-ancestor-not-data'.B159]+[$'master-with-2377-without-ancestor-not2-data'.B159])/2" office:value-type="float" office:value="0.8946" calcext:value-type="float">
            <text:p>0.8946</text:p>
          </table:table-cell>
          <table:table-cell table:formula="of:=[.B263]/[.C263]" office:value-type="float" office:value="3.49860272747597" calcext:value-type="float">
            <text:p>3.49860272747597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table:formula="of:=([$'baseline-6.22.0-data'.B279]+[$'baseline-6.22.0b-data'.B279])/2" office:value-type="float" office:value="0.89795" calcext:value-type="float">
            <text:p>0.89795</text:p>
          </table:table-cell>
          <table:table-cell table:formula="of:=([$'master-with-2377-without-ancestor-not-data'.B279]+[$'master-with-2377-without-ancestor-not2-data'.B279])/2" office:value-type="float" office:value="0.25415" calcext:value-type="float">
            <text:p>0.25415</text:p>
          </table:table-cell>
          <table:table-cell table:formula="of:=[.B264]/[.C264]" office:value-type="float" office:value="3.53314971473539" calcext:value-type="float">
            <text:p>3.53314971473539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table:formula="of:=([$'baseline-6.22.0-data'.B52]+[$'baseline-6.22.0b-data'.B52])/2" office:value-type="float" office:value="1.2739" calcext:value-type="float">
            <text:p>1.2739</text:p>
          </table:table-cell>
          <table:table-cell table:formula="of:=([$'master-with-2377-without-ancestor-not-data'.B52]+[$'master-with-2377-without-ancestor-not2-data'.B52])/2" office:value-type="float" office:value="0.35855" calcext:value-type="float">
            <text:p>0.35855</text:p>
          </table:table-cell>
          <table:table-cell table:formula="of:=[.B265]/[.C265]" office:value-type="float" office:value="3.55292148933203" calcext:value-type="float">
            <text:p>3.55292148933203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table:formula="of:=([$'baseline-6.22.0-data'.B233]+[$'baseline-6.22.0b-data'.B233])/2" office:value-type="float" office:value="3.1324" calcext:value-type="float">
            <text:p>3.1324</text:p>
          </table:table-cell>
          <table:table-cell table:formula="of:=([$'master-with-2377-without-ancestor-not-data'.B233]+[$'master-with-2377-without-ancestor-not2-data'.B233])/2" office:value-type="float" office:value="0.8721" calcext:value-type="float">
            <text:p>0.8721</text:p>
          </table:table-cell>
          <table:table-cell table:formula="of:=[.B266]/[.C266]" office:value-type="float" office:value="3.59178993234721" calcext:value-type="float">
            <text:p>3.59178993234721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table:formula="of:=([$'baseline-6.22.0-data'.B256]+[$'baseline-6.22.0b-data'.B256])/2" office:value-type="float" office:value="1.52325" calcext:value-type="float">
            <text:p>1.52325</text:p>
          </table:table-cell>
          <table:table-cell table:formula="of:=([$'master-with-2377-without-ancestor-not-data'.B256]+[$'master-with-2377-without-ancestor-not2-data'.B256])/2" office:value-type="float" office:value="0.3399" calcext:value-type="float">
            <text:p>0.3399</text:p>
          </table:table-cell>
          <table:table-cell table:formula="of:=[.B267]/[.C267]" office:value-type="float" office:value="4.48146513680494" calcext:value-type="float">
            <text:p>4.48146513680494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table:formula="of:=([$'baseline-6.22.0-data'.B207]+[$'baseline-6.22.0b-data'.B207])/2" office:value-type="float" office:value="1.55775" calcext:value-type="float">
            <text:p>1.55775</text:p>
          </table:table-cell>
          <table:table-cell table:formula="of:=([$'master-with-2377-without-ancestor-not-data'.B207]+[$'master-with-2377-without-ancestor-not2-data'.B207])/2" office:value-type="float" office:value="0.3198" calcext:value-type="float">
            <text:p>0.3198</text:p>
          </table:table-cell>
          <table:table-cell table:formula="of:=[.B268]/[.C268]" office:value-type="float" office:value="4.87101313320826" calcext:value-type="float">
            <text:p>4.8710131332082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table:formula="of:=([$'baseline-6.22.0-data'.B82]+[$'baseline-6.22.0b-data'.B82])/2" office:value-type="float" office:value="3.89885" calcext:value-type="float">
            <text:p>3.89885</text:p>
          </table:table-cell>
          <table:table-cell table:formula="of:=([$'master-with-2377-without-ancestor-not-data'.B82]+[$'master-with-2377-without-ancestor-not2-data'.B82])/2" office:value-type="float" office:value="0.75605" calcext:value-type="float">
            <text:p>0.75605</text:p>
          </table:table-cell>
          <table:table-cell table:formula="of:=[.B269]/[.C269]" office:value-type="float" office:value="5.15686793201508" calcext:value-type="float">
            <text:p>5.15686793201508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table:formula="of:=([$'baseline-6.22.0-data'.B280]+[$'baseline-6.22.0b-data'.B280])/2" office:value-type="float" office:value="0.94915" calcext:value-type="float">
            <text:p>0.94915</text:p>
          </table:table-cell>
          <table:table-cell table:formula="of:=([$'master-with-2377-without-ancestor-not-data'.B280]+[$'master-with-2377-without-ancestor-not2-data'.B280])/2" office:value-type="float" office:value="0.1799" calcext:value-type="float">
            <text:p>0.1799</text:p>
          </table:table-cell>
          <table:table-cell table:formula="of:=[.B270]/[.C270]" office:value-type="float" office:value="5.27598665925514" calcext:value-type="float">
            <text:p>5.27598665925514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table:formula="of:=([$'baseline-6.22.0-data'.B29]+[$'baseline-6.22.0b-data'.B29])/2" office:value-type="float" office:value="0.97315" calcext:value-type="float">
            <text:p>0.97315</text:p>
          </table:table-cell>
          <table:table-cell table:formula="of:=([$'master-with-2377-without-ancestor-not-data'.B29]+[$'master-with-2377-without-ancestor-not2-data'.B29])/2" office:value-type="float" office:value="0.16095" calcext:value-type="float">
            <text:p>0.16095</text:p>
          </table:table-cell>
          <table:table-cell table:formula="of:=[.B271]/[.C271]" office:value-type="float" office:value="6.04628766697732" calcext:value-type="float">
            <text:p>6.04628766697732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table:formula="of:=([$'baseline-6.22.0-data'.B153]+[$'baseline-6.22.0b-data'.B153])/2" office:value-type="float" office:value="1.10895" calcext:value-type="float">
            <text:p>1.10895</text:p>
          </table:table-cell>
          <table:table-cell table:formula="of:=([$'master-with-2377-without-ancestor-not-data'.B153]+[$'master-with-2377-without-ancestor-not2-data'.B153])/2" office:value-type="float" office:value="0.1832" calcext:value-type="float">
            <text:p>0.1832</text:p>
          </table:table-cell>
          <table:table-cell table:formula="of:=[.B272]/[.C272]" office:value-type="float" office:value="6.05322052401747" calcext:value-type="float">
            <text:p>6.05322052401747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table:formula="of:=([$'baseline-6.22.0-data'.B274]+[$'baseline-6.22.0b-data'.B274])/2" office:value-type="float" office:value="0.8405" calcext:value-type="float">
            <text:p>0.8405</text:p>
          </table:table-cell>
          <table:table-cell table:formula="of:=([$'master-with-2377-without-ancestor-not-data'.B274]+[$'master-with-2377-without-ancestor-not2-data'.B274])/2" office:value-type="float" office:value="0.12965" calcext:value-type="float">
            <text:p>0.12965</text:p>
          </table:table-cell>
          <table:table-cell table:formula="of:=[.B273]/[.C273]" office:value-type="float" office:value="6.48283841110683" calcext:value-type="float">
            <text:p>6.48283841110683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table:formula="of:=([$'baseline-6.22.0-data'.B89]+[$'baseline-6.22.0b-data'.B89])/2" office:value-type="float" office:value="2.05785" calcext:value-type="float">
            <text:p>2.05785</text:p>
          </table:table-cell>
          <table:table-cell table:formula="of:=([$'master-with-2377-without-ancestor-not-data'.B89]+[$'master-with-2377-without-ancestor-not2-data'.B89])/2" office:value-type="float" office:value="0.29685" calcext:value-type="float">
            <text:p>0.29685</text:p>
          </table:table-cell>
          <table:table-cell table:formula="of:=[.B274]/[.C274]" office:value-type="float" office:value="6.9322890348661" calcext:value-type="float">
            <text:p>6.9322890348661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table:formula="of:=([$'baseline-6.22.0-data'.B189]+[$'baseline-6.22.0b-data'.B189])/2" office:value-type="float" office:value="1.7618" calcext:value-type="float">
            <text:p>1.7618</text:p>
          </table:table-cell>
          <table:table-cell table:formula="of:=([$'master-with-2377-without-ancestor-not-data'.B189]+[$'master-with-2377-without-ancestor-not2-data'.B189])/2" office:value-type="float" office:value="0.21185" calcext:value-type="float">
            <text:p>0.21185</text:p>
          </table:table-cell>
          <table:table-cell table:formula="of:=[.B275]/[.C275]" office:value-type="float" office:value="8.31626150578239" calcext:value-type="float">
            <text:p>8.31626150578239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table:formula="of:=([$'baseline-6.22.0-data'.B101]+[$'baseline-6.22.0b-data'.B101])/2" office:value-type="float" office:value="0.82935" calcext:value-type="float">
            <text:p>0.82935</text:p>
          </table:table-cell>
          <table:table-cell table:formula="of:=([$'master-with-2377-without-ancestor-not-data'.B101]+[$'master-with-2377-without-ancestor-not2-data'.B101])/2" office:value-type="float" office:value="0.0783" calcext:value-type="float">
            <text:p>0.0783</text:p>
          </table:table-cell>
          <table:table-cell table:formula="of:=[.B276]/[.C276]" office:value-type="float" office:value="10.5919540229885" calcext:value-type="float">
            <text:p>10.5919540229885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table:formula="of:=([$'baseline-6.22.0-data'.B262]+[$'baseline-6.22.0b-data'.B262])/2" office:value-type="float" office:value="13.33495" calcext:value-type="float">
            <text:p>13.33495</text:p>
          </table:table-cell>
          <table:table-cell table:formula="of:=([$'master-with-2377-without-ancestor-not-data'.B262]+[$'master-with-2377-without-ancestor-not2-data'.B262])/2" office:value-type="float" office:value="1.07615" calcext:value-type="float">
            <text:p>1.07615</text:p>
          </table:table-cell>
          <table:table-cell table:formula="of:=[.B277]/[.C277]" office:value-type="float" office:value="12.3913487896669" calcext:value-type="float">
            <text:p>12.3913487896669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table:formula="of:=([$'baseline-6.22.0-data'.B215]+[$'baseline-6.22.0b-data'.B215])/2" office:value-type="float" office:value="17.2452" calcext:value-type="float">
            <text:p>17.2452</text:p>
          </table:table-cell>
          <table:table-cell table:formula="of:=([$'master-with-2377-without-ancestor-not-data'.B215]+[$'master-with-2377-without-ancestor-not2-data'.B215])/2" office:value-type="float" office:value="1.22315" calcext:value-type="float">
            <text:p>1.22315</text:p>
          </table:table-cell>
          <table:table-cell table:formula="of:=[.B278]/[.C278]" office:value-type="float" office:value="14.0990066631239" calcext:value-type="float">
            <text:p>14.0990066631239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table:formula="of:=([$'baseline-6.22.0-data'.B181]+[$'baseline-6.22.0b-data'.B181])/2" office:value-type="float" office:value="6.19385" calcext:value-type="float">
            <text:p>6.19385</text:p>
          </table:table-cell>
          <table:table-cell table:formula="of:=([$'master-with-2377-without-ancestor-not-data'.B181]+[$'master-with-2377-without-ancestor-not2-data'.B181])/2" office:value-type="float" office:value="0.4083" calcext:value-type="float">
            <text:p>0.4083</text:p>
          </table:table-cell>
          <table:table-cell table:formula="of:=[.B279]/[.C279]" office:value-type="float" office:value="15.169850600049" calcext:value-type="float">
            <text:p>15.169850600049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table:formula="of:=([$'baseline-6.22.0-data'.B4]+[$'baseline-6.22.0b-data'.B4])/2" office:value-type="float" office:value="0.6742" calcext:value-type="float">
            <text:p>0.6742</text:p>
          </table:table-cell>
          <table:table-cell table:formula="of:=([$'master-with-2377-without-ancestor-not-data'.B4]+[$'master-with-2377-without-ancestor-not2-data'.B4])/2" office:value-type="float" office:value="0.04265" calcext:value-type="float">
            <text:p>0.04265</text:p>
          </table:table-cell>
          <table:table-cell table:formula="of:=[.B280]/[.C280]" office:value-type="float" office:value="15.8077373974209" calcext:value-type="float">
            <text:p>15.8077373974209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table:formula="of:=([$'baseline-6.22.0-data'.B31]+[$'baseline-6.22.0b-data'.B31])/2" office:value-type="float" office:value="2.1279" calcext:value-type="float">
            <text:p>2.1279</text:p>
          </table:table-cell>
          <table:table-cell table:formula="of:=([$'master-with-2377-without-ancestor-not-data'.B31]+[$'master-with-2377-without-ancestor-not2-data'.B31])/2" office:value-type="float" office:value="0.09115" calcext:value-type="float">
            <text:p>0.09115</text:p>
          </table:table-cell>
          <table:table-cell table:formula="of:=[.B281]/[.C281]" office:value-type="float" office:value="23.3450356555129" calcext:value-type="float">
            <text:p>23.3450356555129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table:formula="of:=([$'baseline-6.22.0-data'.B277]+[$'baseline-6.22.0b-data'.B277])/2" office:value-type="float" office:value="0.8766" calcext:value-type="float">
            <text:p>0.8766</text:p>
          </table:table-cell>
          <table:table-cell table:formula="of:=([$'master-with-2377-without-ancestor-not-data'.B277]+[$'master-with-2377-without-ancestor-not2-data'.B277])/2" office:value-type="float" office:value="0.02525" calcext:value-type="float">
            <text:p>0.02525</text:p>
          </table:table-cell>
          <table:table-cell table:formula="of:=[.B282]/[.C282]" office:value-type="float" office:value="34.7168316831683" calcext:value-type="float">
            <text:p>34.7168316831683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table:formula="of:=([$'baseline-6.22.0-data'.B176]+[$'baseline-6.22.0b-data'.B176])/2" office:value-type="float" office:value="1.64085" calcext:value-type="float">
            <text:p>1.64085</text:p>
          </table:table-cell>
          <table:table-cell table:formula="of:=([$'master-with-2377-without-ancestor-not-data'.B176]+[$'master-with-2377-without-ancestor-not2-data'.B176])/2" office:value-type="float" office:value="0.022" calcext:value-type="float">
            <text:p>0.022</text:p>
          </table:table-cell>
          <table:table-cell table:formula="of:=[.B283]/[.C283]" office:value-type="float" office:value="74.5840909090909" calcext:value-type="float">
            <text:p>74.5840909090909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table:formula="of:=([$'baseline-6.22.0-data'.B186]+[$'baseline-6.22.0b-data'.B186])/2" office:value-type="float" office:value="0.8942" calcext:value-type="float">
            <text:p>0.8942</text:p>
          </table:table-cell>
          <table:table-cell table:formula="of:=([$'master-with-2377-without-ancestor-not-data'.B186]+[$'master-with-2377-without-ancestor-not2-data'.B186])/2" office:value-type="float" office:value="0.00575" calcext:value-type="float">
            <text:p>0.00575</text:p>
          </table:table-cell>
          <table:table-cell table:formula="of:=[.B284]/[.C284]" office:value-type="float" office:value="155.513043478261" calcext:value-type="float">
            <text:p>155.513043478261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table:formula="of:=([$'baseline-6.22.0-data'.B231]+[$'baseline-6.22.0b-data'.B231])/2" office:value-type="float" office:value="0.7871" calcext:value-type="float">
            <text:p>0.7871</text:p>
          </table:table-cell>
          <table:table-cell table:formula="of:=([$'master-with-2377-without-ancestor-not-data'.B231]+[$'master-with-2377-without-ancestor-not2-data'.B231])/2" office:value-type="float" office:value="0.00505" calcext:value-type="float">
            <text:p>0.00505</text:p>
          </table:table-cell>
          <table:table-cell table:formula="of:=[.B285]/[.C285]" office:value-type="float" office:value="155.861386138614" calcext:value-type="float">
            <text:p>155.861386138614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table:formula="of:=([$'baseline-6.22.0-data'.B286]+[$'baseline-6.22.0b-data'.B286])/2" office:value-type="float" office:value="1.54055" calcext:value-type="float">
            <text:p>1.54055</text:p>
          </table:table-cell>
          <table:table-cell table:formula="of:=([$'master-with-2377-without-ancestor-not-data'.B286]+[$'master-with-2377-without-ancestor-not2-data'.B286])/2" office:value-type="float" office:value="0.00535" calcext:value-type="float">
            <text:p>0.00535</text:p>
          </table:table-cell>
          <table:table-cell table:formula="of:=[.B286]/[.C286]" office:value-type="float" office:value="287.953271028037" calcext:value-type="float">
            <text:p>287.953271028037</text:p>
          </table:table-cell>
        </table:table-row>
        <calcext:conditional-formats>
          <calcext:conditional-format calcext:target-range-address="Sheet6.D3:Sheet6.D286">
            <calcext:condition calcext:apply-style-name="Bad" calcext:value="&lt;1" calcext:base-cell-address="Sheet6.D3"/>
            <calcext:condition calcext:apply-style-name="Good" calcext:value="&gt;=1" calcext:base-cell-address="Sheet6.D3"/>
          </calcext:conditional-format>
        </calcext:conditional-formats>
      </table:table>
      <table:table table:name="Sheet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aster-with-2377-without-ancestor-not-optimiz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perCloneImplementation</text:p>
          </table:table-cell>
          <table:table-cell table:formula="of:=[$Sheet1.G198]" office:value-type="float" office:value="0.168905439553132" calcext:value-type="float">
            <text:p>0.168905439553132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table:formula="of:=[$Sheet1.G19]" office:value-type="float" office:value="0.219324879442758" calcext:value-type="float">
            <text:p>0.219324879442758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table:formula="of:=[$Sheet1.G156]" office:value-type="float" office:value="0.226337831549558" calcext:value-type="float">
            <text:p>0.226337831549558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table:formula="of:=[$Sheet1.G194]" office:value-type="float" office:value="0.288340749693274" calcext:value-type="float">
            <text:p>0.288340749693274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table:formula="of:=[$Sheet1.G195]" office:value-type="float" office:value="0.310407582938389" calcext:value-type="float">
            <text:p>0.310407582938389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table:formula="of:=[$Sheet1.G104]" office:value-type="float" office:value="0.347465437788018" calcext:value-type="float">
            <text:p>0.347465437788018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table:formula="of:=[$Sheet1.G3]" office:value-type="float" office:value="0.351114649681529" calcext:value-type="float">
            <text:p>0.351114649681529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table:formula="of:=[$Sheet1.G26]" office:value-type="float" office:value="0.368042684639146" calcext:value-type="float">
            <text:p>0.368042684639146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table:formula="of:=[$Sheet1.G133]" office:value-type="float" office:value="0.419642857142857" calcext:value-type="float">
            <text:p>0.419642857142857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table:formula="of:=[$Sheet1.G167]" office:value-type="float" office:value="0.425182481751825" calcext:value-type="float">
            <text:p>0.425182481751825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table:formula="of:=[$Sheet1.G150]" office:value-type="float" office:value="0.43079701964326" calcext:value-type="float">
            <text:p>0.43079701964326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table:formula="of:=[$Sheet1.G163]" office:value-type="float" office:value="0.432692307692308" calcext:value-type="float">
            <text:p>0.432692307692308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table:formula="of:=[$Sheet1.G110]" office:value-type="float" office:value="0.470141342756184" calcext:value-type="float">
            <text:p>0.47014134275618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table:formula="of:=[$Sheet1.G123]" office:value-type="float" office:value="0.476874003189793" calcext:value-type="float">
            <text:p>0.476874003189793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table:formula="of:=[$Sheet1.G242]" office:value-type="float" office:value="0.480334267413931" calcext:value-type="float">
            <text:p>0.480334267413931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table:formula="of:=[$Sheet1.G263]" office:value-type="float" office:value="0.483258241223947" calcext:value-type="float">
            <text:p>0.483258241223947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table:formula="of:=[$Sheet1.G131]" office:value-type="float" office:value="0.483940462201332" calcext:value-type="float">
            <text:p>0.483940462201332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table:formula="of:=[$Sheet1.G218]" office:value-type="float" office:value="0.493409697159893" calcext:value-type="float">
            <text:p>0.493409697159893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table:formula="of:=[$Sheet1.G69]" office:value-type="float" office:value="0.500604594921403" calcext:value-type="float">
            <text:p>0.500604594921403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table:formula="of:=[$Sheet1.G96]" office:value-type="float" office:value="0.506446056683543" calcext:value-type="float">
            <text:p>0.506446056683543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table:formula="of:=[$Sheet1.G284]" office:value-type="float" office:value="0.507745266781411" calcext:value-type="float">
            <text:p>0.507745266781411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table:formula="of:=[$Sheet1.G227]" office:value-type="float" office:value="0.519103820764153" calcext:value-type="float">
            <text:p>0.519103820764153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table:formula="of:=[$Sheet1.G80]" office:value-type="float" office:value="0.551272166538165" calcext:value-type="float">
            <text:p>0.551272166538165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table:formula="of:=[$Sheet1.G213]" office:value-type="float" office:value="0.572532969531605" calcext:value-type="float">
            <text:p>0.572532969531605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table:formula="of:=[$Sheet1.G210]" office:value-type="float" office:value="0.588121783876501" calcext:value-type="float">
            <text:p>0.588121783876501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table:formula="of:=[$Sheet1.G152]" office:value-type="float" office:value="0.589454545454545" calcext:value-type="float">
            <text:p>0.58945454545454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table:formula="of:=[$Sheet1.G209]" office:value-type="float" office:value="0.590072504182934" calcext:value-type="float">
            <text:p>0.590072504182934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table:formula="of:=[$Sheet1.G128]" office:value-type="float" office:value="0.594373647511421" calcext:value-type="float">
            <text:p>0.594373647511421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table:formula="of:=[$Sheet1.G47]" office:value-type="float" office:value="0.59627075052607" calcext:value-type="float">
            <text:p>0.59627075052607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table:formula="of:=[$Sheet1.G169]" office:value-type="float" office:value="0.597096188747731" calcext:value-type="float">
            <text:p>0.597096188747731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table:formula="of:=[$Sheet1.G148]" office:value-type="float" office:value="0.59779077322937" calcext:value-type="float">
            <text:p>0.59779077322937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table:formula="of:=[$Sheet1.G57]" office:value-type="float" office:value="0.604815032295948" calcext:value-type="float">
            <text:p>0.604815032295948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table:formula="of:=[$Sheet1.G273]" office:value-type="float" office:value="0.607029818424121" calcext:value-type="float">
            <text:p>0.607029818424121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table:formula="of:=[$Sheet1.G41]" office:value-type="float" office:value="0.610524014284673" calcext:value-type="float">
            <text:p>0.610524014284673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table:formula="of:=[$Sheet1.G151]" office:value-type="float" office:value="0.622436295835923" calcext:value-type="float">
            <text:p>0.622436295835923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table:formula="of:=[$Sheet1.G30]" office:value-type="float" office:value="0.622457282343369" calcext:value-type="float">
            <text:p>0.622457282343369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table:formula="of:=[$Sheet1.G191]" office:value-type="float" office:value="0.6284616097064" calcext:value-type="float">
            <text:p>0.6284616097064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table:formula="of:=[$Sheet1.G40]" office:value-type="float" office:value="0.638423899047129" calcext:value-type="float">
            <text:p>0.638423899047129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table:formula="of:=[$Sheet1.G254]" office:value-type="float" office:value="0.642271293375394" calcext:value-type="float">
            <text:p>0.642271293375394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table:formula="of:=[$Sheet1.G92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table:formula="of:=[$Sheet1.G223]" office:value-type="float" office:value="0.650588235294118" calcext:value-type="float">
            <text:p>0.650588235294118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table:formula="of:=[$Sheet1.G94]" office:value-type="float" office:value="0.651984181099141" calcext:value-type="float">
            <text:p>0.651984181099141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table:formula="of:=[$Sheet1.G216]" office:value-type="float" office:value="0.65406162464986" calcext:value-type="float">
            <text:p>0.65406162464986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table:formula="of:=[$Sheet1.G168]" office:value-type="float" office:value="0.659646739130435" calcext:value-type="float">
            <text:p>0.659646739130435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table:formula="of:=[$Sheet1.G105]" office:value-type="float" office:value="0.66831450094162" calcext:value-type="float">
            <text:p>0.66831450094162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table:formula="of:=[$Sheet1.G205]" office:value-type="float" office:value="0.670203246836252" calcext:value-type="float">
            <text:p>0.670203246836252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table:formula="of:=[$Sheet1.G43]" office:value-type="float" office:value="0.670335718216841" calcext:value-type="float">
            <text:p>0.670335718216841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table:formula="of:=[$Sheet1.G127]" office:value-type="float" office:value="0.681642512077295" calcext:value-type="float">
            <text:p>0.681642512077295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table:formula="of:=[$Sheet1.G206]" office:value-type="float" office:value="0.68957788569294" calcext:value-type="float">
            <text:p>0.68957788569294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table:formula="of:=[$Sheet1.G266]" office:value-type="float" office:value="0.697357203751066" calcext:value-type="float">
            <text:p>0.697357203751066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table:formula="of:=[$Sheet1.G66]" office:value-type="float" office:value="0.699146834306242" calcext:value-type="float">
            <text:p>0.699146834306242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table:formula="of:=[$Sheet1.G12]" office:value-type="float" office:value="0.702479338842975" calcext:value-type="float">
            <text:p>0.702479338842975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table:formula="of:=[$Sheet1.G164]" office:value-type="float" office:value="0.707158351409978" calcext:value-type="float">
            <text:p>0.707158351409978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table:formula="of:=[$Sheet1.G100]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table:formula="of:=[$Sheet1.G45]" office:value-type="float" office:value="0.711206896551724" calcext:value-type="float">
            <text:p>0.711206896551724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table:formula="of:=[$Sheet1.G270]" office:value-type="float" office:value="0.711481369282036" calcext:value-type="float">
            <text:p>0.711481369282036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table:formula="of:=[$Sheet1.G201]" office:value-type="float" office:value="0.712909441233141" calcext:value-type="float">
            <text:p>0.712909441233141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table:formula="of:=[$Sheet1.G146]" office:value-type="float" office:value="0.713261323409277" calcext:value-type="float">
            <text:p>0.713261323409277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table:formula="of:=[$Sheet1.G204]" office:value-type="float" office:value="0.717199758599879" calcext:value-type="float">
            <text:p>0.717199758599879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table:formula="of:=[$Sheet1.G90]" office:value-type="float" office:value="0.717535661583866" calcext:value-type="float">
            <text:p>0.717535661583866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table:formula="of:=[$Sheet1.G129]" office:value-type="float" office:value="0.720473500134517" calcext:value-type="float">
            <text:p>0.720473500134517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table:formula="of:=[$Sheet1.G193]" office:value-type="float" office:value="0.733862959285005" calcext:value-type="float">
            <text:p>0.733862959285005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table:formula="of:=[$Sheet1.G240]" office:value-type="float" office:value="0.741147741147741" calcext:value-type="float">
            <text:p>0.741147741147741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table:formula="of:=[$Sheet1.G93]" office:value-type="float" office:value="0.755371900826446" calcext:value-type="float">
            <text:p>0.755371900826446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table:formula="of:=[$Sheet1.G268]" office:value-type="float" office:value="0.758377425044092" calcext:value-type="float">
            <text:p>0.758377425044092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table:formula="of:=[$Sheet1.G13]" office:value-type="float" office:value="0.759630200308166" calcext:value-type="float">
            <text:p>0.759630200308166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table:formula="of:=[$Sheet1.G132]" office:value-type="float" office:value="0.763819095477387" calcext:value-type="float">
            <text:p>0.763819095477387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table:formula="of:=[$Sheet1.G23]" office:value-type="float" office:value="0.767492711370263" calcext:value-type="float">
            <text:p>0.767492711370263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table:formula="of:=[$Sheet1.G91]" office:value-type="float" office:value="0.768048879105081" calcext:value-type="float">
            <text:p>0.768048879105081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table:formula="of:=[$Sheet1.G135]" office:value-type="float" office:value="0.774881516587678" calcext:value-type="float">
            <text:p>0.774881516587678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table:formula="of:=[$Sheet1.G232]" office:value-type="float" office:value="0.779667313328105" calcext:value-type="float">
            <text:p>0.779667313328105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table:formula="of:=[$Sheet1.G68]" office:value-type="float" office:value="0.780595369349504" calcext:value-type="float">
            <text:p>0.78059536934950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table:formula="of:=[$Sheet1.G224]" office:value-type="float" office:value="0.784904323175053" calcext:value-type="float">
            <text:p>0.78490432317505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table:formula="of:=[$Sheet1.G271]" office:value-type="float" office:value="0.785217654171705" calcext:value-type="float">
            <text:p>0.785217654171705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table:formula="of:=[$Sheet1.G116]" office:value-type="float" office:value="0.786724031960664" calcext:value-type="float">
            <text:p>0.786724031960664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table:formula="of:=[$Sheet1.G44]" office:value-type="float" office:value="0.797348484848485" calcext:value-type="float">
            <text:p>0.797348484848485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table:formula="of:=[$Sheet1.G241]"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table:formula="of:=[$Sheet1.G63]" office:value-type="float" office:value="0.815423514538559" calcext:value-type="float">
            <text:p>0.815423514538559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table:formula="of:=[$Sheet1.G5]" office:value-type="float" office:value="0.829090909090909" calcext:value-type="float">
            <text:p>0.829090909090909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table:formula="of:=[$Sheet1.G50]" office:value-type="float" office:value="0.830553116769096" calcext:value-type="float">
            <text:p>0.830553116769096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table:formula="of:=[$Sheet1.G276]" office:value-type="float" office:value="0.832836377189713" calcext:value-type="float">
            <text:p>0.832836377189713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table:formula="of:=[$Sheet1.G70]" office:value-type="float" office:value="0.834009952854898" calcext:value-type="float">
            <text:p>0.834009952854898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table:formula="of:=[$Sheet1.G15]" office:value-type="float" office:value="0.837202677681242" calcext:value-type="float">
            <text:p>0.837202677681242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table:formula="of:=[$Sheet1.G34]" office:value-type="float" office:value="0.838740458015267" calcext:value-type="float">
            <text:p>0.838740458015267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table:formula="of:=[$Sheet1.G33]" office:value-type="float" office:value="0.840137389597645" calcext:value-type="float">
            <text:p>0.840137389597645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table:formula="of:=[$Sheet1.G203]" office:value-type="float" office:value="0.841726618705036" calcext:value-type="float">
            <text:p>0.841726618705036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table:formula="of:=[$Sheet1.G11]" office:value-type="float" office:value="0.842315033120018" calcext:value-type="float">
            <text:p>0.842315033120018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table:formula="of:=[$Sheet1.G160]" office:value-type="float" office:value="0.851449275362319" calcext:value-type="float">
            <text:p>0.851449275362319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table:formula="of:=[$Sheet1.G259]" office:value-type="float" office:value="0.852771618625277" calcext:value-type="float">
            <text:p>0.852771618625277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table:formula="of:=[$Sheet1.G17]" office:value-type="float" office:value="0.862676056338028" calcext:value-type="float">
            <text:p>0.862676056338028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table:formula="of:=[$Sheet1.G39]" office:value-type="float" office:value="0.86484375" calcext:value-type="float">
            <text:p>0.86484375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table:formula="of:=[$Sheet1.G202]" office:value-type="float" office:value="0.864988558352403" calcext:value-type="float">
            <text:p>0.864988558352403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table:formula="of:=[$Sheet1.G243]" office:value-type="float" office:value="0.865500603136309" calcext:value-type="float">
            <text:p>0.865500603136309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table:formula="of:=[$Sheet1.G171]" office:value-type="float" office:value="0.871939736346516" calcext:value-type="float">
            <text:p>0.871939736346516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table:formula="of:=[$Sheet1.G265]" office:value-type="float" office:value="0.87328184317319" calcext:value-type="float">
            <text:p>0.87328184317319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table:formula="of:=[$Sheet1.G124]" office:value-type="float" office:value="0.881900910010111" calcext:value-type="float">
            <text:p>0.881900910010111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table:formula="of:=[$Sheet1.G79]" office:value-type="float" office:value="0.883777661613522" calcext:value-type="float">
            <text:p>0.883777661613522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table:formula="of:=[$Sheet1.G55]" office:value-type="float" office:value="0.88478941872607" calcext:value-type="float">
            <text:p>0.88478941872607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table:formula="of:=[$Sheet1.G61]" office:value-type="float" office:value="0.885563909774436" calcext:value-type="float">
            <text:p>0.885563909774436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table:formula="of:=[$Sheet1.G42]" office:value-type="float" office:value="0.889240506329114" calcext:value-type="float">
            <text:p>0.889240506329114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table:formula="of:=[$Sheet1.G258]" office:value-type="float" office:value="0.890469887491727" calcext:value-type="float">
            <text:p>0.890469887491727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table:formula="of:=[$Sheet1.G76]" office:value-type="float" office:value="0.890693674756354" calcext:value-type="float">
            <text:p>0.890693674756354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table:formula="of:=[$Sheet1.G49]" office:value-type="float" office:value="0.891704416761042" calcext:value-type="float">
            <text:p>0.891704416761042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table:formula="of:=[$Sheet1.G225]" office:value-type="float" office:value="0.892063492063492" calcext:value-type="float">
            <text:p>0.892063492063492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table:formula="of:=[$Sheet1.G246]" office:value-type="float" office:value="0.899611928104575" calcext:value-type="float">
            <text:p>0.899611928104575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table:formula="of:=[$Sheet1.G237]" office:value-type="float" office:value="0.900610583446404" calcext:value-type="float">
            <text:p>0.900610583446404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table:formula="of:=[$Sheet1.G75]" office:value-type="float" office:value="0.906568177280894" calcext:value-type="float">
            <text:p>0.906568177280894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table:formula="of:=[$Sheet1.G22]" office:value-type="float" office:value="0.908955627705628" calcext:value-type="float">
            <text:p>0.908955627705628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table:formula="of:=[$Sheet1.G107]" office:value-type="float" office:value="0.912048192771084" calcext:value-type="float">
            <text:p>0.912048192771084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table:formula="of:=[$Sheet1.G87]" office:value-type="float" office:value="0.915254237288135" calcext:value-type="float">
            <text:p>0.915254237288135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table:formula="of:=[$Sheet1.G25]" office:value-type="float" office:value="0.915729228340241" calcext:value-type="float">
            <text:p>0.915729228340241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table:formula="of:=[$Sheet1.G212]" office:value-type="float" office:value="0.91939477303989" calcext:value-type="float">
            <text:p>0.91939477303989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table:formula="of:=[$Sheet1.G85]" office:value-type="float" office:value="0.91998404467491" calcext:value-type="float">
            <text:p>0.91998404467491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table:formula="of:=[$Sheet1.G37]" office:value-type="float" office:value="0.924450549450549" calcext:value-type="float">
            <text:p>0.924450549450549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table:formula="of:=[$Sheet1.G200]" office:value-type="float" office:value="0.926441351888668" calcext:value-type="float">
            <text:p>0.926441351888668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table:formula="of:=[$Sheet1.G180]" office:value-type="float" office:value="0.928366013071895" calcext:value-type="float">
            <text:p>0.928366013071895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table:formula="of:=[$Sheet1.G8]" office:value-type="float" office:value="0.928725343941654" calcext:value-type="float">
            <text:p>0.928725343941654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table:formula="of:=[$Sheet1.G7]" office:value-type="float" office:value="0.930577507598784" calcext:value-type="float">
            <text:p>0.930577507598784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table:formula="of:=[$Sheet1.G18]" office:value-type="float" office:value="0.93088467614534" calcext:value-type="float">
            <text:p>0.93088467614534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table:formula="of:=[$Sheet1.G113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table:formula="of:=[$Sheet1.G46]" office:value-type="float" office:value="0.934456928838951" calcext:value-type="float">
            <text:p>0.934456928838951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table:formula="of:=[$Sheet1.G165]" office:value-type="float" office:value="0.93829464598157" calcext:value-type="float">
            <text:p>0.93829464598157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table:formula="of:=[$Sheet1.G214]" office:value-type="float" office:value="0.939759036144578" calcext:value-type="float">
            <text:p>0.939759036144578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table:formula="of:=[$Sheet1.G145]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table:formula="of:=[$Sheet1.G24]" office:value-type="float" office:value="0.941081661891118" calcext:value-type="float">
            <text:p>0.941081661891118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table:formula="of:=[$Sheet1.G86]" office:value-type="float" office:value="0.941595036147322" calcext:value-type="float">
            <text:p>0.941595036147322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table:formula="of:=[$Sheet1.G74]" office:value-type="float" office:value="0.942310461886637" calcext:value-type="float">
            <text:p>0.942310461886637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table:formula="of:=[$Sheet1.G182]" office:value-type="float" office:value="0.942494105318313" calcext:value-type="float">
            <text:p>0.942494105318313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table:formula="of:=[$Sheet1.G219]" office:value-type="float" office:value="0.945930808668304" calcext:value-type="float">
            <text:p>0.945930808668304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table:formula="of:=[$Sheet1.G117]" office:value-type="float" office:value="0.946144174350377" calcext:value-type="float">
            <text:p>0.946144174350377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table:formula="of:=[$Sheet1.G183]" office:value-type="float" office:value="0.946556920936703" calcext:value-type="float">
            <text:p>0.946556920936703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table:formula="of:=[$Sheet1.G102]" office:value-type="float" office:value="0.947443792066447" calcext:value-type="float">
            <text:p>0.947443792066447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table:formula="of:=[$Sheet1.G138]" office:value-type="float" office:value="0.947791164658634" calcext:value-type="float">
            <text:p>0.947791164658634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table:formula="of:=[$Sheet1.G228]" office:value-type="float" office:value="0.949025487256372" calcext:value-type="float">
            <text:p>0.949025487256372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table:formula="of:=[$Sheet1.G161]" office:value-type="float" office:value="0.949144592844062" calcext:value-type="float">
            <text:p>0.949144592844062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table:formula="of:=[$Sheet1.G78]" office:value-type="float" office:value="0.949954641669187" calcext:value-type="float">
            <text:p>0.94995464166918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table:formula="of:=[$Sheet1.G248]" office:value-type="float" office:value="0.951020408163265" calcext:value-type="float">
            <text:p>0.951020408163265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table:formula="of:=[$Sheet1.G285]" office:value-type="float" office:value="0.951998262380539" calcext:value-type="float">
            <text:p>0.951998262380539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table:formula="of:=[$Sheet1.G144]" office:value-type="float" office:value="0.952303961196443" calcext:value-type="float">
            <text:p>0.95230396119644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table:formula="of:=[$Sheet1.G9]" office:value-type="float" office:value="0.952770394602331" calcext:value-type="float">
            <text:p>0.952770394602331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table:formula="of:=[$Sheet1.G275]" office:value-type="float" office:value="0.952826267664173" calcext:value-type="float">
            <text:p>0.952826267664173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table:formula="of:=[$Sheet1.G217]" office:value-type="float" office:value="0.953263497179694" calcext:value-type="float">
            <text:p>0.953263497179694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table:formula="of:=[$Sheet1.G119]" office:value-type="float" office:value="0.953345070422535" calcext:value-type="float">
            <text:p>0.953345070422535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table:formula="of:=[$Sheet1.G229]" office:value-type="float" office:value="0.954466983167889" calcext:value-type="float">
            <text:p>0.954466983167889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table:formula="of:=[$Sheet1.G121]" office:value-type="float" office:value="0.956240188383045" calcext:value-type="float">
            <text:p>0.956240188383045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table:formula="of:=[$Sheet1.G114]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table:formula="of:=[$Sheet1.G77]" office:value-type="float" office:value="0.957425936825583" calcext:value-type="float">
            <text:p>0.957425936825583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table:formula="of:=[$Sheet1.G221]" office:value-type="float" office:value="0.957797003587255" calcext:value-type="float">
            <text:p>0.957797003587255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table:formula="of:=[$Sheet1.G81]" office:value-type="float" office:value="0.958054936896808" calcext:value-type="float">
            <text:p>0.958054936896808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table:formula="of:=[$Sheet1.G226]" office:value-type="float" office:value="0.960135447129444" calcext:value-type="float">
            <text:p>0.960135447129444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table:formula="of:=[$Sheet1.G149]" office:value-type="float" office:value="0.960201089233347" calcext:value-type="float">
            <text:p>0.960201089233347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table:formula="of:=[$Sheet1.G103]" office:value-type="float" office:value="0.960795787009947" calcext:value-type="float">
            <text:p>0.960795787009947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table:formula="of:=[$Sheet1.G122]" office:value-type="float" office:value="0.961859867152346" calcext:value-type="float">
            <text:p>0.961859867152346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table:formula="of:=[$Sheet1.G120]" office:value-type="float" office:value="0.96404583168708" calcext:value-type="float">
            <text:p>0.96404583168708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table:formula="of:=[$Sheet1.G134]" office:value-type="float" office:value="0.964439655172414" calcext:value-type="float">
            <text:p>0.964439655172414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table:formula="of:=[$Sheet1.G136]" office:value-type="float" office:value="0.964732830456933" calcext:value-type="float">
            <text:p>0.964732830456933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table:formula="of:=[$Sheet1.G247]" office:value-type="float" office:value="0.96491849751949" calcext:value-type="float">
            <text:p>0.96491849751949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table:formula="of:=[$Sheet1.G282]" office:value-type="float" office:value="0.965159021895477" calcext:value-type="float">
            <text:p>0.965159021895477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table:formula="of:=[$Sheet1.G60]" office:value-type="float" office:value="0.968071423167133" calcext:value-type="float">
            <text:p>0.968071423167133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table:formula="of:=[$Sheet1.G253]" office:value-type="float" office:value="0.969164715066354" calcext:value-type="float">
            <text:p>0.969164715066354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table:formula="of:=[$Sheet1.G84]" office:value-type="float" office:value="0.970315812967303" calcext:value-type="float">
            <text:p>0.970315812967303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table:formula="of:=[$Sheet1.G125]" office:value-type="float" office:value="0.970414201183432" calcext:value-type="float">
            <text:p>0.97041420118343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table:formula="of:=[$Sheet1.G250]" office:value-type="float" office:value="0.971216669609747" calcext:value-type="float">
            <text:p>0.971216669609747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table:formula="of:=[$Sheet1.G251]" office:value-type="float" office:value="0.972111553784861" calcext:value-type="float">
            <text:p>0.972111553784861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table:formula="of:=[$Sheet1.G72]" office:value-type="float" office:value="0.972411186696901" calcext:value-type="float">
            <text:p>0.972411186696901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table:formula="of:=[$Sheet1.G67]" office:value-type="float" office:value="0.973977695167286" calcext:value-type="float">
            <text:p>0.973977695167286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table:formula="of:=[$Sheet1.G143]" office:value-type="float" office:value="0.974970896391153" calcext:value-type="float">
            <text:p>0.974970896391153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table:formula="of:=[$Sheet1.G244]" office:value-type="float" office:value="0.977965195699947" calcext:value-type="float">
            <text:p>0.977965195699947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table:formula="of:=[$Sheet1.G58]" office:value-type="float" office:value="0.980626018152199" calcext:value-type="float">
            <text:p>0.980626018152199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table:formula="of:=[$Sheet1.G106]" office:value-type="float" office:value="0.982758620689655" calcext:value-type="float">
            <text:p>0.982758620689655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table:formula="of:=[$Sheet1.G56]" office:value-type="float" office:value="0.988499350769802" calcext:value-type="float">
            <text:p>0.988499350769802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table:formula="of:=[$Sheet1.G245]" office:value-type="float" office:value="0.988997301224829" calcext:value-type="float">
            <text:p>0.988997301224829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table:formula="of:=[$Sheet1.G140]" office:value-type="float" office:value="0.989811402557988" calcext:value-type="float">
            <text:p>0.989811402557988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table:formula="of:=[$Sheet1.G139]" office:value-type="float" office:value="0.989930774071743" calcext:value-type="float">
            <text:p>0.989930774071743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table:formula="of:=[$Sheet1.G235]" office:value-type="float" office:value="0.990495339060501" calcext:value-type="float">
            <text:p>0.990495339060501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table:formula="of:=[$Sheet1.G64]" office:value-type="float" office:value="0.991971454058876" calcext:value-type="float">
            <text:p>0.991971454058876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table:formula="of:=[$Sheet1.G230]" office:value-type="float" office:value="0.992579221821099" calcext:value-type="float">
            <text:p>0.992579221821099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table:formula="of:=[$Sheet1.G264]" office:value-type="float" office:value="0.992965252611383" calcext:value-type="float">
            <text:p>0.992965252611383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table:formula="of:=[$Sheet1.G249]" office:value-type="float" office:value="0.993369847218219" calcext:value-type="float">
            <text:p>0.993369847218219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table:formula="of:=[$Sheet1.G118]" office:value-type="float" office:value="0.994123995682936" calcext:value-type="float">
            <text:p>0.994123995682936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table:formula="of:=[$Sheet1.G178]" office:value-type="float" office:value="0.994261970716264" calcext:value-type="float">
            <text:p>0.994261970716264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table:formula="of:=[$Sheet1.G62]" office:value-type="float" office:value="0.994885916601101" calcext:value-type="float">
            <text:p>0.994885916601101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table:formula="of:=[$Sheet1.G83]" office:value-type="float" office:value="0.995473791794422" calcext:value-type="float">
            <text:p>0.995473791794422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table:formula="of:=[$Sheet1.G166]" office:value-type="float" office:value="0.996047430830039" calcext:value-type="float">
            <text:p>0.996047430830039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table:formula="of:=[$Sheet1.G269]" office:value-type="float" office:value="1.00151228733459" calcext:value-type="float">
            <text:p>1.00151228733459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table:formula="of:=[$Sheet1.G32]" office:value-type="float" office:value="1.0062893081761" calcext:value-type="float">
            <text:p>1.0062893081761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table:formula="of:=[$Sheet1.G6]" office:value-type="float" office:value="1.00788872742371" calcext:value-type="float">
            <text:p>1.00788872742371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table:formula="of:=[$Sheet1.G20]" office:value-type="float" office:value="1.01538777185064" calcext:value-type="float">
            <text:p>1.01538777185064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table:formula="of:=[$Sheet1.G147]" office:value-type="float" office:value="1.01631853785901" calcext:value-type="float">
            <text:p>1.01631853785901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table:formula="of:=[$Sheet1.G172]" office:value-type="float" office:value="1.01665884561239" calcext:value-type="float">
            <text:p>1.01665884561239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table:formula="of:=[$Sheet1.G188]" office:value-type="float" office:value="1.01719197707736" calcext:value-type="float">
            <text:p>1.01719197707736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table:formula="of:=[$Sheet1.G130]" office:value-type="float" office:value="1.0189376443418" calcext:value-type="float">
            <text:p>1.0189376443418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table:formula="of:=[$Sheet1.G53]" office:value-type="float" office:value="1.02331288343558" calcext:value-type="float">
            <text:p>1.02331288343558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table:formula="of:=[$Sheet1.G208]" office:value-type="float" office:value="1.02578565672845" calcext:value-type="float">
            <text:p>1.02578565672845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table:formula="of:=[$Sheet1.G142]" office:value-type="float" office:value="1.02582644628099" calcext:value-type="float">
            <text:p>1.02582644628099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table:formula="of:=[$Sheet1.G281]" office:value-type="float" office:value="1.02769283044512" calcext:value-type="float">
            <text:p>1.02769283044512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table:formula="of:=[$Sheet1.G187]" office:value-type="float" office:value="1.02820848122548" calcext:value-type="float">
            <text:p>1.02820848122548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table:formula="of:=[$Sheet1.G196]" office:value-type="float" office:value="1.02872845365976" calcext:value-type="float">
            <text:p>1.02872845365976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table:formula="of:=[$Sheet1.G175]" office:value-type="float" office:value="1.02875905797101" calcext:value-type="float">
            <text:p>1.02875905797101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table:formula="of:=[$Sheet1.G236]" office:value-type="float" office:value="1.03141671606402" calcext:value-type="float">
            <text:p>1.03141671606402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table:formula="of:=[$Sheet1.G48]" office:value-type="float" office:value="1.03509803921569" calcext:value-type="float">
            <text:p>1.03509803921569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table:formula="of:=[$Sheet1.G51]" office:value-type="float" office:value="1.04221105527638" calcext:value-type="float">
            <text:p>1.04221105527638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table:formula="of:=[$Sheet1.G65]" office:value-type="float" office:value="1.04799261652054" calcext:value-type="float">
            <text:p>1.04799261652054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table:formula="of:=[$Sheet1.G220]" office:value-type="float" office:value="1.0482937872055" calcext:value-type="float">
            <text:p>1.0482937872055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table:formula="of:=[$Sheet1.G28]" office:value-type="float" office:value="1.04910714285714" calcext:value-type="float">
            <text:p>1.04910714285714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table:formula="of:=[$Sheet1.G137]" office:value-type="float" office:value="1.05181248813817" calcext:value-type="float">
            <text:p>1.05181248813817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table:formula="of:=[$Sheet1.G162]" office:value-type="float" office:value="1.06149341142021" calcext:value-type="float">
            <text:p>1.0614934114202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table:formula="of:=[$Sheet1.G73]" office:value-type="float" office:value="1.06173014299873" calcext:value-type="float">
            <text:p>1.06173014299873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table:formula="of:=[$Sheet1.G99]" office:value-type="float" office:value="1.0638469284995" calcext:value-type="float">
            <text:p>1.0638469284995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table:formula="of:=[$Sheet1.G115]" office:value-type="float" office:value="1.07142857142857" calcext:value-type="float">
            <text:p>1.07142857142857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table:formula="of:=[$Sheet1.G267]" office:value-type="float" office:value="1.07714568578174" calcext:value-type="float">
            <text:p>1.07714568578174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table:formula="of:=[$Sheet1.G126]" office:value-type="float" office:value="1.0824427480916" calcext:value-type="float">
            <text:p>1.0824427480916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table:formula="of:=[$Sheet1.G239]" office:value-type="float" office:value="1.08462455303933" calcext:value-type="float">
            <text:p>1.08462455303933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table:formula="of:=[$Sheet1.G95]" office:value-type="float" office:value="1.09473684210526" calcext:value-type="float">
            <text:p>1.09473684210526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table:formula="of:=[$Sheet1.G257]" office:value-type="float" office:value="1.09805825242718" calcext:value-type="float">
            <text:p>1.09805825242718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table:formula="of:=[$Sheet1.G192]" office:value-type="float" office:value="1.10071942446043" calcext:value-type="float">
            <text:p>1.10071942446043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table:formula="of:=[$Sheet1.G190]" office:value-type="float" office:value="1.10089773614364" calcext:value-type="float">
            <text:p>1.10089773614364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table:formula="of:=[$Sheet1.G174]" office:value-type="float" office:value="1.10600706713781" calcext:value-type="float">
            <text:p>1.10600706713781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table:formula="of:=[$Sheet1.G111]" office:value-type="float" office:value="1.11363636363636" calcext:value-type="float">
            <text:p>1.11363636363636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table:formula="of:=[$Sheet1.G283]" office:value-type="float" office:value="1.11719624076975" calcext:value-type="float">
            <text:p>1.11719624076975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table:formula="of:=[$Sheet1.G38]" office:value-type="float" office:value="1.11971830985916" calcext:value-type="float">
            <text:p>1.1197183098591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table:formula="of:=[$Sheet1.G14]" office:value-type="float" office:value="1.13120567375887" calcext:value-type="float">
            <text:p>1.13120567375887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table:formula="of:=[$Sheet1.G252]" office:value-type="float" office:value="1.13538205980066" calcext:value-type="float">
            <text:p>1.13538205980066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table:formula="of:=[$Sheet1.G98]" office:value-type="float" office:value="1.14537444933921" calcext:value-type="float">
            <text:p>1.14537444933921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table:formula="of:=[$Sheet1.G170]" office:value-type="float" office:value="1.15689783743475" calcext:value-type="float">
            <text:p>1.15689783743475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table:formula="of:=[$Sheet1.G112]" office:value-type="float" office:value="1.15909090909091" calcext:value-type="float">
            <text:p>1.15909090909091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table:formula="of:=[$Sheet1.G108]" office:value-type="float" office:value="1.16326530612245" calcext:value-type="float">
            <text:p>1.16326530612245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table:formula="of:=[$Sheet1.G173]" office:value-type="float" office:value="1.1687583050347" calcext:value-type="float">
            <text:p>1.1687583050347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table:formula="of:=[$Sheet1.G199]" office:value-type="float" office:value="1.17057649786982" calcext:value-type="float">
            <text:p>1.17057649786982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table:formula="of:=[$Sheet1.G10]" office:value-type="float" office:value="1.17186463171865" calcext:value-type="float">
            <text:p>1.17186463171865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table:formula="of:=[$Sheet1.G238]" office:value-type="float" office:value="1.17345132743363" calcext:value-type="float">
            <text:p>1.17345132743363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table:formula="of:=[$Sheet1.G35]" office:value-type="float" office:value="1.17466174661747" calcext:value-type="float">
            <text:p>1.17466174661747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table:formula="of:=[$Sheet1.G21]" office:value-type="float" office:value="1.18447785453068" calcext:value-type="float">
            <text:p>1.18447785453068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table:formula="of:=[$Sheet1.G197]" office:value-type="float" office:value="1.21945701357466" calcext:value-type="float">
            <text:p>1.21945701357466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table:formula="of:=[$Sheet1.G88]" office:value-type="float" office:value="1.22729715206878" calcext:value-type="float">
            <text:p>1.22729715206878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table:formula="of:=[$Sheet1.G27]" office:value-type="float" office:value="1.24672489082969" calcext:value-type="float">
            <text:p>1.24672489082969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table:formula="of:=[$Sheet1.G36]" office:value-type="float" office:value="1.2484442316898" calcext:value-type="float">
            <text:p>1.2484442316898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table:formula="of:=[$Sheet1.G54]" office:value-type="float" office:value="1.25502898056597" calcext:value-type="float">
            <text:p>1.25502898056597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table:formula="of:=[$Sheet1.G255]" office:value-type="float" office:value="1.27114225531294" calcext:value-type="float">
            <text:p>1.27114225531294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table:formula="of:=[$Sheet1.G234]" office:value-type="float" office:value="1.28275862068966" calcext:value-type="float">
            <text:p>1.28275862068966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table:formula="of:=[$Sheet1.G71]" office:value-type="float" office:value="1.29328165374677" calcext:value-type="float">
            <text:p>1.29328165374677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table:formula="of:=[$Sheet1.G18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table:formula="of:=[$Sheet1.G272]" office:value-type="float" office:value="1.34801061007958" calcext:value-type="float">
            <text:p>1.34801061007958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table:formula="of:=[$Sheet1.G155]" office:value-type="float" office:value="1.39331401827502" calcext:value-type="float">
            <text:p>1.39331401827502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table:formula="of:=[$Sheet1.G278]" office:value-type="float" office:value="1.46093490534706" calcext:value-type="float">
            <text:p>1.46093490534706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table:formula="of:=[$Sheet1.G109]" office:value-type="float" office:value="1.47702991452991" calcext:value-type="float">
            <text:p>1.47702991452991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table:formula="of:=[$Sheet1.G157]" office:value-type="float" office:value="1.53162445017443" calcext:value-type="float">
            <text:p>1.53162445017443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table:formula="of:=[$Sheet1.G184]" office:value-type="float" office:value="1.65110565110565" calcext:value-type="float">
            <text:p>1.65110565110565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table:formula="of:=[$Sheet1.G177]" office:value-type="float" office:value="1.68736141906874" calcext:value-type="float">
            <text:p>1.68736141906874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table:formula="of:=[$Sheet1.G16]" office:value-type="float" office:value="1.82931726907631" calcext:value-type="float">
            <text:p>1.82931726907631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table:formula="of:=[$Sheet1.G97]" office:value-type="float" office:value="1.88067384183435" calcext:value-type="float">
            <text:p>1.88067384183435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table:formula="of:=[$Sheet1.G211]" office:value-type="float" office:value="1.98534123678308" calcext:value-type="float">
            <text:p>1.98534123678308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table:formula="of:=[$Sheet1.G158]" office:value-type="float" office:value="2.08249409723895" calcext:value-type="float">
            <text:p>2.08249409723895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table:formula="of:=[$Sheet1.G260]" office:value-type="float" office:value="2.16262276140959" calcext:value-type="float">
            <text:p>2.16262276140959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table:formula="of:=[$Sheet1.G141]" office:value-type="float" office:value="2.27216061462637" calcext:value-type="float">
            <text:p>2.27216061462637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table:formula="of:=[$Sheet1.G59]" office:value-type="float" office:value="2.48748510131108" calcext:value-type="float">
            <text:p>2.48748510131108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table:formula="of:=[$Sheet1.G222]" office:value-type="float" office:value="2.83436381386267" calcext:value-type="float">
            <text:p>2.83436381386267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table:formula="of:=[$Sheet1.G179]" office:value-type="float" office:value="2.92488789237668" calcext:value-type="float">
            <text:p>2.92488789237668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table:formula="of:=[$Sheet1.G261]" office:value-type="float" office:value="3.00126446843692" calcext:value-type="float">
            <text:p>3.00126446843692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table:formula="of:=[$Sheet1.G52]" office:value-type="float" office:value="3.21002897820335" calcext:value-type="float">
            <text:p>3.21002897820335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table:formula="of:=[$Sheet1.G154]" office:value-type="float" office:value="3.29414956590371" calcext:value-type="float">
            <text:p>3.29414956590371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table:formula="of:=[$Sheet1.G159]" office:value-type="float" office:value="3.3356602365981" calcext:value-type="float">
            <text:p>3.3356602365981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table:formula="of:=[$Sheet1.G279]" office:value-type="float" office:value="3.35807778608826" calcext:value-type="float">
            <text:p>3.3580777860882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table:formula="of:=[$Sheet1.G233]" office:value-type="float" office:value="3.72815996191383" calcext:value-type="float">
            <text:p>3.72815996191383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table:formula="of:=[$Sheet1.G256]" office:value-type="float" office:value="4.26262767594795" calcext:value-type="float">
            <text:p>4.26262767594795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table:formula="of:=[$Sheet1.G207]" office:value-type="float" office:value="4.85280373831776" calcext:value-type="float">
            <text:p>4.8528037383177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table:formula="of:=[$Sheet1.G82]" office:value-type="float" office:value="4.87935673612415" calcext:value-type="float">
            <text:p>4.87935673612415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table:formula="of:=[$Sheet1.G280]" office:value-type="float" office:value="5.09337268580628" calcext:value-type="float">
            <text:p>5.09337268580628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table:formula="of:=[$Sheet1.G153]" office:value-type="float" office:value="5.9112473347548" calcext:value-type="float">
            <text:p>5.9112473347548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table:formula="of:=[$Sheet1.G29]" office:value-type="float" office:value="6.03878374185541" calcext:value-type="float">
            <text:p>6.03878374185541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table:formula="of:=[$Sheet1.G274]" office:value-type="float" office:value="6.42584097859327" calcext:value-type="float">
            <text:p>6.42584097859327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table:formula="of:=[$Sheet1.G89]" office:value-type="float" office:value="6.68893222818138" calcext:value-type="float">
            <text:p>6.68893222818138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table:formula="of:=[$Sheet1.G189]" office:value-type="float" office:value="7.53227875160325" calcext:value-type="float">
            <text:p>7.53227875160325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table:formula="of:=[$Sheet1.G101]" office:value-type="float" office:value="12.604103343465" calcext:value-type="float">
            <text:p>12.604103343465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table:formula="of:=[$Sheet1.G262]" office:value-type="float" office:value="12.981843847352" calcext:value-type="float">
            <text:p>12.981843847352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table:formula="of:=[$Sheet1.G215]" office:value-type="float" office:value="13.1904543368518" calcext:value-type="float">
            <text:p>13.1904543368518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table:formula="of:=[$Sheet1.G181]" office:value-type="float" office:value="14.8426791277259" calcext:value-type="float">
            <text:p>14.8426791277259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table:formula="of:=[$Sheet1.G4]" office:value-type="float" office:value="15.6790697674419" calcext:value-type="float">
            <text:p>15.6790697674419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table:formula="of:=[$Sheet1.G31]" office:value-type="float" office:value="26.1573448063921" calcext:value-type="float">
            <text:p>26.1573448063921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table:formula="of:=[$Sheet1.G277]" office:value-type="float" office:value="33.8455598455598" calcext:value-type="float">
            <text:p>33.8455598455598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table:formula="of:=[$Sheet1.G176]" office:value-type="float" office:value="72.9266666666667" calcext:value-type="float">
            <text:p>72.9266666666667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table:formula="of:=[$Sheet1.G231]" office:value-type="float" office:value="144.422018348624" calcext:value-type="float">
            <text:p>144.422018348624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table:formula="of:=[$Sheet1.G186]" office:value-type="float" office:value="161.117117117117" calcext:value-type="float">
            <text:p>161.117117117117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table:formula="of:=[$Sheet1.G286]" office:value-type="float" office:value="308.11" calcext:value-type="float">
            <text:p>308.11</text:p>
          </table:table-cell>
        </table:table-row>
      </table:table>
      <table:table table:name="baseline-6.22.0-data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baseline-6.22.0 (Sat Mar 28 19:18:22 CE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3786" calcext:value-type="float">
            <text:p>0.3786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6649" calcext:value-type="float">
            <text:p>0.6649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552" calcext:value-type="float">
            <text:p>0.2552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309" calcext:value-type="float">
            <text:p>0.2309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1582" calcext:value-type="float">
            <text:p>2.1582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147" calcext:value-type="float">
            <text:p>0.214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031" calcext:value-type="float">
            <text:p>0.2031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2909" calcext:value-type="float">
            <text:p>0.2909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206" calcext:value-type="float">
            <text:p>0.2206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628" calcext:value-type="float">
            <text:p>0.2628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175" calcext:value-type="float">
            <text:p>0.2175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3186" calcext:value-type="float">
            <text:p>0.3186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545" calcext:value-type="float">
            <text:p>0.2545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9707" calcext:value-type="float">
            <text:p>0.9707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1662" calcext:value-type="float">
            <text:p>2.166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8535" calcext:value-type="float">
            <text:p>0.8535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01" calcext:value-type="float">
            <text:p>0.1001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219" calcext:value-type="float">
            <text:p>0.1219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4277" calcext:value-type="float">
            <text:p>0.4277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988" calcext:value-type="float">
            <text:p>0.0988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4796" calcext:value-type="float">
            <text:p>0.4796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616" calcext:value-type="float">
            <text:p>0.2616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2948" calcext:value-type="float">
            <text:p>0.2948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631" calcext:value-type="float">
            <text:p>0.0631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2602" calcext:value-type="float">
            <text:p>1.2602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511" calcext:value-type="float">
            <text:p>0.2511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816" calcext:value-type="float">
            <text:p>0.1816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506" calcext:value-type="float">
            <text:p>0.2506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512" calcext:value-type="float">
            <text:p>0.2512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253" calcext:value-type="float">
            <text:p>0.8253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1108" calcext:value-type="float">
            <text:p>0.1108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478" calcext:value-type="float">
            <text:p>0.2478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67" calcext:value-type="float">
            <text:p>0.0567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094" calcext:value-type="float">
            <text:p>0.1094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439" calcext:value-type="float">
            <text:p>0.1439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6318" calcext:value-type="float">
            <text:p>0.6318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117" calcext:value-type="float">
            <text:p>0.1117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6373" calcext:value-type="float">
            <text:p>1.6373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707" calcext:value-type="float">
            <text:p>0.3707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2776" calcext:value-type="float">
            <text:p>2.2776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497" calcext:value-type="float">
            <text:p>0.4497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306" calcext:value-type="float">
            <text:p>0.2306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393" calcext:value-type="float">
            <text:p>0.2393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146" calcext:value-type="float">
            <text:p>0.3146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508" calcext:value-type="float">
            <text:p>0.2508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423" calcext:value-type="float">
            <text:p>0.6423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3.8119" calcext:value-type="float">
            <text:p>3.8119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6191" calcext:value-type="float">
            <text:p>1.6191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0325" calcext:value-type="float">
            <text:p>2.0325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0.8456" calcext:value-type="float">
            <text:p>0.8456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8419" calcext:value-type="float">
            <text:p>0.8419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4935" calcext:value-type="float">
            <text:p>0.4935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565" calcext:value-type="float">
            <text:p>0.256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599" calcext:value-type="float">
            <text:p>0.2599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8049" calcext:value-type="float">
            <text:p>0.8049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288" calcext:value-type="float">
            <text:p>0.3288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255" calcext:value-type="float">
            <text:p>0.1255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233" calcext:value-type="float">
            <text:p>0.1233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294" calcext:value-type="float">
            <text:p>0.1294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1886" calcext:value-type="float">
            <text:p>1.1886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704" calcext:value-type="float">
            <text:p>0.2704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617" calcext:value-type="float">
            <text:p>0.3617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427" calcext:value-type="float">
            <text:p>0.2427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239" calcext:value-type="float">
            <text:p>0.2239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158" calcext:value-type="float">
            <text:p>0.2158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207" calcext:value-type="float">
            <text:p>0.1207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457" calcext:value-type="float">
            <text:p>0.1457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274" calcext:value-type="float">
            <text:p>0.1274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1811" calcext:value-type="float">
            <text:p>1.1811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657" calcext:value-type="float">
            <text:p>0.2657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1.5501" calcext:value-type="float">
            <text:p>1.5501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252" calcext:value-type="float">
            <text:p>0.2252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662" calcext:value-type="float">
            <text:p>0.1662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333" calcext:value-type="float">
            <text:p>0.2333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2872" calcext:value-type="float">
            <text:p>0.2872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26" calcext:value-type="float">
            <text:p>0.1126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1854" calcext:value-type="float">
            <text:p>0.1854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378" calcext:value-type="float">
            <text:p>0.2378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1583" calcext:value-type="float">
            <text:p>0.1583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1198" calcext:value-type="float">
            <text:p>1.1198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3.2728" calcext:value-type="float">
            <text:p>3.2728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5901" calcext:value-type="float">
            <text:p>1.5901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2372" calcext:value-type="float">
            <text:p>0.2372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9589" calcext:value-type="float">
            <text:p>1.9589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4.297" calcext:value-type="float">
            <text:p>4.297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3.0924" calcext:value-type="float">
            <text:p>3.0924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1339" calcext:value-type="float">
            <text:p>2.1339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88" calcext:value-type="float">
            <text:p>0.1788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001" calcext:value-type="float">
            <text:p>0.4001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2718" calcext:value-type="float">
            <text:p>0.2718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957" calcext:value-type="float">
            <text:p>0.3957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718" calcext:value-type="float">
            <text:p>0.1718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1.6452" calcext:value-type="float">
            <text:p>1.6452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502" calcext:value-type="float">
            <text:p>0.2502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274" calcext:value-type="float">
            <text:p>0.1274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8961" calcext:value-type="float">
            <text:p>0.8961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6.1796" calcext:value-type="float">
            <text:p>6.1796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554" calcext:value-type="float">
            <text:p>0.3554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047" calcext:value-type="float">
            <text:p>0.4047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9149" calcext:value-type="float">
            <text:p>0.9149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1.7467" calcext:value-type="float">
            <text:p>1.7467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91" calcext:value-type="float">
            <text:p>0.2691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6926" calcext:value-type="float">
            <text:p>0.6926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994" calcext:value-type="float">
            <text:p>0.2994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5129" calcext:value-type="float">
            <text:p>6.5129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0903" calcext:value-type="float">
            <text:p>0.0903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1.5596" calcext:value-type="float">
            <text:p>1.5596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831" calcext:value-type="float">
            <text:p>0.0831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2383" calcext:value-type="float">
            <text:p>1.2383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301" calcext:value-type="float">
            <text:p>0.3301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611" calcext:value-type="float">
            <text:p>0.061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7.2547" calcext:value-type="float">
            <text:p>17.2547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0445" calcext:value-type="float">
            <text:p>1.0445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118" calcext:value-type="float">
            <text:p>0.6118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242" calcext:value-type="float">
            <text:p>0.2242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8625" calcext:value-type="float">
            <text:p>0.8625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37" calcext:value-type="float">
            <text:p>0.0537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227" calcext:value-type="float">
            <text:p>0.1227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687" calcext:value-type="float">
            <text:p>0.2687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464" calcext:value-type="float">
            <text:p>0.2464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203" calcext:value-type="float">
            <text:p>0.9203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3.0662" calcext:value-type="float">
            <text:p>3.0662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292" calcext:value-type="float">
            <text:p>0.1292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4601" calcext:value-type="float">
            <text:p>0.4601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417" calcext:value-type="float">
            <text:p>0.1417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264" calcext:value-type="float">
            <text:p>0.826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355" calcext:value-type="float">
            <text:p>0.2355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313" calcext:value-type="float">
            <text:p>0.4313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326" calcext:value-type="float">
            <text:p>0.1326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534" calcext:value-type="float">
            <text:p>0.1534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782" calcext:value-type="float">
            <text:p>0.2782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482" calcext:value-type="float">
            <text:p>0.8482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9509" calcext:value-type="float">
            <text:p>2.9509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5129" calcext:value-type="float">
            <text:p>1.5129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314" calcext:value-type="float">
            <text:p>0.1314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2934" calcext:value-type="float">
            <text:p>0.2934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2.5925" calcext:value-type="float">
            <text:p>2.5925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3.4606" calcext:value-type="float">
            <text:p>13.4606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0.7104" calcext:value-type="float">
            <text:p>0.7104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287" calcext:value-type="float">
            <text:p>0.2287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7065" calcext:value-type="float">
            <text:p>0.7065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492" calcext:value-type="float">
            <text:p>0.2492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7458" calcext:value-type="float">
            <text:p>1.7458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2527" calcext:value-type="float">
            <text:p>0.2527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498" calcext:value-type="float">
            <text:p>0.2498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3556" calcext:value-type="float">
            <text:p>0.3556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208" calcext:value-type="float">
            <text:p>0.2208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8394" calcext:value-type="float">
            <text:p>0.8394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601" calcext:value-type="float">
            <text:p>1.7601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8724" calcext:value-type="float">
            <text:p>0.8724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9689" calcext:value-type="float">
            <text:p>0.9689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2999" calcext:value-type="float">
            <text:p>0.2999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9562" calcext:value-type="float">
            <text:p>1.9562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0924" calcext:value-type="float">
            <text:p>1.0924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157" calcext:value-type="float">
            <text:p>0.2157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1.5124" calcext:value-type="float">
            <text:p>1.5124</text:p>
          </table:table-cell>
        </table:table-row>
      </table:table>
      <table:table table:name="baseline-6.22.0b-data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baseline-6.22.0b (Sat Mar 28 19:22:16 CE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4152" calcext:value-type="float">
            <text:p>0.4152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6835" calcext:value-type="float">
            <text:p>0.6835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303" calcext:value-type="float">
            <text:p>0.2303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3433" calcext:value-type="float">
            <text:p>2.3433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273" calcext:value-type="float">
            <text:p>0.2273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406" calcext:value-type="float">
            <text:p>0.240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2969" calcext:value-type="float">
            <text:p>0.2969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508" calcext:value-type="float">
            <text:p>0.2508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631" calcext:value-type="float">
            <text:p>0.0631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339" calcext:value-type="float">
            <text:p>0.3339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262" calcext:value-type="float">
            <text:p>0.2262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627" calcext:value-type="float">
            <text:p>0.2627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465" calcext:value-type="float">
            <text:p>0.2465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3367" calcext:value-type="float">
            <text:p>0.3367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9756" calcext:value-type="float">
            <text:p>0.9756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0896" calcext:value-type="float">
            <text:p>2.0896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8587" calcext:value-type="float">
            <text:p>0.8587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624" calcext:value-type="float">
            <text:p>0.0624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607" calcext:value-type="float">
            <text:p>0.1607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5405" calcext:value-type="float">
            <text:p>0.5405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663" calcext:value-type="float">
            <text:p>0.2663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3351" calcext:value-type="float">
            <text:p>0.3351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2876" calcext:value-type="float">
            <text:p>1.2876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493" calcext:value-type="float">
            <text:p>0.2493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865" calcext:value-type="float">
            <text:p>0.1865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578" calcext:value-type="float">
            <text:p>0.2578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817" calcext:value-type="float">
            <text:p>0.2817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602" calcext:value-type="float">
            <text:p>0.860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431" calcext:value-type="float">
            <text:p>0.6431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2989" calcext:value-type="float">
            <text:p>0.2989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675" calcext:value-type="float">
            <text:p>0.1675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616" calcext:value-type="float">
            <text:p>0.1616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268" calcext:value-type="float">
            <text:p>0.1268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6419" calcext:value-type="float">
            <text:p>0.6419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7076" calcext:value-type="float">
            <text:p>1.7076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3025" calcext:value-type="float">
            <text:p>2.3025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585" calcext:value-type="float">
            <text:p>0.4585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355" calcext:value-type="float">
            <text:p>0.2355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137" calcext:value-type="float">
            <text:p>0.3137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564" calcext:value-type="float">
            <text:p>0.2564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482" calcext:value-type="float">
            <text:p>0.6482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3.9858" calcext:value-type="float">
            <text:p>3.9858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442" calcext:value-type="float">
            <text:p>0.3442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341" calcext:value-type="float">
            <text:p>0.4341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5752" calcext:value-type="float">
            <text:p>0.5752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0832" calcext:value-type="float">
            <text:p>2.0832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0.9049" calcext:value-type="float">
            <text:p>0.9049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8677" calcext:value-type="float">
            <text:p>0.8677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2414" calcext:value-type="float">
            <text:p>0.2414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4768" calcext:value-type="float">
            <text:p>0.4768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635" calcext:value-type="float">
            <text:p>0.263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683" calcext:value-type="float">
            <text:p>0.2683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8538" calcext:value-type="float">
            <text:p>0.8538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584" calcext:value-type="float">
            <text:p>0.1584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532" calcext:value-type="float">
            <text:p>0.1532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367" calcext:value-type="float">
            <text:p>0.1367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2434" calcext:value-type="float">
            <text:p>1.2434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275" calcext:value-type="float">
            <text:p>0.2275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446" calcext:value-type="float">
            <text:p>0.2446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203" calcext:value-type="float">
            <text:p>0.2203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265" calcext:value-type="float">
            <text:p>0.1265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252" calcext:value-type="float">
            <text:p>0.2252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197" calcext:value-type="float">
            <text:p>0.1197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2617" calcext:value-type="float">
            <text:p>1.2617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885" calcext:value-type="float">
            <text:p>0.2885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88" calcext:value-type="float">
            <text:p>0.2388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1.5848" calcext:value-type="float">
            <text:p>1.5848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713" calcext:value-type="float">
            <text:p>0.2713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688" calcext:value-type="float">
            <text:p>0.1688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379" calcext:value-type="float">
            <text:p>0.2379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3838" calcext:value-type="float">
            <text:p>0.3838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356" calcext:value-type="float">
            <text:p>0.3356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1962" calcext:value-type="float">
            <text:p>0.1962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1659" calcext:value-type="float">
            <text:p>0.1659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0981" calcext:value-type="float">
            <text:p>1.0981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3.4051" calcext:value-type="float">
            <text:p>3.4051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5358" calcext:value-type="float">
            <text:p>1.5358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2492" calcext:value-type="float">
            <text:p>0.2492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2.0803" calcext:value-type="float">
            <text:p>2.0803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4.3466" calcext:value-type="float">
            <text:p>4.3466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1158" calcext:value-type="float">
            <text:p>2.1158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837" calcext:value-type="float">
            <text:p>0.1837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043" calcext:value-type="float">
            <text:p>0.4043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2875" calcext:value-type="float">
            <text:p>0.2875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071" calcext:value-type="float">
            <text:p>0.4071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959" calcext:value-type="float">
            <text:p>0.3959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412" calcext:value-type="float">
            <text:p>0.1412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358" calcext:value-type="float">
            <text:p>0.4358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1.6365" calcext:value-type="float">
            <text:p>1.6365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523" calcext:value-type="float">
            <text:p>0.2523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8794" calcext:value-type="float">
            <text:p>0.8794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6.2081" calcext:value-type="float">
            <text:p>6.2081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641" calcext:value-type="float">
            <text:p>0.3641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118" calcext:value-type="float">
            <text:p>0.4118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8735" calcext:value-type="float">
            <text:p>0.8735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554" calcext:value-type="float">
            <text:p>0.2554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1.7769" calcext:value-type="float">
            <text:p>1.7769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6645" calcext:value-type="float">
            <text:p>0.6645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7994" calcext:value-type="float">
            <text:p>0.7994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254" calcext:value-type="float">
            <text:p>0.4254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935" calcext:value-type="float">
            <text:p>0.2935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295" calcext:value-type="float">
            <text:p>0.129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5107" calcext:value-type="float">
            <text:p>6.5107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2611" calcext:value-type="float">
            <text:p>0.261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0943" calcext:value-type="float">
            <text:p>0.0943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1.5559" calcext:value-type="float">
            <text:p>1.5559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442" calcext:value-type="float">
            <text:p>0.0442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383" calcext:value-type="float">
            <text:p>0.1383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2402" calcext:value-type="float">
            <text:p>1.2402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383" calcext:value-type="float">
            <text:p>0.3383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7.2357" calcext:value-type="float">
            <text:p>17.2357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1511" calcext:value-type="float">
            <text:p>1.1511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385" calcext:value-type="float">
            <text:p>0.6385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8795" calcext:value-type="float">
            <text:p>0.8795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0988" calcext:value-type="float">
            <text:p>0.098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2998" calcext:value-type="float">
            <text:p>0.2998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503" calcext:value-type="float">
            <text:p>0.2503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228" calcext:value-type="float">
            <text:p>0.2228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485" calcext:value-type="float">
            <text:p>0.2485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7927" calcext:value-type="float">
            <text:p>0.7927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686" calcext:value-type="float">
            <text:p>0.968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3.1986" calcext:value-type="float">
            <text:p>3.1986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966" calcext:value-type="float">
            <text:p>0.2966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363" calcext:value-type="float">
            <text:p>0.1363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991" calcext:value-type="float">
            <text:p>0.0991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4998" calcext:value-type="float">
            <text:p>0.4998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453" calcext:value-type="float">
            <text:p>0.1453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202" calcext:value-type="float">
            <text:p>0.8202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409" calcext:value-type="float">
            <text:p>0.2409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496" calcext:value-type="float">
            <text:p>0.4496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397" calcext:value-type="float">
            <text:p>0.139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912" calcext:value-type="float">
            <text:p>0.191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718" calcext:value-type="float">
            <text:p>0.271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899" calcext:value-type="float">
            <text:p>0.8899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1441" calcext:value-type="float">
            <text:p>3.1441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5336" calcext:value-type="float">
            <text:p>1.5336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09" calcext:value-type="float">
            <text:p>0.1309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2.6484" calcext:value-type="float">
            <text:p>2.6484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3.0962" calcext:value-type="float">
            <text:p>3.0962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3.2093" calcext:value-type="float">
            <text:p>13.2093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0.7805" calcext:value-type="float">
            <text:p>0.7805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371" calcext:value-type="float">
            <text:p>0.2371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7079" calcext:value-type="float">
            <text:p>0.7079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806" calcext:value-type="float">
            <text:p>0.2806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7771" calcext:value-type="float">
            <text:p>1.7771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584" calcext:value-type="float">
            <text:p>0.2584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3732" calcext:value-type="float">
            <text:p>0.3732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325" calcext:value-type="float">
            <text:p>0.2325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9138" calcext:value-type="float">
            <text:p>0.9138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9235" calcext:value-type="float">
            <text:p>0.9235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9294" calcext:value-type="float">
            <text:p>0.9294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1201" calcext:value-type="float">
            <text:p>1.1201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226" calcext:value-type="float">
            <text:p>0.2226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1.5687" calcext:value-type="float">
            <text:p>1.5687</text:p>
          </table:table-cell>
        </table:table-row>
      </table:table>
      <table:table table:name="master-with-2377-without-ancestor-not-data" table:style-name="ta1"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master-with-2377-without-ancestor-not (Fri Apr <text:s/>3 20:03:43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2.3524" calcext:value-type="float">
            <text:p>2.3524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761" calcext:value-type="float">
            <text:p>0.2761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355" calcext:value-type="float">
            <text:p>0.235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5029" calcext:value-type="float">
            <text:p>0.5029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6947" calcext:value-type="float">
            <text:p>2.6947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822" calcext:value-type="float">
            <text:p>0.2822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412" calcext:value-type="float">
            <text:p>0.2412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3154" calcext:value-type="float">
            <text:p>0.3154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202" calcext:value-type="float">
            <text:p>0.2202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747" calcext:value-type="float">
            <text:p>0.2747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845" calcext:value-type="float">
            <text:p>0.3845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665" calcext:value-type="float">
            <text:p>0.2665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8296" calcext:value-type="float">
            <text:p>0.8296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143" calcext:value-type="float">
            <text:p>0.2143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593" calcext:value-type="float">
            <text:p>0.1593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0044" calcext:value-type="float">
            <text:p>1.0044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536" calcext:value-type="float">
            <text:p>0.0536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0993" calcext:value-type="float">
            <text:p>0.0993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511" calcext:value-type="float">
            <text:p>0.3511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624" calcext:value-type="float">
            <text:p>0.0624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8667" calcext:value-type="float">
            <text:p>0.8667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426" calcext:value-type="float">
            <text:p>0.2426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131" calcext:value-type="float">
            <text:p>0.4131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3623" calcext:value-type="float">
            <text:p>0.3623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361" calcext:value-type="float">
            <text:p>0.2361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741" calcext:value-type="float">
            <text:p>0.1741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966" calcext:value-type="float">
            <text:p>0.2966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461" calcext:value-type="float">
            <text:p>0.2461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944" calcext:value-type="float">
            <text:p>0.0944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9123" calcext:value-type="float">
            <text:p>0.9123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458" calcext:value-type="float">
            <text:p>0.6458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463" calcext:value-type="float">
            <text:p>0.2463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753" calcext:value-type="float">
            <text:p>0.0753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003" calcext:value-type="float">
            <text:p>0.2003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2708" calcext:value-type="float">
            <text:p>0.2708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7373" calcext:value-type="float">
            <text:p>0.7373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3391" calcext:value-type="float">
            <text:p>2.3391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796" calcext:value-type="float">
            <text:p>0.4796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305" calcext:value-type="float">
            <text:p>0.2305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772" calcext:value-type="float">
            <text:p>0.2772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577" calcext:value-type="float">
            <text:p>0.2577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526" calcext:value-type="float">
            <text:p>0.652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288" calcext:value-type="float">
            <text:p>0.3288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296" calcext:value-type="float">
            <text:p>0.4296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6316" calcext:value-type="float">
            <text:p>0.6316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2719" calcext:value-type="float">
            <text:p>0.2719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2954" calcext:value-type="float">
            <text:p>0.2954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1431" calcext:value-type="float">
            <text:p>1.1431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068" calcext:value-type="float">
            <text:p>1.1068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8713" calcext:value-type="float">
            <text:p>0.8713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366" calcext:value-type="float">
            <text:p>0.2366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419" calcext:value-type="float">
            <text:p>0.2419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574" calcext:value-type="float">
            <text:p>0.2574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164" calcext:value-type="float">
            <text:p>0.2164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2663" calcext:value-type="float">
            <text:p>0.2663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5423" calcext:value-type="float">
            <text:p>1.5423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059" calcext:value-type="float">
            <text:p>0.4059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763" calcext:value-type="float">
            <text:p>0.2763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467" calcext:value-type="float">
            <text:p>0.2467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172" calcext:value-type="float">
            <text:p>0.2172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397" calcext:value-type="float">
            <text:p>0.2397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869" calcext:value-type="float">
            <text:p>0.1869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787" calcext:value-type="float">
            <text:p>0.1787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1806" calcext:value-type="float">
            <text:p>0.1806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426" calcext:value-type="float">
            <text:p>0.2426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2379" calcext:value-type="float">
            <text:p>1.2379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851" calcext:value-type="float">
            <text:p>0.2851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35" calcext:value-type="float">
            <text:p>0.233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225" calcext:value-type="float">
            <text:p>0.2225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6314" calcext:value-type="float">
            <text:p>0.6314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284" calcext:value-type="float">
            <text:p>0.2284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388" calcext:value-type="float">
            <text:p>0.2388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4933" calcext:value-type="float">
            <text:p>0.4933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743" calcext:value-type="float">
            <text:p>0.0743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58" calcext:value-type="float">
            <text:p>0.1158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1.3841" calcext:value-type="float">
            <text:p>1.3841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666" calcext:value-type="float">
            <text:p>0.2666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1818" calcext:value-type="float">
            <text:p>0.1818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0.9709" calcext:value-type="float">
            <text:p>0.9709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0541" calcext:value-type="float">
            <text:p>1.0541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8914" calcext:value-type="float">
            <text:p>0.8914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2559" calcext:value-type="float">
            <text:p>1.2559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1.9178" calcext:value-type="float">
            <text:p>1.9178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8907" calcext:value-type="float">
            <text:p>0.8907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1953" calcext:value-type="float">
            <text:p>2.1953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57" calcext:value-type="float">
            <text:p>0.1757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429" calcext:value-type="float">
            <text:p>0.4429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702" calcext:value-type="float">
            <text:p>0.0702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107" calcext:value-type="float">
            <text:p>0.4107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073" calcext:value-type="float">
            <text:p>0.3073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417" calcext:value-type="float">
            <text:p>0.2417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943" calcext:value-type="float">
            <text:p>0.9943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4131" calcext:value-type="float">
            <text:p>0.4131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613" calcext:value-type="float">
            <text:p>0.3613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063" calcext:value-type="float">
            <text:p>0.4063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099" calcext:value-type="float">
            <text:p>0.2099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0723" calcext:value-type="float">
            <text:p>1.0723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2.6729" calcext:value-type="float">
            <text:p>2.6729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2.6487" calcext:value-type="float">
            <text:p>2.6487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155" calcext:value-type="float">
            <text:p>0.4155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1.0125" calcext:value-type="float">
            <text:p>1.012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5.2533" calcext:value-type="float">
            <text:p>5.2533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3958" calcext:value-type="float">
            <text:p>0.3958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367" calcext:value-type="float">
            <text:p>0.3367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082" calcext:value-type="float">
            <text:p>0.1082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1873" calcext:value-type="float">
            <text:p>1.1873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5599" calcext:value-type="float">
            <text:p>0.5599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1296" calcext:value-type="float">
            <text:p>1.1296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5942" calcext:value-type="float">
            <text:p>0.5942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293" calcext:value-type="float">
            <text:p>0.2293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096" calcext:value-type="float">
            <text:p>0.3096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758" calcext:value-type="float">
            <text:p>0.175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026" calcext:value-type="float">
            <text:p>0.3026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4674" calcext:value-type="float">
            <text:p>0.4674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264" calcext:value-type="float">
            <text:p>0.2264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225" calcext:value-type="float">
            <text:p>0.2225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605" calcext:value-type="float">
            <text:p>0.2605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279" calcext:value-type="float">
            <text:p>1.1279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8991" calcext:value-type="float">
            <text:p>0.8991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7812" calcext:value-type="float">
            <text:p>0.7812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372" calcext:value-type="float">
            <text:p>0.2372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982" calcext:value-type="float">
            <text:p>0.4982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352" calcext:value-type="float">
            <text:p>0.1352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262" calcext:value-type="float">
            <text:p>0.8262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3385" calcext:value-type="float">
            <text:p>2.3385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3364" calcext:value-type="float">
            <text:p>0.3364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0976" calcext:value-type="float">
            <text:p>0.0976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061" calcext:value-type="float">
            <text:p>0.1061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326" calcext:value-type="float">
            <text:p>0.3326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2243" calcext:value-type="float">
            <text:p>1.2243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0.9905" calcext:value-type="float">
            <text:p>0.9905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1154" calcext:value-type="float">
            <text:p>1.1154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4935" calcext:value-type="float">
            <text:p>1.4935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361" calcext:value-type="float">
            <text:p>0.2361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578" calcext:value-type="float">
            <text:p>0.3578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6491" calcext:value-type="float">
            <text:p>0.6491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557" calcext:value-type="float">
            <text:p>0.2557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3299" calcext:value-type="float">
            <text:p>2.3299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193" calcext:value-type="float">
            <text:p>0.3193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5585" calcext:value-type="float">
            <text:p>0.5585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285" calcext:value-type="float">
            <text:p>0.1285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465" calcext:value-type="float">
            <text:p>0.2465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1725" calcext:value-type="float">
            <text:p>1.1725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2573" calcext:value-type="float">
            <text:p>0.2573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2755" calcext:value-type="float">
            <text:p>0.2755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2998" calcext:value-type="float">
            <text:p>0.2998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7925" calcext:value-type="float">
            <text:p>1.7925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1066" calcext:value-type="float">
            <text:p>2.1066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217" calcext:value-type="float">
            <text:p>0.2217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53" calcext:value-type="float">
            <text:p>0.0053</text:p>
          </table:table-cell>
        </table:table-row>
      </table:table>
      <table:table table:name="master-with-2377-without-ancestor-not2-data" table:style-name="ta1"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master-with-2377-without-ancestor-not2 (Fri Apr <text:s/>3 20:06:33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2.4647" calcext:value-type="float">
            <text:p>2.4647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606" calcext:value-type="float">
            <text:p>0.2606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6117" calcext:value-type="float">
            <text:p>2.6117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784" calcext:value-type="float">
            <text:p>0.2784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3383" calcext:value-type="float">
            <text:p>0.3383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424" calcext:value-type="float">
            <text:p>0.2424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238" calcext:value-type="float">
            <text:p>0.2238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358" calcext:value-type="float">
            <text:p>0.2358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585" calcext:value-type="float">
            <text:p>0.3585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204" calcext:value-type="float">
            <text:p>0.2204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8745" calcext:value-type="float">
            <text:p>0.8745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173" calcext:value-type="float">
            <text:p>0.2173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626" calcext:value-type="float">
            <text:p>0.1626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999" calcext:value-type="float">
            <text:p>0.0999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649" calcext:value-type="float">
            <text:p>0.0649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552" calcext:value-type="float">
            <text:p>0.1552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7248" calcext:value-type="float">
            <text:p>0.7248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02" calcext:value-type="float">
            <text:p>0.0902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138" calcext:value-type="float">
            <text:p>0.1138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9002" calcext:value-type="float">
            <text:p>0.9002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437" calcext:value-type="float">
            <text:p>0.2437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3535" calcext:value-type="float">
            <text:p>0.3535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854" calcext:value-type="float">
            <text:p>0.0854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3548" calcext:value-type="float">
            <text:p>0.3548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399" calcext:value-type="float">
            <text:p>0.2399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593" calcext:value-type="float">
            <text:p>0.2593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471" calcext:value-type="float">
            <text:p>0.2471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838" calcext:value-type="float">
            <text:p>0.0838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503" calcext:value-type="float">
            <text:p>0.8503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2935" calcext:value-type="float">
            <text:p>0.2935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505" calcext:value-type="float">
            <text:p>0.2505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49" calcext:value-type="float">
            <text:p>0.0549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771" calcext:value-type="float">
            <text:p>0.0771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514" calcext:value-type="float">
            <text:p>0.1514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2484" calcext:value-type="float">
            <text:p>0.2484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7259" calcext:value-type="float">
            <text:p>0.7259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772" calcext:value-type="float">
            <text:p>0.0772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6831" calcext:value-type="float">
            <text:p>1.683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576" calcext:value-type="float">
            <text:p>0.3576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2432" calcext:value-type="float">
            <text:p>2.2432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953" calcext:value-type="float">
            <text:p>0.4953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323" calcext:value-type="float">
            <text:p>0.2323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424" calcext:value-type="float">
            <text:p>0.2424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288" calcext:value-type="float">
            <text:p>0.3288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568" calcext:value-type="float">
            <text:p>0.2568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345" calcext:value-type="float">
            <text:p>0.6345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7551" calcext:value-type="float">
            <text:p>0.7551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373" calcext:value-type="float">
            <text:p>0.4373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6198" calcext:value-type="float">
            <text:p>0.6198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7068" calcext:value-type="float">
            <text:p>1.7068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2983" calcext:value-type="float">
            <text:p>0.2983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1882" calcext:value-type="float">
            <text:p>1.1882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352" calcext:value-type="float">
            <text:p>1.1352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601" calcext:value-type="float">
            <text:p>0.2601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489" calcext:value-type="float">
            <text:p>0.2489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305" calcext:value-type="float">
            <text:p>0.2305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994" calcext:value-type="float">
            <text:p>0.1994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265" calcext:value-type="float">
            <text:p>0.1265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3071" calcext:value-type="float">
            <text:p>0.3071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4791" calcext:value-type="float">
            <text:p>1.4791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259" calcext:value-type="float">
            <text:p>0.2259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018" calcext:value-type="float">
            <text:p>0.4018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745" calcext:value-type="float">
            <text:p>0.2745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695" calcext:value-type="float">
            <text:p>0.3695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477" calcext:value-type="float">
            <text:p>0.2477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264" calcext:value-type="float">
            <text:p>0.226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571" calcext:value-type="float">
            <text:p>0.2571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845" calcext:value-type="float">
            <text:p>0.1845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695" calcext:value-type="float">
            <text:p>0.2695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613" calcext:value-type="float">
            <text:p>0.2613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2561" calcext:value-type="float">
            <text:p>1.2561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532" calcext:value-type="float">
            <text:p>0.2532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296" calcext:value-type="float">
            <text:p>0.2296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6524" calcext:value-type="float">
            <text:p>0.6524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234" calcext:value-type="float">
            <text:p>0.2234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695" calcext:value-type="float">
            <text:p>0.1695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349" calcext:value-type="float">
            <text:p>0.2349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5028" calcext:value-type="float">
            <text:p>0.5028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69" calcext:value-type="float">
            <text:p>0.1169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1.4589" calcext:value-type="float">
            <text:p>1.4589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3166" calcext:value-type="float">
            <text:p>0.3166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725" calcext:value-type="float">
            <text:p>0.2725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1846" calcext:value-type="float">
            <text:p>0.1846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0.9946" calcext:value-type="float">
            <text:p>0.9946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1451" calcext:value-type="float">
            <text:p>1.1451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3007" calcext:value-type="float">
            <text:p>1.3007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1.9188" calcext:value-type="float">
            <text:p>1.9188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8985" calcext:value-type="float">
            <text:p>0.8985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1861" calcext:value-type="float">
            <text:p>2.1861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16" calcext:value-type="float">
            <text:p>0.1716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394" calcext:value-type="float">
            <text:p>0.4394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5053" calcext:value-type="float">
            <text:p>0.5053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218" calcext:value-type="float">
            <text:p>0.4218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309" calcext:value-type="float">
            <text:p>0.4309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416" calcext:value-type="float">
            <text:p>0.2416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796" calcext:value-type="float">
            <text:p>0.9796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4035" calcext:value-type="float">
            <text:p>0.4035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626" calcext:value-type="float">
            <text:p>0.3626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556" calcext:value-type="float">
            <text:p>0.2556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138" calcext:value-type="float">
            <text:p>0.2138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86" calcext:value-type="float">
            <text:p>0.2686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0695" calcext:value-type="float">
            <text:p>1.0695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466" calcext:value-type="float">
            <text:p>0.2466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2.6787" calcext:value-type="float">
            <text:p>2.6787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2.6058" calcext:value-type="float">
            <text:p>2.6058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237" calcext:value-type="float">
            <text:p>0.4237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342" calcext:value-type="float">
            <text:p>0.2342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1.0425" calcext:value-type="float">
            <text:p>1.042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5.6383" calcext:value-type="float">
            <text:p>5.6383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187" calcext:value-type="float">
            <text:p>0.1187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444" calcext:value-type="float">
            <text:p>0.2444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6524" calcext:value-type="float">
            <text:p>0.6524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084" calcext:value-type="float">
            <text:p>0.1084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259" calcext:value-type="float">
            <text:p>1.259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5905" calcext:value-type="float">
            <text:p>0.5905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5571" calcext:value-type="float">
            <text:p>0.5571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278" calcext:value-type="float">
            <text:p>0.2278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617" calcext:value-type="float">
            <text:p>0.1617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079" calcext:value-type="float">
            <text:p>0.3079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5118" calcext:value-type="float">
            <text:p>0.5118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8451" calcext:value-type="float">
            <text:p>0.8451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523" calcext:value-type="float">
            <text:p>0.252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409" calcext:value-type="float">
            <text:p>0.3409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443" calcext:value-type="float">
            <text:p>0.1443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0624" calcext:value-type="float">
            <text:p>1.0624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362" calcext:value-type="float">
            <text:p>0.2362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608" calcext:value-type="float">
            <text:p>0.4608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371" calcext:value-type="float">
            <text:p>0.1371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02" calcext:value-type="float">
            <text:p>0.0502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563" calcext:value-type="float">
            <text:p>0.1563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562" calcext:value-type="float">
            <text:p>0.0562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504" calcext:value-type="float">
            <text:p>0.8504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5634" calcext:value-type="float">
            <text:p>2.5634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3434" calcext:value-type="float">
            <text:p>0.3434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435" calcext:value-type="float">
            <text:p>0.3435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2353" calcext:value-type="float">
            <text:p>1.2353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0418" calcext:value-type="float">
            <text:p>1.0418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0369" calcext:value-type="float">
            <text:p>1.0369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5736" calcext:value-type="float">
            <text:p>1.5736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963" calcext:value-type="float">
            <text:p>0.396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6359" calcext:value-type="float">
            <text:p>0.6359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65" calcext:value-type="float">
            <text:p>0.0565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603" calcext:value-type="float">
            <text:p>0.2603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3398" calcext:value-type="float">
            <text:p>2.3398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235" calcext:value-type="float">
            <text:p>0.3235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1823" calcext:value-type="float">
            <text:p>0.1823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5728" calcext:value-type="float">
            <text:p>0.5728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308" calcext:value-type="float">
            <text:p>0.1308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364" calcext:value-type="float">
            <text:p>0.2364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179" calcext:value-type="float">
            <text:p>1.179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1808" calcext:value-type="float">
            <text:p>0.1808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2782" calcext:value-type="float">
            <text:p>0.2782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2988" calcext:value-type="float">
            <text:p>0.2988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7186" calcext:value-type="float">
            <text:p>1.7186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1328" calcext:value-type="float">
            <text:p>2.1328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54" calcext:value-type="float">
            <text:p>0.0054</text:p>
          </table:table-cell>
        </table:table-row>
      </table:table>
      <table:table table:name="master-with-2377-without-ancestor-not-optimized-data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master-with-2377-without-ancestor-not-optimized (Fri Apr <text:s/>3 20:51:26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1552" calcext:value-type="float">
            <text:p>1.1552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405" calcext:value-type="float">
            <text:p>0.2405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051" calcext:value-type="float">
            <text:p>0.4051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3172" calcext:value-type="float">
            <text:p>0.3172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5232" calcext:value-type="float">
            <text:p>0.523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7614" calcext:value-type="float">
            <text:p>2.7614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134" calcext:value-type="float">
            <text:p>0.3134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3014" calcext:value-type="float">
            <text:p>0.3014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2793" calcext:value-type="float">
            <text:p>0.2793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545" calcext:value-type="float">
            <text:p>0.2545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803" calcext:value-type="float">
            <text:p>0.2803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784" calcext:value-type="float">
            <text:p>0.2784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9397" calcext:value-type="float">
            <text:p>0.9397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241" calcext:value-type="float">
            <text:p>0.2241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805" calcext:value-type="float">
            <text:p>0.1805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832" calcext:value-type="float">
            <text:p>0.083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9934" calcext:value-type="float">
            <text:p>0.9934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53" calcext:value-type="float">
            <text:p>0.1053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892" calcext:value-type="float">
            <text:p>0.3892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585" calcext:value-type="float">
            <text:p>0.1585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7073" calcext:value-type="float">
            <text:p>0.7073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07" calcext:value-type="float">
            <text:p>0.0907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8528" calcext:value-type="float">
            <text:p>0.8528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3565" calcext:value-type="float">
            <text:p>0.3565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3829" calcext:value-type="float">
            <text:p>0.3829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633" calcext:value-type="float">
            <text:p>0.2633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848" calcext:value-type="float">
            <text:p>0.2848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861" calcext:value-type="float">
            <text:p>0.0861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608" calcext:value-type="float">
            <text:p>0.8608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522" calcext:value-type="float">
            <text:p>0.6522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527" calcext:value-type="float">
            <text:p>0.2527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62" calcext:value-type="float">
            <text:p>0.0562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419" calcext:value-type="float">
            <text:p>0.2419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2113" calcext:value-type="float">
            <text:p>0.2113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2503" calcext:value-type="float">
            <text:p>0.2503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8053" calcext:value-type="float">
            <text:p>0.8053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773" calcext:value-type="float">
            <text:p>0.0773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7109" calcext:value-type="float">
            <text:p>1.7109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4864" calcext:value-type="float">
            <text:p>2.4864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5283" calcext:value-type="float">
            <text:p>0.5283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831" calcext:value-type="float">
            <text:p>0.2831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816" calcext:value-type="float">
            <text:p>0.2816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803" calcext:value-type="float">
            <text:p>0.6803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7846" calcext:value-type="float">
            <text:p>0.7846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493" calcext:value-type="float">
            <text:p>0.4493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6405" calcext:value-type="float">
            <text:p>0.6405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7422" calcext:value-type="float">
            <text:p>1.7422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2789" calcext:value-type="float">
            <text:p>0.2789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2264" calcext:value-type="float">
            <text:p>1.2264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064" calcext:value-type="float">
            <text:p>1.1064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716" calcext:value-type="float">
            <text:p>0.3716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166" calcext:value-type="float">
            <text:p>0.2166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267" calcext:value-type="float">
            <text:p>0.2267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666" calcext:value-type="float">
            <text:p>0.0666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709" calcext:value-type="float">
            <text:p>0.2709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551" calcext:value-type="float">
            <text:p>0.0551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2978" calcext:value-type="float">
            <text:p>0.2978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5692" calcext:value-type="float">
            <text:p>1.569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381" calcext:value-type="float">
            <text:p>0.2381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152" calcext:value-type="float">
            <text:p>0.4152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541" calcext:value-type="float">
            <text:p>0.2541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267" calcext:value-type="float">
            <text:p>0.2267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977" calcext:value-type="float">
            <text:p>0.1977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869" calcext:value-type="float">
            <text:p>0.1869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488" calcext:value-type="float">
            <text:p>0.2488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465" calcext:value-type="float">
            <text:p>0.2465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2721" calcext:value-type="float">
            <text:p>1.2721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95" calcext:value-type="float">
            <text:p>0.239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315" calcext:value-type="float">
            <text:p>0.2315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7091" calcext:value-type="float">
            <text:p>0.7091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708" calcext:value-type="float">
            <text:p>0.1708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468" calcext:value-type="float">
            <text:p>0.2468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5616" calcext:value-type="float">
            <text:p>0.5616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042" calcext:value-type="float">
            <text:p>0.3042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87" calcext:value-type="float">
            <text:p>0.1187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4719" calcext:value-type="float">
            <text:p>0.4719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3511" calcext:value-type="float">
            <text:p>0.3511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0.9939" calcext:value-type="float">
            <text:p>0.9939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1511" calcext:value-type="float">
            <text:p>1.1511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0847" calcext:value-type="float">
            <text:p>1.0847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3187" calcext:value-type="float">
            <text:p>1.3187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0464" calcext:value-type="float">
            <text:p>2.0464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9168" calcext:value-type="float">
            <text:p>0.9168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15" calcext:value-type="float">
            <text:p>0.1715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411" calcext:value-type="float">
            <text:p>0.4411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4618" calcext:value-type="float">
            <text:p>0.4618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276" calcext:value-type="float">
            <text:p>0.4276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441" calcext:value-type="float">
            <text:p>0.1441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428" calcext:value-type="float">
            <text:p>0.4428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533" calcext:value-type="float">
            <text:p>0.2533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558" calcext:value-type="float">
            <text:p>0.9558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883" calcext:value-type="float">
            <text:p>0.3883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302" calcext:value-type="float">
            <text:p>0.4302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689" calcext:value-type="float">
            <text:p>0.2689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516" calcext:value-type="float">
            <text:p>0.2516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31" calcext:value-type="float">
            <text:p>0.2631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1217" calcext:value-type="float">
            <text:p>1.1217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2.6613" calcext:value-type="float">
            <text:p>2.6613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2.5935" calcext:value-type="float">
            <text:p>2.5935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3977" calcext:value-type="float">
            <text:p>0.3977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451" calcext:value-type="float">
            <text:p>0.2451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7342" calcext:value-type="float">
            <text:p>0.7342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5.5773" calcext:value-type="float">
            <text:p>5.5773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4249" calcext:value-type="float">
            <text:p>0.4249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618" calcext:value-type="float">
            <text:p>0.0618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212" calcext:value-type="float">
            <text:p>0.2212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6079" calcext:value-type="float">
            <text:p>0.6079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788" calcext:value-type="float">
            <text:p>0.3788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3026" calcext:value-type="float">
            <text:p>1.3026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624" calcext:value-type="float">
            <text:p>0.0624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1405" calcext:value-type="float">
            <text:p>1.1405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5974" calcext:value-type="float">
            <text:p>0.5974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372" calcext:value-type="float">
            <text:p>0.2372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092" calcext:value-type="float">
            <text:p>0.3092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1178" calcext:value-type="float">
            <text:p>0.1178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588" calcext:value-type="float">
            <text:p>0.158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5227" calcext:value-type="float">
            <text:p>0.5227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343" calcext:value-type="float">
            <text:p>0.2343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324" calcext:value-type="float">
            <text:p>0.2324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527" calcext:value-type="float">
            <text:p>0.2527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2458" calcext:value-type="float">
            <text:p>1.2458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8464" calcext:value-type="float">
            <text:p>0.8464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631" calcext:value-type="float">
            <text:p>0.2631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458" calcext:value-type="float">
            <text:p>0.1458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47" calcext:value-type="float">
            <text:p>0.0847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9955" calcext:value-type="float">
            <text:p>0.9955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611" calcext:value-type="float">
            <text:p>0.1611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402" calcext:value-type="float">
            <text:p>0.8402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411" calcext:value-type="float">
            <text:p>0.2411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5208" calcext:value-type="float">
            <text:p>0.5208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835" calcext:value-type="float">
            <text:p>0.1835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818" calcext:value-type="float">
            <text:p>0.281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3817" calcext:value-type="float">
            <text:p>2.3817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3579" calcext:value-type="float">
            <text:p>0.3579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027" calcext:value-type="float">
            <text:p>0.1027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114" calcext:value-type="float">
            <text:p>0.1114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409" calcext:value-type="float">
            <text:p>0.3409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1816" calcext:value-type="float">
            <text:p>1.1816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0092" calcext:value-type="float">
            <text:p>1.0092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0035" calcext:value-type="float">
            <text:p>1.0035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5609" calcext:value-type="float">
            <text:p>1.5609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6796" calcext:value-type="float">
            <text:p>0.6796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63" calcext:value-type="float">
            <text:p>0.0563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645" calcext:value-type="float">
            <text:p>0.2645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4861" calcext:value-type="float">
            <text:p>2.4861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321" calcext:value-type="float">
            <text:p>0.3321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316" calcext:value-type="float">
            <text:p>0.1316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392" calcext:value-type="float">
            <text:p>0.2392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814" calcext:value-type="float">
            <text:p>0.2814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2203" calcext:value-type="float">
            <text:p>1.2203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2696" calcext:value-type="float">
            <text:p>0.2696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2867" calcext:value-type="float">
            <text:p>0.2867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7969" calcext:value-type="float">
            <text:p>1.7969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1677" calcext:value-type="float">
            <text:p>2.1677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321" calcext:value-type="float">
            <text:p>0.2321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52" calcext:value-type="float">
            <text:p>0.0052</text:p>
          </table:table-cell>
        </table:table-row>
      </table:table>
      <table:table table:name="master-with-2377-without-ancestor-not-optimized2-data" table:style-name="ta1"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master-with-2377-without-ancestor-not-optimized2 (Fri Apr <text:s/>3 20:54:22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1056" calcext:value-type="float">
            <text:p>1.1056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412" calcext:value-type="float">
            <text:p>0.2412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174" calcext:value-type="float">
            <text:p>0.4174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436" calcext:value-type="float">
            <text:p>0.2436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5828" calcext:value-type="float">
            <text:p>2.5828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158" calcext:value-type="float">
            <text:p>0.3158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827" calcext:value-type="float">
            <text:p>0.2827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2806" calcext:value-type="float">
            <text:p>0.2806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329" calcext:value-type="float">
            <text:p>0.2329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447" calcext:value-type="float">
            <text:p>0.2447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745" calcext:value-type="float">
            <text:p>0.2745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781" calcext:value-type="float">
            <text:p>0.2781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283" calcext:value-type="float">
            <text:p>0.2283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8408" calcext:value-type="float">
            <text:p>0.8408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239" calcext:value-type="float">
            <text:p>0.2239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418" calcext:value-type="float">
            <text:p>0.1418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0446" calcext:value-type="float">
            <text:p>1.0446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36" calcext:value-type="float">
            <text:p>0.1036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4116" calcext:value-type="float">
            <text:p>0.4116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298" calcext:value-type="float">
            <text:p>0.2298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6648" calcext:value-type="float">
            <text:p>0.6648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531" calcext:value-type="float">
            <text:p>0.0531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4108" calcext:value-type="float">
            <text:p>0.4108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463" calcext:value-type="float">
            <text:p>0.1463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113" calcext:value-type="float">
            <text:p>0.3113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543" calcext:value-type="float">
            <text:p>0.2543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3233" calcext:value-type="float">
            <text:p>0.3233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557" calcext:value-type="float">
            <text:p>0.2557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372" calcext:value-type="float">
            <text:p>0.1372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537" calcext:value-type="float">
            <text:p>0.0537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2459" calcext:value-type="float">
            <text:p>0.245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7219" calcext:value-type="float">
            <text:p>0.7219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7289" calcext:value-type="float">
            <text:p>1.7289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3741" calcext:value-type="float">
            <text:p>2.3741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735" calcext:value-type="float">
            <text:p>0.4735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402" calcext:value-type="float">
            <text:p>0.2402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8135" calcext:value-type="float">
            <text:p>0.8135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468" calcext:value-type="float">
            <text:p>0.4468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7712" calcext:value-type="float">
            <text:p>1.7712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2794" calcext:value-type="float">
            <text:p>0.2794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3104" calcext:value-type="float">
            <text:p>0.3104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195" calcext:value-type="float">
            <text:p>1.1195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617" calcext:value-type="float">
            <text:p>0.3617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9196" calcext:value-type="float">
            <text:p>0.9196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108" calcext:value-type="float">
            <text:p>0.2108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273" calcext:value-type="float">
            <text:p>0.2273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456" calcext:value-type="float">
            <text:p>0.2456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418" calcext:value-type="float">
            <text:p>0.2418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0944" calcext:value-type="float">
            <text:p>0.0944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5221" calcext:value-type="float">
            <text:p>1.5221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391" calcext:value-type="float">
            <text:p>0.2391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187" calcext:value-type="float">
            <text:p>0.4187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804" calcext:value-type="float">
            <text:p>0.3804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555" calcext:value-type="float">
            <text:p>0.2555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327" calcext:value-type="float">
            <text:p>0.2327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037" calcext:value-type="float">
            <text:p>0.2037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182" calcext:value-type="float">
            <text:p>0.2182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848" calcext:value-type="float">
            <text:p>0.1848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1842" calcext:value-type="float">
            <text:p>0.1842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641" calcext:value-type="float">
            <text:p>0.2641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72" calcext:value-type="float">
            <text:p>0.2372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298" calcext:value-type="float">
            <text:p>0.2298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6706" calcext:value-type="float">
            <text:p>0.6706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728" calcext:value-type="float">
            <text:p>0.1728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5401" calcext:value-type="float">
            <text:p>0.5401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758" calcext:value-type="float">
            <text:p>0.0758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4139" calcext:value-type="float">
            <text:p>0.4139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925" calcext:value-type="float">
            <text:p>0.2925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759" calcext:value-type="float">
            <text:p>0.2759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1862" calcext:value-type="float">
            <text:p>0.1862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0333" calcext:value-type="float">
            <text:p>1.0333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0924" calcext:value-type="float">
            <text:p>1.0924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0643" calcext:value-type="float">
            <text:p>1.0643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3185" calcext:value-type="float">
            <text:p>1.3185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1042" calcext:value-type="float">
            <text:p>2.1042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9598" calcext:value-type="float">
            <text:p>0.9598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2264" calcext:value-type="float">
            <text:p>2.2264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764" calcext:value-type="float">
            <text:p>0.0764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162" calcext:value-type="float">
            <text:p>0.4162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4749" calcext:value-type="float">
            <text:p>0.4749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589" calcext:value-type="float">
            <text:p>0.3589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389" calcext:value-type="float">
            <text:p>0.1389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404" calcext:value-type="float">
            <text:p>0.4404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567" calcext:value-type="float">
            <text:p>0.9567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4146" calcext:value-type="float">
            <text:p>0.4146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324" calcext:value-type="float">
            <text:p>0.4324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664" calcext:value-type="float">
            <text:p>0.2664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162" calcext:value-type="float">
            <text:p>0.2162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493" calcext:value-type="float">
            <text:p>0.2493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0377" calcext:value-type="float">
            <text:p>1.0377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571" calcext:value-type="float">
            <text:p>0.2571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2.7996" calcext:value-type="float">
            <text:p>2.7996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2.6815" calcext:value-type="float">
            <text:p>2.6815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029" calcext:value-type="float">
            <text:p>0.4029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411" calcext:value-type="float">
            <text:p>0.2411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7696" calcext:value-type="float">
            <text:p>0.7696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5.5485" calcext:value-type="float">
            <text:p>5.5485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4036" calcext:value-type="float">
            <text:p>0.4036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926" calcext:value-type="float">
            <text:p>0.3926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623" calcext:value-type="float">
            <text:p>0.0623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938" calcext:value-type="float">
            <text:p>0.0938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452" calcext:value-type="float">
            <text:p>0.2452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6405" calcext:value-type="float">
            <text:p>0.6405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081" calcext:value-type="float">
            <text:p>0.108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3122" calcext:value-type="float">
            <text:p>1.3122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6466" calcext:value-type="float">
            <text:p>0.6466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1806" calcext:value-type="float">
            <text:p>1.1806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5953" calcext:value-type="float">
            <text:p>0.5953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234" calcext:value-type="float">
            <text:p>0.1234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137" calcext:value-type="float">
            <text:p>0.3137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4771" calcext:value-type="float">
            <text:p>0.4771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459" calcext:value-type="float">
            <text:p>0.2459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769" calcext:value-type="float">
            <text:p>1.1769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325" calcext:value-type="float">
            <text:p>0.3325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31" calcext:value-type="float">
            <text:p>0.0831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0029" calcext:value-type="float">
            <text:p>1.0029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705" calcext:value-type="float">
            <text:p>0.1705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435" calcext:value-type="float">
            <text:p>0.8435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406" calcext:value-type="float">
            <text:p>0.2406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584" calcext:value-type="float">
            <text:p>0.4584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414" calcext:value-type="float">
            <text:p>0.1414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634" calcext:value-type="float">
            <text:p>0.1634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592" calcext:value-type="float">
            <text:p>0.0592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4132" calcext:value-type="float">
            <text:p>2.4132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908" calcext:value-type="float">
            <text:p>0.1908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356" calcext:value-type="float">
            <text:p>0.3356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2418" calcext:value-type="float">
            <text:p>1.2418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0509" calcext:value-type="float">
            <text:p>1.0509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5242" calcext:value-type="float">
            <text:p>1.5242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645" calcext:value-type="float">
            <text:p>0.2645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4654" calcext:value-type="float">
            <text:p>2.4654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295" calcext:value-type="float">
            <text:p>0.3295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6174" calcext:value-type="float">
            <text:p>0.6174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552" calcext:value-type="float">
            <text:p>0.2552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1885" calcext:value-type="float">
            <text:p>1.1885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2652" calcext:value-type="float">
            <text:p>0.2652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1837" calcext:value-type="float">
            <text:p>0.1837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3019" calcext:value-type="float">
            <text:p>0.3019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3089" calcext:value-type="float">
            <text:p>0.3089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7783" calcext:value-type="float">
            <text:p>1.7783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1898" calcext:value-type="float">
            <text:p>2.1898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283" calcext:value-type="float">
            <text:p>0.2283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48" calcext:value-type="float">
            <text:p>0.0048</text:p>
          </table:table-cell>
        </table:table-row>
      </table:table>
      <table:named-expressions/>
      <table:database-ranges>
        <table:database-range table:name="__Anonymous_Sheet_DB__1" table:target-range-address="Sheet6.A2:Sheet6.D286">
          <table:sort>
            <table:sort-by table:field-number="3" table:data-type="automatic"/>
          </table:sort>
        </table:database-range>
        <table:database-range table:name="__Anonymous_Sheet_DB__2" table:target-range-address="Sheet9.A3:Sheet9.B28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20:06:52.446546727</meta:creation-date>
    <dc:date>2020-04-03T21:07:20.103151839</dc:date>
    <meta:editing-duration>PT9M11S</meta:editing-duration>
    <meta:editing-cycles>2</meta:editing-cycles>
    <meta:generator>LibreOffice/6.4.1.2$Linux_X86_64 LibreOffice_project/40$Build-2</meta:generator>
    <meta:document-statistic meta:table-count="9" meta:cell-count="6851" meta:object-count="0"/>
  </office:meta>
</office:document-meta>
</file>